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95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gression" table:style-name="ta1">
        <table:shapes>
          <draw:frame draw:z-index="0" draw:style-name="gr1" draw:text-style-name="P1" svg:width="159.99mm" svg:height="89.99mm" svg:x="140.96mm" svg:y="99.01mm">
            <loext:p draw:notify-on-update-of-ranges="progression.B1:progression.B1 progression.B2:progression.B478 progression.C1:progression.C1 progression.C2:progression.C4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99.98mm" svg:y="0.01mm">
            <loext:p draw:notify-on-update-of-ranges="progression.B2:progression.B478 progression.G1:progression.G1 progression.G2:progression.G4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99.98mm" svg:y="94.84mm">
            <loext:p draw:notify-on-update-of-ranges="progression.B2:progression.B478 progression.D1:progression.D1 progression.D2:progression.D47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42.61mm" svg:y="1mm">
            <loext:p draw:notify-on-update-of-ranges="progression.G1:progression.G1 progression.G2:progression.G478 progression.C1:progression.C1 progression.C2:progression.C478 progression.G1:progression.G1 progression.G2:progression.G478 progression.D1:progression.D1 progression.D2:progression.D47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41</text:p>
          </table:table-cell>
          <table:table-cell office:value-type="float" office:value="0.484327" calcext:value-type="float">
            <text:p>0.484327</text:p>
          </table:table-cell>
          <table:table-cell office:value-type="float" office:value="1.851446" calcext:value-type="float">
            <text:p>1.851446</text:p>
          </table:table-cell>
          <table:table-cell office:value-type="float" office:value="0" calcext:value-type="float">
            <text:p>0</text:p>
          </table:table-cell>
          <table:table-cell office:value-type="float" office:value="1340874" calcext:value-type="float">
            <text:p>13408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42</text:p>
          </table:table-cell>
          <table:table-cell office:value-type="float" office:value="0.500978" calcext:value-type="float">
            <text:p>0.500978</text:p>
          </table:table-cell>
          <table:table-cell office:value-type="float" office:value="0.707093" calcext:value-type="float">
            <text:p>0.707093</text:p>
          </table:table-cell>
          <table:table-cell office:value-type="float" office:value="0" calcext:value-type="float">
            <text:p>0</text:p>
          </table:table-cell>
          <table:table-cell office:value-type="float" office:value="455043" calcext:value-type="float">
            <text:p>4550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43</text:p>
          </table:table-cell>
          <table:table-cell office:value-type="float" office:value="0.559126" calcext:value-type="float">
            <text:p>0.559126</text:p>
          </table:table-cell>
          <table:table-cell office:value-type="float" office:value="3.446562" calcext:value-type="float">
            <text:p>3.446562</text:p>
          </table:table-cell>
          <table:table-cell office:value-type="float" office:value="0" calcext:value-type="float">
            <text:p>0</text:p>
          </table:table-cell>
          <table:table-cell office:value-type="float" office:value="3602710" calcext:value-type="float">
            <text:p>36027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44</text:p>
          </table:table-cell>
          <table:table-cell office:value-type="float" office:value="0.454327" calcext:value-type="float">
            <text:p>0.454327</text:p>
          </table:table-cell>
          <table:table-cell office:value-type="float" office:value="0.118376" calcext:value-type="float">
            <text:p>0.118376</text:p>
          </table:table-cell>
          <table:table-cell office:value-type="float" office:value="0" calcext:value-type="float">
            <text:p>0</text:p>
          </table:table-cell>
          <table:table-cell office:value-type="float" office:value="252366" calcext:value-type="float">
            <text:p>2523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45</text:p>
          </table:table-cell>
          <table:table-cell office:value-type="float" office:value="0.550211" calcext:value-type="float">
            <text:p>0.550211</text:p>
          </table:table-cell>
          <table:table-cell office:value-type="float" office:value="0.2786" calcext:value-type="float">
            <text:p>0.2786</text:p>
          </table:table-cell>
          <table:table-cell office:value-type="float" office:value="0" calcext:value-type="float">
            <text:p>0</text:p>
          </table:table-cell>
          <table:table-cell office:value-type="float" office:value="321510" calcext:value-type="float">
            <text:p>3215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46</text:p>
          </table:table-cell>
          <table:table-cell office:value-type="float" office:value="0.471705" calcext:value-type="float">
            <text:p>0.471705</text:p>
          </table:table-cell>
          <table:table-cell office:value-type="float" office:value="0.28515" calcext:value-type="float">
            <text:p>0.28515</text:p>
          </table:table-cell>
          <table:table-cell office:value-type="float" office:value="0" calcext:value-type="float">
            <text:p>0</text:p>
          </table:table-cell>
          <table:table-cell office:value-type="float" office:value="360335" calcext:value-type="float">
            <text:p>3603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47</text:p>
          </table:table-cell>
          <table:table-cell office:value-type="float" office:value="0.463439" calcext:value-type="float">
            <text:p>0.463439</text:p>
          </table:table-cell>
          <table:table-cell office:value-type="float" office:value="0.275973" calcext:value-type="float">
            <text:p>0.275973</text:p>
          </table:table-cell>
          <table:table-cell office:value-type="float" office:value="0" calcext:value-type="float">
            <text:p>0</text:p>
          </table:table-cell>
          <table:table-cell office:value-type="float" office:value="235259" calcext:value-type="float">
            <text:p>2352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48</text:p>
          </table:table-cell>
          <table:table-cell office:value-type="float" office:value="0.56869" calcext:value-type="float">
            <text:p>0.56869</text:p>
          </table:table-cell>
          <table:table-cell office:value-type="float" office:value="0.279523" calcext:value-type="float">
            <text:p>0.279523</text:p>
          </table:table-cell>
          <table:table-cell office:value-type="float" office:value="0" calcext:value-type="float">
            <text:p>0</text:p>
          </table:table-cell>
          <table:table-cell office:value-type="float" office:value="249459" calcext:value-type="float">
            <text:p>2494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49</text:p>
          </table:table-cell>
          <table:table-cell office:value-type="float" office:value="0.607658" calcext:value-type="float">
            <text:p>0.607658</text:p>
          </table:table-cell>
          <table:table-cell office:value-type="float" office:value="0.323633" calcext:value-type="float">
            <text:p>0.323633</text:p>
          </table:table-cell>
          <table:table-cell office:value-type="float" office:value="0" calcext:value-type="float">
            <text:p>0</text:p>
          </table:table-cell>
          <table:table-cell office:value-type="float" office:value="379522" calcext:value-type="float">
            <text:p>3795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50</text:p>
          </table:table-cell>
          <table:table-cell office:value-type="float" office:value="0.454689" calcext:value-type="float">
            <text:p>0.454689</text:p>
          </table:table-cell>
          <table:table-cell office:value-type="float" office:value="0.41062" calcext:value-type="float">
            <text:p>0.41062</text:p>
          </table:table-cell>
          <table:table-cell office:value-type="float" office:value="0" calcext:value-type="float">
            <text:p>0</text:p>
          </table:table-cell>
          <table:table-cell office:value-type="float" office:value="402984" calcext:value-type="float">
            <text:p>4029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51</text:p>
          </table:table-cell>
          <table:table-cell office:value-type="float" office:value="0.797791" calcext:value-type="float">
            <text:p>0.797791</text:p>
          </table:table-cell>
          <table:table-cell office:value-type="float" office:value="0.294552" calcext:value-type="float">
            <text:p>0.294552</text:p>
          </table:table-cell>
          <table:table-cell office:value-type="float" office:value="0" calcext:value-type="float">
            <text:p>0</text:p>
          </table:table-cell>
          <table:table-cell office:value-type="float" office:value="374334" calcext:value-type="float">
            <text:p>374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52</text:p>
          </table:table-cell>
          <table:table-cell office:value-type="float" office:value="0.911296" calcext:value-type="float">
            <text:p>0.911296</text:p>
          </table:table-cell>
          <table:table-cell office:value-type="float" office:value="0.341506" calcext:value-type="float">
            <text:p>0.341506</text:p>
          </table:table-cell>
          <table:table-cell office:value-type="float" office:value="0" calcext:value-type="float">
            <text:p>0</text:p>
          </table:table-cell>
          <table:table-cell office:value-type="float" office:value="693523" calcext:value-type="float">
            <text:p>6935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53</text:p>
          </table:table-cell>
          <table:table-cell office:value-type="float" office:value="0.917127" calcext:value-type="float">
            <text:p>0.917127</text:p>
          </table:table-cell>
          <table:table-cell office:value-type="float" office:value="0.430069" calcext:value-type="float">
            <text:p>0.430069</text:p>
          </table:table-cell>
          <table:table-cell office:value-type="float" office:value="0" calcext:value-type="float">
            <text:p>0</text:p>
          </table:table-cell>
          <table:table-cell office:value-type="float" office:value="587749" calcext:value-type="float">
            <text:p>5877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54</text:p>
          </table:table-cell>
          <table:table-cell office:value-type="float" office:value="0.920033" calcext:value-type="float">
            <text:p>0.920033</text:p>
          </table:table-cell>
          <table:table-cell office:value-type="float" office:value="0.270398" calcext:value-type="float">
            <text:p>0.270398</text:p>
          </table:table-cell>
          <table:table-cell office:value-type="float" office:value="0" calcext:value-type="float">
            <text:p>0</text:p>
          </table:table-cell>
          <table:table-cell office:value-type="float" office:value="562153" calcext:value-type="float">
            <text:p>5621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55</text:p>
          </table:table-cell>
          <table:table-cell office:value-type="float" office:value="0.932398" calcext:value-type="float">
            <text:p>0.932398</text:p>
          </table:table-cell>
          <table:table-cell office:value-type="float" office:value="0.306984" calcext:value-type="float">
            <text:p>0.306984</text:p>
          </table:table-cell>
          <table:table-cell office:value-type="float" office:value="0" calcext:value-type="float">
            <text:p>0</text:p>
          </table:table-cell>
          <table:table-cell office:value-type="float" office:value="573701" calcext:value-type="float">
            <text:p>5737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56</text:p>
          </table:table-cell>
          <table:table-cell office:value-type="float" office:value="0.936053" calcext:value-type="float">
            <text:p>0.936053</text:p>
          </table:table-cell>
          <table:table-cell office:value-type="float" office:value="0.473437" calcext:value-type="float">
            <text:p>0.473437</text:p>
          </table:table-cell>
          <table:table-cell office:value-type="float" office:value="0" calcext:value-type="float">
            <text:p>0</text:p>
          </table:table-cell>
          <table:table-cell office:value-type="float" office:value="704411" calcext:value-type="float">
            <text:p>7044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57</text:p>
          </table:table-cell>
          <table:table-cell office:value-type="float" office:value="0.91929" calcext:value-type="float">
            <text:p>0.91929</text:p>
          </table:table-cell>
          <table:table-cell office:value-type="float" office:value="0.279056" calcext:value-type="float">
            <text:p>0.279056</text:p>
          </table:table-cell>
          <table:table-cell office:value-type="float" office:value="0" calcext:value-type="float">
            <text:p>0</text:p>
          </table:table-cell>
          <table:table-cell office:value-type="float" office:value="582821" calcext:value-type="float">
            <text:p>5828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58</text:p>
          </table:table-cell>
          <table:table-cell office:value-type="float" office:value="1.012851" calcext:value-type="float">
            <text:p>1.012851</text:p>
          </table:table-cell>
          <table:table-cell office:value-type="float" office:value="0.279047" calcext:value-type="float">
            <text:p>0.279047</text:p>
          </table:table-cell>
          <table:table-cell office:value-type="float" office:value="0" calcext:value-type="float">
            <text:p>0</text:p>
          </table:table-cell>
          <table:table-cell office:value-type="float" office:value="619308" calcext:value-type="float">
            <text:p>6193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5:59</text:p>
          </table:table-cell>
          <table:table-cell office:value-type="float" office:value="0.931077" calcext:value-type="float">
            <text:p>0.931077</text:p>
          </table:table-cell>
          <table:table-cell office:value-type="float" office:value="0.346772" calcext:value-type="float">
            <text:p>0.346772</text:p>
          </table:table-cell>
          <table:table-cell office:value-type="float" office:value="0" calcext:value-type="float">
            <text:p>0</text:p>
          </table:table-cell>
          <table:table-cell office:value-type="float" office:value="639873" calcext:value-type="float">
            <text:p>6398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00</text:p>
          </table:table-cell>
          <table:table-cell office:value-type="float" office:value="0.916734" calcext:value-type="float">
            <text:p>0.916734</text:p>
          </table:table-cell>
          <table:table-cell office:value-type="float" office:value="0.271059" calcext:value-type="float">
            <text:p>0.271059</text:p>
          </table:table-cell>
          <table:table-cell office:value-type="float" office:value="0" calcext:value-type="float">
            <text:p>0</text:p>
          </table:table-cell>
          <table:table-cell office:value-type="float" office:value="582903" calcext:value-type="float">
            <text:p>5829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01</text:p>
          </table:table-cell>
          <table:table-cell office:value-type="float" office:value="1.295106" calcext:value-type="float">
            <text:p>1.295106</text:p>
          </table:table-cell>
          <table:table-cell office:value-type="float" office:value="0.625552" calcext:value-type="float">
            <text:p>0.625552</text:p>
          </table:table-cell>
          <table:table-cell office:value-type="float" office:value="0" calcext:value-type="float">
            <text:p>0</text:p>
          </table:table-cell>
          <table:table-cell office:value-type="float" office:value="927795" calcext:value-type="float">
            <text:p>9277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02</text:p>
          </table:table-cell>
          <table:table-cell office:value-type="float" office:value="1.467255" calcext:value-type="float">
            <text:p>1.467255</text:p>
          </table:table-cell>
          <table:table-cell office:value-type="float" office:value="0.564886" calcext:value-type="float">
            <text:p>0.564886</text:p>
          </table:table-cell>
          <table:table-cell office:value-type="float" office:value="0" calcext:value-type="float">
            <text:p>0</text:p>
          </table:table-cell>
          <table:table-cell office:value-type="float" office:value="1027356" calcext:value-type="float">
            <text:p>10273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03</text:p>
          </table:table-cell>
          <table:table-cell office:value-type="float" office:value="1.439422" calcext:value-type="float">
            <text:p>1.439422</text:p>
          </table:table-cell>
          <table:table-cell office:value-type="float" office:value="0.251599" calcext:value-type="float">
            <text:p>0.251599</text:p>
          </table:table-cell>
          <table:table-cell office:value-type="float" office:value="0" calcext:value-type="float">
            <text:p>0</text:p>
          </table:table-cell>
          <table:table-cell office:value-type="float" office:value="677231" calcext:value-type="float">
            <text:p>6772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04</text:p>
          </table:table-cell>
          <table:table-cell office:value-type="float" office:value="1.391132" calcext:value-type="float">
            <text:p>1.391132</text:p>
          </table:table-cell>
          <table:table-cell office:value-type="float" office:value="1.120019" calcext:value-type="float">
            <text:p>1.120019</text:p>
          </table:table-cell>
          <table:table-cell office:value-type="float" office:value="0" calcext:value-type="float">
            <text:p>0</text:p>
          </table:table-cell>
          <table:table-cell office:value-type="float" office:value="1858222" calcext:value-type="float">
            <text:p>18582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05</text:p>
          </table:table-cell>
          <table:table-cell office:value-type="float" office:value="1.476564" calcext:value-type="float">
            <text:p>1.476564</text:p>
          </table:table-cell>
          <table:table-cell office:value-type="float" office:value="0.731852" calcext:value-type="float">
            <text:p>0.731852</text:p>
          </table:table-cell>
          <table:table-cell office:value-type="float" office:value="0" calcext:value-type="float">
            <text:p>0</text:p>
          </table:table-cell>
          <table:table-cell office:value-type="float" office:value="1226940" calcext:value-type="float">
            <text:p>12269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06</text:p>
          </table:table-cell>
          <table:table-cell office:value-type="float" office:value="1.386268" calcext:value-type="float">
            <text:p>1.386268</text:p>
          </table:table-cell>
          <table:table-cell office:value-type="float" office:value="0.637547" calcext:value-type="float">
            <text:p>0.637547</text:p>
          </table:table-cell>
          <table:table-cell office:value-type="float" office:value="0" calcext:value-type="float">
            <text:p>0</text:p>
          </table:table-cell>
          <table:table-cell office:value-type="float" office:value="1097424" calcext:value-type="float">
            <text:p>10974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07</text:p>
          </table:table-cell>
          <table:table-cell office:value-type="float" office:value="1.399583" calcext:value-type="float">
            <text:p>1.399583</text:p>
          </table:table-cell>
          <table:table-cell office:value-type="float" office:value="0.374161" calcext:value-type="float">
            <text:p>0.374161</text:p>
          </table:table-cell>
          <table:table-cell office:value-type="float" office:value="0" calcext:value-type="float">
            <text:p>0</text:p>
          </table:table-cell>
          <table:table-cell office:value-type="float" office:value="1065538" calcext:value-type="float">
            <text:p>10655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08</text:p>
          </table:table-cell>
          <table:table-cell office:value-type="float" office:value="1.382317" calcext:value-type="float">
            <text:p>1.382317</text:p>
          </table:table-cell>
          <table:table-cell office:value-type="float" office:value="0.608309" calcext:value-type="float">
            <text:p>0.608309</text:p>
          </table:table-cell>
          <table:table-cell office:value-type="float" office:value="0" calcext:value-type="float">
            <text:p>0</text:p>
          </table:table-cell>
          <table:table-cell office:value-type="float" office:value="1189463" calcext:value-type="float">
            <text:p>11894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09</text:p>
          </table:table-cell>
          <table:table-cell office:value-type="float" office:value="1.414882" calcext:value-type="float">
            <text:p>1.414882</text:p>
          </table:table-cell>
          <table:table-cell office:value-type="float" office:value="0.269878" calcext:value-type="float">
            <text:p>0.269878</text:p>
          </table:table-cell>
          <table:table-cell office:value-type="float" office:value="0" calcext:value-type="float">
            <text:p>0</text:p>
          </table:table-cell>
          <table:table-cell office:value-type="float" office:value="885553" calcext:value-type="float">
            <text:p>8855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10</text:p>
          </table:table-cell>
          <table:table-cell office:value-type="float" office:value="1.357265" calcext:value-type="float">
            <text:p>1.357265</text:p>
          </table:table-cell>
          <table:table-cell office:value-type="float" office:value="0.350566" calcext:value-type="float">
            <text:p>0.350566</text:p>
          </table:table-cell>
          <table:table-cell office:value-type="float" office:value="0" calcext:value-type="float">
            <text:p>0</text:p>
          </table:table-cell>
          <table:table-cell office:value-type="float" office:value="791727" calcext:value-type="float">
            <text:p>7917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11</text:p>
          </table:table-cell>
          <table:table-cell office:value-type="float" office:value="1.583529" calcext:value-type="float">
            <text:p>1.583529</text:p>
          </table:table-cell>
          <table:table-cell office:value-type="float" office:value="0.551462" calcext:value-type="float">
            <text:p>0.551462</text:p>
          </table:table-cell>
          <table:table-cell office:value-type="float" office:value="0" calcext:value-type="float">
            <text:p>0</text:p>
          </table:table-cell>
          <table:table-cell office:value-type="float" office:value="940752" calcext:value-type="float">
            <text:p>9407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12</text:p>
          </table:table-cell>
          <table:table-cell office:value-type="float" office:value="1.894889" calcext:value-type="float">
            <text:p>1.894889</text:p>
          </table:table-cell>
          <table:table-cell office:value-type="float" office:value="0.315854" calcext:value-type="float">
            <text:p>0.315854</text:p>
          </table:table-cell>
          <table:table-cell office:value-type="float" office:value="0" calcext:value-type="float">
            <text:p>0</text:p>
          </table:table-cell>
          <table:table-cell office:value-type="float" office:value="1146489" calcext:value-type="float">
            <text:p>114648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13</text:p>
          </table:table-cell>
          <table:table-cell office:value-type="float" office:value="1.812623" calcext:value-type="float">
            <text:p>1.812623</text:p>
          </table:table-cell>
          <table:table-cell office:value-type="float" office:value="0.538764" calcext:value-type="float">
            <text:p>0.538764</text:p>
          </table:table-cell>
          <table:table-cell office:value-type="float" office:value="0" calcext:value-type="float">
            <text:p>0</text:p>
          </table:table-cell>
          <table:table-cell office:value-type="float" office:value="1187652" calcext:value-type="float">
            <text:p>118765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14</text:p>
          </table:table-cell>
          <table:table-cell office:value-type="float" office:value="1.804488" calcext:value-type="float">
            <text:p>1.804488</text:p>
          </table:table-cell>
          <table:table-cell office:value-type="float" office:value="0.540699" calcext:value-type="float">
            <text:p>0.540699</text:p>
          </table:table-cell>
          <table:table-cell office:value-type="float" office:value="0" calcext:value-type="float">
            <text:p>0</text:p>
          </table:table-cell>
          <table:table-cell office:value-type="float" office:value="1195365" calcext:value-type="float">
            <text:p>119536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15</text:p>
          </table:table-cell>
          <table:table-cell office:value-type="float" office:value="1.814923" calcext:value-type="float">
            <text:p>1.814923</text:p>
          </table:table-cell>
          <table:table-cell office:value-type="float" office:value="0.587616" calcext:value-type="float">
            <text:p>0.587616</text:p>
          </table:table-cell>
          <table:table-cell office:value-type="float" office:value="0" calcext:value-type="float">
            <text:p>0</text:p>
          </table:table-cell>
          <table:table-cell office:value-type="float" office:value="1267177" calcext:value-type="float">
            <text:p>126717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16</text:p>
          </table:table-cell>
          <table:table-cell office:value-type="float" office:value="1.815737" calcext:value-type="float">
            <text:p>1.815737</text:p>
          </table:table-cell>
          <table:table-cell office:value-type="float" office:value="0.348586" calcext:value-type="float">
            <text:p>0.348586</text:p>
          </table:table-cell>
          <table:table-cell office:value-type="float" office:value="0" calcext:value-type="float">
            <text:p>0</text:p>
          </table:table-cell>
          <table:table-cell office:value-type="float" office:value="1154779" calcext:value-type="float">
            <text:p>115477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17</text:p>
          </table:table-cell>
          <table:table-cell office:value-type="float" office:value="1.839442" calcext:value-type="float">
            <text:p>1.839442</text:p>
          </table:table-cell>
          <table:table-cell office:value-type="float" office:value="1.353222" calcext:value-type="float">
            <text:p>1.353222</text:p>
          </table:table-cell>
          <table:table-cell office:value-type="float" office:value="0" calcext:value-type="float">
            <text:p>0</text:p>
          </table:table-cell>
          <table:table-cell office:value-type="float" office:value="2495551" calcext:value-type="float">
            <text:p>24955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18</text:p>
          </table:table-cell>
          <table:table-cell office:value-type="float" office:value="1.908914" calcext:value-type="float">
            <text:p>1.908914</text:p>
          </table:table-cell>
          <table:table-cell office:value-type="float" office:value="2.682436" calcext:value-type="float">
            <text:p>2.682436</text:p>
          </table:table-cell>
          <table:table-cell office:value-type="float" office:value="0" calcext:value-type="float">
            <text:p>0</text:p>
          </table:table-cell>
          <table:table-cell office:value-type="float" office:value="4095969" calcext:value-type="float">
            <text:p>4095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19</text:p>
          </table:table-cell>
          <table:table-cell office:value-type="float" office:value="1.847642" calcext:value-type="float">
            <text:p>1.847642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" calcext:value-type="float">
            <text:p>0</text:p>
          </table:table-cell>
          <table:table-cell office:value-type="float" office:value="1353021" calcext:value-type="float">
            <text:p>13530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20</text:p>
          </table:table-cell>
          <table:table-cell office:value-type="float" office:value="1.820834" calcext:value-type="float">
            <text:p>1.820834</text:p>
          </table:table-cell>
          <table:table-cell office:value-type="float" office:value="1.037022" calcext:value-type="float">
            <text:p>1.037022</text:p>
          </table:table-cell>
          <table:table-cell office:value-type="float" office:value="0" calcext:value-type="float">
            <text:p>0</text:p>
          </table:table-cell>
          <table:table-cell office:value-type="float" office:value="1626401" calcext:value-type="float">
            <text:p>162640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21</text:p>
          </table:table-cell>
          <table:table-cell office:value-type="float" office:value="2.082149" calcext:value-type="float">
            <text:p>2.082149</text:p>
          </table:table-cell>
          <table:table-cell office:value-type="float" office:value="1.381546" calcext:value-type="float">
            <text:p>1.381546</text:p>
          </table:table-cell>
          <table:table-cell office:value-type="float" office:value="0" calcext:value-type="float">
            <text:p>0</text:p>
          </table:table-cell>
          <table:table-cell office:value-type="float" office:value="2537829" calcext:value-type="float">
            <text:p>25378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22</text:p>
          </table:table-cell>
          <table:table-cell office:value-type="float" office:value="2.596797" calcext:value-type="float">
            <text:p>2.596797</text:p>
          </table:table-cell>
          <table:table-cell office:value-type="float" office:value="4.031586" calcext:value-type="float">
            <text:p>4.031586</text:p>
          </table:table-cell>
          <table:table-cell office:value-type="float" office:value="0" calcext:value-type="float">
            <text:p>0</text:p>
          </table:table-cell>
          <table:table-cell office:value-type="float" office:value="5525409" calcext:value-type="float">
            <text:p>552540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23</text:p>
          </table:table-cell>
          <table:table-cell office:value-type="float" office:value="2.316919" calcext:value-type="float">
            <text:p>2.316919</text:p>
          </table:table-cell>
          <table:table-cell office:value-type="float" office:value="1.362582" calcext:value-type="float">
            <text:p>1.362582</text:p>
          </table:table-cell>
          <table:table-cell office:value-type="float" office:value="0" calcext:value-type="float">
            <text:p>0</text:p>
          </table:table-cell>
          <table:table-cell office:value-type="float" office:value="2423738" calcext:value-type="float">
            <text:p>24237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24</text:p>
          </table:table-cell>
          <table:table-cell office:value-type="float" office:value="2.260446" calcext:value-type="float">
            <text:p>2.260446</text:p>
          </table:table-cell>
          <table:table-cell office:value-type="float" office:value="0.782764" calcext:value-type="float">
            <text:p>0.782764</text:p>
          </table:table-cell>
          <table:table-cell office:value-type="float" office:value="0" calcext:value-type="float">
            <text:p>0</text:p>
          </table:table-cell>
          <table:table-cell office:value-type="float" office:value="1860661" calcext:value-type="float">
            <text:p>18606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25</text:p>
          </table:table-cell>
          <table:table-cell office:value-type="float" office:value="2.496067" calcext:value-type="float">
            <text:p>2.496067</text:p>
          </table:table-cell>
          <table:table-cell office:value-type="float" office:value="2.871589" calcext:value-type="float">
            <text:p>2.871589</text:p>
          </table:table-cell>
          <table:table-cell office:value-type="float" office:value="0" calcext:value-type="float">
            <text:p>0</text:p>
          </table:table-cell>
          <table:table-cell office:value-type="float" office:value="5600839" calcext:value-type="float">
            <text:p>56008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26</text:p>
          </table:table-cell>
          <table:table-cell office:value-type="float" office:value="2.681856" calcext:value-type="float">
            <text:p>2.681856</text:p>
          </table:table-cell>
          <table:table-cell office:value-type="float" office:value="4.580843" calcext:value-type="float">
            <text:p>4.580843</text:p>
          </table:table-cell>
          <table:table-cell office:value-type="float" office:value="0" calcext:value-type="float">
            <text:p>0</text:p>
          </table:table-cell>
          <table:table-cell office:value-type="float" office:value="8086181" calcext:value-type="float">
            <text:p>808618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27</text:p>
          </table:table-cell>
          <table:table-cell office:value-type="float" office:value="2.546884" calcext:value-type="float">
            <text:p>2.546884</text:p>
          </table:table-cell>
          <table:table-cell office:value-type="float" office:value="1.984917" calcext:value-type="float">
            <text:p>1.984917</text:p>
          </table:table-cell>
          <table:table-cell office:value-type="float" office:value="0" calcext:value-type="float">
            <text:p>0</text:p>
          </table:table-cell>
          <table:table-cell office:value-type="float" office:value="4079357" calcext:value-type="float">
            <text:p>40793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28</text:p>
          </table:table-cell>
          <table:table-cell office:value-type="float" office:value="2.613208" calcext:value-type="float">
            <text:p>2.613208</text:p>
          </table:table-cell>
          <table:table-cell office:value-type="float" office:value="2.484577" calcext:value-type="float">
            <text:p>2.484577</text:p>
          </table:table-cell>
          <table:table-cell office:value-type="float" office:value="0" calcext:value-type="float">
            <text:p>0</text:p>
          </table:table-cell>
          <table:table-cell office:value-type="float" office:value="4028579" calcext:value-type="float">
            <text:p>402857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29</text:p>
          </table:table-cell>
          <table:table-cell office:value-type="float" office:value="2.342073" calcext:value-type="float">
            <text:p>2.342073</text:p>
          </table:table-cell>
          <table:table-cell office:value-type="float" office:value="1.264666" calcext:value-type="float">
            <text:p>1.264666</text:p>
          </table:table-cell>
          <table:table-cell office:value-type="float" office:value="0" calcext:value-type="float">
            <text:p>0</text:p>
          </table:table-cell>
          <table:table-cell office:value-type="float" office:value="2980684" calcext:value-type="float">
            <text:p>29806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30</text:p>
          </table:table-cell>
          <table:table-cell office:value-type="float" office:value="2.242405" calcext:value-type="float">
            <text:p>2.242405</text:p>
          </table:table-cell>
          <table:table-cell office:value-type="float" office:value="1.199135" calcext:value-type="float">
            <text:p>1.199135</text:p>
          </table:table-cell>
          <table:table-cell office:value-type="float" office:value="0" calcext:value-type="float">
            <text:p>0</text:p>
          </table:table-cell>
          <table:table-cell office:value-type="float" office:value="2828152" calcext:value-type="float">
            <text:p>28281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31</text:p>
          </table:table-cell>
          <table:table-cell office:value-type="float" office:value="2.529529" calcext:value-type="float">
            <text:p>2.529529</text:p>
          </table:table-cell>
          <table:table-cell office:value-type="float" office:value="0.848212" calcext:value-type="float">
            <text:p>0.848212</text:p>
          </table:table-cell>
          <table:table-cell office:value-type="float" office:value="0" calcext:value-type="float">
            <text:p>0</text:p>
          </table:table-cell>
          <table:table-cell office:value-type="float" office:value="2720096" calcext:value-type="float">
            <text:p>27200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32</text:p>
          </table:table-cell>
          <table:table-cell office:value-type="float" office:value="2.737439" calcext:value-type="float">
            <text:p>2.737439</text:p>
          </table:table-cell>
          <table:table-cell office:value-type="float" office:value="1.252337" calcext:value-type="float">
            <text:p>1.252337</text:p>
          </table:table-cell>
          <table:table-cell office:value-type="float" office:value="0" calcext:value-type="float">
            <text:p>0</text:p>
          </table:table-cell>
          <table:table-cell office:value-type="float" office:value="3266452" calcext:value-type="float">
            <text:p>32664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33</text:p>
          </table:table-cell>
          <table:table-cell office:value-type="float" office:value="2.821316" calcext:value-type="float">
            <text:p>2.821316</text:p>
          </table:table-cell>
          <table:table-cell office:value-type="float" office:value="1.651392" calcext:value-type="float">
            <text:p>1.651392</text:p>
          </table:table-cell>
          <table:table-cell office:value-type="float" office:value="0" calcext:value-type="float">
            <text:p>0</text:p>
          </table:table-cell>
          <table:table-cell office:value-type="float" office:value="3804379" calcext:value-type="float">
            <text:p>380437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34</text:p>
          </table:table-cell>
          <table:table-cell office:value-type="float" office:value="2.742094" calcext:value-type="float">
            <text:p>2.742094</text:p>
          </table:table-cell>
          <table:table-cell office:value-type="float" office:value="1.33443" calcext:value-type="float">
            <text:p>1.33443</text:p>
          </table:table-cell>
          <table:table-cell office:value-type="float" office:value="0" calcext:value-type="float">
            <text:p>0</text:p>
          </table:table-cell>
          <table:table-cell office:value-type="float" office:value="4116120" calcext:value-type="float">
            <text:p>411612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35</text:p>
          </table:table-cell>
          <table:table-cell office:value-type="float" office:value="2.763002" calcext:value-type="float">
            <text:p>2.763002</text:p>
          </table:table-cell>
          <table:table-cell office:value-type="float" office:value="1.302656" calcext:value-type="float">
            <text:p>1.302656</text:p>
          </table:table-cell>
          <table:table-cell office:value-type="float" office:value="0" calcext:value-type="float">
            <text:p>0</text:p>
          </table:table-cell>
          <table:table-cell office:value-type="float" office:value="3897796" calcext:value-type="float">
            <text:p>38977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36</text:p>
          </table:table-cell>
          <table:table-cell office:value-type="float" office:value="2.751236" calcext:value-type="float">
            <text:p>2.751236</text:p>
          </table:table-cell>
          <table:table-cell office:value-type="float" office:value="0.929883" calcext:value-type="float">
            <text:p>0.929883</text:p>
          </table:table-cell>
          <table:table-cell office:value-type="float" office:value="0" calcext:value-type="float">
            <text:p>0</text:p>
          </table:table-cell>
          <table:table-cell office:value-type="float" office:value="3190039" calcext:value-type="float">
            <text:p>319003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37</text:p>
          </table:table-cell>
          <table:table-cell office:value-type="float" office:value="2.917882" calcext:value-type="float">
            <text:p>2.917882</text:p>
          </table:table-cell>
          <table:table-cell office:value-type="float" office:value="1.174483" calcext:value-type="float">
            <text:p>1.174483</text:p>
          </table:table-cell>
          <table:table-cell office:value-type="float" office:value="0" calcext:value-type="float">
            <text:p>0</text:p>
          </table:table-cell>
          <table:table-cell office:value-type="float" office:value="3811248" calcext:value-type="float">
            <text:p>38112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38</text:p>
          </table:table-cell>
          <table:table-cell office:value-type="float" office:value="2.815069" calcext:value-type="float">
            <text:p>2.815069</text:p>
          </table:table-cell>
          <table:table-cell office:value-type="float" office:value="0.724919" calcext:value-type="float">
            <text:p>0.724919</text:p>
          </table:table-cell>
          <table:table-cell office:value-type="float" office:value="0" calcext:value-type="float">
            <text:p>0</text:p>
          </table:table-cell>
          <table:table-cell office:value-type="float" office:value="2920164" calcext:value-type="float">
            <text:p>292016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39</text:p>
          </table:table-cell>
          <table:table-cell office:value-type="float" office:value="3.262304" calcext:value-type="float">
            <text:p>3.262304</text:p>
          </table:table-cell>
          <table:table-cell office:value-type="float" office:value="4.570242" calcext:value-type="float">
            <text:p>4.570242</text:p>
          </table:table-cell>
          <table:table-cell office:value-type="float" office:value="0" calcext:value-type="float">
            <text:p>0</text:p>
          </table:table-cell>
          <table:table-cell office:value-type="float" office:value="9033136" calcext:value-type="float">
            <text:p>903313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40</text:p>
          </table:table-cell>
          <table:table-cell office:value-type="float" office:value="2.905157" calcext:value-type="float">
            <text:p>2.905157</text:p>
          </table:table-cell>
          <table:table-cell office:value-type="float" office:value="3.099541" calcext:value-type="float">
            <text:p>3.099541</text:p>
          </table:table-cell>
          <table:table-cell office:value-type="float" office:value="0" calcext:value-type="float">
            <text:p>0</text:p>
          </table:table-cell>
          <table:table-cell office:value-type="float" office:value="5018166" calcext:value-type="float">
            <text:p>50181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41</text:p>
          </table:table-cell>
          <table:table-cell office:value-type="float" office:value="2.928776" calcext:value-type="float">
            <text:p>2.928776</text:p>
          </table:table-cell>
          <table:table-cell office:value-type="float" office:value="0.524156" calcext:value-type="float">
            <text:p>0.524156</text:p>
          </table:table-cell>
          <table:table-cell office:value-type="float" office:value="0" calcext:value-type="float">
            <text:p>0</text:p>
          </table:table-cell>
          <table:table-cell office:value-type="float" office:value="2617491" calcext:value-type="float">
            <text:p>261749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42</text:p>
          </table:table-cell>
          <table:table-cell office:value-type="float" office:value="3.82848" calcext:value-type="float">
            <text:p>3.82848</text:p>
          </table:table-cell>
          <table:table-cell office:value-type="float" office:value="7.51341" calcext:value-type="float">
            <text:p>7.51341</text:p>
          </table:table-cell>
          <table:table-cell office:value-type="float" office:value="0" calcext:value-type="float">
            <text:p>0</text:p>
          </table:table-cell>
          <table:table-cell office:value-type="float" office:value="8463749" calcext:value-type="float">
            <text:p>846374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43</text:p>
          </table:table-cell>
          <table:table-cell office:value-type="float" office:value="3.514188" calcext:value-type="float">
            <text:p>3.514188</text:p>
          </table:table-cell>
          <table:table-cell office:value-type="float" office:value="6.411005" calcext:value-type="float">
            <text:p>6.411005</text:p>
          </table:table-cell>
          <table:table-cell office:value-type="float" office:value="0" calcext:value-type="float">
            <text:p>0</text:p>
          </table:table-cell>
          <table:table-cell office:value-type="float" office:value="8709255" calcext:value-type="float">
            <text:p>870925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44</text:p>
          </table:table-cell>
          <table:table-cell office:value-type="float" office:value="3.388563" calcext:value-type="float">
            <text:p>3.388563</text:p>
          </table:table-cell>
          <table:table-cell office:value-type="float" office:value="3.700807" calcext:value-type="float">
            <text:p>3.700807</text:p>
          </table:table-cell>
          <table:table-cell office:value-type="float" office:value="0" calcext:value-type="float">
            <text:p>0</text:p>
          </table:table-cell>
          <table:table-cell office:value-type="float" office:value="7139630" calcext:value-type="float">
            <text:p>713963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45</text:p>
          </table:table-cell>
          <table:table-cell office:value-type="float" office:value="3.60839" calcext:value-type="float">
            <text:p>3.60839</text:p>
          </table:table-cell>
          <table:table-cell office:value-type="float" office:value="7.010541" calcext:value-type="float">
            <text:p>7.010541</text:p>
          </table:table-cell>
          <table:table-cell office:value-type="float" office:value="0" calcext:value-type="float">
            <text:p>0</text:p>
          </table:table-cell>
          <table:table-cell office:value-type="float" office:value="6496450" calcext:value-type="float">
            <text:p>64964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46</text:p>
          </table:table-cell>
          <table:table-cell office:value-type="float" office:value="3.241644" calcext:value-type="float">
            <text:p>3.241644</text:p>
          </table:table-cell>
          <table:table-cell office:value-type="float" office:value="4.522742" calcext:value-type="float">
            <text:p>4.522742</text:p>
          </table:table-cell>
          <table:table-cell office:value-type="float" office:value="0" calcext:value-type="float">
            <text:p>0</text:p>
          </table:table-cell>
          <table:table-cell office:value-type="float" office:value="6171382" calcext:value-type="float">
            <text:p>617138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47</text:p>
          </table:table-cell>
          <table:table-cell office:value-type="float" office:value="3.891091" calcext:value-type="float">
            <text:p>3.891091</text:p>
          </table:table-cell>
          <table:table-cell office:value-type="float" office:value="8.85519" calcext:value-type="float">
            <text:p>8.85519</text:p>
          </table:table-cell>
          <table:table-cell office:value-type="float" office:value="0" calcext:value-type="float">
            <text:p>0</text:p>
          </table:table-cell>
          <table:table-cell office:value-type="float" office:value="7163805" calcext:value-type="float">
            <text:p>71638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48</text:p>
          </table:table-cell>
          <table:table-cell office:value-type="float" office:value="4.215385" calcext:value-type="float">
            <text:p>4.215385</text:p>
          </table:table-cell>
          <table:table-cell office:value-type="float" office:value="13.282172" calcext:value-type="float">
            <text:p>13.282172</text:p>
          </table:table-cell>
          <table:table-cell office:value-type="float" office:value="0" calcext:value-type="float">
            <text:p>0</text:p>
          </table:table-cell>
          <table:table-cell office:value-type="float" office:value="9252164" calcext:value-type="float">
            <text:p>92521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49</text:p>
          </table:table-cell>
          <table:table-cell office:value-type="float" office:value="3.402386" calcext:value-type="float">
            <text:p>3.402386</text:p>
          </table:table-cell>
          <table:table-cell office:value-type="float" office:value="3.36582" calcext:value-type="float">
            <text:p>3.36582</text:p>
          </table:table-cell>
          <table:table-cell office:value-type="float" office:value="0" calcext:value-type="float">
            <text:p>0</text:p>
          </table:table-cell>
          <table:table-cell office:value-type="float" office:value="3157962" calcext:value-type="float">
            <text:p>31579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50</text:p>
          </table:table-cell>
          <table:table-cell office:value-type="float" office:value="3.160729" calcext:value-type="float">
            <text:p>3.160729</text:p>
          </table:table-cell>
          <table:table-cell office:value-type="float" office:value="0.900416" calcext:value-type="float">
            <text:p>0.900416</text:p>
          </table:table-cell>
          <table:table-cell office:value-type="float" office:value="0" calcext:value-type="float">
            <text:p>0</text:p>
          </table:table-cell>
          <table:table-cell office:value-type="float" office:value="1693526" calcext:value-type="float">
            <text:p>169352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51</text:p>
          </table:table-cell>
          <table:table-cell office:value-type="float" office:value="3.63245" calcext:value-type="float">
            <text:p>3.63245</text:p>
          </table:table-cell>
          <table:table-cell office:value-type="float" office:value="12.121874" calcext:value-type="float">
            <text:p>12.121874</text:p>
          </table:table-cell>
          <table:table-cell office:value-type="float" office:value="0" calcext:value-type="float">
            <text:p>0</text:p>
          </table:table-cell>
          <table:table-cell office:value-type="float" office:value="7390144" calcext:value-type="float">
            <text:p>739014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52</text:p>
          </table:table-cell>
          <table:table-cell office:value-type="float" office:value="3.995532" calcext:value-type="float">
            <text:p>3.995532</text:p>
          </table:table-cell>
          <table:table-cell office:value-type="float" office:value="7.65023" calcext:value-type="float">
            <text:p>7.65023</text:p>
          </table:table-cell>
          <table:table-cell office:value-type="float" office:value="0" calcext:value-type="float">
            <text:p>0</text:p>
          </table:table-cell>
          <table:table-cell office:value-type="float" office:value="5352226" calcext:value-type="float">
            <text:p>535222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53</text:p>
          </table:table-cell>
          <table:table-cell office:value-type="float" office:value="3.757707" calcext:value-type="float">
            <text:p>3.757707</text:p>
          </table:table-cell>
          <table:table-cell office:value-type="float" office:value="7.479491" calcext:value-type="float">
            <text:p>7.479491</text:p>
          </table:table-cell>
          <table:table-cell office:value-type="float" office:value="0" calcext:value-type="float">
            <text:p>0</text:p>
          </table:table-cell>
          <table:table-cell office:value-type="float" office:value="6403686" calcext:value-type="float">
            <text:p>640368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54</text:p>
          </table:table-cell>
          <table:table-cell office:value-type="float" office:value="3.79191" calcext:value-type="float">
            <text:p>3.79191</text:p>
          </table:table-cell>
          <table:table-cell office:value-type="float" office:value="5.035027" calcext:value-type="float">
            <text:p>5.035027</text:p>
          </table:table-cell>
          <table:table-cell office:value-type="float" office:value="0" calcext:value-type="float">
            <text:p>0</text:p>
          </table:table-cell>
          <table:table-cell office:value-type="float" office:value="6565636" calcext:value-type="float">
            <text:p>656563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55</text:p>
          </table:table-cell>
          <table:table-cell office:value-type="float" office:value="3.568598" calcext:value-type="float">
            <text:p>3.568598</text:p>
          </table:table-cell>
          <table:table-cell office:value-type="float" office:value="1.905825" calcext:value-type="float">
            <text:p>1.905825</text:p>
          </table:table-cell>
          <table:table-cell office:value-type="float" office:value="0" calcext:value-type="float">
            <text:p>0</text:p>
          </table:table-cell>
          <table:table-cell office:value-type="float" office:value="3392662" calcext:value-type="float">
            <text:p>339266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56</text:p>
          </table:table-cell>
          <table:table-cell office:value-type="float" office:value="3.848069" calcext:value-type="float">
            <text:p>3.848069</text:p>
          </table:table-cell>
          <table:table-cell office:value-type="float" office:value="3.883855" calcext:value-type="float">
            <text:p>3.883855</text:p>
          </table:table-cell>
          <table:table-cell office:value-type="float" office:value="0" calcext:value-type="float">
            <text:p>0</text:p>
          </table:table-cell>
          <table:table-cell office:value-type="float" office:value="6049849" calcext:value-type="float">
            <text:p>604984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57</text:p>
          </table:table-cell>
          <table:table-cell office:value-type="float" office:value="3.824962" calcext:value-type="float">
            <text:p>3.824962</text:p>
          </table:table-cell>
          <table:table-cell office:value-type="float" office:value="4.059327" calcext:value-type="float">
            <text:p>4.059327</text:p>
          </table:table-cell>
          <table:table-cell office:value-type="float" office:value="0" calcext:value-type="float">
            <text:p>0</text:p>
          </table:table-cell>
          <table:table-cell office:value-type="float" office:value="6352483" calcext:value-type="float">
            <text:p>63524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58</text:p>
          </table:table-cell>
          <table:table-cell office:value-type="float" office:value="3.868416" calcext:value-type="float">
            <text:p>3.868416</text:p>
          </table:table-cell>
          <table:table-cell office:value-type="float" office:value="2.228374" calcext:value-type="float">
            <text:p>2.228374</text:p>
          </table:table-cell>
          <table:table-cell office:value-type="float" office:value="0" calcext:value-type="float">
            <text:p>0</text:p>
          </table:table-cell>
          <table:table-cell office:value-type="float" office:value="5282069" calcext:value-type="float">
            <text:p>528206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6:59</text:p>
          </table:table-cell>
          <table:table-cell office:value-type="float" office:value="3.669353" calcext:value-type="float">
            <text:p>3.669353</text:p>
          </table:table-cell>
          <table:table-cell office:value-type="float" office:value="1.872186" calcext:value-type="float">
            <text:p>1.872186</text:p>
          </table:table-cell>
          <table:table-cell office:value-type="float" office:value="0" calcext:value-type="float">
            <text:p>0</text:p>
          </table:table-cell>
          <table:table-cell office:value-type="float" office:value="4677429" calcext:value-type="float">
            <text:p>46774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00</text:p>
          </table:table-cell>
          <table:table-cell office:value-type="float" office:value="3.644496" calcext:value-type="float">
            <text:p>3.644496</text:p>
          </table:table-cell>
          <table:table-cell office:value-type="float" office:value="1.449029" calcext:value-type="float">
            <text:p>1.449029</text:p>
          </table:table-cell>
          <table:table-cell office:value-type="float" office:value="0" calcext:value-type="float">
            <text:p>0</text:p>
          </table:table-cell>
          <table:table-cell office:value-type="float" office:value="4464608" calcext:value-type="float">
            <text:p>44646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01</text:p>
          </table:table-cell>
          <table:table-cell office:value-type="float" office:value="3.743283" calcext:value-type="float">
            <text:p>3.743283</text:p>
          </table:table-cell>
          <table:table-cell office:value-type="float" office:value="0.278279" calcext:value-type="float">
            <text:p>0.278279</text:p>
          </table:table-cell>
          <table:table-cell office:value-type="float" office:value="0" calcext:value-type="float">
            <text:p>0</text:p>
          </table:table-cell>
          <table:table-cell office:value-type="float" office:value="2375922" calcext:value-type="float">
            <text:p>237592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02</text:p>
          </table:table-cell>
          <table:table-cell office:value-type="float" office:value="4.081145" calcext:value-type="float">
            <text:p>4.081145</text:p>
          </table:table-cell>
          <table:table-cell office:value-type="float" office:value="1.517963" calcext:value-type="float">
            <text:p>1.517963</text:p>
          </table:table-cell>
          <table:table-cell office:value-type="float" office:value="0" calcext:value-type="float">
            <text:p>0</text:p>
          </table:table-cell>
          <table:table-cell office:value-type="float" office:value="4946568" calcext:value-type="float">
            <text:p>494656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03</text:p>
          </table:table-cell>
          <table:table-cell office:value-type="float" office:value="4.095204" calcext:value-type="float">
            <text:p>4.095204</text:p>
          </table:table-cell>
          <table:table-cell office:value-type="float" office:value="0.622658" calcext:value-type="float">
            <text:p>0.622658</text:p>
          </table:table-cell>
          <table:table-cell office:value-type="float" office:value="0" calcext:value-type="float">
            <text:p>0</text:p>
          </table:table-cell>
          <table:table-cell office:value-type="float" office:value="2262779" calcext:value-type="float">
            <text:p>226277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04</text:p>
          </table:table-cell>
          <table:table-cell office:value-type="float" office:value="3.931723" calcext:value-type="float">
            <text:p>3.931723</text:p>
          </table:table-cell>
          <table:table-cell office:value-type="float" office:value="0.477561" calcext:value-type="float">
            <text:p>0.477561</text:p>
          </table:table-cell>
          <table:table-cell office:value-type="float" office:value="0" calcext:value-type="float">
            <text:p>0</text:p>
          </table:table-cell>
          <table:table-cell office:value-type="float" office:value="1768288" calcext:value-type="float">
            <text:p>17682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05</text:p>
          </table:table-cell>
          <table:table-cell office:value-type="float" office:value="4.270176" calcext:value-type="float">
            <text:p>4.270176</text:p>
          </table:table-cell>
          <table:table-cell office:value-type="float" office:value="2.563985" calcext:value-type="float">
            <text:p>2.563985</text:p>
          </table:table-cell>
          <table:table-cell office:value-type="float" office:value="0" calcext:value-type="float">
            <text:p>0</text:p>
          </table:table-cell>
          <table:table-cell office:value-type="float" office:value="5845045" calcext:value-type="float">
            <text:p>584504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06</text:p>
          </table:table-cell>
          <table:table-cell office:value-type="float" office:value="4.034098" calcext:value-type="float">
            <text:p>4.034098</text:p>
          </table:table-cell>
          <table:table-cell office:value-type="float" office:value="1.048747" calcext:value-type="float">
            <text:p>1.048747</text:p>
          </table:table-cell>
          <table:table-cell office:value-type="float" office:value="0" calcext:value-type="float">
            <text:p>0</text:p>
          </table:table-cell>
          <table:table-cell office:value-type="float" office:value="3674029" calcext:value-type="float">
            <text:p>367402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07</text:p>
          </table:table-cell>
          <table:table-cell office:value-type="float" office:value="4.017834" calcext:value-type="float">
            <text:p>4.017834</text:p>
          </table:table-cell>
          <table:table-cell office:value-type="float" office:value="0.60074" calcext:value-type="float">
            <text:p>0.60074</text:p>
          </table:table-cell>
          <table:table-cell office:value-type="float" office:value="0" calcext:value-type="float">
            <text:p>0</text:p>
          </table:table-cell>
          <table:table-cell office:value-type="float" office:value="3033996" calcext:value-type="float">
            <text:p>303399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08</text:p>
          </table:table-cell>
          <table:table-cell office:value-type="float" office:value="4.008499" calcext:value-type="float">
            <text:p>4.008499</text:p>
          </table:table-cell>
          <table:table-cell office:value-type="float" office:value="1.051456" calcext:value-type="float">
            <text:p>1.051456</text:p>
          </table:table-cell>
          <table:table-cell office:value-type="float" office:value="0" calcext:value-type="float">
            <text:p>0</text:p>
          </table:table-cell>
          <table:table-cell office:value-type="float" office:value="2861506" calcext:value-type="float">
            <text:p>286150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09</text:p>
          </table:table-cell>
          <table:table-cell office:value-type="float" office:value="4.046174" calcext:value-type="float">
            <text:p>4.046174</text:p>
          </table:table-cell>
          <table:table-cell office:value-type="float" office:value="0.51348" calcext:value-type="float">
            <text:p>0.51348</text:p>
          </table:table-cell>
          <table:table-cell office:value-type="float" office:value="0" calcext:value-type="float">
            <text:p>0</text:p>
          </table:table-cell>
          <table:table-cell office:value-type="float" office:value="2183117" calcext:value-type="float">
            <text:p>21831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10</text:p>
          </table:table-cell>
          <table:table-cell office:value-type="float" office:value="3.917635" calcext:value-type="float">
            <text:p>3.917635</text:p>
          </table:table-cell>
          <table:table-cell office:value-type="float" office:value="0.693961" calcext:value-type="float">
            <text:p>0.693961</text:p>
          </table:table-cell>
          <table:table-cell office:value-type="float" office:value="0" calcext:value-type="float">
            <text:p>0</text:p>
          </table:table-cell>
          <table:table-cell office:value-type="float" office:value="3035117" calcext:value-type="float">
            <text:p>30351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11</text:p>
          </table:table-cell>
          <table:table-cell office:value-type="float" office:value="4.415336" calcext:value-type="float">
            <text:p>4.415336</text:p>
          </table:table-cell>
          <table:table-cell office:value-type="float" office:value="2.545315" calcext:value-type="float">
            <text:p>2.545315</text:p>
          </table:table-cell>
          <table:table-cell office:value-type="float" office:value="0" calcext:value-type="float">
            <text:p>0</text:p>
          </table:table-cell>
          <table:table-cell office:value-type="float" office:value="6611799" calcext:value-type="float">
            <text:p>661179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12</text:p>
          </table:table-cell>
          <table:table-cell office:value-type="float" office:value="4.713679" calcext:value-type="float">
            <text:p>4.713679</text:p>
          </table:table-cell>
          <table:table-cell office:value-type="float" office:value="3.395885" calcext:value-type="float">
            <text:p>3.395885</text:p>
          </table:table-cell>
          <table:table-cell office:value-type="float" office:value="0" calcext:value-type="float">
            <text:p>0</text:p>
          </table:table-cell>
          <table:table-cell office:value-type="float" office:value="6323963" calcext:value-type="float">
            <text:p>632396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13</text:p>
          </table:table-cell>
          <table:table-cell office:value-type="float" office:value="4.965648" calcext:value-type="float">
            <text:p>4.965648</text:p>
          </table:table-cell>
          <table:table-cell office:value-type="float" office:value="2.815154" calcext:value-type="float">
            <text:p>2.815154</text:p>
          </table:table-cell>
          <table:table-cell office:value-type="float" office:value="0" calcext:value-type="float">
            <text:p>0</text:p>
          </table:table-cell>
          <table:table-cell office:value-type="float" office:value="6730575" calcext:value-type="float">
            <text:p>67305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14</text:p>
          </table:table-cell>
          <table:table-cell office:value-type="float" office:value="4.59863" calcext:value-type="float">
            <text:p>4.59863</text:p>
          </table:table-cell>
          <table:table-cell office:value-type="float" office:value="1.857893" calcext:value-type="float">
            <text:p>1.857893</text:p>
          </table:table-cell>
          <table:table-cell office:value-type="float" office:value="0" calcext:value-type="float">
            <text:p>0</text:p>
          </table:table-cell>
          <table:table-cell office:value-type="float" office:value="5526845" calcext:value-type="float">
            <text:p>55268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15</text:p>
          </table:table-cell>
          <table:table-cell office:value-type="float" office:value="4.635271" calcext:value-type="float">
            <text:p>4.635271</text:p>
          </table:table-cell>
          <table:table-cell office:value-type="float" office:value="1.259135" calcext:value-type="float">
            <text:p>1.259135</text:p>
          </table:table-cell>
          <table:table-cell office:value-type="float" office:value="0" calcext:value-type="float">
            <text:p>0</text:p>
          </table:table-cell>
          <table:table-cell office:value-type="float" office:value="4295101" calcext:value-type="float">
            <text:p>42951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16</text:p>
          </table:table-cell>
          <table:table-cell office:value-type="float" office:value="5.360395" calcext:value-type="float">
            <text:p>5.360395</text:p>
          </table:table-cell>
          <table:table-cell office:value-type="float" office:value="4.356221" calcext:value-type="float">
            <text:p>4.356221</text:p>
          </table:table-cell>
          <table:table-cell office:value-type="float" office:value="0" calcext:value-type="float">
            <text:p>0</text:p>
          </table:table-cell>
          <table:table-cell office:value-type="float" office:value="6620820" calcext:value-type="float">
            <text:p>66208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17</text:p>
          </table:table-cell>
          <table:table-cell office:value-type="float" office:value="6.351802" calcext:value-type="float">
            <text:p>6.351802</text:p>
          </table:table-cell>
          <table:table-cell office:value-type="float" office:value="18.102417" calcext:value-type="float">
            <text:p>18.102417</text:p>
          </table:table-cell>
          <table:table-cell office:value-type="float" office:value="0" calcext:value-type="float">
            <text:p>0</text:p>
          </table:table-cell>
          <table:table-cell office:value-type="float" office:value="8951870" calcext:value-type="float">
            <text:p>89518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18</text:p>
          </table:table-cell>
          <table:table-cell office:value-type="float" office:value="4.478856" calcext:value-type="float">
            <text:p>4.478856</text:p>
          </table:table-cell>
          <table:table-cell office:value-type="float" office:value="3.603055" calcext:value-type="float">
            <text:p>3.603055</text:p>
          </table:table-cell>
          <table:table-cell office:value-type="float" office:value="0" calcext:value-type="float">
            <text:p>0</text:p>
          </table:table-cell>
          <table:table-cell office:value-type="float" office:value="3302277" calcext:value-type="float">
            <text:p>330227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19</text:p>
          </table:table-cell>
          <table:table-cell office:value-type="float" office:value="4.559315" calcext:value-type="float">
            <text:p>4.559315</text:p>
          </table:table-cell>
          <table:table-cell office:value-type="float" office:value="1.960632" calcext:value-type="float">
            <text:p>1.960632</text:p>
          </table:table-cell>
          <table:table-cell office:value-type="float" office:value="0" calcext:value-type="float">
            <text:p>0</text:p>
          </table:table-cell>
          <table:table-cell office:value-type="float" office:value="2865092" calcext:value-type="float">
            <text:p>286509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20</text:p>
          </table:table-cell>
          <table:table-cell office:value-type="float" office:value="4.400486" calcext:value-type="float">
            <text:p>4.400486</text:p>
          </table:table-cell>
          <table:table-cell office:value-type="float" office:value="1.180519" calcext:value-type="float">
            <text:p>1.180519</text:p>
          </table:table-cell>
          <table:table-cell office:value-type="float" office:value="0" calcext:value-type="float">
            <text:p>0</text:p>
          </table:table-cell>
          <table:table-cell office:value-type="float" office:value="2184568" calcext:value-type="float">
            <text:p>218456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21</text:p>
          </table:table-cell>
          <table:table-cell office:value-type="float" office:value="4.705596" calcext:value-type="float">
            <text:p>4.705596</text:p>
          </table:table-cell>
          <table:table-cell office:value-type="float" office:value="3.090859" calcext:value-type="float">
            <text:p>3.090859</text:p>
          </table:table-cell>
          <table:table-cell office:value-type="float" office:value="0" calcext:value-type="float">
            <text:p>0</text:p>
          </table:table-cell>
          <table:table-cell office:value-type="float" office:value="4178322" calcext:value-type="float">
            <text:p>417832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22</text:p>
          </table:table-cell>
          <table:table-cell office:value-type="float" office:value="4.876375" calcext:value-type="float">
            <text:p>4.876375</text:p>
          </table:table-cell>
          <table:table-cell office:value-type="float" office:value="2.54778" calcext:value-type="float">
            <text:p>2.54778</text:p>
          </table:table-cell>
          <table:table-cell office:value-type="float" office:value="0" calcext:value-type="float">
            <text:p>0</text:p>
          </table:table-cell>
          <table:table-cell office:value-type="float" office:value="4666642" calcext:value-type="float">
            <text:p>46666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23</text:p>
          </table:table-cell>
          <table:table-cell office:value-type="float" office:value="4.919976" calcext:value-type="float">
            <text:p>4.919976</text:p>
          </table:table-cell>
          <table:table-cell office:value-type="float" office:value="2.151097" calcext:value-type="float">
            <text:p>2.151097</text:p>
          </table:table-cell>
          <table:table-cell office:value-type="float" office:value="0" calcext:value-type="float">
            <text:p>0</text:p>
          </table:table-cell>
          <table:table-cell office:value-type="float" office:value="4113747" calcext:value-type="float">
            <text:p>411374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24</text:p>
          </table:table-cell>
          <table:table-cell office:value-type="float" office:value="5.290577" calcext:value-type="float">
            <text:p>5.290577</text:p>
          </table:table-cell>
          <table:table-cell office:value-type="float" office:value="2.832983" calcext:value-type="float">
            <text:p>2.832983</text:p>
          </table:table-cell>
          <table:table-cell office:value-type="float" office:value="0" calcext:value-type="float">
            <text:p>0</text:p>
          </table:table-cell>
          <table:table-cell office:value-type="float" office:value="4890994" calcext:value-type="float">
            <text:p>489099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25</text:p>
          </table:table-cell>
          <table:table-cell office:value-type="float" office:value="7.03401" calcext:value-type="float">
            <text:p>7.03401</text:p>
          </table:table-cell>
          <table:table-cell office:value-type="float" office:value="25.039829" calcext:value-type="float">
            <text:p>25.039829</text:p>
          </table:table-cell>
          <table:table-cell office:value-type="float" office:value="0" calcext:value-type="float">
            <text:p>0</text:p>
          </table:table-cell>
          <table:table-cell office:value-type="float" office:value="12749252" calcext:value-type="float">
            <text:p>1274925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26</text:p>
          </table:table-cell>
          <table:table-cell office:value-type="float" office:value="6.463863" calcext:value-type="float">
            <text:p>6.463863</text:p>
          </table:table-cell>
          <table:table-cell office:value-type="float" office:value="20.156872" calcext:value-type="float">
            <text:p>20.156872</text:p>
          </table:table-cell>
          <table:table-cell office:value-type="float" office:value="0" calcext:value-type="float">
            <text:p>0</text:p>
          </table:table-cell>
          <table:table-cell office:value-type="float" office:value="9090853" calcext:value-type="float">
            <text:p>909085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27</text:p>
          </table:table-cell>
          <table:table-cell office:value-type="float" office:value="5.136114" calcext:value-type="float">
            <text:p>5.136114</text:p>
          </table:table-cell>
          <table:table-cell office:value-type="float" office:value="3.161276" calcext:value-type="float">
            <text:p>3.161276</text:p>
          </table:table-cell>
          <table:table-cell office:value-type="float" office:value="0" calcext:value-type="float">
            <text:p>0</text:p>
          </table:table-cell>
          <table:table-cell office:value-type="float" office:value="3850776" calcext:value-type="float">
            <text:p>385077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28</text:p>
          </table:table-cell>
          <table:table-cell office:value-type="float" office:value="5.058621" calcext:value-type="float">
            <text:p>5.058621</text:p>
          </table:table-cell>
          <table:table-cell office:value-type="float" office:value="3.658797" calcext:value-type="float">
            <text:p>3.658797</text:p>
          </table:table-cell>
          <table:table-cell office:value-type="float" office:value="0" calcext:value-type="float">
            <text:p>0</text:p>
          </table:table-cell>
          <table:table-cell office:value-type="float" office:value="4849817" calcext:value-type="float">
            <text:p>484981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29</text:p>
          </table:table-cell>
          <table:table-cell office:value-type="float" office:value="4.825689" calcext:value-type="float">
            <text:p>4.825689</text:p>
          </table:table-cell>
          <table:table-cell office:value-type="float" office:value="0.808285" calcext:value-type="float">
            <text:p>0.808285</text:p>
          </table:table-cell>
          <table:table-cell office:value-type="float" office:value="0" calcext:value-type="float">
            <text:p>0</text:p>
          </table:table-cell>
          <table:table-cell office:value-type="float" office:value="1893574" calcext:value-type="float">
            <text:p>189357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30</text:p>
          </table:table-cell>
          <table:table-cell office:value-type="float" office:value="4.852298" calcext:value-type="float">
            <text:p>4.852298</text:p>
          </table:table-cell>
          <table:table-cell office:value-type="float" office:value="1.783154" calcext:value-type="float">
            <text:p>1.783154</text:p>
          </table:table-cell>
          <table:table-cell office:value-type="float" office:value="0" calcext:value-type="float">
            <text:p>0</text:p>
          </table:table-cell>
          <table:table-cell office:value-type="float" office:value="2837024" calcext:value-type="float">
            <text:p>283702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31</text:p>
          </table:table-cell>
          <table:table-cell office:value-type="float" office:value="5.52047" calcext:value-type="float">
            <text:p>5.52047</text:p>
          </table:table-cell>
          <table:table-cell office:value-type="float" office:value="5.899218" calcext:value-type="float">
            <text:p>5.899218</text:p>
          </table:table-cell>
          <table:table-cell office:value-type="float" office:value="0" calcext:value-type="float">
            <text:p>0</text:p>
          </table:table-cell>
          <table:table-cell office:value-type="float" office:value="6407505" calcext:value-type="float">
            <text:p>64075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32</text:p>
          </table:table-cell>
          <table:table-cell office:value-type="float" office:value="6.169979" calcext:value-type="float">
            <text:p>6.169979</text:p>
          </table:table-cell>
          <table:table-cell office:value-type="float" office:value="8.758057" calcext:value-type="float">
            <text:p>8.758057</text:p>
          </table:table-cell>
          <table:table-cell office:value-type="float" office:value="0" calcext:value-type="float">
            <text:p>0</text:p>
          </table:table-cell>
          <table:table-cell office:value-type="float" office:value="6815174" calcext:value-type="float">
            <text:p>681517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33</text:p>
          </table:table-cell>
          <table:table-cell office:value-type="float" office:value="6.76194" calcext:value-type="float">
            <text:p>6.76194</text:p>
          </table:table-cell>
          <table:table-cell office:value-type="float" office:value="11.890182" calcext:value-type="float">
            <text:p>11.890182</text:p>
          </table:table-cell>
          <table:table-cell office:value-type="float" office:value="0" calcext:value-type="float">
            <text:p>0</text:p>
          </table:table-cell>
          <table:table-cell office:value-type="float" office:value="8145595" calcext:value-type="float">
            <text:p>814559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34</text:p>
          </table:table-cell>
          <table:table-cell office:value-type="float" office:value="5.523875" calcext:value-type="float">
            <text:p>5.523875</text:p>
          </table:table-cell>
          <table:table-cell office:value-type="float" office:value="7.337545" calcext:value-type="float">
            <text:p>7.337545</text:p>
          </table:table-cell>
          <table:table-cell office:value-type="float" office:value="0" calcext:value-type="float">
            <text:p>0</text:p>
          </table:table-cell>
          <table:table-cell office:value-type="float" office:value="7009752" calcext:value-type="float">
            <text:p>700975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35</text:p>
          </table:table-cell>
          <table:table-cell office:value-type="float" office:value="5.584169" calcext:value-type="float">
            <text:p>5.584169</text:p>
          </table:table-cell>
          <table:table-cell office:value-type="float" office:value="5.645633" calcext:value-type="float">
            <text:p>5.645633</text:p>
          </table:table-cell>
          <table:table-cell office:value-type="float" office:value="0" calcext:value-type="float">
            <text:p>0</text:p>
          </table:table-cell>
          <table:table-cell office:value-type="float" office:value="7219418" calcext:value-type="float">
            <text:p>72194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36</text:p>
          </table:table-cell>
          <table:table-cell office:value-type="float" office:value="5.314752" calcext:value-type="float">
            <text:p>5.314752</text:p>
          </table:table-cell>
          <table:table-cell office:value-type="float" office:value="2.941126" calcext:value-type="float">
            <text:p>2.941126</text:p>
          </table:table-cell>
          <table:table-cell office:value-type="float" office:value="0" calcext:value-type="float">
            <text:p>0</text:p>
          </table:table-cell>
          <table:table-cell office:value-type="float" office:value="4504759" calcext:value-type="float">
            <text:p>450475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37</text:p>
          </table:table-cell>
          <table:table-cell office:value-type="float" office:value="6.711783" calcext:value-type="float">
            <text:p>6.711783</text:p>
          </table:table-cell>
          <table:table-cell office:value-type="float" office:value="17.633995" calcext:value-type="float">
            <text:p>17.633995</text:p>
          </table:table-cell>
          <table:table-cell office:value-type="float" office:value="0" calcext:value-type="float">
            <text:p>0</text:p>
          </table:table-cell>
          <table:table-cell office:value-type="float" office:value="10062172" calcext:value-type="float">
            <text:p>1006217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38</text:p>
          </table:table-cell>
          <table:table-cell office:value-type="float" office:value="8.688028" calcext:value-type="float">
            <text:p>8.688028</text:p>
          </table:table-cell>
          <table:table-cell office:value-type="float" office:value="60.219243" calcext:value-type="float">
            <text:p>60.219243</text:p>
          </table:table-cell>
          <table:table-cell office:value-type="float" office:value="0" calcext:value-type="float">
            <text:p>0</text:p>
          </table:table-cell>
          <table:table-cell office:value-type="float" office:value="13712127" calcext:value-type="float">
            <text:p>1371212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39</text:p>
          </table:table-cell>
          <table:table-cell office:value-type="float" office:value="9.86912" calcext:value-type="float">
            <text:p>9.86912</text:p>
          </table:table-cell>
          <table:table-cell office:value-type="float" office:value="113.633977" calcext:value-type="float">
            <text:p>113.633977</text:p>
          </table:table-cell>
          <table:table-cell office:value-type="float" office:value="0" calcext:value-type="float">
            <text:p>0</text:p>
          </table:table-cell>
          <table:table-cell office:value-type="float" office:value="14206092" calcext:value-type="float">
            <text:p>1420609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40</text:p>
          </table:table-cell>
          <table:table-cell office:value-type="float" office:value="11.123367" calcext:value-type="float">
            <text:p>11.123367</text:p>
          </table:table-cell>
          <table:table-cell office:value-type="float" office:value="142.671237" calcext:value-type="float">
            <text:p>142.671237</text:p>
          </table:table-cell>
          <table:table-cell office:value-type="float" office:value="0" calcext:value-type="float">
            <text:p>0</text:p>
          </table:table-cell>
          <table:table-cell office:value-type="float" office:value="14156292" calcext:value-type="float">
            <text:p>1415629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41</text:p>
          </table:table-cell>
          <table:table-cell office:value-type="float" office:value="13.682413" calcext:value-type="float">
            <text:p>13.682413</text:p>
          </table:table-cell>
          <table:table-cell office:value-type="float" office:value="84.567864" calcext:value-type="float">
            <text:p>84.567864</text:p>
          </table:table-cell>
          <table:table-cell office:value-type="float" office:value="0" calcext:value-type="float">
            <text:p>0</text:p>
          </table:table-cell>
          <table:table-cell office:value-type="float" office:value="9714511" calcext:value-type="float">
            <text:p>971451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42</text:p>
          </table:table-cell>
          <table:table-cell office:value-type="float" office:value="7.904964" calcext:value-type="float">
            <text:p>7.904964</text:p>
          </table:table-cell>
          <table:table-cell office:value-type="float" office:value="14.139714" calcext:value-type="float">
            <text:p>14.139714</text:p>
          </table:table-cell>
          <table:table-cell office:value-type="float" office:value="0" calcext:value-type="float">
            <text:p>0</text:p>
          </table:table-cell>
          <table:table-cell office:value-type="float" office:value="3002448" calcext:value-type="float">
            <text:p>300244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43</text:p>
          </table:table-cell>
          <table:table-cell office:value-type="float" office:value="5.960763" calcext:value-type="float">
            <text:p>5.960763</text:p>
          </table:table-cell>
          <table:table-cell office:value-type="float" office:value="13.243864" calcext:value-type="float">
            <text:p>13.243864</text:p>
          </table:table-cell>
          <table:table-cell office:value-type="float" office:value="0" calcext:value-type="float">
            <text:p>0</text:p>
          </table:table-cell>
          <table:table-cell office:value-type="float" office:value="7975236" calcext:value-type="float">
            <text:p>797523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44</text:p>
          </table:table-cell>
          <table:table-cell office:value-type="float" office:value="6.66876" calcext:value-type="float">
            <text:p>6.66876</text:p>
          </table:table-cell>
          <table:table-cell office:value-type="float" office:value="12.029508" calcext:value-type="float">
            <text:p>12.029508</text:p>
          </table:table-cell>
          <table:table-cell office:value-type="float" office:value="0" calcext:value-type="float">
            <text:p>0</text:p>
          </table:table-cell>
          <table:table-cell office:value-type="float" office:value="9811513" calcext:value-type="float">
            <text:p>981151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45</text:p>
          </table:table-cell>
          <table:table-cell office:value-type="float" office:value="6.936487" calcext:value-type="float">
            <text:p>6.936487</text:p>
          </table:table-cell>
          <table:table-cell office:value-type="float" office:value="15.106412" calcext:value-type="float">
            <text:p>15.106412</text:p>
          </table:table-cell>
          <table:table-cell office:value-type="float" office:value="0" calcext:value-type="float">
            <text:p>0</text:p>
          </table:table-cell>
          <table:table-cell office:value-type="float" office:value="10779825" calcext:value-type="float">
            <text:p>1077982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46</text:p>
          </table:table-cell>
          <table:table-cell office:value-type="float" office:value="6.785955" calcext:value-type="float">
            <text:p>6.785955</text:p>
          </table:table-cell>
          <table:table-cell office:value-type="float" office:value="13.164467" calcext:value-type="float">
            <text:p>13.164467</text:p>
          </table:table-cell>
          <table:table-cell office:value-type="float" office:value="0" calcext:value-type="float">
            <text:p>0</text:p>
          </table:table-cell>
          <table:table-cell office:value-type="float" office:value="8345615" calcext:value-type="float">
            <text:p>834561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47</text:p>
          </table:table-cell>
          <table:table-cell office:value-type="float" office:value="5.861336" calcext:value-type="float">
            <text:p>5.861336</text:p>
          </table:table-cell>
          <table:table-cell office:value-type="float" office:value="6.048235" calcext:value-type="float">
            <text:p>6.048235</text:p>
          </table:table-cell>
          <table:table-cell office:value-type="float" office:value="0" calcext:value-type="float">
            <text:p>0</text:p>
          </table:table-cell>
          <table:table-cell office:value-type="float" office:value="6030787" calcext:value-type="float">
            <text:p>603078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48</text:p>
          </table:table-cell>
          <table:table-cell office:value-type="float" office:value="5.778149" calcext:value-type="float">
            <text:p>5.778149</text:p>
          </table:table-cell>
          <table:table-cell office:value-type="float" office:value="4.559861" calcext:value-type="float">
            <text:p>4.559861</text:p>
          </table:table-cell>
          <table:table-cell office:value-type="float" office:value="0" calcext:value-type="float">
            <text:p>0</text:p>
          </table:table-cell>
          <table:table-cell office:value-type="float" office:value="6290797" calcext:value-type="float">
            <text:p>629079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49</text:p>
          </table:table-cell>
          <table:table-cell office:value-type="float" office:value="5.979686" calcext:value-type="float">
            <text:p>5.979686</text:p>
          </table:table-cell>
          <table:table-cell office:value-type="float" office:value="4.906915" calcext:value-type="float">
            <text:p>4.906915</text:p>
          </table:table-cell>
          <table:table-cell office:value-type="float" office:value="0" calcext:value-type="float">
            <text:p>0</text:p>
          </table:table-cell>
          <table:table-cell office:value-type="float" office:value="7075021" calcext:value-type="float">
            <text:p>70750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50</text:p>
          </table:table-cell>
          <table:table-cell office:value-type="float" office:value="6.264531" calcext:value-type="float">
            <text:p>6.264531</text:p>
          </table:table-cell>
          <table:table-cell office:value-type="float" office:value="5.092272" calcext:value-type="float">
            <text:p>5.092272</text:p>
          </table:table-cell>
          <table:table-cell office:value-type="float" office:value="0" calcext:value-type="float">
            <text:p>0</text:p>
          </table:table-cell>
          <table:table-cell office:value-type="float" office:value="7023902" calcext:value-type="float">
            <text:p>702390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51</text:p>
          </table:table-cell>
          <table:table-cell office:value-type="float" office:value="11.336177" calcext:value-type="float">
            <text:p>11.336177</text:p>
          </table:table-cell>
          <table:table-cell office:value-type="float" office:value="133.811068" calcext:value-type="float">
            <text:p>133.811068</text:p>
          </table:table-cell>
          <table:table-cell office:value-type="float" office:value="0" calcext:value-type="float">
            <text:p>0</text:p>
          </table:table-cell>
          <table:table-cell office:value-type="float" office:value="17957635" calcext:value-type="float">
            <text:p>179576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52</text:p>
          </table:table-cell>
          <table:table-cell office:value-type="float" office:value="12.154179" calcext:value-type="float">
            <text:p>12.154179</text:p>
          </table:table-cell>
          <table:table-cell office:value-type="float" office:value="284.171135" calcext:value-type="float">
            <text:p>284.171135</text:p>
          </table:table-cell>
          <table:table-cell office:value-type="float" office:value="0" calcext:value-type="float">
            <text:p>0</text:p>
          </table:table-cell>
          <table:table-cell office:value-type="float" office:value="17514519" calcext:value-type="float">
            <text:p>1751451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53</text:p>
          </table:table-cell>
          <table:table-cell office:value-type="float" office:value="17.363977" calcext:value-type="float">
            <text:p>17.363977</text:p>
          </table:table-cell>
          <table:table-cell office:value-type="float" office:value="313.912446" calcext:value-type="float">
            <text:p>313.912446</text:p>
          </table:table-cell>
          <table:table-cell office:value-type="float" office:value="0" calcext:value-type="float">
            <text:p>0</text:p>
          </table:table-cell>
          <table:table-cell office:value-type="float" office:value="16939247" calcext:value-type="float">
            <text:p>1693924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54</text:p>
          </table:table-cell>
          <table:table-cell office:value-type="float" office:value="16.106297" calcext:value-type="float">
            <text:p>16.106297</text:p>
          </table:table-cell>
          <table:table-cell office:value-type="float" office:value="152.10622" calcext:value-type="float">
            <text:p>152.10622</text:p>
          </table:table-cell>
          <table:table-cell office:value-type="float" office:value="0" calcext:value-type="float">
            <text:p>0</text:p>
          </table:table-cell>
          <table:table-cell office:value-type="float" office:value="7486609" calcext:value-type="float">
            <text:p>748660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55</text:p>
          </table:table-cell>
          <table:table-cell office:value-type="float" office:value="15.345904" calcext:value-type="float">
            <text:p>15.345904</text:p>
          </table:table-cell>
          <table:table-cell office:value-type="float" office:value="196.492519" calcext:value-type="float">
            <text:p>196.492519</text:p>
          </table:table-cell>
          <table:table-cell office:value-type="float" office:value="0" calcext:value-type="float">
            <text:p>0</text:p>
          </table:table-cell>
          <table:table-cell office:value-type="float" office:value="12173958" calcext:value-type="float">
            <text:p>1217395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56</text:p>
          </table:table-cell>
          <table:table-cell office:value-type="float" office:value="14.194949" calcext:value-type="float">
            <text:p>14.194949</text:p>
          </table:table-cell>
          <table:table-cell office:value-type="float" office:value="84.755596" calcext:value-type="float">
            <text:p>84.755596</text:p>
          </table:table-cell>
          <table:table-cell office:value-type="float" office:value="0" calcext:value-type="float">
            <text:p>0</text:p>
          </table:table-cell>
          <table:table-cell office:value-type="float" office:value="5900589" calcext:value-type="float">
            <text:p>590058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57</text:p>
          </table:table-cell>
          <table:table-cell office:value-type="float" office:value="13.014423" calcext:value-type="float">
            <text:p>13.014423</text:p>
          </table:table-cell>
          <table:table-cell office:value-type="float" office:value="105.238439" calcext:value-type="float">
            <text:p>105.238439</text:p>
          </table:table-cell>
          <table:table-cell office:value-type="float" office:value="0" calcext:value-type="float">
            <text:p>0</text:p>
          </table:table-cell>
          <table:table-cell office:value-type="float" office:value="7510396" calcext:value-type="float">
            <text:p>751039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58</text:p>
          </table:table-cell>
          <table:table-cell office:value-type="float" office:value="14.23068" calcext:value-type="float">
            <text:p>14.23068</text:p>
          </table:table-cell>
          <table:table-cell office:value-type="float" office:value="113.481267" calcext:value-type="float">
            <text:p>113.481267</text:p>
          </table:table-cell>
          <table:table-cell office:value-type="float" office:value="0" calcext:value-type="float">
            <text:p>0</text:p>
          </table:table-cell>
          <table:table-cell office:value-type="float" office:value="8478000" calcext:value-type="float">
            <text:p>84780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7:59</text:p>
          </table:table-cell>
          <table:table-cell office:value-type="float" office:value="10.019823" calcext:value-type="float">
            <text:p>10.019823</text:p>
          </table:table-cell>
          <table:table-cell office:value-type="float" office:value="96.632043" calcext:value-type="float">
            <text:p>96.632043</text:p>
          </table:table-cell>
          <table:table-cell office:value-type="float" office:value="0" calcext:value-type="float">
            <text:p>0</text:p>
          </table:table-cell>
          <table:table-cell office:value-type="float" office:value="10255502" calcext:value-type="float">
            <text:p>1025550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00</text:p>
          </table:table-cell>
          <table:table-cell office:value-type="float" office:value="9.923188" calcext:value-type="float">
            <text:p>9.923188</text:p>
          </table:table-cell>
          <table:table-cell office:value-type="float" office:value="59.445286" calcext:value-type="float">
            <text:p>59.445286</text:p>
          </table:table-cell>
          <table:table-cell office:value-type="float" office:value="0" calcext:value-type="float">
            <text:p>0</text:p>
          </table:table-cell>
          <table:table-cell office:value-type="float" office:value="8743037" calcext:value-type="float">
            <text:p>874303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01</text:p>
          </table:table-cell>
          <table:table-cell office:value-type="float" office:value="7.061005" calcext:value-type="float">
            <text:p>7.061005</text:p>
          </table:table-cell>
          <table:table-cell office:value-type="float" office:value="14.986233" calcext:value-type="float">
            <text:p>14.986233</text:p>
          </table:table-cell>
          <table:table-cell office:value-type="float" office:value="0" calcext:value-type="float">
            <text:p>0</text:p>
          </table:table-cell>
          <table:table-cell office:value-type="float" office:value="5892267" calcext:value-type="float">
            <text:p>589226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02</text:p>
          </table:table-cell>
          <table:table-cell office:value-type="float" office:value="7.480476" calcext:value-type="float">
            <text:p>7.480476</text:p>
          </table:table-cell>
          <table:table-cell office:value-type="float" office:value="23.879688" calcext:value-type="float">
            <text:p>23.879688</text:p>
          </table:table-cell>
          <table:table-cell office:value-type="float" office:value="0" calcext:value-type="float">
            <text:p>0</text:p>
          </table:table-cell>
          <table:table-cell office:value-type="float" office:value="9328853" calcext:value-type="float">
            <text:p>932885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03</text:p>
          </table:table-cell>
          <table:table-cell office:value-type="float" office:value="12.644511" calcext:value-type="float">
            <text:p>12.644511</text:p>
          </table:table-cell>
          <table:table-cell office:value-type="float" office:value="267.813325" calcext:value-type="float">
            <text:p>267.813325</text:p>
          </table:table-cell>
          <table:table-cell office:value-type="float" office:value="0" calcext:value-type="float">
            <text:p>0</text:p>
          </table:table-cell>
          <table:table-cell office:value-type="float" office:value="22758554" calcext:value-type="float">
            <text:p>2275855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04</text:p>
          </table:table-cell>
          <table:table-cell office:value-type="float" office:value="13.544766" calcext:value-type="float">
            <text:p>13.544766</text:p>
          </table:table-cell>
          <table:table-cell office:value-type="float" office:value="316.429113" calcext:value-type="float">
            <text:p>316.429113</text:p>
          </table:table-cell>
          <table:table-cell office:value-type="float" office:value="0" calcext:value-type="float">
            <text:p>0</text:p>
          </table:table-cell>
          <table:table-cell office:value-type="float" office:value="19690097" calcext:value-type="float">
            <text:p>1969009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05</text:p>
          </table:table-cell>
          <table:table-cell office:value-type="float" office:value="19.982607" calcext:value-type="float">
            <text:p>19.982607</text:p>
          </table:table-cell>
          <table:table-cell office:value-type="float" office:value="225.994996" calcext:value-type="float">
            <text:p>225.994996</text:p>
          </table:table-cell>
          <table:table-cell office:value-type="float" office:value="0" calcext:value-type="float">
            <text:p>0</text:p>
          </table:table-cell>
          <table:table-cell office:value-type="float" office:value="13033026" calcext:value-type="float">
            <text:p>1303302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06</text:p>
          </table:table-cell>
          <table:table-cell office:value-type="float" office:value="18.551953" calcext:value-type="float">
            <text:p>18.551953</text:p>
          </table:table-cell>
          <table:table-cell office:value-type="float" office:value="94.280827" calcext:value-type="float">
            <text:p>94.280827</text:p>
          </table:table-cell>
          <table:table-cell office:value-type="float" office:value="0" calcext:value-type="float">
            <text:p>0</text:p>
          </table:table-cell>
          <table:table-cell office:value-type="float" office:value="5143155" calcext:value-type="float">
            <text:p>514315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07</text:p>
          </table:table-cell>
          <table:table-cell office:value-type="float" office:value="18.007753" calcext:value-type="float">
            <text:p>18.007753</text:p>
          </table:table-cell>
          <table:table-cell office:value-type="float" office:value="65.575655" calcext:value-type="float">
            <text:p>65.575655</text:p>
          </table:table-cell>
          <table:table-cell office:value-type="float" office:value="0" calcext:value-type="float">
            <text:p>0</text:p>
          </table:table-cell>
          <table:table-cell office:value-type="float" office:value="3799378" calcext:value-type="float">
            <text:p>379937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08</text:p>
          </table:table-cell>
          <table:table-cell office:value-type="float" office:value="12.840233" calcext:value-type="float">
            <text:p>12.840233</text:p>
          </table:table-cell>
          <table:table-cell office:value-type="float" office:value="54.03764" calcext:value-type="float">
            <text:p>54.03764</text:p>
          </table:table-cell>
          <table:table-cell office:value-type="float" office:value="0" calcext:value-type="float">
            <text:p>0</text:p>
          </table:table-cell>
          <table:table-cell office:value-type="float" office:value="5445291" calcext:value-type="float">
            <text:p>544529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09</text:p>
          </table:table-cell>
          <table:table-cell office:value-type="float" office:value="12.394432" calcext:value-type="float">
            <text:p>12.394432</text:p>
          </table:table-cell>
          <table:table-cell office:value-type="float" office:value="171.245855" calcext:value-type="float">
            <text:p>171.245855</text:p>
          </table:table-cell>
          <table:table-cell office:value-type="float" office:value="0" calcext:value-type="float">
            <text:p>0</text:p>
          </table:table-cell>
          <table:table-cell office:value-type="float" office:value="13435976" calcext:value-type="float">
            <text:p>1343597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10</text:p>
          </table:table-cell>
          <table:table-cell office:value-type="float" office:value="14.497945" calcext:value-type="float">
            <text:p>14.497945</text:p>
          </table:table-cell>
          <table:table-cell office:value-type="float" office:value="210.201406" calcext:value-type="float">
            <text:p>210.201406</text:p>
          </table:table-cell>
          <table:table-cell office:value-type="float" office:value="0" calcext:value-type="float">
            <text:p>0</text:p>
          </table:table-cell>
          <table:table-cell office:value-type="float" office:value="14212968" calcext:value-type="float">
            <text:p>1421296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11</text:p>
          </table:table-cell>
          <table:table-cell office:value-type="float" office:value="16.500497" calcext:value-type="float">
            <text:p>16.500497</text:p>
          </table:table-cell>
          <table:table-cell office:value-type="float" office:value="129.907237" calcext:value-type="float">
            <text:p>129.907237</text:p>
          </table:table-cell>
          <table:table-cell office:value-type="float" office:value="0" calcext:value-type="float">
            <text:p>0</text:p>
          </table:table-cell>
          <table:table-cell office:value-type="float" office:value="8556352" calcext:value-type="float">
            <text:p>85563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12</text:p>
          </table:table-cell>
          <table:table-cell office:value-type="float" office:value="15.201005" calcext:value-type="float">
            <text:p>15.201005</text:p>
          </table:table-cell>
          <table:table-cell office:value-type="float" office:value="150.258022" calcext:value-type="float">
            <text:p>150.258022</text:p>
          </table:table-cell>
          <table:table-cell office:value-type="float" office:value="0" calcext:value-type="float">
            <text:p>0</text:p>
          </table:table-cell>
          <table:table-cell office:value-type="float" office:value="9803624" calcext:value-type="float">
            <text:p>980362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13</text:p>
          </table:table-cell>
          <table:table-cell office:value-type="float" office:value="15.215079" calcext:value-type="float">
            <text:p>15.215079</text:p>
          </table:table-cell>
          <table:table-cell office:value-type="float" office:value="291.902796" calcext:value-type="float">
            <text:p>291.902796</text:p>
          </table:table-cell>
          <table:table-cell office:value-type="float" office:value="0" calcext:value-type="float">
            <text:p>0</text:p>
          </table:table-cell>
          <table:table-cell office:value-type="float" office:value="16980136" calcext:value-type="float">
            <text:p>1698013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14</text:p>
          </table:table-cell>
          <table:table-cell office:value-type="float" office:value="14.662961" calcext:value-type="float">
            <text:p>14.662961</text:p>
          </table:table-cell>
          <table:table-cell office:value-type="float" office:value="239.084796" calcext:value-type="float">
            <text:p>239.084796</text:p>
          </table:table-cell>
          <table:table-cell office:value-type="float" office:value="0" calcext:value-type="float">
            <text:p>0</text:p>
          </table:table-cell>
          <table:table-cell office:value-type="float" office:value="9488374" calcext:value-type="float">
            <text:p>948837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15</text:p>
          </table:table-cell>
          <table:table-cell office:value-type="float" office:value="21.819395" calcext:value-type="float">
            <text:p>21.819395</text:p>
          </table:table-cell>
          <table:table-cell office:value-type="float" office:value="546.805861" calcext:value-type="float">
            <text:p>546.805861</text:p>
          </table:table-cell>
          <table:table-cell office:value-type="float" office:value="0" calcext:value-type="float">
            <text:p>0</text:p>
          </table:table-cell>
          <table:table-cell office:value-type="float" office:value="16887509" calcext:value-type="float">
            <text:p>1688750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16</text:p>
          </table:table-cell>
          <table:table-cell office:value-type="float" office:value="17.191648" calcext:value-type="float">
            <text:p>17.191648</text:p>
          </table:table-cell>
          <table:table-cell office:value-type="float" office:value="427.716236" calcext:value-type="float">
            <text:p>427.716236</text:p>
          </table:table-cell>
          <table:table-cell office:value-type="float" office:value="0" calcext:value-type="float">
            <text:p>0</text:p>
          </table:table-cell>
          <table:table-cell office:value-type="float" office:value="13926848" calcext:value-type="float">
            <text:p>1392684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17</text:p>
          </table:table-cell>
          <table:table-cell office:value-type="float" office:value="19.841439" calcext:value-type="float">
            <text:p>19.841439</text:p>
          </table:table-cell>
          <table:table-cell office:value-type="float" office:value="502.173152" calcext:value-type="float">
            <text:p>502.173152</text:p>
          </table:table-cell>
          <table:table-cell office:value-type="float" office:value="0" calcext:value-type="float">
            <text:p>0</text:p>
          </table:table-cell>
          <table:table-cell office:value-type="float" office:value="13574364" calcext:value-type="float">
            <text:p>1357436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18</text:p>
          </table:table-cell>
          <table:table-cell office:value-type="float" office:value="19.511609" calcext:value-type="float">
            <text:p>19.511609</text:p>
          </table:table-cell>
          <table:table-cell office:value-type="float" office:value="523.966006" calcext:value-type="float">
            <text:p>523.966006</text:p>
          </table:table-cell>
          <table:table-cell office:value-type="float" office:value="0" calcext:value-type="float">
            <text:p>0</text:p>
          </table:table-cell>
          <table:table-cell office:value-type="float" office:value="13171893" calcext:value-type="float">
            <text:p>1317189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19</text:p>
          </table:table-cell>
          <table:table-cell office:value-type="float" office:value="38.593514" calcext:value-type="float">
            <text:p>38.593514</text:p>
          </table:table-cell>
          <table:table-cell office:value-type="float" office:value="249.973957" calcext:value-type="float">
            <text:p>249.973957</text:p>
          </table:table-cell>
          <table:table-cell office:value-type="float" office:value="0" calcext:value-type="float">
            <text:p>0</text:p>
          </table:table-cell>
          <table:table-cell office:value-type="float" office:value="6702365" calcext:value-type="float">
            <text:p>670236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20</text:p>
          </table:table-cell>
          <table:table-cell office:value-type="float" office:value="19.83442" calcext:value-type="float">
            <text:p>19.83442</text:p>
          </table:table-cell>
          <table:table-cell office:value-type="float" office:value="708.11921" calcext:value-type="float">
            <text:p>708.11921</text:p>
          </table:table-cell>
          <table:table-cell office:value-type="float" office:value="0" calcext:value-type="float">
            <text:p>0</text:p>
          </table:table-cell>
          <table:table-cell office:value-type="float" office:value="15052072" calcext:value-type="float">
            <text:p>1505207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21</text:p>
          </table:table-cell>
          <table:table-cell office:value-type="float" office:value="26.864063" calcext:value-type="float">
            <text:p>26.864063</text:p>
          </table:table-cell>
          <table:table-cell office:value-type="float" office:value="1649.44503" calcext:value-type="float">
            <text:p>1649.44503</text:p>
          </table:table-cell>
          <table:table-cell office:value-type="float" office:value="0" calcext:value-type="float">
            <text:p>0</text:p>
          </table:table-cell>
          <table:table-cell office:value-type="float" office:value="24226067" calcext:value-type="float">
            <text:p>2422606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22</text:p>
          </table:table-cell>
          <table:table-cell office:value-type="float" office:value="66.570571" calcext:value-type="float">
            <text:p>66.570571</text:p>
          </table:table-cell>
          <table:table-cell office:value-type="float" office:value="3117.376702" calcext:value-type="float">
            <text:p>3117.376702</text:p>
          </table:table-cell>
          <table:table-cell office:value-type="float" office:value="0" calcext:value-type="float">
            <text:p>0</text:p>
          </table:table-cell>
          <table:table-cell office:value-type="float" office:value="42930233" calcext:value-type="float">
            <text:p>4293023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23</text:p>
          </table:table-cell>
          <table:table-cell office:value-type="float" office:value="35.29147" calcext:value-type="float">
            <text:p>35.29147</text:p>
          </table:table-cell>
          <table:table-cell office:value-type="float" office:value="704.554295" calcext:value-type="float">
            <text:p>704.554295</text:p>
          </table:table-cell>
          <table:table-cell office:value-type="float" office:value="0" calcext:value-type="float">
            <text:p>0</text:p>
          </table:table-cell>
          <table:table-cell office:value-type="float" office:value="12908178" calcext:value-type="float">
            <text:p>1290817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24</text:p>
          </table:table-cell>
          <table:table-cell office:value-type="float" office:value="32.938968" calcext:value-type="float">
            <text:p>32.938968</text:p>
          </table:table-cell>
          <table:table-cell office:value-type="float" office:value="695.622782" calcext:value-type="float">
            <text:p>695.622782</text:p>
          </table:table-cell>
          <table:table-cell office:value-type="float" office:value="0" calcext:value-type="float">
            <text:p>0</text:p>
          </table:table-cell>
          <table:table-cell office:value-type="float" office:value="7790158" calcext:value-type="float">
            <text:p>779015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25</text:p>
          </table:table-cell>
          <table:table-cell office:value-type="float" office:value="36.737892" calcext:value-type="float">
            <text:p>36.737892</text:p>
          </table:table-cell>
          <table:table-cell office:value-type="float" office:value="563.696279" calcext:value-type="float">
            <text:p>563.696279</text:p>
          </table:table-cell>
          <table:table-cell office:value-type="float" office:value="0" calcext:value-type="float">
            <text:p>0</text:p>
          </table:table-cell>
          <table:table-cell office:value-type="float" office:value="6587939" calcext:value-type="float">
            <text:p>658793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26</text:p>
          </table:table-cell>
          <table:table-cell office:value-type="float" office:value="34.661083" calcext:value-type="float">
            <text:p>34.661083</text:p>
          </table:table-cell>
          <table:table-cell office:value-type="float" office:value="811.650582" calcext:value-type="float">
            <text:p>811.650582</text:p>
          </table:table-cell>
          <table:table-cell office:value-type="float" office:value="0" calcext:value-type="float">
            <text:p>0</text:p>
          </table:table-cell>
          <table:table-cell office:value-type="float" office:value="7726583" calcext:value-type="float">
            <text:p>772658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27</text:p>
          </table:table-cell>
          <table:table-cell office:value-type="float" office:value="39.582529" calcext:value-type="float">
            <text:p>39.582529</text:p>
          </table:table-cell>
          <table:table-cell office:value-type="float" office:value="936.046815" calcext:value-type="float">
            <text:p>936.046815</text:p>
          </table:table-cell>
          <table:table-cell office:value-type="float" office:value="0" calcext:value-type="float">
            <text:p>0</text:p>
          </table:table-cell>
          <table:table-cell office:value-type="float" office:value="9766130" calcext:value-type="float">
            <text:p>976613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28</text:p>
          </table:table-cell>
          <table:table-cell office:value-type="float" office:value="64.22361" calcext:value-type="float">
            <text:p>64.22361</text:p>
          </table:table-cell>
          <table:table-cell office:value-type="float" office:value="918.914612" calcext:value-type="float">
            <text:p>918.914612</text:p>
          </table:table-cell>
          <table:table-cell office:value-type="float" office:value="0" calcext:value-type="float">
            <text:p>0</text:p>
          </table:table-cell>
          <table:table-cell office:value-type="float" office:value="11180642" calcext:value-type="float">
            <text:p>1118064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29</text:p>
          </table:table-cell>
          <table:table-cell office:value-type="float" office:value="37.946263" calcext:value-type="float">
            <text:p>37.946263</text:p>
          </table:table-cell>
          <table:table-cell office:value-type="float" office:value="1061.835714" calcext:value-type="float">
            <text:p>1061.835714</text:p>
          </table:table-cell>
          <table:table-cell office:value-type="float" office:value="0" calcext:value-type="float">
            <text:p>0</text:p>
          </table:table-cell>
          <table:table-cell office:value-type="float" office:value="12666106" calcext:value-type="float">
            <text:p>1266610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30</text:p>
          </table:table-cell>
          <table:table-cell office:value-type="float" office:value="50.598305" calcext:value-type="float">
            <text:p>50.598305</text:p>
          </table:table-cell>
          <table:table-cell office:value-type="float" office:value="919.422257" calcext:value-type="float">
            <text:p>919.422257</text:p>
          </table:table-cell>
          <table:table-cell office:value-type="float" office:value="0" calcext:value-type="float">
            <text:p>0</text:p>
          </table:table-cell>
          <table:table-cell office:value-type="float" office:value="13420371" calcext:value-type="float">
            <text:p>1342037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31</text:p>
          </table:table-cell>
          <table:table-cell office:value-type="float" office:value="180.725804" calcext:value-type="float">
            <text:p>180.725804</text:p>
          </table:table-cell>
          <table:table-cell office:value-type="float" office:value="1241.847515" calcext:value-type="float">
            <text:p>1241.847515</text:p>
          </table:table-cell>
          <table:table-cell office:value-type="float" office:value="0" calcext:value-type="float">
            <text:p>0</text:p>
          </table:table-cell>
          <table:table-cell office:value-type="float" office:value="14389074" calcext:value-type="float">
            <text:p>1438907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32</text:p>
          </table:table-cell>
          <table:table-cell office:value-type="float" office:value="76.137648" calcext:value-type="float">
            <text:p>76.137648</text:p>
          </table:table-cell>
          <table:table-cell office:value-type="float" office:value="986.74307" calcext:value-type="float">
            <text:p>986.74307</text:p>
          </table:table-cell>
          <table:table-cell office:value-type="float" office:value="0" calcext:value-type="float">
            <text:p>0</text:p>
          </table:table-cell>
          <table:table-cell office:value-type="float" office:value="11355322" calcext:value-type="float">
            <text:p>1135532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33</text:p>
          </table:table-cell>
          <table:table-cell office:value-type="float" office:value="78.307666" calcext:value-type="float">
            <text:p>78.307666</text:p>
          </table:table-cell>
          <table:table-cell office:value-type="float" office:value="491.764929" calcext:value-type="float">
            <text:p>491.764929</text:p>
          </table:table-cell>
          <table:table-cell office:value-type="float" office:value="0" calcext:value-type="float">
            <text:p>0</text:p>
          </table:table-cell>
          <table:table-cell office:value-type="float" office:value="6323171" calcext:value-type="float">
            <text:p>632317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34</text:p>
          </table:table-cell>
          <table:table-cell office:value-type="float" office:value="60.634541" calcext:value-type="float">
            <text:p>60.634541</text:p>
          </table:table-cell>
          <table:table-cell office:value-type="float" office:value="299.066944" calcext:value-type="float">
            <text:p>299.066944</text:p>
          </table:table-cell>
          <table:table-cell office:value-type="float" office:value="0" calcext:value-type="float">
            <text:p>0</text:p>
          </table:table-cell>
          <table:table-cell office:value-type="float" office:value="4795529" calcext:value-type="float">
            <text:p>479552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35</text:p>
          </table:table-cell>
          <table:table-cell office:value-type="float" office:value="47.397672" calcext:value-type="float">
            <text:p>47.397672</text:p>
          </table:table-cell>
          <table:table-cell office:value-type="float" office:value="340.21941" calcext:value-type="float">
            <text:p>340.21941</text:p>
          </table:table-cell>
          <table:table-cell office:value-type="float" office:value="0" calcext:value-type="float">
            <text:p>0</text:p>
          </table:table-cell>
          <table:table-cell office:value-type="float" office:value="4400863" calcext:value-type="float">
            <text:p>44008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36</text:p>
          </table:table-cell>
          <table:table-cell office:value-type="float" office:value="50.120229" calcext:value-type="float">
            <text:p>50.120229</text:p>
          </table:table-cell>
          <table:table-cell office:value-type="float" office:value="291.946547" calcext:value-type="float">
            <text:p>291.946547</text:p>
          </table:table-cell>
          <table:table-cell office:value-type="float" office:value="0" calcext:value-type="float">
            <text:p>0</text:p>
          </table:table-cell>
          <table:table-cell office:value-type="float" office:value="3269127" calcext:value-type="float">
            <text:p>32691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37</text:p>
          </table:table-cell>
          <table:table-cell office:value-type="float" office:value="36.865186" calcext:value-type="float">
            <text:p>36.865186</text:p>
          </table:table-cell>
          <table:table-cell office:value-type="float" office:value="515.872354" calcext:value-type="float">
            <text:p>515.872354</text:p>
          </table:table-cell>
          <table:table-cell office:value-type="float" office:value="0" calcext:value-type="float">
            <text:p>0</text:p>
          </table:table-cell>
          <table:table-cell office:value-type="float" office:value="8620655" calcext:value-type="float">
            <text:p>862065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38</text:p>
          </table:table-cell>
          <table:table-cell office:value-type="float" office:value="48.440701" calcext:value-type="float">
            <text:p>48.440701</text:p>
          </table:table-cell>
          <table:table-cell office:value-type="float" office:value="562.387485" calcext:value-type="float">
            <text:p>562.387485</text:p>
          </table:table-cell>
          <table:table-cell office:value-type="float" office:value="0" calcext:value-type="float">
            <text:p>0</text:p>
          </table:table-cell>
          <table:table-cell office:value-type="float" office:value="9409744" calcext:value-type="float">
            <text:p>940974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39</text:p>
          </table:table-cell>
          <table:table-cell office:value-type="float" office:value="33.159024" calcext:value-type="float">
            <text:p>33.159024</text:p>
          </table:table-cell>
          <table:table-cell office:value-type="float" office:value="661.504611" calcext:value-type="float">
            <text:p>661.504611</text:p>
          </table:table-cell>
          <table:table-cell office:value-type="float" office:value="0" calcext:value-type="float">
            <text:p>0</text:p>
          </table:table-cell>
          <table:table-cell office:value-type="float" office:value="10784024" calcext:value-type="float">
            <text:p>1078402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40</text:p>
          </table:table-cell>
          <table:table-cell office:value-type="float" office:value="38.02238" calcext:value-type="float">
            <text:p>38.02238</text:p>
          </table:table-cell>
          <table:table-cell office:value-type="float" office:value="801.089506" calcext:value-type="float">
            <text:p>801.089506</text:p>
          </table:table-cell>
          <table:table-cell office:value-type="float" office:value="0" calcext:value-type="float">
            <text:p>0</text:p>
          </table:table-cell>
          <table:table-cell office:value-type="float" office:value="11952106" calcext:value-type="float">
            <text:p>119521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41</text:p>
          </table:table-cell>
          <table:table-cell office:value-type="float" office:value="41.128102" calcext:value-type="float">
            <text:p>41.128102</text:p>
          </table:table-cell>
          <table:table-cell office:value-type="float" office:value="834.076852" calcext:value-type="float">
            <text:p>834.076852</text:p>
          </table:table-cell>
          <table:table-cell office:value-type="float" office:value="0" calcext:value-type="float">
            <text:p>0</text:p>
          </table:table-cell>
          <table:table-cell office:value-type="float" office:value="10736342" calcext:value-type="float">
            <text:p>1073634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42</text:p>
          </table:table-cell>
          <table:table-cell office:value-type="float" office:value="43.225757" calcext:value-type="float">
            <text:p>43.225757</text:p>
          </table:table-cell>
          <table:table-cell office:value-type="float" office:value="720.511206" calcext:value-type="float">
            <text:p>720.511206</text:p>
          </table:table-cell>
          <table:table-cell office:value-type="float" office:value="0" calcext:value-type="float">
            <text:p>0</text:p>
          </table:table-cell>
          <table:table-cell office:value-type="float" office:value="8553159" calcext:value-type="float">
            <text:p>85531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43</text:p>
          </table:table-cell>
          <table:table-cell office:value-type="float" office:value="28.816887" calcext:value-type="float">
            <text:p>28.816887</text:p>
          </table:table-cell>
          <table:table-cell office:value-type="float" office:value="749.369401" calcext:value-type="float">
            <text:p>749.369401</text:p>
          </table:table-cell>
          <table:table-cell office:value-type="float" office:value="0" calcext:value-type="float">
            <text:p>0</text:p>
          </table:table-cell>
          <table:table-cell office:value-type="float" office:value="9540225" calcext:value-type="float">
            <text:p>954022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44</text:p>
          </table:table-cell>
          <table:table-cell office:value-type="float" office:value="44.668207" calcext:value-type="float">
            <text:p>44.668207</text:p>
          </table:table-cell>
          <table:table-cell office:value-type="float" office:value="894.321316" calcext:value-type="float">
            <text:p>894.321316</text:p>
          </table:table-cell>
          <table:table-cell office:value-type="float" office:value="0" calcext:value-type="float">
            <text:p>0</text:p>
          </table:table-cell>
          <table:table-cell office:value-type="float" office:value="11713432" calcext:value-type="float">
            <text:p>1171343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45</text:p>
          </table:table-cell>
          <table:table-cell office:value-type="float" office:value="29.168077" calcext:value-type="float">
            <text:p>29.168077</text:p>
          </table:table-cell>
          <table:table-cell office:value-type="float" office:value="1084.998427" calcext:value-type="float">
            <text:p>1084.998427</text:p>
          </table:table-cell>
          <table:table-cell office:value-type="float" office:value="0" calcext:value-type="float">
            <text:p>0</text:p>
          </table:table-cell>
          <table:table-cell office:value-type="float" office:value="13666988" calcext:value-type="float">
            <text:p>1366698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46</text:p>
          </table:table-cell>
          <table:table-cell office:value-type="float" office:value="45.961743" calcext:value-type="float">
            <text:p>45.961743</text:p>
          </table:table-cell>
          <table:table-cell office:value-type="float" office:value="1152.528383" calcext:value-type="float">
            <text:p>1152.528383</text:p>
          </table:table-cell>
          <table:table-cell office:value-type="float" office:value="0" calcext:value-type="float">
            <text:p>0</text:p>
          </table:table-cell>
          <table:table-cell office:value-type="float" office:value="11223256" calcext:value-type="float">
            <text:p>1122325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47</text:p>
          </table:table-cell>
          <table:table-cell office:value-type="float" office:value="40.214806" calcext:value-type="float">
            <text:p>40.214806</text:p>
          </table:table-cell>
          <table:table-cell office:value-type="float" office:value="1460.027104" calcext:value-type="float">
            <text:p>1460.027104</text:p>
          </table:table-cell>
          <table:table-cell office:value-type="float" office:value="0" calcext:value-type="float">
            <text:p>0</text:p>
          </table:table-cell>
          <table:table-cell office:value-type="float" office:value="13270770" calcext:value-type="float">
            <text:p>1327077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48</text:p>
          </table:table-cell>
          <table:table-cell office:value-type="float" office:value="47.755131" calcext:value-type="float">
            <text:p>47.755131</text:p>
          </table:table-cell>
          <table:table-cell office:value-type="float" office:value="1401.060838" calcext:value-type="float">
            <text:p>1401.060838</text:p>
          </table:table-cell>
          <table:table-cell office:value-type="float" office:value="0" calcext:value-type="float">
            <text:p>0</text:p>
          </table:table-cell>
          <table:table-cell office:value-type="float" office:value="13331947" calcext:value-type="float">
            <text:p>133319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49</text:p>
          </table:table-cell>
          <table:table-cell office:value-type="float" office:value="51.855382" calcext:value-type="float">
            <text:p>51.855382</text:p>
          </table:table-cell>
          <table:table-cell office:value-type="float" office:value="1255.097924" calcext:value-type="float">
            <text:p>1255.097924</text:p>
          </table:table-cell>
          <table:table-cell office:value-type="float" office:value="0" calcext:value-type="float">
            <text:p>0</text:p>
          </table:table-cell>
          <table:table-cell office:value-type="float" office:value="11530859" calcext:value-type="float">
            <text:p>1153085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50</text:p>
          </table:table-cell>
          <table:table-cell office:value-type="float" office:value="38.774103" calcext:value-type="float">
            <text:p>38.774103</text:p>
          </table:table-cell>
          <table:table-cell office:value-type="float" office:value="1381.953342" calcext:value-type="float">
            <text:p>1381.953342</text:p>
          </table:table-cell>
          <table:table-cell office:value-type="float" office:value="0" calcext:value-type="float">
            <text:p>0</text:p>
          </table:table-cell>
          <table:table-cell office:value-type="float" office:value="11996481" calcext:value-type="float">
            <text:p>1199648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51</text:p>
          </table:table-cell>
          <table:table-cell office:value-type="float" office:value="52.123769" calcext:value-type="float">
            <text:p>52.123769</text:p>
          </table:table-cell>
          <table:table-cell office:value-type="float" office:value="1814.069571" calcext:value-type="float">
            <text:p>1814.069571</text:p>
          </table:table-cell>
          <table:table-cell office:value-type="float" office:value="0" calcext:value-type="float">
            <text:p>0</text:p>
          </table:table-cell>
          <table:table-cell office:value-type="float" office:value="14131535" calcext:value-type="float">
            <text:p>1413153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52</text:p>
          </table:table-cell>
          <table:table-cell office:value-type="float" office:value="62.269695" calcext:value-type="float">
            <text:p>62.269695</text:p>
          </table:table-cell>
          <table:table-cell office:value-type="float" office:value="1107.29842" calcext:value-type="float">
            <text:p>1107.29842</text:p>
          </table:table-cell>
          <table:table-cell office:value-type="float" office:value="0" calcext:value-type="float">
            <text:p>0</text:p>
          </table:table-cell>
          <table:table-cell office:value-type="float" office:value="9099370" calcext:value-type="float">
            <text:p>909937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53</text:p>
          </table:table-cell>
          <table:table-cell office:value-type="float" office:value="155.224082" calcext:value-type="float">
            <text:p>155.224082</text:p>
          </table:table-cell>
          <table:table-cell office:value-type="float" office:value="1104.969767" calcext:value-type="float">
            <text:p>1104.969767</text:p>
          </table:table-cell>
          <table:table-cell office:value-type="float" office:value="0" calcext:value-type="float">
            <text:p>0</text:p>
          </table:table-cell>
          <table:table-cell office:value-type="float" office:value="10598701" calcext:value-type="float">
            <text:p>1059870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54</text:p>
          </table:table-cell>
          <table:table-cell office:value-type="float" office:value="66.985213" calcext:value-type="float">
            <text:p>66.985213</text:p>
          </table:table-cell>
          <table:table-cell office:value-type="float" office:value="1097.925191" calcext:value-type="float">
            <text:p>1097.925191</text:p>
          </table:table-cell>
          <table:table-cell office:value-type="float" office:value="0" calcext:value-type="float">
            <text:p>0</text:p>
          </table:table-cell>
          <table:table-cell office:value-type="float" office:value="9853529" calcext:value-type="float">
            <text:p>985352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55</text:p>
          </table:table-cell>
          <table:table-cell office:value-type="float" office:value="48.926956" calcext:value-type="float">
            <text:p>48.926956</text:p>
          </table:table-cell>
          <table:table-cell office:value-type="float" office:value="1652.864209" calcext:value-type="float">
            <text:p>1652.864209</text:p>
          </table:table-cell>
          <table:table-cell office:value-type="float" office:value="0" calcext:value-type="float">
            <text:p>0</text:p>
          </table:table-cell>
          <table:table-cell office:value-type="float" office:value="12178633" calcext:value-type="float">
            <text:p>1217863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56</text:p>
          </table:table-cell>
          <table:table-cell office:value-type="float" office:value="71.688007" calcext:value-type="float">
            <text:p>71.688007</text:p>
          </table:table-cell>
          <table:table-cell office:value-type="float" office:value="2228.841813" calcext:value-type="float">
            <text:p>2228.841813</text:p>
          </table:table-cell>
          <table:table-cell office:value-type="float" office:value="0" calcext:value-type="float">
            <text:p>0</text:p>
          </table:table-cell>
          <table:table-cell office:value-type="float" office:value="15036795" calcext:value-type="float">
            <text:p>1503679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57</text:p>
          </table:table-cell>
          <table:table-cell office:value-type="float" office:value="46.970514" calcext:value-type="float">
            <text:p>46.970514</text:p>
          </table:table-cell>
          <table:table-cell office:value-type="float" office:value="1403.418805" calcext:value-type="float">
            <text:p>1403.418805</text:p>
          </table:table-cell>
          <table:table-cell office:value-type="float" office:value="0" calcext:value-type="float">
            <text:p>0</text:p>
          </table:table-cell>
          <table:table-cell office:value-type="float" office:value="10978786" calcext:value-type="float">
            <text:p>1097878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58</text:p>
          </table:table-cell>
          <table:table-cell office:value-type="float" office:value="93.24175" calcext:value-type="float">
            <text:p>93.24175</text:p>
          </table:table-cell>
          <table:table-cell office:value-type="float" office:value="2635.209036" calcext:value-type="float">
            <text:p>2635.209036</text:p>
          </table:table-cell>
          <table:table-cell office:value-type="float" office:value="0" calcext:value-type="float">
            <text:p>0</text:p>
          </table:table-cell>
          <table:table-cell office:value-type="float" office:value="16107717" calcext:value-type="float">
            <text:p>1610771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8:59</text:p>
          </table:table-cell>
          <table:table-cell office:value-type="float" office:value="125.328362" calcext:value-type="float">
            <text:p>125.328362</text:p>
          </table:table-cell>
          <table:table-cell office:value-type="float" office:value="2712.481885" calcext:value-type="float">
            <text:p>2712.481885</text:p>
          </table:table-cell>
          <table:table-cell office:value-type="float" office:value="0" calcext:value-type="float">
            <text:p>0</text:p>
          </table:table-cell>
          <table:table-cell office:value-type="float" office:value="16065961" calcext:value-type="float">
            <text:p>1606596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00</text:p>
          </table:table-cell>
          <table:table-cell office:value-type="float" office:value="187.024689" calcext:value-type="float">
            <text:p>187.024689</text:p>
          </table:table-cell>
          <table:table-cell office:value-type="float" office:value="1708.307351" calcext:value-type="float">
            <text:p>1708.307351</text:p>
          </table:table-cell>
          <table:table-cell office:value-type="float" office:value="0" calcext:value-type="float">
            <text:p>0</text:p>
          </table:table-cell>
          <table:table-cell office:value-type="float" office:value="10452656" calcext:value-type="float">
            <text:p>1045265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01</text:p>
          </table:table-cell>
          <table:table-cell office:value-type="float" office:value="71.894225" calcext:value-type="float">
            <text:p>71.894225</text:p>
          </table:table-cell>
          <table:table-cell office:value-type="float" office:value="2021.304875" calcext:value-type="float">
            <text:p>2021.304875</text:p>
          </table:table-cell>
          <table:table-cell office:value-type="float" office:value="0" calcext:value-type="float">
            <text:p>0</text:p>
          </table:table-cell>
          <table:table-cell office:value-type="float" office:value="10194836" calcext:value-type="float">
            <text:p>101948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02</text:p>
          </table:table-cell>
          <table:table-cell office:value-type="float" office:value="93.332321" calcext:value-type="float">
            <text:p>93.332321</text:p>
          </table:table-cell>
          <table:table-cell office:value-type="float" office:value="2268.123735" calcext:value-type="float">
            <text:p>2268.123735</text:p>
          </table:table-cell>
          <table:table-cell office:value-type="float" office:value="0" calcext:value-type="float">
            <text:p>0</text:p>
          </table:table-cell>
          <table:table-cell office:value-type="float" office:value="12346373" calcext:value-type="float">
            <text:p>1234637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03</text:p>
          </table:table-cell>
          <table:table-cell office:value-type="float" office:value="91.545417" calcext:value-type="float">
            <text:p>91.545417</text:p>
          </table:table-cell>
          <table:table-cell office:value-type="float" office:value="2302.607138" calcext:value-type="float">
            <text:p>2302.607138</text:p>
          </table:table-cell>
          <table:table-cell office:value-type="float" office:value="0" calcext:value-type="float">
            <text:p>0</text:p>
          </table:table-cell>
          <table:table-cell office:value-type="float" office:value="12099287" calcext:value-type="float">
            <text:p>120992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04</text:p>
          </table:table-cell>
          <table:table-cell office:value-type="float" office:value="117.911154" calcext:value-type="float">
            <text:p>117.911154</text:p>
          </table:table-cell>
          <table:table-cell office:value-type="float" office:value="4248.787399" calcext:value-type="float">
            <text:p>4248.787399</text:p>
          </table:table-cell>
          <table:table-cell office:value-type="float" office:value="0" calcext:value-type="float">
            <text:p>0</text:p>
          </table:table-cell>
          <table:table-cell office:value-type="float" office:value="24819440" calcext:value-type="float">
            <text:p>2481944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05</text:p>
          </table:table-cell>
          <table:table-cell office:value-type="float" office:value="206.718201" calcext:value-type="float">
            <text:p>206.718201</text:p>
          </table:table-cell>
          <table:table-cell office:value-type="float" office:value="2221.905569" calcext:value-type="float">
            <text:p>2221.905569</text:p>
          </table:table-cell>
          <table:table-cell office:value-type="float" office:value="0" calcext:value-type="float">
            <text:p>0</text:p>
          </table:table-cell>
          <table:table-cell office:value-type="float" office:value="11979446" calcext:value-type="float">
            <text:p>1197944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06</text:p>
          </table:table-cell>
          <table:table-cell office:value-type="float" office:value="87.317667" calcext:value-type="float">
            <text:p>87.317667</text:p>
          </table:table-cell>
          <table:table-cell office:value-type="float" office:value="3139.79978" calcext:value-type="float">
            <text:p>3139.79978</text:p>
          </table:table-cell>
          <table:table-cell office:value-type="float" office:value="0" calcext:value-type="float">
            <text:p>0</text:p>
          </table:table-cell>
          <table:table-cell office:value-type="float" office:value="19368510" calcext:value-type="float">
            <text:p>1936851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07</text:p>
          </table:table-cell>
          <table:table-cell office:value-type="float" office:value="118.262813" calcext:value-type="float">
            <text:p>118.262813</text:p>
          </table:table-cell>
          <table:table-cell office:value-type="float" office:value="2991.371655" calcext:value-type="float">
            <text:p>2991.371655</text:p>
          </table:table-cell>
          <table:table-cell office:value-type="float" office:value="0" calcext:value-type="float">
            <text:p>0</text:p>
          </table:table-cell>
          <table:table-cell office:value-type="float" office:value="18216804" calcext:value-type="float">
            <text:p>1821680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08</text:p>
          </table:table-cell>
          <table:table-cell office:value-type="float" office:value="95.095272" calcext:value-type="float">
            <text:p>95.095272</text:p>
          </table:table-cell>
          <table:table-cell office:value-type="float" office:value="1976.511003" calcext:value-type="float">
            <text:p>1976.511003</text:p>
          </table:table-cell>
          <table:table-cell office:value-type="float" office:value="0" calcext:value-type="float">
            <text:p>0</text:p>
          </table:table-cell>
          <table:table-cell office:value-type="float" office:value="12657041" calcext:value-type="float">
            <text:p>1265704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09</text:p>
          </table:table-cell>
          <table:table-cell office:value-type="float" office:value="142.339664" calcext:value-type="float">
            <text:p>142.339664</text:p>
          </table:table-cell>
          <table:table-cell office:value-type="float" office:value="2747.711783" calcext:value-type="float">
            <text:p>2747.711783</text:p>
          </table:table-cell>
          <table:table-cell office:value-type="float" office:value="0" calcext:value-type="float">
            <text:p>0</text:p>
          </table:table-cell>
          <table:table-cell office:value-type="float" office:value="15571566" calcext:value-type="float">
            <text:p>155715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10</text:p>
          </table:table-cell>
          <table:table-cell office:value-type="float" office:value="468.784337" calcext:value-type="float">
            <text:p>468.784337</text:p>
          </table:table-cell>
          <table:table-cell office:value-type="float" office:value="1585.801642" calcext:value-type="float">
            <text:p>1585.801642</text:p>
          </table:table-cell>
          <table:table-cell office:value-type="float" office:value="0" calcext:value-type="float">
            <text:p>0</text:p>
          </table:table-cell>
          <table:table-cell office:value-type="float" office:value="10191010" calcext:value-type="float">
            <text:p>1019101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11</text:p>
          </table:table-cell>
          <table:table-cell office:value-type="float" office:value="2794.002845" calcext:value-type="float">
            <text:p>2794.002845</text:p>
          </table:table-cell>
          <table:table-cell office:value-type="float" office:value="1932.068366" calcext:value-type="float">
            <text:p>1932.068366</text:p>
          </table:table-cell>
          <table:table-cell office:value-type="float" office:value="0" calcext:value-type="float">
            <text:p>0</text:p>
          </table:table-cell>
          <table:table-cell office:value-type="float" office:value="13091324" calcext:value-type="float">
            <text:p>1309132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12</text:p>
          </table:table-cell>
          <table:table-cell office:value-type="float" office:value="1712.871169" calcext:value-type="float">
            <text:p>1712.871169</text:p>
          </table:table-cell>
          <table:table-cell office:value-type="float" office:value="2713.876503" calcext:value-type="float">
            <text:p>2713.876503</text:p>
          </table:table-cell>
          <table:table-cell office:value-type="float" office:value="0" calcext:value-type="float">
            <text:p>0</text:p>
          </table:table-cell>
          <table:table-cell office:value-type="float" office:value="18120720" calcext:value-type="float">
            <text:p>1812072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13</text:p>
          </table:table-cell>
          <table:table-cell office:value-type="float" office:value="524.857031" calcext:value-type="float">
            <text:p>524.857031</text:p>
          </table:table-cell>
          <table:table-cell office:value-type="float" office:value="2337.397966" calcext:value-type="float">
            <text:p>2337.397966</text:p>
          </table:table-cell>
          <table:table-cell office:value-type="float" office:value="0" calcext:value-type="float">
            <text:p>0</text:p>
          </table:table-cell>
          <table:table-cell office:value-type="float" office:value="14990414" calcext:value-type="float">
            <text:p>1499041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14</text:p>
          </table:table-cell>
          <table:table-cell office:value-type="float" office:value="339.145344" calcext:value-type="float">
            <text:p>339.145344</text:p>
          </table:table-cell>
          <table:table-cell office:value-type="float" office:value="1523.494232" calcext:value-type="float">
            <text:p>1523.494232</text:p>
          </table:table-cell>
          <table:table-cell office:value-type="float" office:value="0" calcext:value-type="float">
            <text:p>0</text:p>
          </table:table-cell>
          <table:table-cell office:value-type="float" office:value="10922266" calcext:value-type="float">
            <text:p>109222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15</text:p>
          </table:table-cell>
          <table:table-cell office:value-type="float" office:value="356.165142" calcext:value-type="float">
            <text:p>356.165142</text:p>
          </table:table-cell>
          <table:table-cell office:value-type="float" office:value="3374.919293" calcext:value-type="float">
            <text:p>3374.919293</text:p>
          </table:table-cell>
          <table:table-cell office:value-type="float" office:value="0" calcext:value-type="float">
            <text:p>0</text:p>
          </table:table-cell>
          <table:table-cell office:value-type="float" office:value="23733374" calcext:value-type="float">
            <text:p>2373337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16</text:p>
          </table:table-cell>
          <table:table-cell office:value-type="float" office:value="661.49081" calcext:value-type="float">
            <text:p>661.49081</text:p>
          </table:table-cell>
          <table:table-cell office:value-type="float" office:value="2778.552283" calcext:value-type="float">
            <text:p>2778.552283</text:p>
          </table:table-cell>
          <table:table-cell office:value-type="float" office:value="0" calcext:value-type="float">
            <text:p>0</text:p>
          </table:table-cell>
          <table:table-cell office:value-type="float" office:value="17805681" calcext:value-type="float">
            <text:p>1780568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17</text:p>
          </table:table-cell>
          <table:table-cell office:value-type="float" office:value="1851.052583" calcext:value-type="float">
            <text:p>1851.052583</text:p>
          </table:table-cell>
          <table:table-cell office:value-type="float" office:value="2253.198942" calcext:value-type="float">
            <text:p>2253.198942</text:p>
          </table:table-cell>
          <table:table-cell office:value-type="float" office:value="0" calcext:value-type="float">
            <text:p>0</text:p>
          </table:table-cell>
          <table:table-cell office:value-type="float" office:value="16012237" calcext:value-type="float">
            <text:p>160122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18</text:p>
          </table:table-cell>
          <table:table-cell office:value-type="float" office:value="1880.943132" calcext:value-type="float">
            <text:p>1880.943132</text:p>
          </table:table-cell>
          <table:table-cell office:value-type="float" office:value="1415.11528" calcext:value-type="float">
            <text:p>1415.11528</text:p>
          </table:table-cell>
          <table:table-cell office:value-type="float" office:value="0" calcext:value-type="float">
            <text:p>0</text:p>
          </table:table-cell>
          <table:table-cell office:value-type="float" office:value="9312507" calcext:value-type="float">
            <text:p>931250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19</text:p>
          </table:table-cell>
          <table:table-cell office:value-type="float" office:value="1174.654511" calcext:value-type="float">
            <text:p>1174.654511</text:p>
          </table:table-cell>
          <table:table-cell office:value-type="float" office:value="1641.028909" calcext:value-type="float">
            <text:p>1641.028909</text:p>
          </table:table-cell>
          <table:table-cell office:value-type="float" office:value="0" calcext:value-type="float">
            <text:p>0</text:p>
          </table:table-cell>
          <table:table-cell office:value-type="float" office:value="9804174" calcext:value-type="float">
            <text:p>980417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20</text:p>
          </table:table-cell>
          <table:table-cell office:value-type="float" office:value="3182.27754" calcext:value-type="float">
            <text:p>3182.27754</text:p>
          </table:table-cell>
          <table:table-cell office:value-type="float" office:value="1648.735541" calcext:value-type="float">
            <text:p>1648.735541</text:p>
          </table:table-cell>
          <table:table-cell office:value-type="float" office:value="0" calcext:value-type="float">
            <text:p>0</text:p>
          </table:table-cell>
          <table:table-cell office:value-type="float" office:value="12628629" calcext:value-type="float">
            <text:p>1262862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21</text:p>
          </table:table-cell>
          <table:table-cell office:value-type="float" office:value="1726.594555" calcext:value-type="float">
            <text:p>1726.594555</text:p>
          </table:table-cell>
          <table:table-cell office:value-type="float" office:value="831.415199" calcext:value-type="float">
            <text:p>831.415199</text:p>
          </table:table-cell>
          <table:table-cell office:value-type="float" office:value="0" calcext:value-type="float">
            <text:p>0</text:p>
          </table:table-cell>
          <table:table-cell office:value-type="float" office:value="5768080" calcext:value-type="float">
            <text:p>576808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22</text:p>
          </table:table-cell>
          <table:table-cell office:value-type="float" office:value="0.011479" calcext:value-type="float">
            <text:p>0.011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23</text:p>
          </table:table-cell>
          <table:table-cell office:value-type="float" office:value="1.11877" calcext:value-type="float">
            <text:p>1.11877</text:p>
          </table:table-cell>
          <table:table-cell office:value-type="float" office:value="0.3781" calcext:value-type="float">
            <text:p>0.3781</text:p>
          </table:table-cell>
          <table:table-cell office:value-type="float" office:value="0" calcext:value-type="float">
            <text:p>0</text:p>
          </table:table-cell>
          <table:table-cell office:value-type="float" office:value="7501" calcext:value-type="float">
            <text:p>750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24</text:p>
          </table:table-cell>
          <table:table-cell office:value-type="float" office:value="90.261912" calcext:value-type="float">
            <text:p>90.261912</text:p>
          </table:table-cell>
          <table:table-cell office:value-type="float" office:value="1212.031212" calcext:value-type="float">
            <text:p>1212.031212</text:p>
          </table:table-cell>
          <table:table-cell office:value-type="float" office:value="0" calcext:value-type="float">
            <text:p>0</text:p>
          </table:table-cell>
          <table:table-cell office:value-type="float" office:value="10075424" calcext:value-type="float">
            <text:p>1007542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25</text:p>
          </table:table-cell>
          <table:table-cell office:value-type="float" office:value="823.40583" calcext:value-type="float">
            <text:p>823.40583</text:p>
          </table:table-cell>
          <table:table-cell office:value-type="float" office:value="1678.451133" calcext:value-type="float">
            <text:p>1678.451133</text:p>
          </table:table-cell>
          <table:table-cell office:value-type="float" office:value="0" calcext:value-type="float">
            <text:p>0</text:p>
          </table:table-cell>
          <table:table-cell office:value-type="float" office:value="9513020" calcext:value-type="float">
            <text:p>951302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26</text:p>
          </table:table-cell>
          <table:table-cell office:value-type="float" office:value="601.223986" calcext:value-type="float">
            <text:p>601.223986</text:p>
          </table:table-cell>
          <table:table-cell office:value-type="float" office:value="2834.059022" calcext:value-type="float">
            <text:p>2834.059022</text:p>
          </table:table-cell>
          <table:table-cell office:value-type="float" office:value="0" calcext:value-type="float">
            <text:p>0</text:p>
          </table:table-cell>
          <table:table-cell office:value-type="float" office:value="21694057" calcext:value-type="float">
            <text:p>2169405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27</text:p>
          </table:table-cell>
          <table:table-cell office:value-type="float" office:value="3066.645534" calcext:value-type="float">
            <text:p>3066.645534</text:p>
          </table:table-cell>
          <table:table-cell office:value-type="float" office:value="1969.211793" calcext:value-type="float">
            <text:p>1969.211793</text:p>
          </table:table-cell>
          <table:table-cell office:value-type="float" office:value="0" calcext:value-type="float">
            <text:p>0</text:p>
          </table:table-cell>
          <table:table-cell office:value-type="float" office:value="13172658" calcext:value-type="float">
            <text:p>1317265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28</text:p>
          </table:table-cell>
          <table:table-cell office:value-type="float" office:value="336.216803" calcext:value-type="float">
            <text:p>336.216803</text:p>
          </table:table-cell>
          <table:table-cell office:value-type="float" office:value="1503.377071" calcext:value-type="float">
            <text:p>1503.377071</text:p>
          </table:table-cell>
          <table:table-cell office:value-type="float" office:value="0" calcext:value-type="float">
            <text:p>0</text:p>
          </table:table-cell>
          <table:table-cell office:value-type="float" office:value="8399544" calcext:value-type="float">
            <text:p>839954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29</text:p>
          </table:table-cell>
          <table:table-cell office:value-type="float" office:value="462.054281" calcext:value-type="float">
            <text:p>462.054281</text:p>
          </table:table-cell>
          <table:table-cell office:value-type="float" office:value="1817.536945" calcext:value-type="float">
            <text:p>1817.536945</text:p>
          </table:table-cell>
          <table:table-cell office:value-type="float" office:value="0" calcext:value-type="float">
            <text:p>0</text:p>
          </table:table-cell>
          <table:table-cell office:value-type="float" office:value="12755837" calcext:value-type="float">
            <text:p>1275583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30</text:p>
          </table:table-cell>
          <table:table-cell office:value-type="float" office:value="1202.030407" calcext:value-type="float">
            <text:p>1202.030407</text:p>
          </table:table-cell>
          <table:table-cell office:value-type="float" office:value="1580.157973" calcext:value-type="float">
            <text:p>1580.157973</text:p>
          </table:table-cell>
          <table:table-cell office:value-type="float" office:value="0" calcext:value-type="float">
            <text:p>0</text:p>
          </table:table-cell>
          <table:table-cell office:value-type="float" office:value="8732240" calcext:value-type="float">
            <text:p>873224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31</text:p>
          </table:table-cell>
          <table:table-cell office:value-type="float" office:value="568.236713" calcext:value-type="float">
            <text:p>568.236713</text:p>
          </table:table-cell>
          <table:table-cell office:value-type="float" office:value="652.24757" calcext:value-type="float">
            <text:p>652.24757</text:p>
          </table:table-cell>
          <table:table-cell office:value-type="float" office:value="0" calcext:value-type="float">
            <text:p>0</text:p>
          </table:table-cell>
          <table:table-cell office:value-type="float" office:value="4619021" calcext:value-type="float">
            <text:p>461902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32</text:p>
          </table:table-cell>
          <table:table-cell office:value-type="float" office:value="5.324916" calcext:value-type="float">
            <text:p>5.324916</text:p>
          </table:table-cell>
          <table:table-cell office:value-type="float" office:value="40.037391" calcext:value-type="float">
            <text:p>40.037391</text:p>
          </table:table-cell>
          <table:table-cell office:value-type="float" office:value="0" calcext:value-type="float">
            <text:p>0</text:p>
          </table:table-cell>
          <table:table-cell office:value-type="float" office:value="285042" calcext:value-type="float">
            <text:p>28504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33</text:p>
          </table:table-cell>
          <table:table-cell office:value-type="float" office:value="99.154879" calcext:value-type="float">
            <text:p>99.154879</text:p>
          </table:table-cell>
          <table:table-cell office:value-type="float" office:value="2839.451875" calcext:value-type="float">
            <text:p>2839.451875</text:p>
          </table:table-cell>
          <table:table-cell office:value-type="float" office:value="0" calcext:value-type="float">
            <text:p>0</text:p>
          </table:table-cell>
          <table:table-cell office:value-type="float" office:value="21492998" calcext:value-type="float">
            <text:p>2149299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34</text:p>
          </table:table-cell>
          <table:table-cell office:value-type="float" office:value="230.136001" calcext:value-type="float">
            <text:p>230.136001</text:p>
          </table:table-cell>
          <table:table-cell office:value-type="float" office:value="1380.490665" calcext:value-type="float">
            <text:p>1380.490665</text:p>
          </table:table-cell>
          <table:table-cell office:value-type="float" office:value="0" calcext:value-type="float">
            <text:p>0</text:p>
          </table:table-cell>
          <table:table-cell office:value-type="float" office:value="10246065" calcext:value-type="float">
            <text:p>1024606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35</text:p>
          </table:table-cell>
          <table:table-cell office:value-type="float" office:value="168.265926" calcext:value-type="float">
            <text:p>168.265926</text:p>
          </table:table-cell>
          <table:table-cell office:value-type="float" office:value="2053.392874" calcext:value-type="float">
            <text:p>2053.392874</text:p>
          </table:table-cell>
          <table:table-cell office:value-type="float" office:value="0" calcext:value-type="float">
            <text:p>0</text:p>
          </table:table-cell>
          <table:table-cell office:value-type="float" office:value="14914977" calcext:value-type="float">
            <text:p>1491497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36</text:p>
          </table:table-cell>
          <table:table-cell office:value-type="float" office:value="529.767274" calcext:value-type="float">
            <text:p>529.767274</text:p>
          </table:table-cell>
          <table:table-cell office:value-type="float" office:value="2206.296057" calcext:value-type="float">
            <text:p>2206.296057</text:p>
          </table:table-cell>
          <table:table-cell office:value-type="float" office:value="0" calcext:value-type="float">
            <text:p>0</text:p>
          </table:table-cell>
          <table:table-cell office:value-type="float" office:value="17019924" calcext:value-type="float">
            <text:p>1701992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37</text:p>
          </table:table-cell>
          <table:table-cell office:value-type="float" office:value="184.932377" calcext:value-type="float">
            <text:p>184.932377</text:p>
          </table:table-cell>
          <table:table-cell office:value-type="float" office:value="1859.815492" calcext:value-type="float">
            <text:p>1859.815492</text:p>
          </table:table-cell>
          <table:table-cell office:value-type="float" office:value="0" calcext:value-type="float">
            <text:p>0</text:p>
          </table:table-cell>
          <table:table-cell office:value-type="float" office:value="14031369" calcext:value-type="float">
            <text:p>1403136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38</text:p>
          </table:table-cell>
          <table:table-cell office:value-type="float" office:value="1339.32876" calcext:value-type="float">
            <text:p>1339.32876</text:p>
          </table:table-cell>
          <table:table-cell office:value-type="float" office:value="615.069072" calcext:value-type="float">
            <text:p>615.069072</text:p>
          </table:table-cell>
          <table:table-cell office:value-type="float" office:value="0" calcext:value-type="float">
            <text:p>0</text:p>
          </table:table-cell>
          <table:table-cell office:value-type="float" office:value="3080143" calcext:value-type="float">
            <text:p>308014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39</text:p>
          </table:table-cell>
          <table:table-cell office:value-type="float" office:value="1576.091715" calcext:value-type="float">
            <text:p>1576.091715</text:p>
          </table:table-cell>
          <table:table-cell office:value-type="float" office:value="1051.570131" calcext:value-type="float">
            <text:p>1051.570131</text:p>
          </table:table-cell>
          <table:table-cell office:value-type="float" office:value="0" calcext:value-type="float">
            <text:p>0</text:p>
          </table:table-cell>
          <table:table-cell office:value-type="float" office:value="4701093" calcext:value-type="float">
            <text:p>470109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40</text:p>
          </table:table-cell>
          <table:table-cell office:value-type="float" office:value="423.063803" calcext:value-type="float">
            <text:p>423.063803</text:p>
          </table:table-cell>
          <table:table-cell office:value-type="float" office:value="2380.868722" calcext:value-type="float">
            <text:p>2380.868722</text:p>
          </table:table-cell>
          <table:table-cell office:value-type="float" office:value="0" calcext:value-type="float">
            <text:p>0</text:p>
          </table:table-cell>
          <table:table-cell office:value-type="float" office:value="18022475" calcext:value-type="float">
            <text:p>1802247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41</text:p>
          </table:table-cell>
          <table:table-cell office:value-type="float" office:value="635.016706" calcext:value-type="float">
            <text:p>635.016706</text:p>
          </table:table-cell>
          <table:table-cell office:value-type="float" office:value="701.745448" calcext:value-type="float">
            <text:p>701.745448</text:p>
          </table:table-cell>
          <table:table-cell office:value-type="float" office:value="0" calcext:value-type="float">
            <text:p>0</text:p>
          </table:table-cell>
          <table:table-cell office:value-type="float" office:value="5187892" calcext:value-type="float">
            <text:p>518789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42</text:p>
          </table:table-cell>
          <table:table-cell office:value-type="float" office:value="693.586188" calcext:value-type="float">
            <text:p>693.586188</text:p>
          </table:table-cell>
          <table:table-cell office:value-type="float" office:value="1060.274917" calcext:value-type="float">
            <text:p>1060.274917</text:p>
          </table:table-cell>
          <table:table-cell office:value-type="float" office:value="0" calcext:value-type="float">
            <text:p>0</text:p>
          </table:table-cell>
          <table:table-cell office:value-type="float" office:value="6935637" calcext:value-type="float">
            <text:p>693563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43</text:p>
          </table:table-cell>
          <table:table-cell office:value-type="float" office:value="129.647088" calcext:value-type="float">
            <text:p>129.647088</text:p>
          </table:table-cell>
          <table:table-cell office:value-type="float" office:value="1864.035944" calcext:value-type="float">
            <text:p>1864.035944</text:p>
          </table:table-cell>
          <table:table-cell office:value-type="float" office:value="0" calcext:value-type="float">
            <text:p>0</text:p>
          </table:table-cell>
          <table:table-cell office:value-type="float" office:value="13510943" calcext:value-type="float">
            <text:p>1351094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44</text:p>
          </table:table-cell>
          <table:table-cell office:value-type="float" office:value="1079.098641" calcext:value-type="float">
            <text:p>1079.098641</text:p>
          </table:table-cell>
          <table:table-cell office:value-type="float" office:value="2003.517203" calcext:value-type="float">
            <text:p>2003.517203</text:p>
          </table:table-cell>
          <table:table-cell office:value-type="float" office:value="0" calcext:value-type="float">
            <text:p>0</text:p>
          </table:table-cell>
          <table:table-cell office:value-type="float" office:value="10450171" calcext:value-type="float">
            <text:p>1045017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45</text:p>
          </table:table-cell>
          <table:table-cell office:value-type="float" office:value="210.50366" calcext:value-type="float">
            <text:p>210.50366</text:p>
          </table:table-cell>
          <table:table-cell office:value-type="float" office:value="991.457458" calcext:value-type="float">
            <text:p>991.457458</text:p>
          </table:table-cell>
          <table:table-cell office:value-type="float" office:value="0" calcext:value-type="float">
            <text:p>0</text:p>
          </table:table-cell>
          <table:table-cell office:value-type="float" office:value="6411468" calcext:value-type="float">
            <text:p>641146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46</text:p>
          </table:table-cell>
          <table:table-cell office:value-type="float" office:value="1708.638536" calcext:value-type="float">
            <text:p>1708.638536</text:p>
          </table:table-cell>
          <table:table-cell office:value-type="float" office:value="2203.313215" calcext:value-type="float">
            <text:p>2203.313215</text:p>
          </table:table-cell>
          <table:table-cell office:value-type="float" office:value="0" calcext:value-type="float">
            <text:p>0</text:p>
          </table:table-cell>
          <table:table-cell office:value-type="float" office:value="13792366" calcext:value-type="float">
            <text:p>137923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47</text:p>
          </table:table-cell>
          <table:table-cell office:value-type="float" office:value="1057.865807" calcext:value-type="float">
            <text:p>1057.865807</text:p>
          </table:table-cell>
          <table:table-cell office:value-type="float" office:value="1551.920797" calcext:value-type="float">
            <text:p>1551.920797</text:p>
          </table:table-cell>
          <table:table-cell office:value-type="float" office:value="0" calcext:value-type="float">
            <text:p>0</text:p>
          </table:table-cell>
          <table:table-cell office:value-type="float" office:value="9514595" calcext:value-type="float">
            <text:p>951459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48</text:p>
          </table:table-cell>
          <table:table-cell office:value-type="float" office:value="1038.994068" calcext:value-type="float">
            <text:p>1038.994068</text:p>
          </table:table-cell>
          <table:table-cell office:value-type="float" office:value="1637.36244" calcext:value-type="float">
            <text:p>1637.36244</text:p>
          </table:table-cell>
          <table:table-cell office:value-type="float" office:value="0" calcext:value-type="float">
            <text:p>0</text:p>
          </table:table-cell>
          <table:table-cell office:value-type="float" office:value="12219734" calcext:value-type="float">
            <text:p>1221973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49</text:p>
          </table:table-cell>
          <table:table-cell office:value-type="float" office:value="3803.224035" calcext:value-type="float">
            <text:p>3803.224035</text:p>
          </table:table-cell>
          <table:table-cell office:value-type="float" office:value="1544.731596" calcext:value-type="float">
            <text:p>1544.731596</text:p>
          </table:table-cell>
          <table:table-cell office:value-type="float" office:value="0" calcext:value-type="float">
            <text:p>0</text:p>
          </table:table-cell>
          <table:table-cell office:value-type="float" office:value="8971664" calcext:value-type="float">
            <text:p>897166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50</text:p>
          </table:table-cell>
          <table:table-cell office:value-type="float" office:value="2983.932152" calcext:value-type="float">
            <text:p>2983.932152</text:p>
          </table:table-cell>
          <table:table-cell office:value-type="float" office:value="2853.523548" calcext:value-type="float">
            <text:p>2853.523548</text:p>
          </table:table-cell>
          <table:table-cell office:value-type="float" office:value="0" calcext:value-type="float">
            <text:p>0</text:p>
          </table:table-cell>
          <table:table-cell office:value-type="float" office:value="23030900" calcext:value-type="float">
            <text:p>230309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51</text:p>
          </table:table-cell>
          <table:table-cell office:value-type="float" office:value="1079.45979" calcext:value-type="float">
            <text:p>1079.45979</text:p>
          </table:table-cell>
          <table:table-cell office:value-type="float" office:value="2205.491759" calcext:value-type="float">
            <text:p>2205.491759</text:p>
          </table:table-cell>
          <table:table-cell office:value-type="float" office:value="0" calcext:value-type="float">
            <text:p>0</text:p>
          </table:table-cell>
          <table:table-cell office:value-type="float" office:value="16434900" calcext:value-type="float">
            <text:p>1643490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52</text:p>
          </table:table-cell>
          <table:table-cell office:value-type="float" office:value="1449.584335" calcext:value-type="float">
            <text:p>1449.584335</text:p>
          </table:table-cell>
          <table:table-cell office:value-type="float" office:value="1681.211956" calcext:value-type="float">
            <text:p>1681.211956</text:p>
          </table:table-cell>
          <table:table-cell office:value-type="float" office:value="0" calcext:value-type="float">
            <text:p>0</text:p>
          </table:table-cell>
          <table:table-cell office:value-type="float" office:value="7630491" calcext:value-type="float">
            <text:p>763049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53</text:p>
          </table:table-cell>
          <table:table-cell office:value-type="float" office:value="337.388776" calcext:value-type="float">
            <text:p>337.388776</text:p>
          </table:table-cell>
          <table:table-cell office:value-type="float" office:value="1180.897916" calcext:value-type="float">
            <text:p>1180.897916</text:p>
          </table:table-cell>
          <table:table-cell office:value-type="float" office:value="0" calcext:value-type="float">
            <text:p>0</text:p>
          </table:table-cell>
          <table:table-cell office:value-type="float" office:value="9299544" calcext:value-type="float">
            <text:p>929954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54</text:p>
          </table:table-cell>
          <table:table-cell office:value-type="float" office:value="883.915704" calcext:value-type="float">
            <text:p>883.915704</text:p>
          </table:table-cell>
          <table:table-cell office:value-type="float" office:value="1818.004849" calcext:value-type="float">
            <text:p>1818.004849</text:p>
          </table:table-cell>
          <table:table-cell office:value-type="float" office:value="0" calcext:value-type="float">
            <text:p>0</text:p>
          </table:table-cell>
          <table:table-cell office:value-type="float" office:value="13157793" calcext:value-type="float">
            <text:p>1315779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55</text:p>
          </table:table-cell>
          <table:table-cell office:value-type="float" office:value="1064.378627" calcext:value-type="float">
            <text:p>1064.378627</text:p>
          </table:table-cell>
          <table:table-cell office:value-type="float" office:value="1871.45873" calcext:value-type="float">
            <text:p>1871.45873</text:p>
          </table:table-cell>
          <table:table-cell office:value-type="float" office:value="0" calcext:value-type="float">
            <text:p>0</text:p>
          </table:table-cell>
          <table:table-cell office:value-type="float" office:value="11103497" calcext:value-type="float">
            <text:p>1110349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56</text:p>
          </table:table-cell>
          <table:table-cell office:value-type="float" office:value="2367.11163" calcext:value-type="float">
            <text:p>2367.11163</text:p>
          </table:table-cell>
          <table:table-cell office:value-type="float" office:value="2010.208887" calcext:value-type="float">
            <text:p>2010.208887</text:p>
          </table:table-cell>
          <table:table-cell office:value-type="float" office:value="0" calcext:value-type="float">
            <text:p>0</text:p>
          </table:table-cell>
          <table:table-cell office:value-type="float" office:value="14267307" calcext:value-type="float">
            <text:p>1426730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57</text:p>
          </table:table-cell>
          <table:table-cell office:value-type="float" office:value="1500.027002" calcext:value-type="float">
            <text:p>1500.027002</text:p>
          </table:table-cell>
          <table:table-cell office:value-type="float" office:value="2741.889503" calcext:value-type="float">
            <text:p>2741.889503</text:p>
          </table:table-cell>
          <table:table-cell office:value-type="float" office:value="0" calcext:value-type="float">
            <text:p>0</text:p>
          </table:table-cell>
          <table:table-cell office:value-type="float" office:value="19551928" calcext:value-type="float">
            <text:p>1955192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58</text:p>
          </table:table-cell>
          <table:table-cell office:value-type="float" office:value="652.120548" calcext:value-type="float">
            <text:p>652.120548</text:p>
          </table:table-cell>
          <table:table-cell office:value-type="float" office:value="870.759714" calcext:value-type="float">
            <text:p>870.759714</text:p>
          </table:table-cell>
          <table:table-cell office:value-type="float" office:value="0" calcext:value-type="float">
            <text:p>0</text:p>
          </table:table-cell>
          <table:table-cell office:value-type="float" office:value="4926930" calcext:value-type="float">
            <text:p>492693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09:59</text:p>
          </table:table-cell>
          <table:table-cell office:value-type="float" office:value="384.646538" calcext:value-type="float">
            <text:p>384.646538</text:p>
          </table:table-cell>
          <table:table-cell office:value-type="float" office:value="2127.326638" calcext:value-type="float">
            <text:p>2127.326638</text:p>
          </table:table-cell>
          <table:table-cell office:value-type="float" office:value="0" calcext:value-type="float">
            <text:p>0</text:p>
          </table:table-cell>
          <table:table-cell office:value-type="float" office:value="15348756" calcext:value-type="float">
            <text:p>1534875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00</text:p>
          </table:table-cell>
          <table:table-cell office:value-type="float" office:value="709.43014" calcext:value-type="float">
            <text:p>709.43014</text:p>
          </table:table-cell>
          <table:table-cell office:value-type="float" office:value="1340.534094" calcext:value-type="float">
            <text:p>1340.534094</text:p>
          </table:table-cell>
          <table:table-cell office:value-type="float" office:value="0" calcext:value-type="float">
            <text:p>0</text:p>
          </table:table-cell>
          <table:table-cell office:value-type="float" office:value="9758235" calcext:value-type="float">
            <text:p>975823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01</text:p>
          </table:table-cell>
          <table:table-cell office:value-type="float" office:value="872.877021" calcext:value-type="float">
            <text:p>872.877021</text:p>
          </table:table-cell>
          <table:table-cell office:value-type="float" office:value="1656.945746" calcext:value-type="float">
            <text:p>1656.945746</text:p>
          </table:table-cell>
          <table:table-cell office:value-type="float" office:value="0" calcext:value-type="float">
            <text:p>0</text:p>
          </table:table-cell>
          <table:table-cell office:value-type="float" office:value="9945279" calcext:value-type="float">
            <text:p>994527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02</text:p>
          </table:table-cell>
          <table:table-cell office:value-type="float" office:value="511.408159" calcext:value-type="float">
            <text:p>511.408159</text:p>
          </table:table-cell>
          <table:table-cell office:value-type="float" office:value="2346.938067" calcext:value-type="float">
            <text:p>2346.938067</text:p>
          </table:table-cell>
          <table:table-cell office:value-type="float" office:value="0" calcext:value-type="float">
            <text:p>0</text:p>
          </table:table-cell>
          <table:table-cell office:value-type="float" office:value="16132474" calcext:value-type="float">
            <text:p>1613247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03</text:p>
          </table:table-cell>
          <table:table-cell office:value-type="float" office:value="718.361176" calcext:value-type="float">
            <text:p>718.361176</text:p>
          </table:table-cell>
          <table:table-cell office:value-type="float" office:value="506.555582" calcext:value-type="float">
            <text:p>506.555582</text:p>
          </table:table-cell>
          <table:table-cell office:value-type="float" office:value="0" calcext:value-type="float">
            <text:p>0</text:p>
          </table:table-cell>
          <table:table-cell office:value-type="float" office:value="4204733" calcext:value-type="float">
            <text:p>420473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04</text:p>
          </table:table-cell>
          <table:table-cell office:value-type="float" office:value="424.073581" calcext:value-type="float">
            <text:p>424.073581</text:p>
          </table:table-cell>
          <table:table-cell office:value-type="float" office:value="1364.599687" calcext:value-type="float">
            <text:p>1364.599687</text:p>
          </table:table-cell>
          <table:table-cell office:value-type="float" office:value="0" calcext:value-type="float">
            <text:p>0</text:p>
          </table:table-cell>
          <table:table-cell office:value-type="float" office:value="8656750" calcext:value-type="float">
            <text:p>865675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05</text:p>
          </table:table-cell>
          <table:table-cell office:value-type="float" office:value="182.659477" calcext:value-type="float">
            <text:p>182.659477</text:p>
          </table:table-cell>
          <table:table-cell office:value-type="float" office:value="1575.835638" calcext:value-type="float">
            <text:p>1575.835638</text:p>
          </table:table-cell>
          <table:table-cell office:value-type="float" office:value="0" calcext:value-type="float">
            <text:p>0</text:p>
          </table:table-cell>
          <table:table-cell office:value-type="float" office:value="10924243" calcext:value-type="float">
            <text:p>1092424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06</text:p>
          </table:table-cell>
          <table:table-cell office:value-type="float" office:value="552.293622" calcext:value-type="float">
            <text:p>552.293622</text:p>
          </table:table-cell>
          <table:table-cell office:value-type="float" office:value="1499.355503" calcext:value-type="float">
            <text:p>1499.355503</text:p>
          </table:table-cell>
          <table:table-cell office:value-type="float" office:value="0" calcext:value-type="float">
            <text:p>0</text:p>
          </table:table-cell>
          <table:table-cell office:value-type="float" office:value="9051043" calcext:value-type="float">
            <text:p>905104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07</text:p>
          </table:table-cell>
          <table:table-cell office:value-type="float" office:value="1357.582346" calcext:value-type="float">
            <text:p>1357.582346</text:p>
          </table:table-cell>
          <table:table-cell office:value-type="float" office:value="2304.394078" calcext:value-type="float">
            <text:p>2304.394078</text:p>
          </table:table-cell>
          <table:table-cell office:value-type="float" office:value="0" calcext:value-type="float">
            <text:p>0</text:p>
          </table:table-cell>
          <table:table-cell office:value-type="float" office:value="15336656" calcext:value-type="float">
            <text:p>1533665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08</text:p>
          </table:table-cell>
          <table:table-cell office:value-type="float" office:value="1349.198044" calcext:value-type="float">
            <text:p>1349.198044</text:p>
          </table:table-cell>
          <table:table-cell office:value-type="float" office:value="1282.986456" calcext:value-type="float">
            <text:p>1282.986456</text:p>
          </table:table-cell>
          <table:table-cell office:value-type="float" office:value="0" calcext:value-type="float">
            <text:p>0</text:p>
          </table:table-cell>
          <table:table-cell office:value-type="float" office:value="8341161" calcext:value-type="float">
            <text:p>834116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09</text:p>
          </table:table-cell>
          <table:table-cell office:value-type="float" office:value="858.430455" calcext:value-type="float">
            <text:p>858.430455</text:p>
          </table:table-cell>
          <table:table-cell office:value-type="float" office:value="982.669995" calcext:value-type="float">
            <text:p>982.669995</text:p>
          </table:table-cell>
          <table:table-cell office:value-type="float" office:value="0" calcext:value-type="float">
            <text:p>0</text:p>
          </table:table-cell>
          <table:table-cell office:value-type="float" office:value="4331744" calcext:value-type="float">
            <text:p>433174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10</text:p>
          </table:table-cell>
          <table:table-cell office:value-type="float" office:value="697.950986" calcext:value-type="float">
            <text:p>697.950986</text:p>
          </table:table-cell>
          <table:table-cell office:value-type="float" office:value="2134.291187" calcext:value-type="float">
            <text:p>2134.291187</text:p>
          </table:table-cell>
          <table:table-cell office:value-type="float" office:value="0" calcext:value-type="float">
            <text:p>0</text:p>
          </table:table-cell>
          <table:table-cell office:value-type="float" office:value="15812192" calcext:value-type="float">
            <text:p>1581219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11</text:p>
          </table:table-cell>
          <table:table-cell office:value-type="float" office:value="562.971601" calcext:value-type="float">
            <text:p>562.971601</text:p>
          </table:table-cell>
          <table:table-cell office:value-type="float" office:value="1509.208472" calcext:value-type="float">
            <text:p>1509.208472</text:p>
          </table:table-cell>
          <table:table-cell office:value-type="float" office:value="0" calcext:value-type="float">
            <text:p>0</text:p>
          </table:table-cell>
          <table:table-cell office:value-type="float" office:value="9804059" calcext:value-type="float">
            <text:p>980405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12</text:p>
          </table:table-cell>
          <table:table-cell office:value-type="float" office:value="2173.507438" calcext:value-type="float">
            <text:p>2173.507438</text:p>
          </table:table-cell>
          <table:table-cell office:value-type="float" office:value="1688.107123" calcext:value-type="float">
            <text:p>1688.107123</text:p>
          </table:table-cell>
          <table:table-cell office:value-type="float" office:value="0" calcext:value-type="float">
            <text:p>0</text:p>
          </table:table-cell>
          <table:table-cell office:value-type="float" office:value="8790804" calcext:value-type="float">
            <text:p>879080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13</text:p>
          </table:table-cell>
          <table:table-cell office:value-type="float" office:value="2411.376206" calcext:value-type="float">
            <text:p>2411.376206</text:p>
          </table:table-cell>
          <table:table-cell office:value-type="float" office:value="4379.651961" calcext:value-type="float">
            <text:p>4379.651961</text:p>
          </table:table-cell>
          <table:table-cell office:value-type="float" office:value="0" calcext:value-type="float">
            <text:p>0</text:p>
          </table:table-cell>
          <table:table-cell office:value-type="float" office:value="32930466" calcext:value-type="float">
            <text:p>329304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14</text:p>
          </table:table-cell>
          <table:table-cell office:value-type="float" office:value="2915.324112" calcext:value-type="float">
            <text:p>2915.324112</text:p>
          </table:table-cell>
          <table:table-cell office:value-type="float" office:value="2206.840894" calcext:value-type="float">
            <text:p>2206.840894</text:p>
          </table:table-cell>
          <table:table-cell office:value-type="float" office:value="0" calcext:value-type="float">
            <text:p>0</text:p>
          </table:table-cell>
          <table:table-cell office:value-type="float" office:value="15862990" calcext:value-type="float">
            <text:p>1586299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15</text:p>
          </table:table-cell>
          <table:table-cell office:value-type="float" office:value="996.93222" calcext:value-type="float">
            <text:p>996.93222</text:p>
          </table:table-cell>
          <table:table-cell office:value-type="float" office:value="1330.071547" calcext:value-type="float">
            <text:p>1330.071547</text:p>
          </table:table-cell>
          <table:table-cell office:value-type="float" office:value="0" calcext:value-type="float">
            <text:p>0</text:p>
          </table:table-cell>
          <table:table-cell office:value-type="float" office:value="4998841" calcext:value-type="float">
            <text:p>499884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16</text:p>
          </table:table-cell>
          <table:table-cell office:value-type="float" office:value="1646.878266" calcext:value-type="float">
            <text:p>1646.878266</text:p>
          </table:table-cell>
          <table:table-cell office:value-type="float" office:value="1570.485345" calcext:value-type="float">
            <text:p>1570.485345</text:p>
          </table:table-cell>
          <table:table-cell office:value-type="float" office:value="0" calcext:value-type="float">
            <text:p>0</text:p>
          </table:table-cell>
          <table:table-cell office:value-type="float" office:value="9159439" calcext:value-type="float">
            <text:p>9159439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17</text:p>
          </table:table-cell>
          <table:table-cell office:value-type="float" office:value="561.752386" calcext:value-type="float">
            <text:p>561.752386</text:p>
          </table:table-cell>
          <table:table-cell office:value-type="float" office:value="617.268596" calcext:value-type="float">
            <text:p>617.268596</text:p>
          </table:table-cell>
          <table:table-cell office:value-type="float" office:value="0" calcext:value-type="float">
            <text:p>0</text:p>
          </table:table-cell>
          <table:table-cell office:value-type="float" office:value="3205016" calcext:value-type="float">
            <text:p>320501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18</text:p>
          </table:table-cell>
          <table:table-cell office:value-type="float" office:value="624.433249" calcext:value-type="float">
            <text:p>624.433249</text:p>
          </table:table-cell>
          <table:table-cell office:value-type="float" office:value="1570.864934" calcext:value-type="float">
            <text:p>1570.864934</text:p>
          </table:table-cell>
          <table:table-cell office:value-type="float" office:value="0" calcext:value-type="float">
            <text:p>0</text:p>
          </table:table-cell>
          <table:table-cell office:value-type="float" office:value="8580119" calcext:value-type="float">
            <text:p>858011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19</text:p>
          </table:table-cell>
          <table:table-cell office:value-type="float" office:value="806.98769" calcext:value-type="float">
            <text:p>806.98769</text:p>
          </table:table-cell>
          <table:table-cell office:value-type="float" office:value="1273.819636" calcext:value-type="float">
            <text:p>1273.819636</text:p>
          </table:table-cell>
          <table:table-cell office:value-type="float" office:value="0" calcext:value-type="float">
            <text:p>0</text:p>
          </table:table-cell>
          <table:table-cell office:value-type="float" office:value="8422871" calcext:value-type="float">
            <text:p>842287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20</text:p>
          </table:table-cell>
          <table:table-cell office:value-type="float" office:value="1264.958451" calcext:value-type="float">
            <text:p>1264.958451</text:p>
          </table:table-cell>
          <table:table-cell office:value-type="float" office:value="4746.752464" calcext:value-type="float">
            <text:p>4746.752464</text:p>
          </table:table-cell>
          <table:table-cell office:value-type="float" office:value="0" calcext:value-type="float">
            <text:p>0</text:p>
          </table:table-cell>
          <table:table-cell office:value-type="float" office:value="38244813" calcext:value-type="float">
            <text:p>3824481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21</text:p>
          </table:table-cell>
          <table:table-cell office:value-type="float" office:value="217.890849" calcext:value-type="float">
            <text:p>217.890849</text:p>
          </table:table-cell>
          <table:table-cell office:value-type="float" office:value="3311.0094" calcext:value-type="float">
            <text:p>3311.0094</text:p>
          </table:table-cell>
          <table:table-cell office:value-type="float" office:value="0" calcext:value-type="float">
            <text:p>0</text:p>
          </table:table-cell>
          <table:table-cell office:value-type="float" office:value="24764125" calcext:value-type="float">
            <text:p>2476412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22</text:p>
          </table:table-cell>
          <table:table-cell office:value-type="float" office:value="636.200052" calcext:value-type="float">
            <text:p>636.200052</text:p>
          </table:table-cell>
          <table:table-cell office:value-type="float" office:value="1707.700184" calcext:value-type="float">
            <text:p>1707.700184</text:p>
          </table:table-cell>
          <table:table-cell office:value-type="float" office:value="0" calcext:value-type="float">
            <text:p>0</text:p>
          </table:table-cell>
          <table:table-cell office:value-type="float" office:value="15388624" calcext:value-type="float">
            <text:p>1538862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23</text:p>
          </table:table-cell>
          <table:table-cell office:value-type="float" office:value="487.34847" calcext:value-type="float">
            <text:p>487.34847</text:p>
          </table:table-cell>
          <table:table-cell office:value-type="float" office:value="1079.465691" calcext:value-type="float">
            <text:p>1079.465691</text:p>
          </table:table-cell>
          <table:table-cell office:value-type="float" office:value="0" calcext:value-type="float">
            <text:p>0</text:p>
          </table:table-cell>
          <table:table-cell office:value-type="float" office:value="7788824" calcext:value-type="float">
            <text:p>778882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24</text:p>
          </table:table-cell>
          <table:table-cell office:value-type="float" office:value="253.361102" calcext:value-type="float">
            <text:p>253.361102</text:p>
          </table:table-cell>
          <table:table-cell office:value-type="float" office:value="4850.012717" calcext:value-type="float">
            <text:p>4850.012717</text:p>
          </table:table-cell>
          <table:table-cell office:value-type="float" office:value="0" calcext:value-type="float">
            <text:p>0</text:p>
          </table:table-cell>
          <table:table-cell office:value-type="float" office:value="39277471" calcext:value-type="float">
            <text:p>3927747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25</text:p>
          </table:table-cell>
          <table:table-cell office:value-type="float" office:value="130.093951" calcext:value-type="float">
            <text:p>130.093951</text:p>
          </table:table-cell>
          <table:table-cell office:value-type="float" office:value="593.141721" calcext:value-type="float">
            <text:p>593.141721</text:p>
          </table:table-cell>
          <table:table-cell office:value-type="float" office:value="0" calcext:value-type="float">
            <text:p>0</text:p>
          </table:table-cell>
          <table:table-cell office:value-type="float" office:value="3991735" calcext:value-type="float">
            <text:p>399173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26</text:p>
          </table:table-cell>
          <table:table-cell office:value-type="float" office:value="552.486706" calcext:value-type="float">
            <text:p>552.486706</text:p>
          </table:table-cell>
          <table:table-cell office:value-type="float" office:value="1496.098445" calcext:value-type="float">
            <text:p>1496.098445</text:p>
          </table:table-cell>
          <table:table-cell office:value-type="float" office:value="0" calcext:value-type="float">
            <text:p>0</text:p>
          </table:table-cell>
          <table:table-cell office:value-type="float" office:value="11465508" calcext:value-type="float">
            <text:p>1146550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27</text:p>
          </table:table-cell>
          <table:table-cell office:value-type="float" office:value="139.751924" calcext:value-type="float">
            <text:p>139.751924</text:p>
          </table:table-cell>
          <table:table-cell office:value-type="float" office:value="1420.060084" calcext:value-type="float">
            <text:p>1420.060084</text:p>
          </table:table-cell>
          <table:table-cell office:value-type="float" office:value="0" calcext:value-type="float">
            <text:p>0</text:p>
          </table:table-cell>
          <table:table-cell office:value-type="float" office:value="10647733" calcext:value-type="float">
            <text:p>1064773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28</text:p>
          </table:table-cell>
          <table:table-cell office:value-type="float" office:value="1194.894041" calcext:value-type="float">
            <text:p>1194.894041</text:p>
          </table:table-cell>
          <table:table-cell office:value-type="float" office:value="558.698446" calcext:value-type="float">
            <text:p>558.698446</text:p>
          </table:table-cell>
          <table:table-cell office:value-type="float" office:value="0" calcext:value-type="float">
            <text:p>0</text:p>
          </table:table-cell>
          <table:table-cell office:value-type="float" office:value="2837182" calcext:value-type="float">
            <text:p>283718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29</text:p>
          </table:table-cell>
          <table:table-cell office:value-type="float" office:value="585.753413" calcext:value-type="float">
            <text:p>585.753413</text:p>
          </table:table-cell>
          <table:table-cell office:value-type="float" office:value="1442.68638" calcext:value-type="float">
            <text:p>1442.68638</text:p>
          </table:table-cell>
          <table:table-cell office:value-type="float" office:value="0" calcext:value-type="float">
            <text:p>0</text:p>
          </table:table-cell>
          <table:table-cell office:value-type="float" office:value="11162723" calcext:value-type="float">
            <text:p>1116272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30</text:p>
          </table:table-cell>
          <table:table-cell office:value-type="float" office:value="391.553981" calcext:value-type="float">
            <text:p>391.553981</text:p>
          </table:table-cell>
          <table:table-cell office:value-type="float" office:value="1004.673091" calcext:value-type="float">
            <text:p>1004.673091</text:p>
          </table:table-cell>
          <table:table-cell office:value-type="float" office:value="0" calcext:value-type="float">
            <text:p>0</text:p>
          </table:table-cell>
          <table:table-cell office:value-type="float" office:value="6178517" calcext:value-type="float">
            <text:p>617851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31</text:p>
          </table:table-cell>
          <table:table-cell office:value-type="float" office:value="573.338474" calcext:value-type="float">
            <text:p>573.338474</text:p>
          </table:table-cell>
          <table:table-cell office:value-type="float" office:value="735.777418" calcext:value-type="float">
            <text:p>735.777418</text:p>
          </table:table-cell>
          <table:table-cell office:value-type="float" office:value="0" calcext:value-type="float">
            <text:p>0</text:p>
          </table:table-cell>
          <table:table-cell office:value-type="float" office:value="5976154" calcext:value-type="float">
            <text:p>597615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32</text:p>
          </table:table-cell>
          <table:table-cell office:value-type="float" office:value="682.516469" calcext:value-type="float">
            <text:p>682.516469</text:p>
          </table:table-cell>
          <table:table-cell office:value-type="float" office:value="1256.399733" calcext:value-type="float">
            <text:p>1256.399733</text:p>
          </table:table-cell>
          <table:table-cell office:value-type="float" office:value="0" calcext:value-type="float">
            <text:p>0</text:p>
          </table:table-cell>
          <table:table-cell office:value-type="float" office:value="8092321" calcext:value-type="float">
            <text:p>809232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33</text:p>
          </table:table-cell>
          <table:table-cell office:value-type="float" office:value="786.926855" calcext:value-type="float">
            <text:p>786.926855</text:p>
          </table:table-cell>
          <table:table-cell office:value-type="float" office:value="1217.686499" calcext:value-type="float">
            <text:p>1217.686499</text:p>
          </table:table-cell>
          <table:table-cell office:value-type="float" office:value="0" calcext:value-type="float">
            <text:p>0</text:p>
          </table:table-cell>
          <table:table-cell office:value-type="float" office:value="8370919" calcext:value-type="float">
            <text:p>837091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34</text:p>
          </table:table-cell>
          <table:table-cell office:value-type="float" office:value="1058.021627" calcext:value-type="float">
            <text:p>1058.021627</text:p>
          </table:table-cell>
          <table:table-cell office:value-type="float" office:value="1730.065228" calcext:value-type="float">
            <text:p>1730.065228</text:p>
          </table:table-cell>
          <table:table-cell office:value-type="float" office:value="0" calcext:value-type="float">
            <text:p>0</text:p>
          </table:table-cell>
          <table:table-cell office:value-type="float" office:value="11379907" calcext:value-type="float">
            <text:p>1137990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35</text:p>
          </table:table-cell>
          <table:table-cell office:value-type="float" office:value="333.414489" calcext:value-type="float">
            <text:p>333.414489</text:p>
          </table:table-cell>
          <table:table-cell office:value-type="float" office:value="1189.269211" calcext:value-type="float">
            <text:p>1189.269211</text:p>
          </table:table-cell>
          <table:table-cell office:value-type="float" office:value="0" calcext:value-type="float">
            <text:p>0</text:p>
          </table:table-cell>
          <table:table-cell office:value-type="float" office:value="7268787" calcext:value-type="float">
            <text:p>726878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36</text:p>
          </table:table-cell>
          <table:table-cell office:value-type="float" office:value="461.659951" calcext:value-type="float">
            <text:p>461.659951</text:p>
          </table:table-cell>
          <table:table-cell office:value-type="float" office:value="1195.799703" calcext:value-type="float">
            <text:p>1195.799703</text:p>
          </table:table-cell>
          <table:table-cell office:value-type="float" office:value="0" calcext:value-type="float">
            <text:p>0</text:p>
          </table:table-cell>
          <table:table-cell office:value-type="float" office:value="5300886" calcext:value-type="float">
            <text:p>530088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37</text:p>
          </table:table-cell>
          <table:table-cell office:value-type="float" office:value="869.569208" calcext:value-type="float">
            <text:p>869.569208</text:p>
          </table:table-cell>
          <table:table-cell office:value-type="float" office:value="1200.520652" calcext:value-type="float">
            <text:p>1200.520652</text:p>
          </table:table-cell>
          <table:table-cell office:value-type="float" office:value="0" calcext:value-type="float">
            <text:p>0</text:p>
          </table:table-cell>
          <table:table-cell office:value-type="float" office:value="4319682" calcext:value-type="float">
            <text:p>431968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38</text:p>
          </table:table-cell>
          <table:table-cell office:value-type="float" office:value="726.310393" calcext:value-type="float">
            <text:p>726.310393</text:p>
          </table:table-cell>
          <table:table-cell office:value-type="float" office:value="761.518147" calcext:value-type="float">
            <text:p>761.518147</text:p>
          </table:table-cell>
          <table:table-cell office:value-type="float" office:value="0" calcext:value-type="float">
            <text:p>0</text:p>
          </table:table-cell>
          <table:table-cell office:value-type="float" office:value="2892428" calcext:value-type="float">
            <text:p>289242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39</text:p>
          </table:table-cell>
          <table:table-cell office:value-type="float" office:value="357.969219" calcext:value-type="float">
            <text:p>357.969219</text:p>
          </table:table-cell>
          <table:table-cell office:value-type="float" office:value="1040.275139" calcext:value-type="float">
            <text:p>1040.275139</text:p>
          </table:table-cell>
          <table:table-cell office:value-type="float" office:value="0" calcext:value-type="float">
            <text:p>0</text:p>
          </table:table-cell>
          <table:table-cell office:value-type="float" office:value="6052922" calcext:value-type="float">
            <text:p>605292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40</text:p>
          </table:table-cell>
          <table:table-cell office:value-type="float" office:value="362.617139" calcext:value-type="float">
            <text:p>362.617139</text:p>
          </table:table-cell>
          <table:table-cell office:value-type="float" office:value="651.949785" calcext:value-type="float">
            <text:p>651.949785</text:p>
          </table:table-cell>
          <table:table-cell office:value-type="float" office:value="0" calcext:value-type="float">
            <text:p>0</text:p>
          </table:table-cell>
          <table:table-cell office:value-type="float" office:value="4454359" calcext:value-type="float">
            <text:p>445435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41</text:p>
          </table:table-cell>
          <table:table-cell office:value-type="float" office:value="602.685229" calcext:value-type="float">
            <text:p>602.685229</text:p>
          </table:table-cell>
          <table:table-cell office:value-type="float" office:value="1219.113898" calcext:value-type="float">
            <text:p>1219.113898</text:p>
          </table:table-cell>
          <table:table-cell office:value-type="float" office:value="0" calcext:value-type="float">
            <text:p>0</text:p>
          </table:table-cell>
          <table:table-cell office:value-type="float" office:value="7629921" calcext:value-type="float">
            <text:p>762992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42</text:p>
          </table:table-cell>
          <table:table-cell office:value-type="float" office:value="262.530596" calcext:value-type="float">
            <text:p>262.530596</text:p>
          </table:table-cell>
          <table:table-cell office:value-type="float" office:value="980.373252" calcext:value-type="float">
            <text:p>980.373252</text:p>
          </table:table-cell>
          <table:table-cell office:value-type="float" office:value="0" calcext:value-type="float">
            <text:p>0</text:p>
          </table:table-cell>
          <table:table-cell office:value-type="float" office:value="6980945" calcext:value-type="float">
            <text:p>698094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43</text:p>
          </table:table-cell>
          <table:table-cell office:value-type="float" office:value="586.462725" calcext:value-type="float">
            <text:p>586.462725</text:p>
          </table:table-cell>
          <table:table-cell office:value-type="float" office:value="2196.729008" calcext:value-type="float">
            <text:p>2196.729008</text:p>
          </table:table-cell>
          <table:table-cell office:value-type="float" office:value="0" calcext:value-type="float">
            <text:p>0</text:p>
          </table:table-cell>
          <table:table-cell office:value-type="float" office:value="16871793" calcext:value-type="float">
            <text:p>1687179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44</text:p>
          </table:table-cell>
          <table:table-cell office:value-type="float" office:value="261.484471" calcext:value-type="float">
            <text:p>261.484471</text:p>
          </table:table-cell>
          <table:table-cell office:value-type="float" office:value="2529.97737" calcext:value-type="float">
            <text:p>2529.97737</text:p>
          </table:table-cell>
          <table:table-cell office:value-type="float" office:value="0" calcext:value-type="float">
            <text:p>0</text:p>
          </table:table-cell>
          <table:table-cell office:value-type="float" office:value="22872586" calcext:value-type="float">
            <text:p>2287258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45</text:p>
          </table:table-cell>
          <table:table-cell office:value-type="float" office:value="270.881035" calcext:value-type="float">
            <text:p>270.881035</text:p>
          </table:table-cell>
          <table:table-cell office:value-type="float" office:value="2105.597183" calcext:value-type="float">
            <text:p>2105.597183</text:p>
          </table:table-cell>
          <table:table-cell office:value-type="float" office:value="0" calcext:value-type="float">
            <text:p>0</text:p>
          </table:table-cell>
          <table:table-cell office:value-type="float" office:value="19048405" calcext:value-type="float">
            <text:p>1904840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46</text:p>
          </table:table-cell>
          <table:table-cell office:value-type="float" office:value="175.664102" calcext:value-type="float">
            <text:p>175.664102</text:p>
          </table:table-cell>
          <table:table-cell office:value-type="float" office:value="1749.572751" calcext:value-type="float">
            <text:p>1749.572751</text:p>
          </table:table-cell>
          <table:table-cell office:value-type="float" office:value="0" calcext:value-type="float">
            <text:p>0</text:p>
          </table:table-cell>
          <table:table-cell office:value-type="float" office:value="14863330" calcext:value-type="float">
            <text:p>1486333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47</text:p>
          </table:table-cell>
          <table:table-cell office:value-type="float" office:value="448.881322" calcext:value-type="float">
            <text:p>448.881322</text:p>
          </table:table-cell>
          <table:table-cell office:value-type="float" office:value="1048.907529" calcext:value-type="float">
            <text:p>1048.907529</text:p>
          </table:table-cell>
          <table:table-cell office:value-type="float" office:value="0" calcext:value-type="float">
            <text:p>0</text:p>
          </table:table-cell>
          <table:table-cell office:value-type="float" office:value="7011809" calcext:value-type="float">
            <text:p>701180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48</text:p>
          </table:table-cell>
          <table:table-cell office:value-type="float" office:value="80.135795" calcext:value-type="float">
            <text:p>80.135795</text:p>
          </table:table-cell>
          <table:table-cell office:value-type="float" office:value="1067.575743" calcext:value-type="float">
            <text:p>1067.575743</text:p>
          </table:table-cell>
          <table:table-cell office:value-type="float" office:value="0" calcext:value-type="float">
            <text:p>0</text:p>
          </table:table-cell>
          <table:table-cell office:value-type="float" office:value="9771445" calcext:value-type="float">
            <text:p>977144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49</text:p>
          </table:table-cell>
          <table:table-cell office:value-type="float" office:value="461.28042" calcext:value-type="float">
            <text:p>461.28042</text:p>
          </table:table-cell>
          <table:table-cell office:value-type="float" office:value="1800.061148" calcext:value-type="float">
            <text:p>1800.061148</text:p>
          </table:table-cell>
          <table:table-cell office:value-type="float" office:value="0" calcext:value-type="float">
            <text:p>0</text:p>
          </table:table-cell>
          <table:table-cell office:value-type="float" office:value="13428662" calcext:value-type="float">
            <text:p>1342866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50</text:p>
          </table:table-cell>
          <table:table-cell office:value-type="float" office:value="687.949597" calcext:value-type="float">
            <text:p>687.949597</text:p>
          </table:table-cell>
          <table:table-cell office:value-type="float" office:value="2575.063242" calcext:value-type="float">
            <text:p>2575.063242</text:p>
          </table:table-cell>
          <table:table-cell office:value-type="float" office:value="0" calcext:value-type="float">
            <text:p>0</text:p>
          </table:table-cell>
          <table:table-cell office:value-type="float" office:value="20887960" calcext:value-type="float">
            <text:p>2088796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51</text:p>
          </table:table-cell>
          <table:table-cell office:value-type="float" office:value="333.01652" calcext:value-type="float">
            <text:p>333.01652</text:p>
          </table:table-cell>
          <table:table-cell office:value-type="float" office:value="3398.550298" calcext:value-type="float">
            <text:p>3398.550298</text:p>
          </table:table-cell>
          <table:table-cell office:value-type="float" office:value="0" calcext:value-type="float">
            <text:p>0</text:p>
          </table:table-cell>
          <table:table-cell office:value-type="float" office:value="38745313" calcext:value-type="float">
            <text:p>3874531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52</text:p>
          </table:table-cell>
          <table:table-cell office:value-type="float" office:value="462.747045" calcext:value-type="float">
            <text:p>462.747045</text:p>
          </table:table-cell>
          <table:table-cell office:value-type="float" office:value="610.547192" calcext:value-type="float">
            <text:p>610.547192</text:p>
          </table:table-cell>
          <table:table-cell office:value-type="float" office:value="0" calcext:value-type="float">
            <text:p>0</text:p>
          </table:table-cell>
          <table:table-cell office:value-type="float" office:value="1986190" calcext:value-type="float">
            <text:p>198619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53</text:p>
          </table:table-cell>
          <table:table-cell office:value-type="float" office:value="1318.458799" calcext:value-type="float">
            <text:p>1318.458799</text:p>
          </table:table-cell>
          <table:table-cell office:value-type="float" office:value="947.506485" calcext:value-type="float">
            <text:p>947.506485</text:p>
          </table:table-cell>
          <table:table-cell office:value-type="float" office:value="0" calcext:value-type="float">
            <text:p>0</text:p>
          </table:table-cell>
          <table:table-cell office:value-type="float" office:value="5464757" calcext:value-type="float">
            <text:p>546475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54</text:p>
          </table:table-cell>
          <table:table-cell office:value-type="float" office:value="169.005818" calcext:value-type="float">
            <text:p>169.005818</text:p>
          </table:table-cell>
          <table:table-cell office:value-type="float" office:value="2125.518493" calcext:value-type="float">
            <text:p>2125.518493</text:p>
          </table:table-cell>
          <table:table-cell office:value-type="float" office:value="0" calcext:value-type="float">
            <text:p>0</text:p>
          </table:table-cell>
          <table:table-cell office:value-type="float" office:value="18799500" calcext:value-type="float">
            <text:p>1879950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55</text:p>
          </table:table-cell>
          <table:table-cell office:value-type="float" office:value="166.764631" calcext:value-type="float">
            <text:p>166.764631</text:p>
          </table:table-cell>
          <table:table-cell office:value-type="float" office:value="949.49323" calcext:value-type="float">
            <text:p>949.49323</text:p>
          </table:table-cell>
          <table:table-cell office:value-type="float" office:value="0" calcext:value-type="float">
            <text:p>0</text:p>
          </table:table-cell>
          <table:table-cell office:value-type="float" office:value="8235506" calcext:value-type="float">
            <text:p>823550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56</text:p>
          </table:table-cell>
          <table:table-cell office:value-type="float" office:value="127.731177" calcext:value-type="float">
            <text:p>127.731177</text:p>
          </table:table-cell>
          <table:table-cell office:value-type="float" office:value="1437.501837" calcext:value-type="float">
            <text:p>1437.501837</text:p>
          </table:table-cell>
          <table:table-cell office:value-type="float" office:value="0" calcext:value-type="float">
            <text:p>0</text:p>
          </table:table-cell>
          <table:table-cell office:value-type="float" office:value="9262988" calcext:value-type="float">
            <text:p>926298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57</text:p>
          </table:table-cell>
          <table:table-cell office:value-type="float" office:value="62.721426" calcext:value-type="float">
            <text:p>62.721426</text:p>
          </table:table-cell>
          <table:table-cell office:value-type="float" office:value="574.406342" calcext:value-type="float">
            <text:p>574.406342</text:p>
          </table:table-cell>
          <table:table-cell office:value-type="float" office:value="0" calcext:value-type="float">
            <text:p>0</text:p>
          </table:table-cell>
          <table:table-cell office:value-type="float" office:value="4790789" calcext:value-type="float">
            <text:p>479078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58</text:p>
          </table:table-cell>
          <table:table-cell office:value-type="float" office:value="661.714548" calcext:value-type="float">
            <text:p>661.714548</text:p>
          </table:table-cell>
          <table:table-cell office:value-type="float" office:value="1958.474499" calcext:value-type="float">
            <text:p>1958.474499</text:p>
          </table:table-cell>
          <table:table-cell office:value-type="float" office:value="0" calcext:value-type="float">
            <text:p>0</text:p>
          </table:table-cell>
          <table:table-cell office:value-type="float" office:value="14259994" calcext:value-type="float">
            <text:p>1425999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0:59</text:p>
          </table:table-cell>
          <table:table-cell office:value-type="float" office:value="225.483316" calcext:value-type="float">
            <text:p>225.483316</text:p>
          </table:table-cell>
          <table:table-cell office:value-type="float" office:value="1310.630504" calcext:value-type="float">
            <text:p>1310.630504</text:p>
          </table:table-cell>
          <table:table-cell office:value-type="float" office:value="0" calcext:value-type="float">
            <text:p>0</text:p>
          </table:table-cell>
          <table:table-cell office:value-type="float" office:value="11288369" calcext:value-type="float">
            <text:p>1128836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00</text:p>
          </table:table-cell>
          <table:table-cell office:value-type="float" office:value="588.409526" calcext:value-type="float">
            <text:p>588.409526</text:p>
          </table:table-cell>
          <table:table-cell office:value-type="float" office:value="1610.415209" calcext:value-type="float">
            <text:p>1610.415209</text:p>
          </table:table-cell>
          <table:table-cell office:value-type="float" office:value="0" calcext:value-type="float">
            <text:p>0</text:p>
          </table:table-cell>
          <table:table-cell office:value-type="float" office:value="12088824" calcext:value-type="float">
            <text:p>1208882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01</text:p>
          </table:table-cell>
          <table:table-cell office:value-type="float" office:value="361.233844" calcext:value-type="float">
            <text:p>361.233844</text:p>
          </table:table-cell>
          <table:table-cell office:value-type="float" office:value="970.919554" calcext:value-type="float">
            <text:p>970.919554</text:p>
          </table:table-cell>
          <table:table-cell office:value-type="float" office:value="0" calcext:value-type="float">
            <text:p>0</text:p>
          </table:table-cell>
          <table:table-cell office:value-type="float" office:value="3434842" calcext:value-type="float">
            <text:p>343484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02</text:p>
          </table:table-cell>
          <table:table-cell office:value-type="float" office:value="606.432932" calcext:value-type="float">
            <text:p>606.432932</text:p>
          </table:table-cell>
          <table:table-cell office:value-type="float" office:value="1182.514338" calcext:value-type="float">
            <text:p>1182.514338</text:p>
          </table:table-cell>
          <table:table-cell office:value-type="float" office:value="0" calcext:value-type="float">
            <text:p>0</text:p>
          </table:table-cell>
          <table:table-cell office:value-type="float" office:value="5780025" calcext:value-type="float">
            <text:p>578002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03</text:p>
          </table:table-cell>
          <table:table-cell office:value-type="float" office:value="477.049864" calcext:value-type="float">
            <text:p>477.049864</text:p>
          </table:table-cell>
          <table:table-cell office:value-type="float" office:value="1421.37674" calcext:value-type="float">
            <text:p>1421.37674</text:p>
          </table:table-cell>
          <table:table-cell office:value-type="float" office:value="0" calcext:value-type="float">
            <text:p>0</text:p>
          </table:table-cell>
          <table:table-cell office:value-type="float" office:value="7646947" calcext:value-type="float">
            <text:p>764694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04</text:p>
          </table:table-cell>
          <table:table-cell office:value-type="float" office:value="1479.498802" calcext:value-type="float">
            <text:p>1479.498802</text:p>
          </table:table-cell>
          <table:table-cell office:value-type="float" office:value="2125.308893" calcext:value-type="float">
            <text:p>2125.308893</text:p>
          </table:table-cell>
          <table:table-cell office:value-type="float" office:value="0" calcext:value-type="float">
            <text:p>0</text:p>
          </table:table-cell>
          <table:table-cell office:value-type="float" office:value="17213345" calcext:value-type="float">
            <text:p>1721334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05</text:p>
          </table:table-cell>
          <table:table-cell office:value-type="float" office:value="442.69077" calcext:value-type="float">
            <text:p>442.69077</text:p>
          </table:table-cell>
          <table:table-cell office:value-type="float" office:value="1064.159122" calcext:value-type="float">
            <text:p>1064.159122</text:p>
          </table:table-cell>
          <table:table-cell office:value-type="float" office:value="0" calcext:value-type="float">
            <text:p>0</text:p>
          </table:table-cell>
          <table:table-cell office:value-type="float" office:value="7918247" calcext:value-type="float">
            <text:p>791824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06</text:p>
          </table:table-cell>
          <table:table-cell office:value-type="float" office:value="1150.484731" calcext:value-type="float">
            <text:p>1150.484731</text:p>
          </table:table-cell>
          <table:table-cell office:value-type="float" office:value="1243.676605" calcext:value-type="float">
            <text:p>1243.676605</text:p>
          </table:table-cell>
          <table:table-cell office:value-type="float" office:value="0" calcext:value-type="float">
            <text:p>0</text:p>
          </table:table-cell>
          <table:table-cell office:value-type="float" office:value="7871351" calcext:value-type="float">
            <text:p>787135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07</text:p>
          </table:table-cell>
          <table:table-cell office:value-type="float" office:value="474.299189" calcext:value-type="float">
            <text:p>474.299189</text:p>
          </table:table-cell>
          <table:table-cell office:value-type="float" office:value="1250.425607" calcext:value-type="float">
            <text:p>1250.425607</text:p>
          </table:table-cell>
          <table:table-cell office:value-type="float" office:value="0" calcext:value-type="float">
            <text:p>0</text:p>
          </table:table-cell>
          <table:table-cell office:value-type="float" office:value="8572972" calcext:value-type="float">
            <text:p>857297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08</text:p>
          </table:table-cell>
          <table:table-cell office:value-type="float" office:value="848.13033" calcext:value-type="float">
            <text:p>848.13033</text:p>
          </table:table-cell>
          <table:table-cell office:value-type="float" office:value="2615.973541" calcext:value-type="float">
            <text:p>2615.973541</text:p>
          </table:table-cell>
          <table:table-cell office:value-type="float" office:value="0" calcext:value-type="float">
            <text:p>0</text:p>
          </table:table-cell>
          <table:table-cell office:value-type="float" office:value="17817266" calcext:value-type="float">
            <text:p>1781726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09</text:p>
          </table:table-cell>
          <table:table-cell office:value-type="float" office:value="611.946201" calcext:value-type="float">
            <text:p>611.946201</text:p>
          </table:table-cell>
          <table:table-cell office:value-type="float" office:value="1349.611519" calcext:value-type="float">
            <text:p>1349.611519</text:p>
          </table:table-cell>
          <table:table-cell office:value-type="float" office:value="0" calcext:value-type="float">
            <text:p>0</text:p>
          </table:table-cell>
          <table:table-cell office:value-type="float" office:value="8194919" calcext:value-type="float">
            <text:p>819491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10</text:p>
          </table:table-cell>
          <table:table-cell office:value-type="float" office:value="269.248977" calcext:value-type="float">
            <text:p>269.248977</text:p>
          </table:table-cell>
          <table:table-cell office:value-type="float" office:value="1055.065376" calcext:value-type="float">
            <text:p>1055.065376</text:p>
          </table:table-cell>
          <table:table-cell office:value-type="float" office:value="0" calcext:value-type="float">
            <text:p>0</text:p>
          </table:table-cell>
          <table:table-cell office:value-type="float" office:value="5068246" calcext:value-type="float">
            <text:p>506824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11</text:p>
          </table:table-cell>
          <table:table-cell office:value-type="float" office:value="419.914541" calcext:value-type="float">
            <text:p>419.914541</text:p>
          </table:table-cell>
          <table:table-cell office:value-type="float" office:value="784.295566" calcext:value-type="float">
            <text:p>784.295566</text:p>
          </table:table-cell>
          <table:table-cell office:value-type="float" office:value="0" calcext:value-type="float">
            <text:p>0</text:p>
          </table:table-cell>
          <table:table-cell office:value-type="float" office:value="3137658" calcext:value-type="float">
            <text:p>313765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12</text:p>
          </table:table-cell>
          <table:table-cell office:value-type="float" office:value="324.612312" calcext:value-type="float">
            <text:p>324.612312</text:p>
          </table:table-cell>
          <table:table-cell office:value-type="float" office:value="962.577478" calcext:value-type="float">
            <text:p>962.577478</text:p>
          </table:table-cell>
          <table:table-cell office:value-type="float" office:value="0" calcext:value-type="float">
            <text:p>0</text:p>
          </table:table-cell>
          <table:table-cell office:value-type="float" office:value="5756833" calcext:value-type="float">
            <text:p>575683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13</text:p>
          </table:table-cell>
          <table:table-cell office:value-type="float" office:value="1349.32807" calcext:value-type="float">
            <text:p>1349.32807</text:p>
          </table:table-cell>
          <table:table-cell office:value-type="float" office:value="1426.316387" calcext:value-type="float">
            <text:p>1426.316387</text:p>
          </table:table-cell>
          <table:table-cell office:value-type="float" office:value="0" calcext:value-type="float">
            <text:p>0</text:p>
          </table:table-cell>
          <table:table-cell office:value-type="float" office:value="8853701" calcext:value-type="float">
            <text:p>885370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14</text:p>
          </table:table-cell>
          <table:table-cell office:value-type="float" office:value="293.903761" calcext:value-type="float">
            <text:p>293.903761</text:p>
          </table:table-cell>
          <table:table-cell office:value-type="float" office:value="946.925872" calcext:value-type="float">
            <text:p>946.925872</text:p>
          </table:table-cell>
          <table:table-cell office:value-type="float" office:value="0" calcext:value-type="float">
            <text:p>0</text:p>
          </table:table-cell>
          <table:table-cell office:value-type="float" office:value="5434285" calcext:value-type="float">
            <text:p>543428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15</text:p>
          </table:table-cell>
          <table:table-cell office:value-type="float" office:value="237.218592" calcext:value-type="float">
            <text:p>237.218592</text:p>
          </table:table-cell>
          <table:table-cell office:value-type="float" office:value="1357.607399" calcext:value-type="float">
            <text:p>1357.607399</text:p>
          </table:table-cell>
          <table:table-cell office:value-type="float" office:value="0" calcext:value-type="float">
            <text:p>0</text:p>
          </table:table-cell>
          <table:table-cell office:value-type="float" office:value="10760309" calcext:value-type="float">
            <text:p>1076030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16</text:p>
          </table:table-cell>
          <table:table-cell office:value-type="float" office:value="665.790359" calcext:value-type="float">
            <text:p>665.790359</text:p>
          </table:table-cell>
          <table:table-cell office:value-type="float" office:value="1540.960667" calcext:value-type="float">
            <text:p>1540.960667</text:p>
          </table:table-cell>
          <table:table-cell office:value-type="float" office:value="0" calcext:value-type="float">
            <text:p>0</text:p>
          </table:table-cell>
          <table:table-cell office:value-type="float" office:value="8116933" calcext:value-type="float">
            <text:p>811693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17</text:p>
          </table:table-cell>
          <table:table-cell office:value-type="float" office:value="415.793214" calcext:value-type="float">
            <text:p>415.793214</text:p>
          </table:table-cell>
          <table:table-cell office:value-type="float" office:value="1171.684255" calcext:value-type="float">
            <text:p>1171.684255</text:p>
          </table:table-cell>
          <table:table-cell office:value-type="float" office:value="0" calcext:value-type="float">
            <text:p>0</text:p>
          </table:table-cell>
          <table:table-cell office:value-type="float" office:value="7565042" calcext:value-type="float">
            <text:p>756504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18</text:p>
          </table:table-cell>
          <table:table-cell office:value-type="float" office:value="225.56589" calcext:value-type="float">
            <text:p>225.56589</text:p>
          </table:table-cell>
          <table:table-cell office:value-type="float" office:value="1029.80523" calcext:value-type="float">
            <text:p>1029.80523</text:p>
          </table:table-cell>
          <table:table-cell office:value-type="float" office:value="0" calcext:value-type="float">
            <text:p>0</text:p>
          </table:table-cell>
          <table:table-cell office:value-type="float" office:value="8807652" calcext:value-type="float">
            <text:p>880765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19</text:p>
          </table:table-cell>
          <table:table-cell office:value-type="float" office:value="612.576261" calcext:value-type="float">
            <text:p>612.576261</text:p>
          </table:table-cell>
          <table:table-cell office:value-type="float" office:value="1198.937151" calcext:value-type="float">
            <text:p>1198.937151</text:p>
          </table:table-cell>
          <table:table-cell office:value-type="float" office:value="0" calcext:value-type="float">
            <text:p>0</text:p>
          </table:table-cell>
          <table:table-cell office:value-type="float" office:value="5545671" calcext:value-type="float">
            <text:p>554567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20</text:p>
          </table:table-cell>
          <table:table-cell office:value-type="float" office:value="793.534085" calcext:value-type="float">
            <text:p>793.534085</text:p>
          </table:table-cell>
          <table:table-cell office:value-type="float" office:value="772.591118" calcext:value-type="float">
            <text:p>772.591118</text:p>
          </table:table-cell>
          <table:table-cell office:value-type="float" office:value="0" calcext:value-type="float">
            <text:p>0</text:p>
          </table:table-cell>
          <table:table-cell office:value-type="float" office:value="4799811" calcext:value-type="float">
            <text:p>479981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21</text:p>
          </table:table-cell>
          <table:table-cell office:value-type="float" office:value="124.529464" calcext:value-type="float">
            <text:p>124.529464</text:p>
          </table:table-cell>
          <table:table-cell office:value-type="float" office:value="824.167998" calcext:value-type="float">
            <text:p>824.167998</text:p>
          </table:table-cell>
          <table:table-cell office:value-type="float" office:value="0" calcext:value-type="float">
            <text:p>0</text:p>
          </table:table-cell>
          <table:table-cell office:value-type="float" office:value="6904424" calcext:value-type="float">
            <text:p>690442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22</text:p>
          </table:table-cell>
          <table:table-cell office:value-type="float" office:value="398.972767" calcext:value-type="float">
            <text:p>398.972767</text:p>
          </table:table-cell>
          <table:table-cell office:value-type="float" office:value="906.596257" calcext:value-type="float">
            <text:p>906.596257</text:p>
          </table:table-cell>
          <table:table-cell office:value-type="float" office:value="0" calcext:value-type="float">
            <text:p>0</text:p>
          </table:table-cell>
          <table:table-cell office:value-type="float" office:value="6187272" calcext:value-type="float">
            <text:p>618727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23</text:p>
          </table:table-cell>
          <table:table-cell office:value-type="float" office:value="317.958558" calcext:value-type="float">
            <text:p>317.958558</text:p>
          </table:table-cell>
          <table:table-cell office:value-type="float" office:value="597.672335" calcext:value-type="float">
            <text:p>597.672335</text:p>
          </table:table-cell>
          <table:table-cell office:value-type="float" office:value="0" calcext:value-type="float">
            <text:p>0</text:p>
          </table:table-cell>
          <table:table-cell office:value-type="float" office:value="2529608" calcext:value-type="float">
            <text:p>252960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24</text:p>
          </table:table-cell>
          <table:table-cell office:value-type="float" office:value="161.078452" calcext:value-type="float">
            <text:p>161.078452</text:p>
          </table:table-cell>
          <table:table-cell office:value-type="float" office:value="1275.198023" calcext:value-type="float">
            <text:p>1275.198023</text:p>
          </table:table-cell>
          <table:table-cell office:value-type="float" office:value="0" calcext:value-type="float">
            <text:p>0</text:p>
          </table:table-cell>
          <table:table-cell office:value-type="float" office:value="9318693" calcext:value-type="float">
            <text:p>931869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25</text:p>
          </table:table-cell>
          <table:table-cell office:value-type="float" office:value="283.347168" calcext:value-type="float">
            <text:p>283.347168</text:p>
          </table:table-cell>
          <table:table-cell office:value-type="float" office:value="1189.36873" calcext:value-type="float">
            <text:p>1189.36873</text:p>
          </table:table-cell>
          <table:table-cell office:value-type="float" office:value="0" calcext:value-type="float">
            <text:p>0</text:p>
          </table:table-cell>
          <table:table-cell office:value-type="float" office:value="7492897" calcext:value-type="float">
            <text:p>749289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26</text:p>
          </table:table-cell>
          <table:table-cell office:value-type="float" office:value="319.416538" calcext:value-type="float">
            <text:p>319.416538</text:p>
          </table:table-cell>
          <table:table-cell office:value-type="float" office:value="1905.300956" calcext:value-type="float">
            <text:p>1905.300956</text:p>
          </table:table-cell>
          <table:table-cell office:value-type="float" office:value="0" calcext:value-type="float">
            <text:p>0</text:p>
          </table:table-cell>
          <table:table-cell office:value-type="float" office:value="12894015" calcext:value-type="float">
            <text:p>1289401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27</text:p>
          </table:table-cell>
          <table:table-cell office:value-type="float" office:value="315.870172" calcext:value-type="float">
            <text:p>315.870172</text:p>
          </table:table-cell>
          <table:table-cell office:value-type="float" office:value="900.895469" calcext:value-type="float">
            <text:p>900.895469</text:p>
          </table:table-cell>
          <table:table-cell office:value-type="float" office:value="0" calcext:value-type="float">
            <text:p>0</text:p>
          </table:table-cell>
          <table:table-cell office:value-type="float" office:value="5403872" calcext:value-type="float">
            <text:p>540387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28</text:p>
          </table:table-cell>
          <table:table-cell office:value-type="float" office:value="232.045352" calcext:value-type="float">
            <text:p>232.045352</text:p>
          </table:table-cell>
          <table:table-cell office:value-type="float" office:value="790.663476" calcext:value-type="float">
            <text:p>790.663476</text:p>
          </table:table-cell>
          <table:table-cell office:value-type="float" office:value="0" calcext:value-type="float">
            <text:p>0</text:p>
          </table:table-cell>
          <table:table-cell office:value-type="float" office:value="6477577" calcext:value-type="float">
            <text:p>647757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29</text:p>
          </table:table-cell>
          <table:table-cell office:value-type="float" office:value="127.799015" calcext:value-type="float">
            <text:p>127.799015</text:p>
          </table:table-cell>
          <table:table-cell office:value-type="float" office:value="1489.545194" calcext:value-type="float">
            <text:p>1489.545194</text:p>
          </table:table-cell>
          <table:table-cell office:value-type="float" office:value="0" calcext:value-type="float">
            <text:p>0</text:p>
          </table:table-cell>
          <table:table-cell office:value-type="float" office:value="8507995" calcext:value-type="float">
            <text:p>850799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30</text:p>
          </table:table-cell>
          <table:table-cell office:value-type="float" office:value="500.354054" calcext:value-type="float">
            <text:p>500.354054</text:p>
          </table:table-cell>
          <table:table-cell office:value-type="float" office:value="1474.411446" calcext:value-type="float">
            <text:p>1474.411446</text:p>
          </table:table-cell>
          <table:table-cell office:value-type="float" office:value="0" calcext:value-type="float">
            <text:p>0</text:p>
          </table:table-cell>
          <table:table-cell office:value-type="float" office:value="9600021" calcext:value-type="float">
            <text:p>960002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31</text:p>
          </table:table-cell>
          <table:table-cell office:value-type="float" office:value="331.625614" calcext:value-type="float">
            <text:p>331.625614</text:p>
          </table:table-cell>
          <table:table-cell office:value-type="float" office:value="1140.733658" calcext:value-type="float">
            <text:p>1140.733658</text:p>
          </table:table-cell>
          <table:table-cell office:value-type="float" office:value="0" calcext:value-type="float">
            <text:p>0</text:p>
          </table:table-cell>
          <table:table-cell office:value-type="float" office:value="9701765" calcext:value-type="float">
            <text:p>970176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32</text:p>
          </table:table-cell>
          <table:table-cell office:value-type="float" office:value="392.192266" calcext:value-type="float">
            <text:p>392.192266</text:p>
          </table:table-cell>
          <table:table-cell office:value-type="float" office:value="1360.871343" calcext:value-type="float">
            <text:p>1360.871343</text:p>
          </table:table-cell>
          <table:table-cell office:value-type="float" office:value="0" calcext:value-type="float">
            <text:p>0</text:p>
          </table:table-cell>
          <table:table-cell office:value-type="float" office:value="6162488" calcext:value-type="float">
            <text:p>616248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33</text:p>
          </table:table-cell>
          <table:table-cell office:value-type="float" office:value="244.581098" calcext:value-type="float">
            <text:p>244.581098</text:p>
          </table:table-cell>
          <table:table-cell office:value-type="float" office:value="834.286756" calcext:value-type="float">
            <text:p>834.286756</text:p>
          </table:table-cell>
          <table:table-cell office:value-type="float" office:value="0" calcext:value-type="float">
            <text:p>0</text:p>
          </table:table-cell>
          <table:table-cell office:value-type="float" office:value="5708861" calcext:value-type="float">
            <text:p>570886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34</text:p>
          </table:table-cell>
          <table:table-cell office:value-type="float" office:value="158.978632" calcext:value-type="float">
            <text:p>158.978632</text:p>
          </table:table-cell>
          <table:table-cell office:value-type="float" office:value="1082.756765" calcext:value-type="float">
            <text:p>1082.756765</text:p>
          </table:table-cell>
          <table:table-cell office:value-type="float" office:value="0" calcext:value-type="float">
            <text:p>0</text:p>
          </table:table-cell>
          <table:table-cell office:value-type="float" office:value="8077996" calcext:value-type="float">
            <text:p>807799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35</text:p>
          </table:table-cell>
          <table:table-cell office:value-type="float" office:value="316.151665" calcext:value-type="float">
            <text:p>316.151665</text:p>
          </table:table-cell>
          <table:table-cell office:value-type="float" office:value="1177.746314" calcext:value-type="float">
            <text:p>1177.746314</text:p>
          </table:table-cell>
          <table:table-cell office:value-type="float" office:value="0" calcext:value-type="float">
            <text:p>0</text:p>
          </table:table-cell>
          <table:table-cell office:value-type="float" office:value="6633472" calcext:value-type="float">
            <text:p>663347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36</text:p>
          </table:table-cell>
          <table:table-cell office:value-type="float" office:value="725.327093" calcext:value-type="float">
            <text:p>725.327093</text:p>
          </table:table-cell>
          <table:table-cell office:value-type="float" office:value="2057.015518" calcext:value-type="float">
            <text:p>2057.015518</text:p>
          </table:table-cell>
          <table:table-cell office:value-type="float" office:value="0" calcext:value-type="float">
            <text:p>0</text:p>
          </table:table-cell>
          <table:table-cell office:value-type="float" office:value="10273057" calcext:value-type="float">
            <text:p>1027305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37</text:p>
          </table:table-cell>
          <table:table-cell office:value-type="float" office:value="484.796773" calcext:value-type="float">
            <text:p>484.796773</text:p>
          </table:table-cell>
          <table:table-cell office:value-type="float" office:value="1132.086627" calcext:value-type="float">
            <text:p>1132.086627</text:p>
          </table:table-cell>
          <table:table-cell office:value-type="float" office:value="0" calcext:value-type="float">
            <text:p>0</text:p>
          </table:table-cell>
          <table:table-cell office:value-type="float" office:value="5063983" calcext:value-type="float">
            <text:p>506398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38</text:p>
          </table:table-cell>
          <table:table-cell office:value-type="float" office:value="415.779724" calcext:value-type="float">
            <text:p>415.779724</text:p>
          </table:table-cell>
          <table:table-cell office:value-type="float" office:value="1679.484734" calcext:value-type="float">
            <text:p>1679.484734</text:p>
          </table:table-cell>
          <table:table-cell office:value-type="float" office:value="0" calcext:value-type="float">
            <text:p>0</text:p>
          </table:table-cell>
          <table:table-cell office:value-type="float" office:value="11857265" calcext:value-type="float">
            <text:p>1185726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39</text:p>
          </table:table-cell>
          <table:table-cell office:value-type="float" office:value="576.014221" calcext:value-type="float">
            <text:p>576.014221</text:p>
          </table:table-cell>
          <table:table-cell office:value-type="float" office:value="712.044758" calcext:value-type="float">
            <text:p>712.044758</text:p>
          </table:table-cell>
          <table:table-cell office:value-type="float" office:value="0" calcext:value-type="float">
            <text:p>0</text:p>
          </table:table-cell>
          <table:table-cell office:value-type="float" office:value="2737345" calcext:value-type="float">
            <text:p>273734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40</text:p>
          </table:table-cell>
          <table:table-cell office:value-type="float" office:value="501.73376" calcext:value-type="float">
            <text:p>501.73376</text:p>
          </table:table-cell>
          <table:table-cell office:value-type="float" office:value="577.57214" calcext:value-type="float">
            <text:p>577.57214</text:p>
          </table:table-cell>
          <table:table-cell office:value-type="float" office:value="0" calcext:value-type="float">
            <text:p>0</text:p>
          </table:table-cell>
          <table:table-cell office:value-type="float" office:value="2005695" calcext:value-type="float">
            <text:p>200569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41</text:p>
          </table:table-cell>
          <table:table-cell office:value-type="float" office:value="335.22072" calcext:value-type="float">
            <text:p>335.22072</text:p>
          </table:table-cell>
          <table:table-cell office:value-type="float" office:value="1547.791905" calcext:value-type="float">
            <text:p>1547.791905</text:p>
          </table:table-cell>
          <table:table-cell office:value-type="float" office:value="0" calcext:value-type="float">
            <text:p>0</text:p>
          </table:table-cell>
          <table:table-cell office:value-type="float" office:value="6888411" calcext:value-type="float">
            <text:p>688841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42</text:p>
          </table:table-cell>
          <table:table-cell office:value-type="float" office:value="592.174031" calcext:value-type="float">
            <text:p>592.174031</text:p>
          </table:table-cell>
          <table:table-cell office:value-type="float" office:value="1162.448288" calcext:value-type="float">
            <text:p>1162.448288</text:p>
          </table:table-cell>
          <table:table-cell office:value-type="float" office:value="0" calcext:value-type="float">
            <text:p>0</text:p>
          </table:table-cell>
          <table:table-cell office:value-type="float" office:value="7388045" calcext:value-type="float">
            <text:p>738804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43</text:p>
          </table:table-cell>
          <table:table-cell office:value-type="float" office:value="883.286694" calcext:value-type="float">
            <text:p>883.286694</text:p>
          </table:table-cell>
          <table:table-cell office:value-type="float" office:value="1038.005314" calcext:value-type="float">
            <text:p>1038.005314</text:p>
          </table:table-cell>
          <table:table-cell office:value-type="float" office:value="0" calcext:value-type="float">
            <text:p>0</text:p>
          </table:table-cell>
          <table:table-cell office:value-type="float" office:value="4544791" calcext:value-type="float">
            <text:p>454479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44</text:p>
          </table:table-cell>
          <table:table-cell office:value-type="float" office:value="505.411626" calcext:value-type="float">
            <text:p>505.411626</text:p>
          </table:table-cell>
          <table:table-cell office:value-type="float" office:value="1031.159112" calcext:value-type="float">
            <text:p>1031.159112</text:p>
          </table:table-cell>
          <table:table-cell office:value-type="float" office:value="0" calcext:value-type="float">
            <text:p>0</text:p>
          </table:table-cell>
          <table:table-cell office:value-type="float" office:value="6421759" calcext:value-type="float">
            <text:p>642175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45</text:p>
          </table:table-cell>
          <table:table-cell office:value-type="float" office:value="769.000613" calcext:value-type="float">
            <text:p>769.000613</text:p>
          </table:table-cell>
          <table:table-cell office:value-type="float" office:value="995.088793" calcext:value-type="float">
            <text:p>995.088793</text:p>
          </table:table-cell>
          <table:table-cell office:value-type="float" office:value="0" calcext:value-type="float">
            <text:p>0</text:p>
          </table:table-cell>
          <table:table-cell office:value-type="float" office:value="3599328" calcext:value-type="float">
            <text:p>359932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46</text:p>
          </table:table-cell>
          <table:table-cell office:value-type="float" office:value="578.843387" calcext:value-type="float">
            <text:p>578.843387</text:p>
          </table:table-cell>
          <table:table-cell office:value-type="float" office:value="1524.758481" calcext:value-type="float">
            <text:p>1524.758481</text:p>
          </table:table-cell>
          <table:table-cell office:value-type="float" office:value="0" calcext:value-type="float">
            <text:p>0</text:p>
          </table:table-cell>
          <table:table-cell office:value-type="float" office:value="9195212" calcext:value-type="float">
            <text:p>919521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47</text:p>
          </table:table-cell>
          <table:table-cell office:value-type="float" office:value="359.503106" calcext:value-type="float">
            <text:p>359.503106</text:p>
          </table:table-cell>
          <table:table-cell office:value-type="float" office:value="735.353075" calcext:value-type="float">
            <text:p>735.353075</text:p>
          </table:table-cell>
          <table:table-cell office:value-type="float" office:value="0" calcext:value-type="float">
            <text:p>0</text:p>
          </table:table-cell>
          <table:table-cell office:value-type="float" office:value="2943490" calcext:value-type="float">
            <text:p>294349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48</text:p>
          </table:table-cell>
          <table:table-cell office:value-type="float" office:value="393.495791" calcext:value-type="float">
            <text:p>393.495791</text:p>
          </table:table-cell>
          <table:table-cell office:value-type="float" office:value="1701.973325" calcext:value-type="float">
            <text:p>1701.973325</text:p>
          </table:table-cell>
          <table:table-cell office:value-type="float" office:value="0" calcext:value-type="float">
            <text:p>0</text:p>
          </table:table-cell>
          <table:table-cell office:value-type="float" office:value="8768096" calcext:value-type="float">
            <text:p>876809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49</text:p>
          </table:table-cell>
          <table:table-cell office:value-type="float" office:value="304.619999" calcext:value-type="float">
            <text:p>304.619999</text:p>
          </table:table-cell>
          <table:table-cell office:value-type="float" office:value="851.797268" calcext:value-type="float">
            <text:p>851.797268</text:p>
          </table:table-cell>
          <table:table-cell office:value-type="float" office:value="0" calcext:value-type="float">
            <text:p>0</text:p>
          </table:table-cell>
          <table:table-cell office:value-type="float" office:value="6413544" calcext:value-type="float">
            <text:p>641354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50</text:p>
          </table:table-cell>
          <table:table-cell office:value-type="float" office:value="781.417362" calcext:value-type="float">
            <text:p>781.417362</text:p>
          </table:table-cell>
          <table:table-cell office:value-type="float" office:value="1431.152286" calcext:value-type="float">
            <text:p>1431.152286</text:p>
          </table:table-cell>
          <table:table-cell office:value-type="float" office:value="0" calcext:value-type="float">
            <text:p>0</text:p>
          </table:table-cell>
          <table:table-cell office:value-type="float" office:value="8307613" calcext:value-type="float">
            <text:p>830761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51</text:p>
          </table:table-cell>
          <table:table-cell office:value-type="float" office:value="315.966216" calcext:value-type="float">
            <text:p>315.966216</text:p>
          </table:table-cell>
          <table:table-cell office:value-type="float" office:value="948.091613" calcext:value-type="float">
            <text:p>948.091613</text:p>
          </table:table-cell>
          <table:table-cell office:value-type="float" office:value="0" calcext:value-type="float">
            <text:p>0</text:p>
          </table:table-cell>
          <table:table-cell office:value-type="float" office:value="6625008" calcext:value-type="float">
            <text:p>662500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52</text:p>
          </table:table-cell>
          <table:table-cell office:value-type="float" office:value="339.962101" calcext:value-type="float">
            <text:p>339.962101</text:p>
          </table:table-cell>
          <table:table-cell office:value-type="float" office:value="1233.091926" calcext:value-type="float">
            <text:p>1233.091926</text:p>
          </table:table-cell>
          <table:table-cell office:value-type="float" office:value="0" calcext:value-type="float">
            <text:p>0</text:p>
          </table:table-cell>
          <table:table-cell office:value-type="float" office:value="5641528" calcext:value-type="float">
            <text:p>564152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53</text:p>
          </table:table-cell>
          <table:table-cell office:value-type="float" office:value="422.568921" calcext:value-type="float">
            <text:p>422.568921</text:p>
          </table:table-cell>
          <table:table-cell office:value-type="float" office:value="3291.500474" calcext:value-type="float">
            <text:p>3291.500474</text:p>
          </table:table-cell>
          <table:table-cell office:value-type="float" office:value="0" calcext:value-type="float">
            <text:p>0</text:p>
          </table:table-cell>
          <table:table-cell office:value-type="float" office:value="28618424" calcext:value-type="float">
            <text:p>2861842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54</text:p>
          </table:table-cell>
          <table:table-cell office:value-type="float" office:value="168.463553" calcext:value-type="float">
            <text:p>168.463553</text:p>
          </table:table-cell>
          <table:table-cell office:value-type="float" office:value="1655.123008" calcext:value-type="float">
            <text:p>1655.123008</text:p>
          </table:table-cell>
          <table:table-cell office:value-type="float" office:value="0" calcext:value-type="float">
            <text:p>0</text:p>
          </table:table-cell>
          <table:table-cell office:value-type="float" office:value="21221378" calcext:value-type="float">
            <text:p>2122137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55</text:p>
          </table:table-cell>
          <table:table-cell office:value-type="float" office:value="81.135069" calcext:value-type="float">
            <text:p>81.135069</text:p>
          </table:table-cell>
          <table:table-cell office:value-type="float" office:value="2161.161373" calcext:value-type="float">
            <text:p>2161.161373</text:p>
          </table:table-cell>
          <table:table-cell office:value-type="float" office:value="0" calcext:value-type="float">
            <text:p>0</text:p>
          </table:table-cell>
          <table:table-cell office:value-type="float" office:value="17608219" calcext:value-type="float">
            <text:p>1760821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56</text:p>
          </table:table-cell>
          <table:table-cell office:value-type="float" office:value="284.284845" calcext:value-type="float">
            <text:p>284.284845</text:p>
          </table:table-cell>
          <table:table-cell office:value-type="float" office:value="1922.257696" calcext:value-type="float">
            <text:p>1922.257696</text:p>
          </table:table-cell>
          <table:table-cell office:value-type="float" office:value="0" calcext:value-type="float">
            <text:p>0</text:p>
          </table:table-cell>
          <table:table-cell office:value-type="float" office:value="13365442" calcext:value-type="float">
            <text:p>1336544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57</text:p>
          </table:table-cell>
          <table:table-cell office:value-type="float" office:value="869.161748" calcext:value-type="float">
            <text:p>869.161748</text:p>
          </table:table-cell>
          <table:table-cell office:value-type="float" office:value="1513.826266" calcext:value-type="float">
            <text:p>1513.826266</text:p>
          </table:table-cell>
          <table:table-cell office:value-type="float" office:value="0" calcext:value-type="float">
            <text:p>0</text:p>
          </table:table-cell>
          <table:table-cell office:value-type="float" office:value="7888451" calcext:value-type="float">
            <text:p>788845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58</text:p>
          </table:table-cell>
          <table:table-cell office:value-type="float" office:value="175.562204" calcext:value-type="float">
            <text:p>175.562204</text:p>
          </table:table-cell>
          <table:table-cell office:value-type="float" office:value="1461.683663" calcext:value-type="float">
            <text:p>1461.683663</text:p>
          </table:table-cell>
          <table:table-cell office:value-type="float" office:value="0" calcext:value-type="float">
            <text:p>0</text:p>
          </table:table-cell>
          <table:table-cell office:value-type="float" office:value="6546202" calcext:value-type="float">
            <text:p>654620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1:59</text:p>
          </table:table-cell>
          <table:table-cell office:value-type="float" office:value="173.679051" calcext:value-type="float">
            <text:p>173.679051</text:p>
          </table:table-cell>
          <table:table-cell office:value-type="float" office:value="280.468241" calcext:value-type="float">
            <text:p>280.468241</text:p>
          </table:table-cell>
          <table:table-cell office:value-type="float" office:value="0" calcext:value-type="float">
            <text:p>0</text:p>
          </table:table-cell>
          <table:table-cell office:value-type="float" office:value="2332478" calcext:value-type="float">
            <text:p>233247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00</text:p>
          </table:table-cell>
          <table:table-cell office:value-type="float" office:value="371.157337" calcext:value-type="float">
            <text:p>371.157337</text:p>
          </table:table-cell>
          <table:table-cell office:value-type="float" office:value="613.763591" calcext:value-type="float">
            <text:p>613.763591</text:p>
          </table:table-cell>
          <table:table-cell office:value-type="float" office:value="0" calcext:value-type="float">
            <text:p>0</text:p>
          </table:table-cell>
          <table:table-cell office:value-type="float" office:value="3496795" calcext:value-type="float">
            <text:p>349679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01</text:p>
          </table:table-cell>
          <table:table-cell office:value-type="float" office:value="331.878598" calcext:value-type="float">
            <text:p>331.878598</text:p>
          </table:table-cell>
          <table:table-cell office:value-type="float" office:value="1467.782414" calcext:value-type="float">
            <text:p>1467.782414</text:p>
          </table:table-cell>
          <table:table-cell office:value-type="float" office:value="0" calcext:value-type="float">
            <text:p>0</text:p>
          </table:table-cell>
          <table:table-cell office:value-type="float" office:value="10911617" calcext:value-type="float">
            <text:p>1091161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02</text:p>
          </table:table-cell>
          <table:table-cell office:value-type="float" office:value="393.2232" calcext:value-type="float">
            <text:p>393.2232</text:p>
          </table:table-cell>
          <table:table-cell office:value-type="float" office:value="790.895655" calcext:value-type="float">
            <text:p>790.895655</text:p>
          </table:table-cell>
          <table:table-cell office:value-type="float" office:value="0" calcext:value-type="float">
            <text:p>0</text:p>
          </table:table-cell>
          <table:table-cell office:value-type="float" office:value="5760809" calcext:value-type="float">
            <text:p>576080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03</text:p>
          </table:table-cell>
          <table:table-cell office:value-type="float" office:value="492.239758" calcext:value-type="float">
            <text:p>492.239758</text:p>
          </table:table-cell>
          <table:table-cell office:value-type="float" office:value="1425.892878" calcext:value-type="float">
            <text:p>1425.892878</text:p>
          </table:table-cell>
          <table:table-cell office:value-type="float" office:value="0" calcext:value-type="float">
            <text:p>0</text:p>
          </table:table-cell>
          <table:table-cell office:value-type="float" office:value="11725277" calcext:value-type="float">
            <text:p>1172527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04</text:p>
          </table:table-cell>
          <table:table-cell office:value-type="float" office:value="276.567123" calcext:value-type="float">
            <text:p>276.567123</text:p>
          </table:table-cell>
          <table:table-cell office:value-type="float" office:value="851.612338" calcext:value-type="float">
            <text:p>851.612338</text:p>
          </table:table-cell>
          <table:table-cell office:value-type="float" office:value="0" calcext:value-type="float">
            <text:p>0</text:p>
          </table:table-cell>
          <table:table-cell office:value-type="float" office:value="2435455" calcext:value-type="float">
            <text:p>243545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05</text:p>
          </table:table-cell>
          <table:table-cell office:value-type="float" office:value="597.856279" calcext:value-type="float">
            <text:p>597.856279</text:p>
          </table:table-cell>
          <table:table-cell office:value-type="float" office:value="2436.01877" calcext:value-type="float">
            <text:p>2436.01877</text:p>
          </table:table-cell>
          <table:table-cell office:value-type="float" office:value="0" calcext:value-type="float">
            <text:p>0</text:p>
          </table:table-cell>
          <table:table-cell office:value-type="float" office:value="16827741" calcext:value-type="float">
            <text:p>1682774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06</text:p>
          </table:table-cell>
          <table:table-cell office:value-type="float" office:value="458.23008" calcext:value-type="float">
            <text:p>458.23008</text:p>
          </table:table-cell>
          <table:table-cell office:value-type="float" office:value="856.379998" calcext:value-type="float">
            <text:p>856.379998</text:p>
          </table:table-cell>
          <table:table-cell office:value-type="float" office:value="0" calcext:value-type="float">
            <text:p>0</text:p>
          </table:table-cell>
          <table:table-cell office:value-type="float" office:value="5416613" calcext:value-type="float">
            <text:p>541661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07</text:p>
          </table:table-cell>
          <table:table-cell office:value-type="float" office:value="843.985286" calcext:value-type="float">
            <text:p>843.985286</text:p>
          </table:table-cell>
          <table:table-cell office:value-type="float" office:value="1548.076168" calcext:value-type="float">
            <text:p>1548.076168</text:p>
          </table:table-cell>
          <table:table-cell office:value-type="float" office:value="0" calcext:value-type="float">
            <text:p>0</text:p>
          </table:table-cell>
          <table:table-cell office:value-type="float" office:value="7193408" calcext:value-type="float">
            <text:p>719340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08</text:p>
          </table:table-cell>
          <table:table-cell office:value-type="float" office:value="228.512327" calcext:value-type="float">
            <text:p>228.512327</text:p>
          </table:table-cell>
          <table:table-cell office:value-type="float" office:value="1099.433904" calcext:value-type="float">
            <text:p>1099.433904</text:p>
          </table:table-cell>
          <table:table-cell office:value-type="float" office:value="0" calcext:value-type="float">
            <text:p>0</text:p>
          </table:table-cell>
          <table:table-cell office:value-type="float" office:value="11093542" calcext:value-type="float">
            <text:p>1109354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09</text:p>
          </table:table-cell>
          <table:table-cell office:value-type="float" office:value="285.776958" calcext:value-type="float">
            <text:p>285.776958</text:p>
          </table:table-cell>
          <table:table-cell office:value-type="float" office:value="1395.456552" calcext:value-type="float">
            <text:p>1395.456552</text:p>
          </table:table-cell>
          <table:table-cell office:value-type="float" office:value="0" calcext:value-type="float">
            <text:p>0</text:p>
          </table:table-cell>
          <table:table-cell office:value-type="float" office:value="9998614" calcext:value-type="float">
            <text:p>999861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10</text:p>
          </table:table-cell>
          <table:table-cell office:value-type="float" office:value="277.441412" calcext:value-type="float">
            <text:p>277.441412</text:p>
          </table:table-cell>
          <table:table-cell office:value-type="float" office:value="2034.929626" calcext:value-type="float">
            <text:p>2034.929626</text:p>
          </table:table-cell>
          <table:table-cell office:value-type="float" office:value="0" calcext:value-type="float">
            <text:p>0</text:p>
          </table:table-cell>
          <table:table-cell office:value-type="float" office:value="17262505" calcext:value-type="float">
            <text:p>1726250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11</text:p>
          </table:table-cell>
          <table:table-cell office:value-type="float" office:value="119.675836" calcext:value-type="float">
            <text:p>119.675836</text:p>
          </table:table-cell>
          <table:table-cell office:value-type="float" office:value="1007.820177" calcext:value-type="float">
            <text:p>1007.820177</text:p>
          </table:table-cell>
          <table:table-cell office:value-type="float" office:value="0" calcext:value-type="float">
            <text:p>0</text:p>
          </table:table-cell>
          <table:table-cell office:value-type="float" office:value="6560050" calcext:value-type="float">
            <text:p>656005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12</text:p>
          </table:table-cell>
          <table:table-cell office:value-type="float" office:value="623.685949" calcext:value-type="float">
            <text:p>623.685949</text:p>
          </table:table-cell>
          <table:table-cell office:value-type="float" office:value="1962.363247" calcext:value-type="float">
            <text:p>1962.363247</text:p>
          </table:table-cell>
          <table:table-cell office:value-type="float" office:value="0" calcext:value-type="float">
            <text:p>0</text:p>
          </table:table-cell>
          <table:table-cell office:value-type="float" office:value="15225676" calcext:value-type="float">
            <text:p>1522567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13</text:p>
          </table:table-cell>
          <table:table-cell office:value-type="float" office:value="429.095122" calcext:value-type="float">
            <text:p>429.095122</text:p>
          </table:table-cell>
          <table:table-cell office:value-type="float" office:value="2069.453235" calcext:value-type="float">
            <text:p>2069.453235</text:p>
          </table:table-cell>
          <table:table-cell office:value-type="float" office:value="0" calcext:value-type="float">
            <text:p>0</text:p>
          </table:table-cell>
          <table:table-cell office:value-type="float" office:value="15699100" calcext:value-type="float">
            <text:p>1569910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14</text:p>
          </table:table-cell>
          <table:table-cell office:value-type="float" office:value="293.818343" calcext:value-type="float">
            <text:p>293.818343</text:p>
          </table:table-cell>
          <table:table-cell office:value-type="float" office:value="590.574618" calcext:value-type="float">
            <text:p>590.574618</text:p>
          </table:table-cell>
          <table:table-cell office:value-type="float" office:value="0" calcext:value-type="float">
            <text:p>0</text:p>
          </table:table-cell>
          <table:table-cell office:value-type="float" office:value="4773959" calcext:value-type="float">
            <text:p>477395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15</text:p>
          </table:table-cell>
          <table:table-cell office:value-type="float" office:value="303.333319" calcext:value-type="float">
            <text:p>303.333319</text:p>
          </table:table-cell>
          <table:table-cell office:value-type="float" office:value="1130.650084" calcext:value-type="float">
            <text:p>1130.650084</text:p>
          </table:table-cell>
          <table:table-cell office:value-type="float" office:value="0" calcext:value-type="float">
            <text:p>0</text:p>
          </table:table-cell>
          <table:table-cell office:value-type="float" office:value="10463129" calcext:value-type="float">
            <text:p>1046312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16</text:p>
          </table:table-cell>
          <table:table-cell office:value-type="float" office:value="165.515883" calcext:value-type="float">
            <text:p>165.515883</text:p>
          </table:table-cell>
          <table:table-cell office:value-type="float" office:value="1067.895067" calcext:value-type="float">
            <text:p>1067.895067</text:p>
          </table:table-cell>
          <table:table-cell office:value-type="float" office:value="0" calcext:value-type="float">
            <text:p>0</text:p>
          </table:table-cell>
          <table:table-cell office:value-type="float" office:value="7842550" calcext:value-type="float">
            <text:p>784255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17</text:p>
          </table:table-cell>
          <table:table-cell office:value-type="float" office:value="370.253678" calcext:value-type="float">
            <text:p>370.253678</text:p>
          </table:table-cell>
          <table:table-cell office:value-type="float" office:value="1413.197988" calcext:value-type="float">
            <text:p>1413.197988</text:p>
          </table:table-cell>
          <table:table-cell office:value-type="float" office:value="0" calcext:value-type="float">
            <text:p>0</text:p>
          </table:table-cell>
          <table:table-cell office:value-type="float" office:value="11036065" calcext:value-type="float">
            <text:p>1103606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18</text:p>
          </table:table-cell>
          <table:table-cell office:value-type="float" office:value="221.943134" calcext:value-type="float">
            <text:p>221.943134</text:p>
          </table:table-cell>
          <table:table-cell office:value-type="float" office:value="810.846382" calcext:value-type="float">
            <text:p>810.846382</text:p>
          </table:table-cell>
          <table:table-cell office:value-type="float" office:value="0" calcext:value-type="float">
            <text:p>0</text:p>
          </table:table-cell>
          <table:table-cell office:value-type="float" office:value="3487999" calcext:value-type="float">
            <text:p>348799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19</text:p>
          </table:table-cell>
          <table:table-cell office:value-type="float" office:value="359.628816" calcext:value-type="float">
            <text:p>359.628816</text:p>
          </table:table-cell>
          <table:table-cell office:value-type="float" office:value="1045.667701" calcext:value-type="float">
            <text:p>1045.667701</text:p>
          </table:table-cell>
          <table:table-cell office:value-type="float" office:value="0" calcext:value-type="float">
            <text:p>0</text:p>
          </table:table-cell>
          <table:table-cell office:value-type="float" office:value="6919709" calcext:value-type="float">
            <text:p>69197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20</text:p>
          </table:table-cell>
          <table:table-cell office:value-type="float" office:value="331.01101" calcext:value-type="float">
            <text:p>331.01101</text:p>
          </table:table-cell>
          <table:table-cell office:value-type="float" office:value="1609.929148" calcext:value-type="float">
            <text:p>1609.929148</text:p>
          </table:table-cell>
          <table:table-cell office:value-type="float" office:value="0" calcext:value-type="float">
            <text:p>0</text:p>
          </table:table-cell>
          <table:table-cell office:value-type="float" office:value="17256384" calcext:value-type="float">
            <text:p>1725638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21</text:p>
          </table:table-cell>
          <table:table-cell office:value-type="float" office:value="104.168664" calcext:value-type="float">
            <text:p>104.168664</text:p>
          </table:table-cell>
          <table:table-cell office:value-type="float" office:value="1277.409701" calcext:value-type="float">
            <text:p>1277.409701</text:p>
          </table:table-cell>
          <table:table-cell office:value-type="float" office:value="0" calcext:value-type="float">
            <text:p>0</text:p>
          </table:table-cell>
          <table:table-cell office:value-type="float" office:value="12373832" calcext:value-type="float">
            <text:p>1237383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22</text:p>
          </table:table-cell>
          <table:table-cell office:value-type="float" office:value="206.134794" calcext:value-type="float">
            <text:p>206.134794</text:p>
          </table:table-cell>
          <table:table-cell office:value-type="float" office:value="1884.533225" calcext:value-type="float">
            <text:p>1884.533225</text:p>
          </table:table-cell>
          <table:table-cell office:value-type="float" office:value="0" calcext:value-type="float">
            <text:p>0</text:p>
          </table:table-cell>
          <table:table-cell office:value-type="float" office:value="20818396" calcext:value-type="float">
            <text:p>20818396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23</text:p>
          </table:table-cell>
          <table:table-cell office:value-type="float" office:value="125.23103" calcext:value-type="float">
            <text:p>125.23103</text:p>
          </table:table-cell>
          <table:table-cell office:value-type="float" office:value="611.732087" calcext:value-type="float">
            <text:p>611.732087</text:p>
          </table:table-cell>
          <table:table-cell office:value-type="float" office:value="0" calcext:value-type="float">
            <text:p>0</text:p>
          </table:table-cell>
          <table:table-cell office:value-type="float" office:value="4723602" calcext:value-type="float">
            <text:p>472360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24</text:p>
          </table:table-cell>
          <table:table-cell office:value-type="float" office:value="280.98722" calcext:value-type="float">
            <text:p>280.98722</text:p>
          </table:table-cell>
          <table:table-cell office:value-type="float" office:value="1283.886758" calcext:value-type="float">
            <text:p>1283.886758</text:p>
          </table:table-cell>
          <table:table-cell office:value-type="float" office:value="0" calcext:value-type="float">
            <text:p>0</text:p>
          </table:table-cell>
          <table:table-cell office:value-type="float" office:value="9139264" calcext:value-type="float">
            <text:p>913926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25</text:p>
          </table:table-cell>
          <table:table-cell office:value-type="float" office:value="185.281153" calcext:value-type="float">
            <text:p>185.281153</text:p>
          </table:table-cell>
          <table:table-cell office:value-type="float" office:value="1383.270563" calcext:value-type="float">
            <text:p>1383.270563</text:p>
          </table:table-cell>
          <table:table-cell office:value-type="float" office:value="0" calcext:value-type="float">
            <text:p>0</text:p>
          </table:table-cell>
          <table:table-cell office:value-type="float" office:value="14454042" calcext:value-type="float">
            <text:p>1445404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26</text:p>
          </table:table-cell>
          <table:table-cell office:value-type="float" office:value="46.947585" calcext:value-type="float">
            <text:p>46.947585</text:p>
          </table:table-cell>
          <table:table-cell office:value-type="float" office:value="1411.28332" calcext:value-type="float">
            <text:p>1411.28332</text:p>
          </table:table-cell>
          <table:table-cell office:value-type="float" office:value="0" calcext:value-type="float">
            <text:p>0</text:p>
          </table:table-cell>
          <table:table-cell office:value-type="float" office:value="22261707" calcext:value-type="float">
            <text:p>2226170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27</text:p>
          </table:table-cell>
          <table:table-cell office:value-type="float" office:value="89.24925" calcext:value-type="float">
            <text:p>89.24925</text:p>
          </table:table-cell>
          <table:table-cell office:value-type="float" office:value="1204.607654" calcext:value-type="float">
            <text:p>1204.607654</text:p>
          </table:table-cell>
          <table:table-cell office:value-type="float" office:value="0" calcext:value-type="float">
            <text:p>0</text:p>
          </table:table-cell>
          <table:table-cell office:value-type="float" office:value="11730931" calcext:value-type="float">
            <text:p>1173093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28</text:p>
          </table:table-cell>
          <table:table-cell office:value-type="float" office:value="258.350787" calcext:value-type="float">
            <text:p>258.350787</text:p>
          </table:table-cell>
          <table:table-cell office:value-type="float" office:value="1303.274088" calcext:value-type="float">
            <text:p>1303.274088</text:p>
          </table:table-cell>
          <table:table-cell office:value-type="float" office:value="0" calcext:value-type="float">
            <text:p>0</text:p>
          </table:table-cell>
          <table:table-cell office:value-type="float" office:value="13153055" calcext:value-type="float">
            <text:p>1315305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29</text:p>
          </table:table-cell>
          <table:table-cell office:value-type="float" office:value="81.340605" calcext:value-type="float">
            <text:p>81.340605</text:p>
          </table:table-cell>
          <table:table-cell office:value-type="float" office:value="923.685789" calcext:value-type="float">
            <text:p>923.685789</text:p>
          </table:table-cell>
          <table:table-cell office:value-type="float" office:value="0" calcext:value-type="float">
            <text:p>0</text:p>
          </table:table-cell>
          <table:table-cell office:value-type="float" office:value="8426251" calcext:value-type="float">
            <text:p>842625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30</text:p>
          </table:table-cell>
          <table:table-cell office:value-type="float" office:value="49.634652" calcext:value-type="float">
            <text:p>49.634652</text:p>
          </table:table-cell>
          <table:table-cell office:value-type="float" office:value="1245.905921" calcext:value-type="float">
            <text:p>1245.905921</text:p>
          </table:table-cell>
          <table:table-cell office:value-type="float" office:value="0" calcext:value-type="float">
            <text:p>0</text:p>
          </table:table-cell>
          <table:table-cell office:value-type="float" office:value="17172141" calcext:value-type="float">
            <text:p>1717214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31</text:p>
          </table:table-cell>
          <table:table-cell office:value-type="float" office:value="55.236007" calcext:value-type="float">
            <text:p>55.236007</text:p>
          </table:table-cell>
          <table:table-cell office:value-type="float" office:value="1333.301146" calcext:value-type="float">
            <text:p>1333.301146</text:p>
          </table:table-cell>
          <table:table-cell office:value-type="float" office:value="0" calcext:value-type="float">
            <text:p>0</text:p>
          </table:table-cell>
          <table:table-cell office:value-type="float" office:value="10558541" calcext:value-type="float">
            <text:p>1055854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32</text:p>
          </table:table-cell>
          <table:table-cell office:value-type="float" office:value="70.856254" calcext:value-type="float">
            <text:p>70.856254</text:p>
          </table:table-cell>
          <table:table-cell office:value-type="float" office:value="317.651264" calcext:value-type="float">
            <text:p>317.651264</text:p>
          </table:table-cell>
          <table:table-cell office:value-type="float" office:value="0" calcext:value-type="float">
            <text:p>0</text:p>
          </table:table-cell>
          <table:table-cell office:value-type="float" office:value="2771980" calcext:value-type="float">
            <text:p>27719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33</text:p>
          </table:table-cell>
          <table:table-cell office:value-type="float" office:value="75.965869" calcext:value-type="float">
            <text:p>75.965869</text:p>
          </table:table-cell>
          <table:table-cell office:value-type="float" office:value="427.349356" calcext:value-type="float">
            <text:p>427.349356</text:p>
          </table:table-cell>
          <table:table-cell office:value-type="float" office:value="0" calcext:value-type="float">
            <text:p>0</text:p>
          </table:table-cell>
          <table:table-cell office:value-type="float" office:value="2121179" calcext:value-type="float">
            <text:p>212117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34</text:p>
          </table:table-cell>
          <table:table-cell office:value-type="float" office:value="61.890989" calcext:value-type="float">
            <text:p>61.890989</text:p>
          </table:table-cell>
          <table:table-cell office:value-type="float" office:value="274.082047" calcext:value-type="float">
            <text:p>274.082047</text:p>
          </table:table-cell>
          <table:table-cell office:value-type="float" office:value="0" calcext:value-type="float">
            <text:p>0</text:p>
          </table:table-cell>
          <table:table-cell office:value-type="float" office:value="791080" calcext:value-type="float">
            <text:p>7910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35</text:p>
          </table:table-cell>
          <table:table-cell office:value-type="float" office:value="5.91557" calcext:value-type="float">
            <text:p>5.91557</text:p>
          </table:table-cell>
          <table:table-cell office:value-type="float" office:value="211.434879" calcext:value-type="float">
            <text:p>211.434879</text:p>
          </table:table-cell>
          <table:table-cell office:value-type="float" office:value="0" calcext:value-type="float">
            <text:p>0</text:p>
          </table:table-cell>
          <table:table-cell office:value-type="float" office:value="349445" calcext:value-type="float">
            <text:p>3494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36</text:p>
          </table:table-cell>
          <table:table-cell office:value-type="float" office:value="5.646876" calcext:value-type="float">
            <text:p>5.646876</text:p>
          </table:table-cell>
          <table:table-cell office:value-type="float" office:value="142.332912" calcext:value-type="float">
            <text:p>142.332912</text:p>
          </table:table-cell>
          <table:table-cell office:value-type="float" office:value="0" calcext:value-type="float">
            <text:p>0</text:p>
          </table:table-cell>
          <table:table-cell office:value-type="float" office:value="281724" calcext:value-type="float">
            <text:p>2817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37</text:p>
          </table:table-cell>
          <table:table-cell office:value-type="float" office:value="11.046497" calcext:value-type="float">
            <text:p>11.046497</text:p>
          </table:table-cell>
          <table:table-cell office:value-type="float" office:value="104.213922" calcext:value-type="float">
            <text:p>104.213922</text:p>
          </table:table-cell>
          <table:table-cell office:value-type="float" office:value="0" calcext:value-type="float">
            <text:p>0</text:p>
          </table:table-cell>
          <table:table-cell office:value-type="float" office:value="148479" calcext:value-type="float">
            <text:p>1484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38</text:p>
          </table:table-cell>
          <table:table-cell office:value-type="float" office:value="0.105256" calcext:value-type="float">
            <text:p>0.105256</text:p>
          </table:table-cell>
          <table:table-cell office:value-type="float" office:value="2.46116" calcext:value-type="float">
            <text:p>2.46116</text:p>
          </table:table-cell>
          <table:table-cell office:value-type="float" office:value="0" calcext:value-type="float">
            <text:p>0</text:p>
          </table:table-cell>
          <table:table-cell office:value-type="float" office:value="47562" calcext:value-type="float">
            <text:p>47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39</text:p>
          </table:table-cell>
          <table:table-cell office:value-type="float" office:value="43.81398" calcext:value-type="float">
            <text:p>43.81398</text:p>
          </table:table-cell>
          <table:table-cell office:value-type="float" office:value="442.319203" calcext:value-type="float">
            <text:p>442.319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40</text:p>
          </table:table-cell>
          <table:table-cell office:value-type="float" office:value="9.622503" calcext:value-type="float">
            <text:p>9.622503</text:p>
          </table:table-cell>
          <table:table-cell office:value-type="float" office:value="342.553486" calcext:value-type="float">
            <text:p>342.55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41</text:p>
          </table:table-cell>
          <table:table-cell office:value-type="float" office:value="33.784188" calcext:value-type="float">
            <text:p>33.784188</text:p>
          </table:table-cell>
          <table:table-cell office:value-type="float" office:value="433.928266" calcext:value-type="float">
            <text:p>433.928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42</text:p>
          </table:table-cell>
          <table:table-cell office:value-type="float" office:value="42.771446" calcext:value-type="float">
            <text:p>42.771446</text:p>
          </table:table-cell>
          <table:table-cell office:value-type="float" office:value="165.924469" calcext:value-type="float">
            <text:p>165.924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44</text:p>
          </table:table-cell>
          <table:table-cell office:value-type="float" office:value="10.822139" calcext:value-type="float">
            <text:p>10.822139</text:p>
          </table:table-cell>
          <table:table-cell office:value-type="float" office:value="119.413871" calcext:value-type="float">
            <text:p>119.413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45</text:p>
          </table:table-cell>
          <table:table-cell office:value-type="float" office:value="1.413586" calcext:value-type="float">
            <text:p>1.413586</text:p>
          </table:table-cell>
          <table:table-cell office:value-type="float" office:value="263.165053" calcext:value-type="float">
            <text:p>263.165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46</text:p>
          </table:table-cell>
          <table:table-cell office:value-type="float" office:value="13.075997" calcext:value-type="float">
            <text:p>13.075997</text:p>
          </table:table-cell>
          <table:table-cell office:value-type="float" office:value="62.292915" calcext:value-type="float">
            <text:p>62.292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47</text:p>
          </table:table-cell>
          <table:table-cell office:value-type="float" office:value="8.728809" calcext:value-type="float">
            <text:p>8.728809</text:p>
          </table:table-cell>
          <table:table-cell office:value-type="float" office:value="301.54127" calcext:value-type="float">
            <text:p>301.54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48</text:p>
          </table:table-cell>
          <table:table-cell office:value-type="float" office:value="0.069294" calcext:value-type="float">
            <text:p>0.069294</text:p>
          </table:table-cell>
          <table:table-cell office:value-type="float" office:value="78.664662" calcext:value-type="float">
            <text:p>78.6646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50</text:p>
          </table:table-cell>
          <table:table-cell office:value-type="float" office:value="6.753977" calcext:value-type="float">
            <text:p>6.753977</text:p>
          </table:table-cell>
          <table:table-cell office:value-type="float" office:value="116.879216" calcext:value-type="float">
            <text:p>116.879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51</text:p>
          </table:table-cell>
          <table:table-cell office:value-type="float" office:value="16.599398" calcext:value-type="float">
            <text:p>16.599398</text:p>
          </table:table-cell>
          <table:table-cell office:value-type="float" office:value="256.846327" calcext:value-type="float">
            <text:p>256.846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52</text:p>
          </table:table-cell>
          <table:table-cell office:value-type="float" office:value="13.919816" calcext:value-type="float">
            <text:p>13.919816</text:p>
          </table:table-cell>
          <table:table-cell office:value-type="float" office:value="352.530111" calcext:value-type="float">
            <text:p>352.53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54</text:p>
          </table:table-cell>
          <table:table-cell office:value-type="float" office:value="2.342321" calcext:value-type="float">
            <text:p>2.342321</text:p>
          </table:table-cell>
          <table:table-cell office:value-type="float" office:value="244.195483" calcext:value-type="float">
            <text:p>244.195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55</text:p>
          </table:table-cell>
          <table:table-cell office:value-type="float" office:value="22.377268" calcext:value-type="float">
            <text:p>22.377268</text:p>
          </table:table-cell>
          <table:table-cell office:value-type="float" office:value="517.277914" calcext:value-type="float">
            <text:p>517.277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56</text:p>
          </table:table-cell>
          <table:table-cell office:value-type="float" office:value="64.452587" calcext:value-type="float">
            <text:p>64.452587</text:p>
          </table:table-cell>
          <table:table-cell office:value-type="float" office:value="49.926725" calcext:value-type="float">
            <text:p>49.9267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57</text:p>
          </table:table-cell>
          <table:table-cell office:value-type="float" office:value="26.846959" calcext:value-type="float">
            <text:p>26.846959</text:p>
          </table:table-cell>
          <table:table-cell office:value-type="float" office:value="150.968203" calcext:value-type="float">
            <text:p>150.968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58</text:p>
          </table:table-cell>
          <table:table-cell office:value-type="float" office:value="34.709862" calcext:value-type="float">
            <text:p>34.709862</text:p>
          </table:table-cell>
          <table:table-cell office:value-type="float" office:value="511.954383" calcext:value-type="float">
            <text:p>511.954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2:59</text:p>
          </table:table-cell>
          <table:table-cell office:value-type="float" office:value="12.86617" calcext:value-type="float">
            <text:p>12.86617</text:p>
          </table:table-cell>
          <table:table-cell office:value-type="float" office:value="169.139743" calcext:value-type="float">
            <text:p>169.139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00</text:p>
          </table:table-cell>
          <table:table-cell office:value-type="float" office:value="93.425247" calcext:value-type="float">
            <text:p>93.425247</text:p>
          </table:table-cell>
          <table:table-cell office:value-type="float" office:value="361.71175" calcext:value-type="float">
            <text:p>361.71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01</text:p>
          </table:table-cell>
          <table:table-cell office:value-type="float" office:value="24.900639" calcext:value-type="float">
            <text:p>24.900639</text:p>
          </table:table-cell>
          <table:table-cell office:value-type="float" office:value="502.023947" calcext:value-type="float">
            <text:p>502.023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02</text:p>
          </table:table-cell>
          <table:table-cell office:value-type="float" office:value="0.084628" calcext:value-type="float">
            <text:p>0.084628</text:p>
          </table:table-cell>
          <table:table-cell office:value-type="float" office:value="84.047433" calcext:value-type="float">
            <text:p>84.0474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03</text:p>
          </table:table-cell>
          <table:table-cell office:value-type="float" office:value="92.420291" calcext:value-type="float">
            <text:p>92.420291</text:p>
          </table:table-cell>
          <table:table-cell office:value-type="float" office:value="217.49856" calcext:value-type="float">
            <text:p>217.49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04</text:p>
          </table:table-cell>
          <table:table-cell office:value-type="float" office:value="11.349317" calcext:value-type="float">
            <text:p>11.349317</text:p>
          </table:table-cell>
          <table:table-cell office:value-type="float" office:value="183.125329" calcext:value-type="float">
            <text:p>183.12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05</text:p>
          </table:table-cell>
          <table:table-cell office:value-type="float" office:value="89.603021" calcext:value-type="float">
            <text:p>89.603021</text:p>
          </table:table-cell>
          <table:table-cell office:value-type="float" office:value="308.914166" calcext:value-type="float">
            <text:p>308.914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06</text:p>
          </table:table-cell>
          <table:table-cell office:value-type="float" office:value="37.44269" calcext:value-type="float">
            <text:p>37.44269</text:p>
          </table:table-cell>
          <table:table-cell office:value-type="float" office:value="569.350417" calcext:value-type="float">
            <text:p>569.350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07</text:p>
          </table:table-cell>
          <table:table-cell office:value-type="float" office:value="0.083409" calcext:value-type="float">
            <text:p>0.083409</text:p>
          </table:table-cell>
          <table:table-cell office:value-type="float" office:value="72.906966" calcext:value-type="float">
            <text:p>72.9069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08</text:p>
          </table:table-cell>
          <table:table-cell office:value-type="float" office:value="19.393988" calcext:value-type="float">
            <text:p>19.393988</text:p>
          </table:table-cell>
          <table:table-cell office:value-type="float" office:value="335.963555" calcext:value-type="float">
            <text:p>335.963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09</text:p>
          </table:table-cell>
          <table:table-cell office:value-type="float" office:value="92.1148" calcext:value-type="float">
            <text:p>92.1148</text:p>
          </table:table-cell>
          <table:table-cell office:value-type="float" office:value="444.183378" calcext:value-type="float">
            <text:p>444.183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10</text:p>
          </table:table-cell>
          <table:table-cell office:value-type="float" office:value="9.64902" calcext:value-type="float">
            <text:p>9.64902</text:p>
          </table:table-cell>
          <table:table-cell office:value-type="float" office:value="197.354735" calcext:value-type="float">
            <text:p>197.354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11</text:p>
          </table:table-cell>
          <table:table-cell office:value-type="float" office:value="14.025302" calcext:value-type="float">
            <text:p>14.025302</text:p>
          </table:table-cell>
          <table:table-cell office:value-type="float" office:value="118.808057" calcext:value-type="float">
            <text:p>118.8080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12</text:p>
          </table:table-cell>
          <table:table-cell office:value-type="float" office:value="129.264901" calcext:value-type="float">
            <text:p>129.264901</text:p>
          </table:table-cell>
          <table:table-cell office:value-type="float" office:value="592.747246" calcext:value-type="float">
            <text:p>592.747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13</text:p>
          </table:table-cell>
          <table:table-cell office:value-type="float" office:value="7.019348" calcext:value-type="float">
            <text:p>7.019348</text:p>
          </table:table-cell>
          <table:table-cell office:value-type="float" office:value="295.567319" calcext:value-type="float">
            <text:p>295.567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14</text:p>
          </table:table-cell>
          <table:table-cell office:value-type="float" office:value="110.955637" calcext:value-type="float">
            <text:p>110.955637</text:p>
          </table:table-cell>
          <table:table-cell office:value-type="float" office:value="440.578867" calcext:value-type="float">
            <text:p>440.578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15</text:p>
          </table:table-cell>
          <table:table-cell office:value-type="float" office:value="32.379152" calcext:value-type="float">
            <text:p>32.379152</text:p>
          </table:table-cell>
          <table:table-cell office:value-type="float" office:value="492.206675" calcext:value-type="float">
            <text:p>492.206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16</text:p>
          </table:table-cell>
          <table:table-cell office:value-type="float" office:value="2.177356" calcext:value-type="float">
            <text:p>2.177356</text:p>
          </table:table-cell>
          <table:table-cell office:value-type="float" office:value="256.349256" calcext:value-type="float">
            <text:p>256.349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17</text:p>
          </table:table-cell>
          <table:table-cell office:value-type="float" office:value="18.494082" calcext:value-type="float">
            <text:p>18.494082</text:p>
          </table:table-cell>
          <table:table-cell office:value-type="float" office:value="665.903531" calcext:value-type="float">
            <text:p>665.903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18</text:p>
          </table:table-cell>
          <table:table-cell office:value-type="float" office:value="0.66438" calcext:value-type="float">
            <text:p>0.66438</text:p>
          </table:table-cell>
          <table:table-cell office:value-type="float" office:value="210.633641" calcext:value-type="float">
            <text:p>210.633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19</text:p>
          </table:table-cell>
          <table:table-cell office:value-type="float" office:value="85.062694" calcext:value-type="float">
            <text:p>85.062694</text:p>
          </table:table-cell>
          <table:table-cell office:value-type="float" office:value="244.035267" calcext:value-type="float">
            <text:p>244.035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20</text:p>
          </table:table-cell>
          <table:table-cell office:value-type="float" office:value="0.070049" calcext:value-type="float">
            <text:p>0.070049</text:p>
          </table:table-cell>
          <table:table-cell office:value-type="float" office:value="70.512648" calcext:value-type="float">
            <text:p>70.512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21</text:p>
          </table:table-cell>
          <table:table-cell office:value-type="float" office:value="0.088478" calcext:value-type="float">
            <text:p>0.088478</text:p>
          </table:table-cell>
          <table:table-cell office:value-type="float" office:value="72.556393" calcext:value-type="float">
            <text:p>72.556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22</text:p>
          </table:table-cell>
          <table:table-cell office:value-type="float" office:value="113.195724" calcext:value-type="float">
            <text:p>113.195724</text:p>
          </table:table-cell>
          <table:table-cell office:value-type="float" office:value="309.350012" calcext:value-type="float">
            <text:p>309.35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23</text:p>
          </table:table-cell>
          <table:table-cell office:value-type="float" office:value="7.873601" calcext:value-type="float">
            <text:p>7.873601</text:p>
          </table:table-cell>
          <table:table-cell office:value-type="float" office:value="220.992607" calcext:value-type="float">
            <text:p>220.992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24</text:p>
          </table:table-cell>
          <table:table-cell office:value-type="float" office:value="121.867939" calcext:value-type="float">
            <text:p>121.867939</text:p>
          </table:table-cell>
          <table:table-cell office:value-type="float" office:value="526.588454" calcext:value-type="float">
            <text:p>526.588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26</text:p>
          </table:table-cell>
          <table:table-cell office:value-type="float" office:value="28.328429" calcext:value-type="float">
            <text:p>28.328429</text:p>
          </table:table-cell>
          <table:table-cell office:value-type="float" office:value="427.954528" calcext:value-type="float">
            <text:p>427.954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27</text:p>
          </table:table-cell>
          <table:table-cell office:value-type="float" office:value="0.073283" calcext:value-type="float">
            <text:p>0.073283</text:p>
          </table:table-cell>
          <table:table-cell office:value-type="float" office:value="74.434795" calcext:value-type="float">
            <text:p>74.434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28</text:p>
          </table:table-cell>
          <table:table-cell office:value-type="float" office:value="69.056959" calcext:value-type="float">
            <text:p>69.056959</text:p>
          </table:table-cell>
          <table:table-cell office:value-type="float" office:value="356.420444" calcext:value-type="float">
            <text:p>356.420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29</text:p>
          </table:table-cell>
          <table:table-cell office:value-type="float" office:value="29.898521" calcext:value-type="float">
            <text:p>29.898521</text:p>
          </table:table-cell>
          <table:table-cell office:value-type="float" office:value="253.958122" calcext:value-type="float">
            <text:p>253.958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30</text:p>
          </table:table-cell>
          <table:table-cell office:value-type="float" office:value="66.976682" calcext:value-type="float">
            <text:p>66.976682</text:p>
          </table:table-cell>
          <table:table-cell office:value-type="float" office:value="481.87363" calcext:value-type="float">
            <text:p>481.87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31</text:p>
          </table:table-cell>
          <table:table-cell office:value-type="float" office:value="0.206725" calcext:value-type="float">
            <text:p>0.206725</text:p>
          </table:table-cell>
          <table:table-cell office:value-type="float" office:value="247.401233" calcext:value-type="float">
            <text:p>247.401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32</text:p>
          </table:table-cell>
          <table:table-cell office:value-type="float" office:value="23.934302" calcext:value-type="float">
            <text:p>23.934302</text:p>
          </table:table-cell>
          <table:table-cell office:value-type="float" office:value="429.246139" calcext:value-type="float">
            <text:p>429.246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33</text:p>
          </table:table-cell>
          <table:table-cell office:value-type="float" office:value="1.694239" calcext:value-type="float">
            <text:p>1.694239</text:p>
          </table:table-cell>
          <table:table-cell office:value-type="float" office:value="149.914809" calcext:value-type="float">
            <text:p>149.914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34</text:p>
          </table:table-cell>
          <table:table-cell office:value-type="float" office:value="25.827208" calcext:value-type="float">
            <text:p>25.827208</text:p>
          </table:table-cell>
          <table:table-cell office:value-type="float" office:value="307.584615" calcext:value-type="float">
            <text:p>307.584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35</text:p>
          </table:table-cell>
          <table:table-cell office:value-type="float" office:value="86.864475" calcext:value-type="float">
            <text:p>86.864475</text:p>
          </table:table-cell>
          <table:table-cell office:value-type="float" office:value="374.275456" calcext:value-type="float">
            <text:p>374.27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36</text:p>
          </table:table-cell>
          <table:table-cell office:value-type="float" office:value="117.389351" calcext:value-type="float">
            <text:p>117.389351</text:p>
          </table:table-cell>
          <table:table-cell office:value-type="float" office:value="491.693027" calcext:value-type="float">
            <text:p>491.693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37</text:p>
          </table:table-cell>
          <table:table-cell office:value-type="float" office:value="28.572863" calcext:value-type="float">
            <text:p>28.572863</text:p>
          </table:table-cell>
          <table:table-cell office:value-type="float" office:value="152.602401" calcext:value-type="float">
            <text:p>152.6024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38</text:p>
          </table:table-cell>
          <table:table-cell office:value-type="float" office:value="189.314653" calcext:value-type="float">
            <text:p>189.314653</text:p>
          </table:table-cell>
          <table:table-cell office:value-type="float" office:value="399.600813" calcext:value-type="float">
            <text:p>399.600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39</text:p>
          </table:table-cell>
          <table:table-cell office:value-type="float" office:value="1.801405" calcext:value-type="float">
            <text:p>1.801405</text:p>
          </table:table-cell>
          <table:table-cell office:value-type="float" office:value="243.247051" calcext:value-type="float">
            <text:p>243.247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40</text:p>
          </table:table-cell>
          <table:table-cell office:value-type="float" office:value="73.788416" calcext:value-type="float">
            <text:p>73.788416</text:p>
          </table:table-cell>
          <table:table-cell office:value-type="float" office:value="722.811993" calcext:value-type="float">
            <text:p>722.81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8:13:41</text:p>
          </table:table-cell>
          <table:table-cell office:value-type="float" office:value="83.420309" calcext:value-type="float">
            <text:p>83.420309</text:p>
          </table:table-cell>
          <table:table-cell office:value-type="float" office:value="394.857067" calcext:value-type="float">
            <text:p>394.857067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4T19:02:04.194226930</dc:date>
    <meta:editing-duration>PT47M42S</meta:editing-duration>
    <meta:editing-cycles>2</meta:editing-cycles>
    <meta:generator>LibreOffice/5.4.0.3$Linux_X86_64 LibreOffice_project/7556cbc6811c9d992f4064ab9287069087d7f62c</meta:generator>
    <meta:document-statistic meta:table-count="1" meta:cell-count="33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5cm" chart:style-name="ch2">
          <text:p>wall-clock</text:p>
        </chart:title>
        <chart:legend chart:legend-position="end" svg:x="14.134cm" svg:y="4.227cm" style:legend-expansion="high" chart:style-name="ch3"/>
        <chart:plot-area chart:style-name="ch4" table:cell-range-address="progression.B1:progression.C478" chart:data-source-has-labels="both" svg:x="0.32cm" svg:y="1.248cm" svg:width="13.494cm" svg:height="7.572cm">
          <chartooo:coordinate-region svg:x="1.312cm" svg:y="1.248cm" svg:width="12.366cm" svg:height="5.97cm"/>
          <chart:axis chart:dimension="x" chart:name="primary-x" chart:style-name="ch5" chartooo:axis-type="auto">
            <chartooo:date-scale/>
            <chart:categories table:cell-range-address="progression.B2:progression.B4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gression.C2:progression.C478" chart:label-cell-address="progression.C1:progression.C1" chart:class="chart:bar">
            <chart:data-point chart:repeated="4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progression.C1:progress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:05:41</text:p>
                <draw:g>
                  <svg:desc>progression.B2:progression.B478</svg:desc>
                </draw:g>
              </table:table-cell>
              <table:table-cell office:value-type="float" office:value="0.484327">
                <text:p>0.484327</text:p>
                <draw:g>
                  <svg:desc>progression.C2:progression.C478</svg:desc>
                </draw:g>
              </table:table-cell>
            </table:table-row>
            <table:table-row>
              <table:table-cell office:value-type="string">
                <text:p>18:05:42</text:p>
              </table:table-cell>
              <table:table-cell office:value-type="float" office:value="0.500978">
                <text:p>0.500978</text:p>
              </table:table-cell>
            </table:table-row>
            <table:table-row>
              <table:table-cell office:value-type="string">
                <text:p>18:05:43</text:p>
              </table:table-cell>
              <table:table-cell office:value-type="float" office:value="0.559126">
                <text:p>0.559126</text:p>
              </table:table-cell>
            </table:table-row>
            <table:table-row>
              <table:table-cell office:value-type="string">
                <text:p>18:05:44</text:p>
              </table:table-cell>
              <table:table-cell office:value-type="float" office:value="0.454327">
                <text:p>0.454327</text:p>
              </table:table-cell>
            </table:table-row>
            <table:table-row>
              <table:table-cell office:value-type="string">
                <text:p>18:05:45</text:p>
              </table:table-cell>
              <table:table-cell office:value-type="float" office:value="0.550211">
                <text:p>0.550211</text:p>
              </table:table-cell>
            </table:table-row>
            <table:table-row>
              <table:table-cell office:value-type="string">
                <text:p>18:05:46</text:p>
              </table:table-cell>
              <table:table-cell office:value-type="float" office:value="0.471705">
                <text:p>0.471705</text:p>
              </table:table-cell>
            </table:table-row>
            <table:table-row>
              <table:table-cell office:value-type="string">
                <text:p>18:05:47</text:p>
              </table:table-cell>
              <table:table-cell office:value-type="float" office:value="0.463439">
                <text:p>0.463439</text:p>
              </table:table-cell>
            </table:table-row>
            <table:table-row>
              <table:table-cell office:value-type="string">
                <text:p>18:05:48</text:p>
              </table:table-cell>
              <table:table-cell office:value-type="float" office:value="0.56869">
                <text:p>0.56869</text:p>
              </table:table-cell>
            </table:table-row>
            <table:table-row>
              <table:table-cell office:value-type="string">
                <text:p>18:05:49</text:p>
              </table:table-cell>
              <table:table-cell office:value-type="float" office:value="0.607658">
                <text:p>0.607658</text:p>
              </table:table-cell>
            </table:table-row>
            <table:table-row>
              <table:table-cell office:value-type="string">
                <text:p>18:05:50</text:p>
              </table:table-cell>
              <table:table-cell office:value-type="float" office:value="0.454689">
                <text:p>0.454689</text:p>
              </table:table-cell>
            </table:table-row>
            <table:table-row>
              <table:table-cell office:value-type="string">
                <text:p>18:05:51</text:p>
              </table:table-cell>
              <table:table-cell office:value-type="float" office:value="0.797791">
                <text:p>0.797791</text:p>
              </table:table-cell>
            </table:table-row>
            <table:table-row>
              <table:table-cell office:value-type="string">
                <text:p>18:05:52</text:p>
              </table:table-cell>
              <table:table-cell office:value-type="float" office:value="0.911296">
                <text:p>0.911296</text:p>
              </table:table-cell>
            </table:table-row>
            <table:table-row>
              <table:table-cell office:value-type="string">
                <text:p>18:05:53</text:p>
              </table:table-cell>
              <table:table-cell office:value-type="float" office:value="0.917127">
                <text:p>0.917127</text:p>
              </table:table-cell>
            </table:table-row>
            <table:table-row>
              <table:table-cell office:value-type="string">
                <text:p>18:05:54</text:p>
              </table:table-cell>
              <table:table-cell office:value-type="float" office:value="0.920033">
                <text:p>0.920033</text:p>
              </table:table-cell>
            </table:table-row>
            <table:table-row>
              <table:table-cell office:value-type="string">
                <text:p>18:05:55</text:p>
              </table:table-cell>
              <table:table-cell office:value-type="float" office:value="0.932398">
                <text:p>0.932398</text:p>
              </table:table-cell>
            </table:table-row>
            <table:table-row>
              <table:table-cell office:value-type="string">
                <text:p>18:05:56</text:p>
              </table:table-cell>
              <table:table-cell office:value-type="float" office:value="0.936053">
                <text:p>0.936053</text:p>
              </table:table-cell>
            </table:table-row>
            <table:table-row>
              <table:table-cell office:value-type="string">
                <text:p>18:05:57</text:p>
              </table:table-cell>
              <table:table-cell office:value-type="float" office:value="0.91929">
                <text:p>0.91929</text:p>
              </table:table-cell>
            </table:table-row>
            <table:table-row>
              <table:table-cell office:value-type="string">
                <text:p>18:05:58</text:p>
              </table:table-cell>
              <table:table-cell office:value-type="float" office:value="1.012851">
                <text:p>1.012851</text:p>
              </table:table-cell>
            </table:table-row>
            <table:table-row>
              <table:table-cell office:value-type="string">
                <text:p>18:05:59</text:p>
              </table:table-cell>
              <table:table-cell office:value-type="float" office:value="0.931077">
                <text:p>0.931077</text:p>
              </table:table-cell>
            </table:table-row>
            <table:table-row>
              <table:table-cell office:value-type="string">
                <text:p>18:06:00</text:p>
              </table:table-cell>
              <table:table-cell office:value-type="float" office:value="0.916734">
                <text:p>0.916734</text:p>
              </table:table-cell>
            </table:table-row>
            <table:table-row>
              <table:table-cell office:value-type="string">
                <text:p>18:06:01</text:p>
              </table:table-cell>
              <table:table-cell office:value-type="float" office:value="1.295106">
                <text:p>1.295106</text:p>
              </table:table-cell>
            </table:table-row>
            <table:table-row>
              <table:table-cell office:value-type="string">
                <text:p>18:06:02</text:p>
              </table:table-cell>
              <table:table-cell office:value-type="float" office:value="1.467255">
                <text:p>1.467255</text:p>
              </table:table-cell>
            </table:table-row>
            <table:table-row>
              <table:table-cell office:value-type="string">
                <text:p>18:06:03</text:p>
              </table:table-cell>
              <table:table-cell office:value-type="float" office:value="1.439422">
                <text:p>1.439422</text:p>
              </table:table-cell>
            </table:table-row>
            <table:table-row>
              <table:table-cell office:value-type="string">
                <text:p>18:06:04</text:p>
              </table:table-cell>
              <table:table-cell office:value-type="float" office:value="1.391132">
                <text:p>1.391132</text:p>
              </table:table-cell>
            </table:table-row>
            <table:table-row>
              <table:table-cell office:value-type="string">
                <text:p>18:06:05</text:p>
              </table:table-cell>
              <table:table-cell office:value-type="float" office:value="1.476564">
                <text:p>1.476564</text:p>
              </table:table-cell>
            </table:table-row>
            <table:table-row>
              <table:table-cell office:value-type="string">
                <text:p>18:06:06</text:p>
              </table:table-cell>
              <table:table-cell office:value-type="float" office:value="1.386268">
                <text:p>1.386268</text:p>
              </table:table-cell>
            </table:table-row>
            <table:table-row>
              <table:table-cell office:value-type="string">
                <text:p>18:06:07</text:p>
              </table:table-cell>
              <table:table-cell office:value-type="float" office:value="1.399583">
                <text:p>1.399583</text:p>
              </table:table-cell>
            </table:table-row>
            <table:table-row>
              <table:table-cell office:value-type="string">
                <text:p>18:06:08</text:p>
              </table:table-cell>
              <table:table-cell office:value-type="float" office:value="1.382317">
                <text:p>1.382317</text:p>
              </table:table-cell>
            </table:table-row>
            <table:table-row>
              <table:table-cell office:value-type="string">
                <text:p>18:06:09</text:p>
              </table:table-cell>
              <table:table-cell office:value-type="float" office:value="1.414882">
                <text:p>1.414882</text:p>
              </table:table-cell>
            </table:table-row>
            <table:table-row>
              <table:table-cell office:value-type="string">
                <text:p>18:06:10</text:p>
              </table:table-cell>
              <table:table-cell office:value-type="float" office:value="1.357265">
                <text:p>1.357265</text:p>
              </table:table-cell>
            </table:table-row>
            <table:table-row>
              <table:table-cell office:value-type="string">
                <text:p>18:06:11</text:p>
              </table:table-cell>
              <table:table-cell office:value-type="float" office:value="1.583529">
                <text:p>1.583529</text:p>
              </table:table-cell>
            </table:table-row>
            <table:table-row>
              <table:table-cell office:value-type="string">
                <text:p>18:06:12</text:p>
              </table:table-cell>
              <table:table-cell office:value-type="float" office:value="1.894889">
                <text:p>1.894889</text:p>
              </table:table-cell>
            </table:table-row>
            <table:table-row>
              <table:table-cell office:value-type="string">
                <text:p>18:06:13</text:p>
              </table:table-cell>
              <table:table-cell office:value-type="float" office:value="1.812623">
                <text:p>1.812623</text:p>
              </table:table-cell>
            </table:table-row>
            <table:table-row>
              <table:table-cell office:value-type="string">
                <text:p>18:06:14</text:p>
              </table:table-cell>
              <table:table-cell office:value-type="float" office:value="1.804488">
                <text:p>1.804488</text:p>
              </table:table-cell>
            </table:table-row>
            <table:table-row>
              <table:table-cell office:value-type="string">
                <text:p>18:06:15</text:p>
              </table:table-cell>
              <table:table-cell office:value-type="float" office:value="1.814923">
                <text:p>1.814923</text:p>
              </table:table-cell>
            </table:table-row>
            <table:table-row>
              <table:table-cell office:value-type="string">
                <text:p>18:06:16</text:p>
              </table:table-cell>
              <table:table-cell office:value-type="float" office:value="1.815737">
                <text:p>1.815737</text:p>
              </table:table-cell>
            </table:table-row>
            <table:table-row>
              <table:table-cell office:value-type="string">
                <text:p>18:06:17</text:p>
              </table:table-cell>
              <table:table-cell office:value-type="float" office:value="1.839442">
                <text:p>1.839442</text:p>
              </table:table-cell>
            </table:table-row>
            <table:table-row>
              <table:table-cell office:value-type="string">
                <text:p>18:06:18</text:p>
              </table:table-cell>
              <table:table-cell office:value-type="float" office:value="1.908914">
                <text:p>1.908914</text:p>
              </table:table-cell>
            </table:table-row>
            <table:table-row>
              <table:table-cell office:value-type="string">
                <text:p>18:06:19</text:p>
              </table:table-cell>
              <table:table-cell office:value-type="float" office:value="1.847642">
                <text:p>1.847642</text:p>
              </table:table-cell>
            </table:table-row>
            <table:table-row>
              <table:table-cell office:value-type="string">
                <text:p>18:06:20</text:p>
              </table:table-cell>
              <table:table-cell office:value-type="float" office:value="1.820834">
                <text:p>1.820834</text:p>
              </table:table-cell>
            </table:table-row>
            <table:table-row>
              <table:table-cell office:value-type="string">
                <text:p>18:06:21</text:p>
              </table:table-cell>
              <table:table-cell office:value-type="float" office:value="2.082149">
                <text:p>2.082149</text:p>
              </table:table-cell>
            </table:table-row>
            <table:table-row>
              <table:table-cell office:value-type="string">
                <text:p>18:06:22</text:p>
              </table:table-cell>
              <table:table-cell office:value-type="float" office:value="2.596797">
                <text:p>2.596797</text:p>
              </table:table-cell>
            </table:table-row>
            <table:table-row>
              <table:table-cell office:value-type="string">
                <text:p>18:06:23</text:p>
              </table:table-cell>
              <table:table-cell office:value-type="float" office:value="2.316919">
                <text:p>2.316919</text:p>
              </table:table-cell>
            </table:table-row>
            <table:table-row>
              <table:table-cell office:value-type="string">
                <text:p>18:06:24</text:p>
              </table:table-cell>
              <table:table-cell office:value-type="float" office:value="2.260446">
                <text:p>2.260446</text:p>
              </table:table-cell>
            </table:table-row>
            <table:table-row>
              <table:table-cell office:value-type="string">
                <text:p>18:06:25</text:p>
              </table:table-cell>
              <table:table-cell office:value-type="float" office:value="2.496067">
                <text:p>2.496067</text:p>
              </table:table-cell>
            </table:table-row>
            <table:table-row>
              <table:table-cell office:value-type="string">
                <text:p>18:06:26</text:p>
              </table:table-cell>
              <table:table-cell office:value-type="float" office:value="2.681856">
                <text:p>2.681856</text:p>
              </table:table-cell>
            </table:table-row>
            <table:table-row>
              <table:table-cell office:value-type="string">
                <text:p>18:06:27</text:p>
              </table:table-cell>
              <table:table-cell office:value-type="float" office:value="2.546884">
                <text:p>2.546884</text:p>
              </table:table-cell>
            </table:table-row>
            <table:table-row>
              <table:table-cell office:value-type="string">
                <text:p>18:06:28</text:p>
              </table:table-cell>
              <table:table-cell office:value-type="float" office:value="2.613208">
                <text:p>2.613208</text:p>
              </table:table-cell>
            </table:table-row>
            <table:table-row>
              <table:table-cell office:value-type="string">
                <text:p>18:06:29</text:p>
              </table:table-cell>
              <table:table-cell office:value-type="float" office:value="2.342073">
                <text:p>2.342073</text:p>
              </table:table-cell>
            </table:table-row>
            <table:table-row>
              <table:table-cell office:value-type="string">
                <text:p>18:06:30</text:p>
              </table:table-cell>
              <table:table-cell office:value-type="float" office:value="2.242405">
                <text:p>2.242405</text:p>
              </table:table-cell>
            </table:table-row>
            <table:table-row>
              <table:table-cell office:value-type="string">
                <text:p>18:06:31</text:p>
              </table:table-cell>
              <table:table-cell office:value-type="float" office:value="2.529529">
                <text:p>2.529529</text:p>
              </table:table-cell>
            </table:table-row>
            <table:table-row>
              <table:table-cell office:value-type="string">
                <text:p>18:06:32</text:p>
              </table:table-cell>
              <table:table-cell office:value-type="float" office:value="2.737439">
                <text:p>2.737439</text:p>
              </table:table-cell>
            </table:table-row>
            <table:table-row>
              <table:table-cell office:value-type="string">
                <text:p>18:06:33</text:p>
              </table:table-cell>
              <table:table-cell office:value-type="float" office:value="2.821316">
                <text:p>2.821316</text:p>
              </table:table-cell>
            </table:table-row>
            <table:table-row>
              <table:table-cell office:value-type="string">
                <text:p>18:06:34</text:p>
              </table:table-cell>
              <table:table-cell office:value-type="float" office:value="2.742094">
                <text:p>2.742094</text:p>
              </table:table-cell>
            </table:table-row>
            <table:table-row>
              <table:table-cell office:value-type="string">
                <text:p>18:06:35</text:p>
              </table:table-cell>
              <table:table-cell office:value-type="float" office:value="2.763002">
                <text:p>2.763002</text:p>
              </table:table-cell>
            </table:table-row>
            <table:table-row>
              <table:table-cell office:value-type="string">
                <text:p>18:06:36</text:p>
              </table:table-cell>
              <table:table-cell office:value-type="float" office:value="2.751236">
                <text:p>2.751236</text:p>
              </table:table-cell>
            </table:table-row>
            <table:table-row>
              <table:table-cell office:value-type="string">
                <text:p>18:06:37</text:p>
              </table:table-cell>
              <table:table-cell office:value-type="float" office:value="2.917882">
                <text:p>2.917882</text:p>
              </table:table-cell>
            </table:table-row>
            <table:table-row>
              <table:table-cell office:value-type="string">
                <text:p>18:06:38</text:p>
              </table:table-cell>
              <table:table-cell office:value-type="float" office:value="2.815069">
                <text:p>2.815069</text:p>
              </table:table-cell>
            </table:table-row>
            <table:table-row>
              <table:table-cell office:value-type="string">
                <text:p>18:06:39</text:p>
              </table:table-cell>
              <table:table-cell office:value-type="float" office:value="3.262304">
                <text:p>3.262304</text:p>
              </table:table-cell>
            </table:table-row>
            <table:table-row>
              <table:table-cell office:value-type="string">
                <text:p>18:06:40</text:p>
              </table:table-cell>
              <table:table-cell office:value-type="float" office:value="2.905157">
                <text:p>2.905157</text:p>
              </table:table-cell>
            </table:table-row>
            <table:table-row>
              <table:table-cell office:value-type="string">
                <text:p>18:06:41</text:p>
              </table:table-cell>
              <table:table-cell office:value-type="float" office:value="2.928776">
                <text:p>2.928776</text:p>
              </table:table-cell>
            </table:table-row>
            <table:table-row>
              <table:table-cell office:value-type="string">
                <text:p>18:06:42</text:p>
              </table:table-cell>
              <table:table-cell office:value-type="float" office:value="3.82848">
                <text:p>3.82848</text:p>
              </table:table-cell>
            </table:table-row>
            <table:table-row>
              <table:table-cell office:value-type="string">
                <text:p>18:06:43</text:p>
              </table:table-cell>
              <table:table-cell office:value-type="float" office:value="3.514188">
                <text:p>3.514188</text:p>
              </table:table-cell>
            </table:table-row>
            <table:table-row>
              <table:table-cell office:value-type="string">
                <text:p>18:06:44</text:p>
              </table:table-cell>
              <table:table-cell office:value-type="float" office:value="3.388563">
                <text:p>3.388563</text:p>
              </table:table-cell>
            </table:table-row>
            <table:table-row>
              <table:table-cell office:value-type="string">
                <text:p>18:06:45</text:p>
              </table:table-cell>
              <table:table-cell office:value-type="float" office:value="3.60839">
                <text:p>3.60839</text:p>
              </table:table-cell>
            </table:table-row>
            <table:table-row>
              <table:table-cell office:value-type="string">
                <text:p>18:06:46</text:p>
              </table:table-cell>
              <table:table-cell office:value-type="float" office:value="3.241644">
                <text:p>3.241644</text:p>
              </table:table-cell>
            </table:table-row>
            <table:table-row>
              <table:table-cell office:value-type="string">
                <text:p>18:06:47</text:p>
              </table:table-cell>
              <table:table-cell office:value-type="float" office:value="3.891091">
                <text:p>3.891091</text:p>
              </table:table-cell>
            </table:table-row>
            <table:table-row>
              <table:table-cell office:value-type="string">
                <text:p>18:06:48</text:p>
              </table:table-cell>
              <table:table-cell office:value-type="float" office:value="4.215385">
                <text:p>4.215385</text:p>
              </table:table-cell>
            </table:table-row>
            <table:table-row>
              <table:table-cell office:value-type="string">
                <text:p>18:06:49</text:p>
              </table:table-cell>
              <table:table-cell office:value-type="float" office:value="3.402386">
                <text:p>3.402386</text:p>
              </table:table-cell>
            </table:table-row>
            <table:table-row>
              <table:table-cell office:value-type="string">
                <text:p>18:06:50</text:p>
              </table:table-cell>
              <table:table-cell office:value-type="float" office:value="3.160729">
                <text:p>3.160729</text:p>
              </table:table-cell>
            </table:table-row>
            <table:table-row>
              <table:table-cell office:value-type="string">
                <text:p>18:06:51</text:p>
              </table:table-cell>
              <table:table-cell office:value-type="float" office:value="3.63245">
                <text:p>3.63245</text:p>
              </table:table-cell>
            </table:table-row>
            <table:table-row>
              <table:table-cell office:value-type="string">
                <text:p>18:06:52</text:p>
              </table:table-cell>
              <table:table-cell office:value-type="float" office:value="3.995532">
                <text:p>3.995532</text:p>
              </table:table-cell>
            </table:table-row>
            <table:table-row>
              <table:table-cell office:value-type="string">
                <text:p>18:06:53</text:p>
              </table:table-cell>
              <table:table-cell office:value-type="float" office:value="3.757707">
                <text:p>3.757707</text:p>
              </table:table-cell>
            </table:table-row>
            <table:table-row>
              <table:table-cell office:value-type="string">
                <text:p>18:06:54</text:p>
              </table:table-cell>
              <table:table-cell office:value-type="float" office:value="3.79191">
                <text:p>3.79191</text:p>
              </table:table-cell>
            </table:table-row>
            <table:table-row>
              <table:table-cell office:value-type="string">
                <text:p>18:06:55</text:p>
              </table:table-cell>
              <table:table-cell office:value-type="float" office:value="3.568598">
                <text:p>3.568598</text:p>
              </table:table-cell>
            </table:table-row>
            <table:table-row>
              <table:table-cell office:value-type="string">
                <text:p>18:06:56</text:p>
              </table:table-cell>
              <table:table-cell office:value-type="float" office:value="3.848069">
                <text:p>3.848069</text:p>
              </table:table-cell>
            </table:table-row>
            <table:table-row>
              <table:table-cell office:value-type="string">
                <text:p>18:06:57</text:p>
              </table:table-cell>
              <table:table-cell office:value-type="float" office:value="3.824962">
                <text:p>3.824962</text:p>
              </table:table-cell>
            </table:table-row>
            <table:table-row>
              <table:table-cell office:value-type="string">
                <text:p>18:06:58</text:p>
              </table:table-cell>
              <table:table-cell office:value-type="float" office:value="3.868416">
                <text:p>3.868416</text:p>
              </table:table-cell>
            </table:table-row>
            <table:table-row>
              <table:table-cell office:value-type="string">
                <text:p>18:06:59</text:p>
              </table:table-cell>
              <table:table-cell office:value-type="float" office:value="3.669353">
                <text:p>3.669353</text:p>
              </table:table-cell>
            </table:table-row>
            <table:table-row>
              <table:table-cell office:value-type="string">
                <text:p>18:07:00</text:p>
              </table:table-cell>
              <table:table-cell office:value-type="float" office:value="3.644496">
                <text:p>3.644496</text:p>
              </table:table-cell>
            </table:table-row>
            <table:table-row>
              <table:table-cell office:value-type="string">
                <text:p>18:07:01</text:p>
              </table:table-cell>
              <table:table-cell office:value-type="float" office:value="3.743283">
                <text:p>3.743283</text:p>
              </table:table-cell>
            </table:table-row>
            <table:table-row>
              <table:table-cell office:value-type="string">
                <text:p>18:07:02</text:p>
              </table:table-cell>
              <table:table-cell office:value-type="float" office:value="4.081145">
                <text:p>4.081145</text:p>
              </table:table-cell>
            </table:table-row>
            <table:table-row>
              <table:table-cell office:value-type="string">
                <text:p>18:07:03</text:p>
              </table:table-cell>
              <table:table-cell office:value-type="float" office:value="4.095204">
                <text:p>4.095204</text:p>
              </table:table-cell>
            </table:table-row>
            <table:table-row>
              <table:table-cell office:value-type="string">
                <text:p>18:07:04</text:p>
              </table:table-cell>
              <table:table-cell office:value-type="float" office:value="3.931723">
                <text:p>3.931723</text:p>
              </table:table-cell>
            </table:table-row>
            <table:table-row>
              <table:table-cell office:value-type="string">
                <text:p>18:07:05</text:p>
              </table:table-cell>
              <table:table-cell office:value-type="float" office:value="4.270176">
                <text:p>4.270176</text:p>
              </table:table-cell>
            </table:table-row>
            <table:table-row>
              <table:table-cell office:value-type="string">
                <text:p>18:07:06</text:p>
              </table:table-cell>
              <table:table-cell office:value-type="float" office:value="4.034098">
                <text:p>4.034098</text:p>
              </table:table-cell>
            </table:table-row>
            <table:table-row>
              <table:table-cell office:value-type="string">
                <text:p>18:07:07</text:p>
              </table:table-cell>
              <table:table-cell office:value-type="float" office:value="4.017834">
                <text:p>4.017834</text:p>
              </table:table-cell>
            </table:table-row>
            <table:table-row>
              <table:table-cell office:value-type="string">
                <text:p>18:07:08</text:p>
              </table:table-cell>
              <table:table-cell office:value-type="float" office:value="4.008499">
                <text:p>4.008499</text:p>
              </table:table-cell>
            </table:table-row>
            <table:table-row>
              <table:table-cell office:value-type="string">
                <text:p>18:07:09</text:p>
              </table:table-cell>
              <table:table-cell office:value-type="float" office:value="4.046174">
                <text:p>4.046174</text:p>
              </table:table-cell>
            </table:table-row>
            <table:table-row>
              <table:table-cell office:value-type="string">
                <text:p>18:07:10</text:p>
              </table:table-cell>
              <table:table-cell office:value-type="float" office:value="3.917635">
                <text:p>3.917635</text:p>
              </table:table-cell>
            </table:table-row>
            <table:table-row>
              <table:table-cell office:value-type="string">
                <text:p>18:07:11</text:p>
              </table:table-cell>
              <table:table-cell office:value-type="float" office:value="4.415336">
                <text:p>4.415336</text:p>
              </table:table-cell>
            </table:table-row>
            <table:table-row>
              <table:table-cell office:value-type="string">
                <text:p>18:07:12</text:p>
              </table:table-cell>
              <table:table-cell office:value-type="float" office:value="4.713679">
                <text:p>4.713679</text:p>
              </table:table-cell>
            </table:table-row>
            <table:table-row>
              <table:table-cell office:value-type="string">
                <text:p>18:07:13</text:p>
              </table:table-cell>
              <table:table-cell office:value-type="float" office:value="4.965648">
                <text:p>4.965648</text:p>
              </table:table-cell>
            </table:table-row>
            <table:table-row>
              <table:table-cell office:value-type="string">
                <text:p>18:07:14</text:p>
              </table:table-cell>
              <table:table-cell office:value-type="float" office:value="4.59863">
                <text:p>4.59863</text:p>
              </table:table-cell>
            </table:table-row>
            <table:table-row>
              <table:table-cell office:value-type="string">
                <text:p>18:07:15</text:p>
              </table:table-cell>
              <table:table-cell office:value-type="float" office:value="4.635271">
                <text:p>4.635271</text:p>
              </table:table-cell>
            </table:table-row>
            <table:table-row>
              <table:table-cell office:value-type="string">
                <text:p>18:07:16</text:p>
              </table:table-cell>
              <table:table-cell office:value-type="float" office:value="5.360395">
                <text:p>5.360395</text:p>
              </table:table-cell>
            </table:table-row>
            <table:table-row>
              <table:table-cell office:value-type="string">
                <text:p>18:07:17</text:p>
              </table:table-cell>
              <table:table-cell office:value-type="float" office:value="6.351802">
                <text:p>6.351802</text:p>
              </table:table-cell>
            </table:table-row>
            <table:table-row>
              <table:table-cell office:value-type="string">
                <text:p>18:07:18</text:p>
              </table:table-cell>
              <table:table-cell office:value-type="float" office:value="4.478856">
                <text:p>4.478856</text:p>
              </table:table-cell>
            </table:table-row>
            <table:table-row>
              <table:table-cell office:value-type="string">
                <text:p>18:07:19</text:p>
              </table:table-cell>
              <table:table-cell office:value-type="float" office:value="4.559315">
                <text:p>4.559315</text:p>
              </table:table-cell>
            </table:table-row>
            <table:table-row>
              <table:table-cell office:value-type="string">
                <text:p>18:07:20</text:p>
              </table:table-cell>
              <table:table-cell office:value-type="float" office:value="4.400486">
                <text:p>4.400486</text:p>
              </table:table-cell>
            </table:table-row>
            <table:table-row>
              <table:table-cell office:value-type="string">
                <text:p>18:07:21</text:p>
              </table:table-cell>
              <table:table-cell office:value-type="float" office:value="4.705596">
                <text:p>4.705596</text:p>
              </table:table-cell>
            </table:table-row>
            <table:table-row>
              <table:table-cell office:value-type="string">
                <text:p>18:07:22</text:p>
              </table:table-cell>
              <table:table-cell office:value-type="float" office:value="4.876375">
                <text:p>4.876375</text:p>
              </table:table-cell>
            </table:table-row>
            <table:table-row>
              <table:table-cell office:value-type="string">
                <text:p>18:07:23</text:p>
              </table:table-cell>
              <table:table-cell office:value-type="float" office:value="4.919976">
                <text:p>4.919976</text:p>
              </table:table-cell>
            </table:table-row>
            <table:table-row>
              <table:table-cell office:value-type="string">
                <text:p>18:07:24</text:p>
              </table:table-cell>
              <table:table-cell office:value-type="float" office:value="5.290577">
                <text:p>5.290577</text:p>
              </table:table-cell>
            </table:table-row>
            <table:table-row>
              <table:table-cell office:value-type="string">
                <text:p>18:07:25</text:p>
              </table:table-cell>
              <table:table-cell office:value-type="float" office:value="7.03401">
                <text:p>7.03401</text:p>
              </table:table-cell>
            </table:table-row>
            <table:table-row>
              <table:table-cell office:value-type="string">
                <text:p>18:07:26</text:p>
              </table:table-cell>
              <table:table-cell office:value-type="float" office:value="6.463863">
                <text:p>6.463863</text:p>
              </table:table-cell>
            </table:table-row>
            <table:table-row>
              <table:table-cell office:value-type="string">
                <text:p>18:07:27</text:p>
              </table:table-cell>
              <table:table-cell office:value-type="float" office:value="5.136114">
                <text:p>5.136114</text:p>
              </table:table-cell>
            </table:table-row>
            <table:table-row>
              <table:table-cell office:value-type="string">
                <text:p>18:07:28</text:p>
              </table:table-cell>
              <table:table-cell office:value-type="float" office:value="5.058621">
                <text:p>5.058621</text:p>
              </table:table-cell>
            </table:table-row>
            <table:table-row>
              <table:table-cell office:value-type="string">
                <text:p>18:07:29</text:p>
              </table:table-cell>
              <table:table-cell office:value-type="float" office:value="4.825689">
                <text:p>4.825689</text:p>
              </table:table-cell>
            </table:table-row>
            <table:table-row>
              <table:table-cell office:value-type="string">
                <text:p>18:07:30</text:p>
              </table:table-cell>
              <table:table-cell office:value-type="float" office:value="4.852298">
                <text:p>4.852298</text:p>
              </table:table-cell>
            </table:table-row>
            <table:table-row>
              <table:table-cell office:value-type="string">
                <text:p>18:07:31</text:p>
              </table:table-cell>
              <table:table-cell office:value-type="float" office:value="5.52047">
                <text:p>5.52047</text:p>
              </table:table-cell>
            </table:table-row>
            <table:table-row>
              <table:table-cell office:value-type="string">
                <text:p>18:07:32</text:p>
              </table:table-cell>
              <table:table-cell office:value-type="float" office:value="6.169979">
                <text:p>6.169979</text:p>
              </table:table-cell>
            </table:table-row>
            <table:table-row>
              <table:table-cell office:value-type="string">
                <text:p>18:07:33</text:p>
              </table:table-cell>
              <table:table-cell office:value-type="float" office:value="6.76194">
                <text:p>6.76194</text:p>
              </table:table-cell>
            </table:table-row>
            <table:table-row>
              <table:table-cell office:value-type="string">
                <text:p>18:07:34</text:p>
              </table:table-cell>
              <table:table-cell office:value-type="float" office:value="5.523875">
                <text:p>5.523875</text:p>
              </table:table-cell>
            </table:table-row>
            <table:table-row>
              <table:table-cell office:value-type="string">
                <text:p>18:07:35</text:p>
              </table:table-cell>
              <table:table-cell office:value-type="float" office:value="5.584169">
                <text:p>5.584169</text:p>
              </table:table-cell>
            </table:table-row>
            <table:table-row>
              <table:table-cell office:value-type="string">
                <text:p>18:07:36</text:p>
              </table:table-cell>
              <table:table-cell office:value-type="float" office:value="5.314752">
                <text:p>5.314752</text:p>
              </table:table-cell>
            </table:table-row>
            <table:table-row>
              <table:table-cell office:value-type="string">
                <text:p>18:07:37</text:p>
              </table:table-cell>
              <table:table-cell office:value-type="float" office:value="6.711783">
                <text:p>6.711783</text:p>
              </table:table-cell>
            </table:table-row>
            <table:table-row>
              <table:table-cell office:value-type="string">
                <text:p>18:07:38</text:p>
              </table:table-cell>
              <table:table-cell office:value-type="float" office:value="8.688028">
                <text:p>8.688028</text:p>
              </table:table-cell>
            </table:table-row>
            <table:table-row>
              <table:table-cell office:value-type="string">
                <text:p>18:07:39</text:p>
              </table:table-cell>
              <table:table-cell office:value-type="float" office:value="9.86912">
                <text:p>9.86912</text:p>
              </table:table-cell>
            </table:table-row>
            <table:table-row>
              <table:table-cell office:value-type="string">
                <text:p>18:07:40</text:p>
              </table:table-cell>
              <table:table-cell office:value-type="float" office:value="11.123367">
                <text:p>11.123367</text:p>
              </table:table-cell>
            </table:table-row>
            <table:table-row>
              <table:table-cell office:value-type="string">
                <text:p>18:07:41</text:p>
              </table:table-cell>
              <table:table-cell office:value-type="float" office:value="13.682413">
                <text:p>13.682413</text:p>
              </table:table-cell>
            </table:table-row>
            <table:table-row>
              <table:table-cell office:value-type="string">
                <text:p>18:07:42</text:p>
              </table:table-cell>
              <table:table-cell office:value-type="float" office:value="7.904964">
                <text:p>7.904964</text:p>
              </table:table-cell>
            </table:table-row>
            <table:table-row>
              <table:table-cell office:value-type="string">
                <text:p>18:07:43</text:p>
              </table:table-cell>
              <table:table-cell office:value-type="float" office:value="5.960763">
                <text:p>5.960763</text:p>
              </table:table-cell>
            </table:table-row>
            <table:table-row>
              <table:table-cell office:value-type="string">
                <text:p>18:07:44</text:p>
              </table:table-cell>
              <table:table-cell office:value-type="float" office:value="6.66876">
                <text:p>6.66876</text:p>
              </table:table-cell>
            </table:table-row>
            <table:table-row>
              <table:table-cell office:value-type="string">
                <text:p>18:07:45</text:p>
              </table:table-cell>
              <table:table-cell office:value-type="float" office:value="6.936487">
                <text:p>6.936487</text:p>
              </table:table-cell>
            </table:table-row>
            <table:table-row>
              <table:table-cell office:value-type="string">
                <text:p>18:07:46</text:p>
              </table:table-cell>
              <table:table-cell office:value-type="float" office:value="6.785955">
                <text:p>6.785955</text:p>
              </table:table-cell>
            </table:table-row>
            <table:table-row>
              <table:table-cell office:value-type="string">
                <text:p>18:07:47</text:p>
              </table:table-cell>
              <table:table-cell office:value-type="float" office:value="5.861336">
                <text:p>5.861336</text:p>
              </table:table-cell>
            </table:table-row>
            <table:table-row>
              <table:table-cell office:value-type="string">
                <text:p>18:07:48</text:p>
              </table:table-cell>
              <table:table-cell office:value-type="float" office:value="5.778149">
                <text:p>5.778149</text:p>
              </table:table-cell>
            </table:table-row>
            <table:table-row>
              <table:table-cell office:value-type="string">
                <text:p>18:07:49</text:p>
              </table:table-cell>
              <table:table-cell office:value-type="float" office:value="5.979686">
                <text:p>5.979686</text:p>
              </table:table-cell>
            </table:table-row>
            <table:table-row>
              <table:table-cell office:value-type="string">
                <text:p>18:07:50</text:p>
              </table:table-cell>
              <table:table-cell office:value-type="float" office:value="6.264531">
                <text:p>6.264531</text:p>
              </table:table-cell>
            </table:table-row>
            <table:table-row>
              <table:table-cell office:value-type="string">
                <text:p>18:07:51</text:p>
              </table:table-cell>
              <table:table-cell office:value-type="float" office:value="11.336177">
                <text:p>11.336177</text:p>
              </table:table-cell>
            </table:table-row>
            <table:table-row>
              <table:table-cell office:value-type="string">
                <text:p>18:07:52</text:p>
              </table:table-cell>
              <table:table-cell office:value-type="float" office:value="12.154179">
                <text:p>12.154179</text:p>
              </table:table-cell>
            </table:table-row>
            <table:table-row>
              <table:table-cell office:value-type="string">
                <text:p>18:07:53</text:p>
              </table:table-cell>
              <table:table-cell office:value-type="float" office:value="17.363977">
                <text:p>17.363977</text:p>
              </table:table-cell>
            </table:table-row>
            <table:table-row>
              <table:table-cell office:value-type="string">
                <text:p>18:07:54</text:p>
              </table:table-cell>
              <table:table-cell office:value-type="float" office:value="16.106297">
                <text:p>16.106297</text:p>
              </table:table-cell>
            </table:table-row>
            <table:table-row>
              <table:table-cell office:value-type="string">
                <text:p>18:07:55</text:p>
              </table:table-cell>
              <table:table-cell office:value-type="float" office:value="15.345904">
                <text:p>15.345904</text:p>
              </table:table-cell>
            </table:table-row>
            <table:table-row>
              <table:table-cell office:value-type="string">
                <text:p>18:07:56</text:p>
              </table:table-cell>
              <table:table-cell office:value-type="float" office:value="14.194949">
                <text:p>14.194949</text:p>
              </table:table-cell>
            </table:table-row>
            <table:table-row>
              <table:table-cell office:value-type="string">
                <text:p>18:07:57</text:p>
              </table:table-cell>
              <table:table-cell office:value-type="float" office:value="13.014423">
                <text:p>13.014423</text:p>
              </table:table-cell>
            </table:table-row>
            <table:table-row>
              <table:table-cell office:value-type="string">
                <text:p>18:07:58</text:p>
              </table:table-cell>
              <table:table-cell office:value-type="float" office:value="14.23068">
                <text:p>14.23068</text:p>
              </table:table-cell>
            </table:table-row>
            <table:table-row>
              <table:table-cell office:value-type="string">
                <text:p>18:07:59</text:p>
              </table:table-cell>
              <table:table-cell office:value-type="float" office:value="10.019823">
                <text:p>10.019823</text:p>
              </table:table-cell>
            </table:table-row>
            <table:table-row>
              <table:table-cell office:value-type="string">
                <text:p>18:08:00</text:p>
              </table:table-cell>
              <table:table-cell office:value-type="float" office:value="9.923188">
                <text:p>9.923188</text:p>
              </table:table-cell>
            </table:table-row>
            <table:table-row>
              <table:table-cell office:value-type="string">
                <text:p>18:08:01</text:p>
              </table:table-cell>
              <table:table-cell office:value-type="float" office:value="7.061005">
                <text:p>7.061005</text:p>
              </table:table-cell>
            </table:table-row>
            <table:table-row>
              <table:table-cell office:value-type="string">
                <text:p>18:08:02</text:p>
              </table:table-cell>
              <table:table-cell office:value-type="float" office:value="7.480476">
                <text:p>7.480476</text:p>
              </table:table-cell>
            </table:table-row>
            <table:table-row>
              <table:table-cell office:value-type="string">
                <text:p>18:08:03</text:p>
              </table:table-cell>
              <table:table-cell office:value-type="float" office:value="12.644511">
                <text:p>12.644511</text:p>
              </table:table-cell>
            </table:table-row>
            <table:table-row>
              <table:table-cell office:value-type="string">
                <text:p>18:08:04</text:p>
              </table:table-cell>
              <table:table-cell office:value-type="float" office:value="13.544766">
                <text:p>13.544766</text:p>
              </table:table-cell>
            </table:table-row>
            <table:table-row>
              <table:table-cell office:value-type="string">
                <text:p>18:08:05</text:p>
              </table:table-cell>
              <table:table-cell office:value-type="float" office:value="19.982607">
                <text:p>19.982607</text:p>
              </table:table-cell>
            </table:table-row>
            <table:table-row>
              <table:table-cell office:value-type="string">
                <text:p>18:08:06</text:p>
              </table:table-cell>
              <table:table-cell office:value-type="float" office:value="18.551953">
                <text:p>18.551953</text:p>
              </table:table-cell>
            </table:table-row>
            <table:table-row>
              <table:table-cell office:value-type="string">
                <text:p>18:08:07</text:p>
              </table:table-cell>
              <table:table-cell office:value-type="float" office:value="18.007753">
                <text:p>18.007753</text:p>
              </table:table-cell>
            </table:table-row>
            <table:table-row>
              <table:table-cell office:value-type="string">
                <text:p>18:08:08</text:p>
              </table:table-cell>
              <table:table-cell office:value-type="float" office:value="12.840233">
                <text:p>12.840233</text:p>
              </table:table-cell>
            </table:table-row>
            <table:table-row>
              <table:table-cell office:value-type="string">
                <text:p>18:08:09</text:p>
              </table:table-cell>
              <table:table-cell office:value-type="float" office:value="12.394432">
                <text:p>12.394432</text:p>
              </table:table-cell>
            </table:table-row>
            <table:table-row>
              <table:table-cell office:value-type="string">
                <text:p>18:08:10</text:p>
              </table:table-cell>
              <table:table-cell office:value-type="float" office:value="14.497945">
                <text:p>14.497945</text:p>
              </table:table-cell>
            </table:table-row>
            <table:table-row>
              <table:table-cell office:value-type="string">
                <text:p>18:08:11</text:p>
              </table:table-cell>
              <table:table-cell office:value-type="float" office:value="16.500497">
                <text:p>16.500497</text:p>
              </table:table-cell>
            </table:table-row>
            <table:table-row>
              <table:table-cell office:value-type="string">
                <text:p>18:08:12</text:p>
              </table:table-cell>
              <table:table-cell office:value-type="float" office:value="15.201005">
                <text:p>15.201005</text:p>
              </table:table-cell>
            </table:table-row>
            <table:table-row>
              <table:table-cell office:value-type="string">
                <text:p>18:08:13</text:p>
              </table:table-cell>
              <table:table-cell office:value-type="float" office:value="15.215079">
                <text:p>15.215079</text:p>
              </table:table-cell>
            </table:table-row>
            <table:table-row>
              <table:table-cell office:value-type="string">
                <text:p>18:08:14</text:p>
              </table:table-cell>
              <table:table-cell office:value-type="float" office:value="14.662961">
                <text:p>14.662961</text:p>
              </table:table-cell>
            </table:table-row>
            <table:table-row>
              <table:table-cell office:value-type="string">
                <text:p>18:08:15</text:p>
              </table:table-cell>
              <table:table-cell office:value-type="float" office:value="21.819395">
                <text:p>21.819395</text:p>
              </table:table-cell>
            </table:table-row>
            <table:table-row>
              <table:table-cell office:value-type="string">
                <text:p>18:08:16</text:p>
              </table:table-cell>
              <table:table-cell office:value-type="float" office:value="17.191648">
                <text:p>17.191648</text:p>
              </table:table-cell>
            </table:table-row>
            <table:table-row>
              <table:table-cell office:value-type="string">
                <text:p>18:08:17</text:p>
              </table:table-cell>
              <table:table-cell office:value-type="float" office:value="19.841439">
                <text:p>19.841439</text:p>
              </table:table-cell>
            </table:table-row>
            <table:table-row>
              <table:table-cell office:value-type="string">
                <text:p>18:08:18</text:p>
              </table:table-cell>
              <table:table-cell office:value-type="float" office:value="19.511609">
                <text:p>19.511609</text:p>
              </table:table-cell>
            </table:table-row>
            <table:table-row>
              <table:table-cell office:value-type="string">
                <text:p>18:08:19</text:p>
              </table:table-cell>
              <table:table-cell office:value-type="float" office:value="38.593514">
                <text:p>38.593514</text:p>
              </table:table-cell>
            </table:table-row>
            <table:table-row>
              <table:table-cell office:value-type="string">
                <text:p>18:08:20</text:p>
              </table:table-cell>
              <table:table-cell office:value-type="float" office:value="19.83442">
                <text:p>19.83442</text:p>
              </table:table-cell>
            </table:table-row>
            <table:table-row>
              <table:table-cell office:value-type="string">
                <text:p>18:08:21</text:p>
              </table:table-cell>
              <table:table-cell office:value-type="float" office:value="26.864063">
                <text:p>26.864063</text:p>
              </table:table-cell>
            </table:table-row>
            <table:table-row>
              <table:table-cell office:value-type="string">
                <text:p>18:08:22</text:p>
              </table:table-cell>
              <table:table-cell office:value-type="float" office:value="66.570571">
                <text:p>66.570571</text:p>
              </table:table-cell>
            </table:table-row>
            <table:table-row>
              <table:table-cell office:value-type="string">
                <text:p>18:08:23</text:p>
              </table:table-cell>
              <table:table-cell office:value-type="float" office:value="35.29147">
                <text:p>35.29147</text:p>
              </table:table-cell>
            </table:table-row>
            <table:table-row>
              <table:table-cell office:value-type="string">
                <text:p>18:08:24</text:p>
              </table:table-cell>
              <table:table-cell office:value-type="float" office:value="32.938968">
                <text:p>32.938968</text:p>
              </table:table-cell>
            </table:table-row>
            <table:table-row>
              <table:table-cell office:value-type="string">
                <text:p>18:08:25</text:p>
              </table:table-cell>
              <table:table-cell office:value-type="float" office:value="36.737892">
                <text:p>36.737892</text:p>
              </table:table-cell>
            </table:table-row>
            <table:table-row>
              <table:table-cell office:value-type="string">
                <text:p>18:08:26</text:p>
              </table:table-cell>
              <table:table-cell office:value-type="float" office:value="34.661083">
                <text:p>34.661083</text:p>
              </table:table-cell>
            </table:table-row>
            <table:table-row>
              <table:table-cell office:value-type="string">
                <text:p>18:08:27</text:p>
              </table:table-cell>
              <table:table-cell office:value-type="float" office:value="39.582529">
                <text:p>39.582529</text:p>
              </table:table-cell>
            </table:table-row>
            <table:table-row>
              <table:table-cell office:value-type="string">
                <text:p>18:08:28</text:p>
              </table:table-cell>
              <table:table-cell office:value-type="float" office:value="64.22361">
                <text:p>64.22361</text:p>
              </table:table-cell>
            </table:table-row>
            <table:table-row>
              <table:table-cell office:value-type="string">
                <text:p>18:08:29</text:p>
              </table:table-cell>
              <table:table-cell office:value-type="float" office:value="37.946263">
                <text:p>37.946263</text:p>
              </table:table-cell>
            </table:table-row>
            <table:table-row>
              <table:table-cell office:value-type="string">
                <text:p>18:08:30</text:p>
              </table:table-cell>
              <table:table-cell office:value-type="float" office:value="50.598305">
                <text:p>50.598305</text:p>
              </table:table-cell>
            </table:table-row>
            <table:table-row>
              <table:table-cell office:value-type="string">
                <text:p>18:08:31</text:p>
              </table:table-cell>
              <table:table-cell office:value-type="float" office:value="180.725804">
                <text:p>180.725804</text:p>
              </table:table-cell>
            </table:table-row>
            <table:table-row>
              <table:table-cell office:value-type="string">
                <text:p>18:08:32</text:p>
              </table:table-cell>
              <table:table-cell office:value-type="float" office:value="76.137648">
                <text:p>76.137648</text:p>
              </table:table-cell>
            </table:table-row>
            <table:table-row>
              <table:table-cell office:value-type="string">
                <text:p>18:08:33</text:p>
              </table:table-cell>
              <table:table-cell office:value-type="float" office:value="78.307666">
                <text:p>78.307666</text:p>
              </table:table-cell>
            </table:table-row>
            <table:table-row>
              <table:table-cell office:value-type="string">
                <text:p>18:08:34</text:p>
              </table:table-cell>
              <table:table-cell office:value-type="float" office:value="60.634541">
                <text:p>60.634541</text:p>
              </table:table-cell>
            </table:table-row>
            <table:table-row>
              <table:table-cell office:value-type="string">
                <text:p>18:08:35</text:p>
              </table:table-cell>
              <table:table-cell office:value-type="float" office:value="47.397672">
                <text:p>47.397672</text:p>
              </table:table-cell>
            </table:table-row>
            <table:table-row>
              <table:table-cell office:value-type="string">
                <text:p>18:08:36</text:p>
              </table:table-cell>
              <table:table-cell office:value-type="float" office:value="50.120229">
                <text:p>50.120229</text:p>
              </table:table-cell>
            </table:table-row>
            <table:table-row>
              <table:table-cell office:value-type="string">
                <text:p>18:08:37</text:p>
              </table:table-cell>
              <table:table-cell office:value-type="float" office:value="36.865186">
                <text:p>36.865186</text:p>
              </table:table-cell>
            </table:table-row>
            <table:table-row>
              <table:table-cell office:value-type="string">
                <text:p>18:08:38</text:p>
              </table:table-cell>
              <table:table-cell office:value-type="float" office:value="48.440701">
                <text:p>48.440701</text:p>
              </table:table-cell>
            </table:table-row>
            <table:table-row>
              <table:table-cell office:value-type="string">
                <text:p>18:08:39</text:p>
              </table:table-cell>
              <table:table-cell office:value-type="float" office:value="33.159024">
                <text:p>33.159024</text:p>
              </table:table-cell>
            </table:table-row>
            <table:table-row>
              <table:table-cell office:value-type="string">
                <text:p>18:08:40</text:p>
              </table:table-cell>
              <table:table-cell office:value-type="float" office:value="38.02238">
                <text:p>38.02238</text:p>
              </table:table-cell>
            </table:table-row>
            <table:table-row>
              <table:table-cell office:value-type="string">
                <text:p>18:08:41</text:p>
              </table:table-cell>
              <table:table-cell office:value-type="float" office:value="41.128102">
                <text:p>41.128102</text:p>
              </table:table-cell>
            </table:table-row>
            <table:table-row>
              <table:table-cell office:value-type="string">
                <text:p>18:08:42</text:p>
              </table:table-cell>
              <table:table-cell office:value-type="float" office:value="43.225757">
                <text:p>43.225757</text:p>
              </table:table-cell>
            </table:table-row>
            <table:table-row>
              <table:table-cell office:value-type="string">
                <text:p>18:08:43</text:p>
              </table:table-cell>
              <table:table-cell office:value-type="float" office:value="28.816887">
                <text:p>28.816887</text:p>
              </table:table-cell>
            </table:table-row>
            <table:table-row>
              <table:table-cell office:value-type="string">
                <text:p>18:08:44</text:p>
              </table:table-cell>
              <table:table-cell office:value-type="float" office:value="44.668207">
                <text:p>44.668207</text:p>
              </table:table-cell>
            </table:table-row>
            <table:table-row>
              <table:table-cell office:value-type="string">
                <text:p>18:08:45</text:p>
              </table:table-cell>
              <table:table-cell office:value-type="float" office:value="29.168077">
                <text:p>29.168077</text:p>
              </table:table-cell>
            </table:table-row>
            <table:table-row>
              <table:table-cell office:value-type="string">
                <text:p>18:08:46</text:p>
              </table:table-cell>
              <table:table-cell office:value-type="float" office:value="45.961743">
                <text:p>45.961743</text:p>
              </table:table-cell>
            </table:table-row>
            <table:table-row>
              <table:table-cell office:value-type="string">
                <text:p>18:08:47</text:p>
              </table:table-cell>
              <table:table-cell office:value-type="float" office:value="40.214806">
                <text:p>40.214806</text:p>
              </table:table-cell>
            </table:table-row>
            <table:table-row>
              <table:table-cell office:value-type="string">
                <text:p>18:08:48</text:p>
              </table:table-cell>
              <table:table-cell office:value-type="float" office:value="47.755131">
                <text:p>47.755131</text:p>
              </table:table-cell>
            </table:table-row>
            <table:table-row>
              <table:table-cell office:value-type="string">
                <text:p>18:08:49</text:p>
              </table:table-cell>
              <table:table-cell office:value-type="float" office:value="51.855382">
                <text:p>51.855382</text:p>
              </table:table-cell>
            </table:table-row>
            <table:table-row>
              <table:table-cell office:value-type="string">
                <text:p>18:08:50</text:p>
              </table:table-cell>
              <table:table-cell office:value-type="float" office:value="38.774103">
                <text:p>38.774103</text:p>
              </table:table-cell>
            </table:table-row>
            <table:table-row>
              <table:table-cell office:value-type="string">
                <text:p>18:08:51</text:p>
              </table:table-cell>
              <table:table-cell office:value-type="float" office:value="52.123769">
                <text:p>52.123769</text:p>
              </table:table-cell>
            </table:table-row>
            <table:table-row>
              <table:table-cell office:value-type="string">
                <text:p>18:08:52</text:p>
              </table:table-cell>
              <table:table-cell office:value-type="float" office:value="62.269695">
                <text:p>62.269695</text:p>
              </table:table-cell>
            </table:table-row>
            <table:table-row>
              <table:table-cell office:value-type="string">
                <text:p>18:08:53</text:p>
              </table:table-cell>
              <table:table-cell office:value-type="float" office:value="155.224082">
                <text:p>155.224082</text:p>
              </table:table-cell>
            </table:table-row>
            <table:table-row>
              <table:table-cell office:value-type="string">
                <text:p>18:08:54</text:p>
              </table:table-cell>
              <table:table-cell office:value-type="float" office:value="66.985213">
                <text:p>66.985213</text:p>
              </table:table-cell>
            </table:table-row>
            <table:table-row>
              <table:table-cell office:value-type="string">
                <text:p>18:08:55</text:p>
              </table:table-cell>
              <table:table-cell office:value-type="float" office:value="48.926956">
                <text:p>48.926956</text:p>
              </table:table-cell>
            </table:table-row>
            <table:table-row>
              <table:table-cell office:value-type="string">
                <text:p>18:08:56</text:p>
              </table:table-cell>
              <table:table-cell office:value-type="float" office:value="71.688007">
                <text:p>71.688007</text:p>
              </table:table-cell>
            </table:table-row>
            <table:table-row>
              <table:table-cell office:value-type="string">
                <text:p>18:08:57</text:p>
              </table:table-cell>
              <table:table-cell office:value-type="float" office:value="46.970514">
                <text:p>46.970514</text:p>
              </table:table-cell>
            </table:table-row>
            <table:table-row>
              <table:table-cell office:value-type="string">
                <text:p>18:08:58</text:p>
              </table:table-cell>
              <table:table-cell office:value-type="float" office:value="93.24175">
                <text:p>93.24175</text:p>
              </table:table-cell>
            </table:table-row>
            <table:table-row>
              <table:table-cell office:value-type="string">
                <text:p>18:08:59</text:p>
              </table:table-cell>
              <table:table-cell office:value-type="float" office:value="125.328362">
                <text:p>125.328362</text:p>
              </table:table-cell>
            </table:table-row>
            <table:table-row>
              <table:table-cell office:value-type="string">
                <text:p>18:09:00</text:p>
              </table:table-cell>
              <table:table-cell office:value-type="float" office:value="187.024689">
                <text:p>187.024689</text:p>
              </table:table-cell>
            </table:table-row>
            <table:table-row>
              <table:table-cell office:value-type="string">
                <text:p>18:09:01</text:p>
              </table:table-cell>
              <table:table-cell office:value-type="float" office:value="71.894225">
                <text:p>71.894225</text:p>
              </table:table-cell>
            </table:table-row>
            <table:table-row>
              <table:table-cell office:value-type="string">
                <text:p>18:09:02</text:p>
              </table:table-cell>
              <table:table-cell office:value-type="float" office:value="93.332321">
                <text:p>93.332321</text:p>
              </table:table-cell>
            </table:table-row>
            <table:table-row>
              <table:table-cell office:value-type="string">
                <text:p>18:09:03</text:p>
              </table:table-cell>
              <table:table-cell office:value-type="float" office:value="91.545417">
                <text:p>91.545417</text:p>
              </table:table-cell>
            </table:table-row>
            <table:table-row>
              <table:table-cell office:value-type="string">
                <text:p>18:09:04</text:p>
              </table:table-cell>
              <table:table-cell office:value-type="float" office:value="117.911154">
                <text:p>117.911154</text:p>
              </table:table-cell>
            </table:table-row>
            <table:table-row>
              <table:table-cell office:value-type="string">
                <text:p>18:09:05</text:p>
              </table:table-cell>
              <table:table-cell office:value-type="float" office:value="206.718201">
                <text:p>206.718201</text:p>
              </table:table-cell>
            </table:table-row>
            <table:table-row>
              <table:table-cell office:value-type="string">
                <text:p>18:09:06</text:p>
              </table:table-cell>
              <table:table-cell office:value-type="float" office:value="87.317667">
                <text:p>87.317667</text:p>
              </table:table-cell>
            </table:table-row>
            <table:table-row>
              <table:table-cell office:value-type="string">
                <text:p>18:09:07</text:p>
              </table:table-cell>
              <table:table-cell office:value-type="float" office:value="118.262813">
                <text:p>118.262813</text:p>
              </table:table-cell>
            </table:table-row>
            <table:table-row>
              <table:table-cell office:value-type="string">
                <text:p>18:09:08</text:p>
              </table:table-cell>
              <table:table-cell office:value-type="float" office:value="95.095272">
                <text:p>95.095272</text:p>
              </table:table-cell>
            </table:table-row>
            <table:table-row>
              <table:table-cell office:value-type="string">
                <text:p>18:09:09</text:p>
              </table:table-cell>
              <table:table-cell office:value-type="float" office:value="142.339664">
                <text:p>142.339664</text:p>
              </table:table-cell>
            </table:table-row>
            <table:table-row>
              <table:table-cell office:value-type="string">
                <text:p>18:09:10</text:p>
              </table:table-cell>
              <table:table-cell office:value-type="float" office:value="468.784337">
                <text:p>468.784337</text:p>
              </table:table-cell>
            </table:table-row>
            <table:table-row>
              <table:table-cell office:value-type="string">
                <text:p>18:09:11</text:p>
              </table:table-cell>
              <table:table-cell office:value-type="float" office:value="2794.002845">
                <text:p>2794.002845</text:p>
              </table:table-cell>
            </table:table-row>
            <table:table-row>
              <table:table-cell office:value-type="string">
                <text:p>18:09:12</text:p>
              </table:table-cell>
              <table:table-cell office:value-type="float" office:value="1712.871169">
                <text:p>1712.871169</text:p>
              </table:table-cell>
            </table:table-row>
            <table:table-row>
              <table:table-cell office:value-type="string">
                <text:p>18:09:13</text:p>
              </table:table-cell>
              <table:table-cell office:value-type="float" office:value="524.857031">
                <text:p>524.857031</text:p>
              </table:table-cell>
            </table:table-row>
            <table:table-row>
              <table:table-cell office:value-type="string">
                <text:p>18:09:14</text:p>
              </table:table-cell>
              <table:table-cell office:value-type="float" office:value="339.145344">
                <text:p>339.145344</text:p>
              </table:table-cell>
            </table:table-row>
            <table:table-row>
              <table:table-cell office:value-type="string">
                <text:p>18:09:15</text:p>
              </table:table-cell>
              <table:table-cell office:value-type="float" office:value="356.165142">
                <text:p>356.165142</text:p>
              </table:table-cell>
            </table:table-row>
            <table:table-row>
              <table:table-cell office:value-type="string">
                <text:p>18:09:16</text:p>
              </table:table-cell>
              <table:table-cell office:value-type="float" office:value="661.49081">
                <text:p>661.49081</text:p>
              </table:table-cell>
            </table:table-row>
            <table:table-row>
              <table:table-cell office:value-type="string">
                <text:p>18:09:17</text:p>
              </table:table-cell>
              <table:table-cell office:value-type="float" office:value="1851.052583">
                <text:p>1851.052583</text:p>
              </table:table-cell>
            </table:table-row>
            <table:table-row>
              <table:table-cell office:value-type="string">
                <text:p>18:09:18</text:p>
              </table:table-cell>
              <table:table-cell office:value-type="float" office:value="1880.943132">
                <text:p>1880.943132</text:p>
              </table:table-cell>
            </table:table-row>
            <table:table-row>
              <table:table-cell office:value-type="string">
                <text:p>18:09:19</text:p>
              </table:table-cell>
              <table:table-cell office:value-type="float" office:value="1174.654511">
                <text:p>1174.654511</text:p>
              </table:table-cell>
            </table:table-row>
            <table:table-row>
              <table:table-cell office:value-type="string">
                <text:p>18:09:20</text:p>
              </table:table-cell>
              <table:table-cell office:value-type="float" office:value="3182.27754">
                <text:p>3182.27754</text:p>
              </table:table-cell>
            </table:table-row>
            <table:table-row>
              <table:table-cell office:value-type="string">
                <text:p>18:09:21</text:p>
              </table:table-cell>
              <table:table-cell office:value-type="float" office:value="1726.594555">
                <text:p>1726.594555</text:p>
              </table:table-cell>
            </table:table-row>
            <table:table-row>
              <table:table-cell office:value-type="string">
                <text:p>18:09:22</text:p>
              </table:table-cell>
              <table:table-cell office:value-type="float" office:value="0.011479">
                <text:p>0.011479</text:p>
              </table:table-cell>
            </table:table-row>
            <table:table-row>
              <table:table-cell office:value-type="string">
                <text:p>18:09:23</text:p>
              </table:table-cell>
              <table:table-cell office:value-type="float" office:value="1.11877">
                <text:p>1.11877</text:p>
              </table:table-cell>
            </table:table-row>
            <table:table-row>
              <table:table-cell office:value-type="string">
                <text:p>18:09:24</text:p>
              </table:table-cell>
              <table:table-cell office:value-type="float" office:value="90.261912">
                <text:p>90.261912</text:p>
              </table:table-cell>
            </table:table-row>
            <table:table-row>
              <table:table-cell office:value-type="string">
                <text:p>18:09:25</text:p>
              </table:table-cell>
              <table:table-cell office:value-type="float" office:value="823.40583">
                <text:p>823.40583</text:p>
              </table:table-cell>
            </table:table-row>
            <table:table-row>
              <table:table-cell office:value-type="string">
                <text:p>18:09:26</text:p>
              </table:table-cell>
              <table:table-cell office:value-type="float" office:value="601.223986">
                <text:p>601.223986</text:p>
              </table:table-cell>
            </table:table-row>
            <table:table-row>
              <table:table-cell office:value-type="string">
                <text:p>18:09:27</text:p>
              </table:table-cell>
              <table:table-cell office:value-type="float" office:value="3066.645534">
                <text:p>3066.645534</text:p>
              </table:table-cell>
            </table:table-row>
            <table:table-row>
              <table:table-cell office:value-type="string">
                <text:p>18:09:28</text:p>
              </table:table-cell>
              <table:table-cell office:value-type="float" office:value="336.216803">
                <text:p>336.216803</text:p>
              </table:table-cell>
            </table:table-row>
            <table:table-row>
              <table:table-cell office:value-type="string">
                <text:p>18:09:29</text:p>
              </table:table-cell>
              <table:table-cell office:value-type="float" office:value="462.054281">
                <text:p>462.054281</text:p>
              </table:table-cell>
            </table:table-row>
            <table:table-row>
              <table:table-cell office:value-type="string">
                <text:p>18:09:30</text:p>
              </table:table-cell>
              <table:table-cell office:value-type="float" office:value="1202.030407">
                <text:p>1202.030407</text:p>
              </table:table-cell>
            </table:table-row>
            <table:table-row>
              <table:table-cell office:value-type="string">
                <text:p>18:09:31</text:p>
              </table:table-cell>
              <table:table-cell office:value-type="float" office:value="568.236713">
                <text:p>568.236713</text:p>
              </table:table-cell>
            </table:table-row>
            <table:table-row>
              <table:table-cell office:value-type="string">
                <text:p>18:09:32</text:p>
              </table:table-cell>
              <table:table-cell office:value-type="float" office:value="5.324916">
                <text:p>5.324916</text:p>
              </table:table-cell>
            </table:table-row>
            <table:table-row>
              <table:table-cell office:value-type="string">
                <text:p>18:09:33</text:p>
              </table:table-cell>
              <table:table-cell office:value-type="float" office:value="99.154879">
                <text:p>99.154879</text:p>
              </table:table-cell>
            </table:table-row>
            <table:table-row>
              <table:table-cell office:value-type="string">
                <text:p>18:09:34</text:p>
              </table:table-cell>
              <table:table-cell office:value-type="float" office:value="230.136001">
                <text:p>230.136001</text:p>
              </table:table-cell>
            </table:table-row>
            <table:table-row>
              <table:table-cell office:value-type="string">
                <text:p>18:09:35</text:p>
              </table:table-cell>
              <table:table-cell office:value-type="float" office:value="168.265926">
                <text:p>168.265926</text:p>
              </table:table-cell>
            </table:table-row>
            <table:table-row>
              <table:table-cell office:value-type="string">
                <text:p>18:09:36</text:p>
              </table:table-cell>
              <table:table-cell office:value-type="float" office:value="529.767274">
                <text:p>529.767274</text:p>
              </table:table-cell>
            </table:table-row>
            <table:table-row>
              <table:table-cell office:value-type="string">
                <text:p>18:09:37</text:p>
              </table:table-cell>
              <table:table-cell office:value-type="float" office:value="184.932377">
                <text:p>184.932377</text:p>
              </table:table-cell>
            </table:table-row>
            <table:table-row>
              <table:table-cell office:value-type="string">
                <text:p>18:09:38</text:p>
              </table:table-cell>
              <table:table-cell office:value-type="float" office:value="1339.32876">
                <text:p>1339.32876</text:p>
              </table:table-cell>
            </table:table-row>
            <table:table-row>
              <table:table-cell office:value-type="string">
                <text:p>18:09:39</text:p>
              </table:table-cell>
              <table:table-cell office:value-type="float" office:value="1576.091715">
                <text:p>1576.091715</text:p>
              </table:table-cell>
            </table:table-row>
            <table:table-row>
              <table:table-cell office:value-type="string">
                <text:p>18:09:40</text:p>
              </table:table-cell>
              <table:table-cell office:value-type="float" office:value="423.063803">
                <text:p>423.063803</text:p>
              </table:table-cell>
            </table:table-row>
            <table:table-row>
              <table:table-cell office:value-type="string">
                <text:p>18:09:41</text:p>
              </table:table-cell>
              <table:table-cell office:value-type="float" office:value="635.016706">
                <text:p>635.016706</text:p>
              </table:table-cell>
            </table:table-row>
            <table:table-row>
              <table:table-cell office:value-type="string">
                <text:p>18:09:42</text:p>
              </table:table-cell>
              <table:table-cell office:value-type="float" office:value="693.586188">
                <text:p>693.586188</text:p>
              </table:table-cell>
            </table:table-row>
            <table:table-row>
              <table:table-cell office:value-type="string">
                <text:p>18:09:43</text:p>
              </table:table-cell>
              <table:table-cell office:value-type="float" office:value="129.647088">
                <text:p>129.647088</text:p>
              </table:table-cell>
            </table:table-row>
            <table:table-row>
              <table:table-cell office:value-type="string">
                <text:p>18:09:44</text:p>
              </table:table-cell>
              <table:table-cell office:value-type="float" office:value="1079.098641">
                <text:p>1079.098641</text:p>
              </table:table-cell>
            </table:table-row>
            <table:table-row>
              <table:table-cell office:value-type="string">
                <text:p>18:09:45</text:p>
              </table:table-cell>
              <table:table-cell office:value-type="float" office:value="210.50366">
                <text:p>210.50366</text:p>
              </table:table-cell>
            </table:table-row>
            <table:table-row>
              <table:table-cell office:value-type="string">
                <text:p>18:09:46</text:p>
              </table:table-cell>
              <table:table-cell office:value-type="float" office:value="1708.638536">
                <text:p>1708.638536</text:p>
              </table:table-cell>
            </table:table-row>
            <table:table-row>
              <table:table-cell office:value-type="string">
                <text:p>18:09:47</text:p>
              </table:table-cell>
              <table:table-cell office:value-type="float" office:value="1057.865807">
                <text:p>1057.865807</text:p>
              </table:table-cell>
            </table:table-row>
            <table:table-row>
              <table:table-cell office:value-type="string">
                <text:p>18:09:48</text:p>
              </table:table-cell>
              <table:table-cell office:value-type="float" office:value="1038.994068">
                <text:p>1038.994068</text:p>
              </table:table-cell>
            </table:table-row>
            <table:table-row>
              <table:table-cell office:value-type="string">
                <text:p>18:09:49</text:p>
              </table:table-cell>
              <table:table-cell office:value-type="float" office:value="3803.224035">
                <text:p>3803.224035</text:p>
              </table:table-cell>
            </table:table-row>
            <table:table-row>
              <table:table-cell office:value-type="string">
                <text:p>18:09:50</text:p>
              </table:table-cell>
              <table:table-cell office:value-type="float" office:value="2983.932152">
                <text:p>2983.932152</text:p>
              </table:table-cell>
            </table:table-row>
            <table:table-row>
              <table:table-cell office:value-type="string">
                <text:p>18:09:51</text:p>
              </table:table-cell>
              <table:table-cell office:value-type="float" office:value="1079.45979">
                <text:p>1079.45979</text:p>
              </table:table-cell>
            </table:table-row>
            <table:table-row>
              <table:table-cell office:value-type="string">
                <text:p>18:09:52</text:p>
              </table:table-cell>
              <table:table-cell office:value-type="float" office:value="1449.584335">
                <text:p>1449.584335</text:p>
              </table:table-cell>
            </table:table-row>
            <table:table-row>
              <table:table-cell office:value-type="string">
                <text:p>18:09:53</text:p>
              </table:table-cell>
              <table:table-cell office:value-type="float" office:value="337.388776">
                <text:p>337.388776</text:p>
              </table:table-cell>
            </table:table-row>
            <table:table-row>
              <table:table-cell office:value-type="string">
                <text:p>18:09:54</text:p>
              </table:table-cell>
              <table:table-cell office:value-type="float" office:value="883.915704">
                <text:p>883.915704</text:p>
              </table:table-cell>
            </table:table-row>
            <table:table-row>
              <table:table-cell office:value-type="string">
                <text:p>18:09:55</text:p>
              </table:table-cell>
              <table:table-cell office:value-type="float" office:value="1064.378627">
                <text:p>1064.378627</text:p>
              </table:table-cell>
            </table:table-row>
            <table:table-row>
              <table:table-cell office:value-type="string">
                <text:p>18:09:56</text:p>
              </table:table-cell>
              <table:table-cell office:value-type="float" office:value="2367.11163">
                <text:p>2367.11163</text:p>
              </table:table-cell>
            </table:table-row>
            <table:table-row>
              <table:table-cell office:value-type="string">
                <text:p>18:09:57</text:p>
              </table:table-cell>
              <table:table-cell office:value-type="float" office:value="1500.027002">
                <text:p>1500.027002</text:p>
              </table:table-cell>
            </table:table-row>
            <table:table-row>
              <table:table-cell office:value-type="string">
                <text:p>18:09:58</text:p>
              </table:table-cell>
              <table:table-cell office:value-type="float" office:value="652.120548">
                <text:p>652.120548</text:p>
              </table:table-cell>
            </table:table-row>
            <table:table-row>
              <table:table-cell office:value-type="string">
                <text:p>18:09:59</text:p>
              </table:table-cell>
              <table:table-cell office:value-type="float" office:value="384.646538">
                <text:p>384.646538</text:p>
              </table:table-cell>
            </table:table-row>
            <table:table-row>
              <table:table-cell office:value-type="string">
                <text:p>18:10:00</text:p>
              </table:table-cell>
              <table:table-cell office:value-type="float" office:value="709.43014">
                <text:p>709.43014</text:p>
              </table:table-cell>
            </table:table-row>
            <table:table-row>
              <table:table-cell office:value-type="string">
                <text:p>18:10:01</text:p>
              </table:table-cell>
              <table:table-cell office:value-type="float" office:value="872.877021">
                <text:p>872.877021</text:p>
              </table:table-cell>
            </table:table-row>
            <table:table-row>
              <table:table-cell office:value-type="string">
                <text:p>18:10:02</text:p>
              </table:table-cell>
              <table:table-cell office:value-type="float" office:value="511.408159">
                <text:p>511.408159</text:p>
              </table:table-cell>
            </table:table-row>
            <table:table-row>
              <table:table-cell office:value-type="string">
                <text:p>18:10:03</text:p>
              </table:table-cell>
              <table:table-cell office:value-type="float" office:value="718.361176">
                <text:p>718.361176</text:p>
              </table:table-cell>
            </table:table-row>
            <table:table-row>
              <table:table-cell office:value-type="string">
                <text:p>18:10:04</text:p>
              </table:table-cell>
              <table:table-cell office:value-type="float" office:value="424.073581">
                <text:p>424.073581</text:p>
              </table:table-cell>
            </table:table-row>
            <table:table-row>
              <table:table-cell office:value-type="string">
                <text:p>18:10:05</text:p>
              </table:table-cell>
              <table:table-cell office:value-type="float" office:value="182.659477">
                <text:p>182.659477</text:p>
              </table:table-cell>
            </table:table-row>
            <table:table-row>
              <table:table-cell office:value-type="string">
                <text:p>18:10:06</text:p>
              </table:table-cell>
              <table:table-cell office:value-type="float" office:value="552.293622">
                <text:p>552.293622</text:p>
              </table:table-cell>
            </table:table-row>
            <table:table-row>
              <table:table-cell office:value-type="string">
                <text:p>18:10:07</text:p>
              </table:table-cell>
              <table:table-cell office:value-type="float" office:value="1357.582346">
                <text:p>1357.582346</text:p>
              </table:table-cell>
            </table:table-row>
            <table:table-row>
              <table:table-cell office:value-type="string">
                <text:p>18:10:08</text:p>
              </table:table-cell>
              <table:table-cell office:value-type="float" office:value="1349.198044">
                <text:p>1349.198044</text:p>
              </table:table-cell>
            </table:table-row>
            <table:table-row>
              <table:table-cell office:value-type="string">
                <text:p>18:10:09</text:p>
              </table:table-cell>
              <table:table-cell office:value-type="float" office:value="858.430455">
                <text:p>858.430455</text:p>
              </table:table-cell>
            </table:table-row>
            <table:table-row>
              <table:table-cell office:value-type="string">
                <text:p>18:10:10</text:p>
              </table:table-cell>
              <table:table-cell office:value-type="float" office:value="697.950986">
                <text:p>697.950986</text:p>
              </table:table-cell>
            </table:table-row>
            <table:table-row>
              <table:table-cell office:value-type="string">
                <text:p>18:10:11</text:p>
              </table:table-cell>
              <table:table-cell office:value-type="float" office:value="562.971601">
                <text:p>562.971601</text:p>
              </table:table-cell>
            </table:table-row>
            <table:table-row>
              <table:table-cell office:value-type="string">
                <text:p>18:10:12</text:p>
              </table:table-cell>
              <table:table-cell office:value-type="float" office:value="2173.507438">
                <text:p>2173.507438</text:p>
              </table:table-cell>
            </table:table-row>
            <table:table-row>
              <table:table-cell office:value-type="string">
                <text:p>18:10:13</text:p>
              </table:table-cell>
              <table:table-cell office:value-type="float" office:value="2411.376206">
                <text:p>2411.376206</text:p>
              </table:table-cell>
            </table:table-row>
            <table:table-row>
              <table:table-cell office:value-type="string">
                <text:p>18:10:14</text:p>
              </table:table-cell>
              <table:table-cell office:value-type="float" office:value="2915.324112">
                <text:p>2915.324112</text:p>
              </table:table-cell>
            </table:table-row>
            <table:table-row>
              <table:table-cell office:value-type="string">
                <text:p>18:10:15</text:p>
              </table:table-cell>
              <table:table-cell office:value-type="float" office:value="996.93222">
                <text:p>996.93222</text:p>
              </table:table-cell>
            </table:table-row>
            <table:table-row>
              <table:table-cell office:value-type="string">
                <text:p>18:10:16</text:p>
              </table:table-cell>
              <table:table-cell office:value-type="float" office:value="1646.878266">
                <text:p>1646.878266</text:p>
              </table:table-cell>
            </table:table-row>
            <table:table-row>
              <table:table-cell office:value-type="string">
                <text:p>18:10:17</text:p>
              </table:table-cell>
              <table:table-cell office:value-type="float" office:value="561.752386">
                <text:p>561.752386</text:p>
              </table:table-cell>
            </table:table-row>
            <table:table-row>
              <table:table-cell office:value-type="string">
                <text:p>18:10:18</text:p>
              </table:table-cell>
              <table:table-cell office:value-type="float" office:value="624.433249">
                <text:p>624.433249</text:p>
              </table:table-cell>
            </table:table-row>
            <table:table-row>
              <table:table-cell office:value-type="string">
                <text:p>18:10:19</text:p>
              </table:table-cell>
              <table:table-cell office:value-type="float" office:value="806.98769">
                <text:p>806.98769</text:p>
              </table:table-cell>
            </table:table-row>
            <table:table-row>
              <table:table-cell office:value-type="string">
                <text:p>18:10:20</text:p>
              </table:table-cell>
              <table:table-cell office:value-type="float" office:value="1264.958451">
                <text:p>1264.958451</text:p>
              </table:table-cell>
            </table:table-row>
            <table:table-row>
              <table:table-cell office:value-type="string">
                <text:p>18:10:21</text:p>
              </table:table-cell>
              <table:table-cell office:value-type="float" office:value="217.890849">
                <text:p>217.890849</text:p>
              </table:table-cell>
            </table:table-row>
            <table:table-row>
              <table:table-cell office:value-type="string">
                <text:p>18:10:22</text:p>
              </table:table-cell>
              <table:table-cell office:value-type="float" office:value="636.200052">
                <text:p>636.200052</text:p>
              </table:table-cell>
            </table:table-row>
            <table:table-row>
              <table:table-cell office:value-type="string">
                <text:p>18:10:23</text:p>
              </table:table-cell>
              <table:table-cell office:value-type="float" office:value="487.34847">
                <text:p>487.34847</text:p>
              </table:table-cell>
            </table:table-row>
            <table:table-row>
              <table:table-cell office:value-type="string">
                <text:p>18:10:24</text:p>
              </table:table-cell>
              <table:table-cell office:value-type="float" office:value="253.361102">
                <text:p>253.361102</text:p>
              </table:table-cell>
            </table:table-row>
            <table:table-row>
              <table:table-cell office:value-type="string">
                <text:p>18:10:25</text:p>
              </table:table-cell>
              <table:table-cell office:value-type="float" office:value="130.093951">
                <text:p>130.093951</text:p>
              </table:table-cell>
            </table:table-row>
            <table:table-row>
              <table:table-cell office:value-type="string">
                <text:p>18:10:26</text:p>
              </table:table-cell>
              <table:table-cell office:value-type="float" office:value="552.486706">
                <text:p>552.486706</text:p>
              </table:table-cell>
            </table:table-row>
            <table:table-row>
              <table:table-cell office:value-type="string">
                <text:p>18:10:27</text:p>
              </table:table-cell>
              <table:table-cell office:value-type="float" office:value="139.751924">
                <text:p>139.751924</text:p>
              </table:table-cell>
            </table:table-row>
            <table:table-row>
              <table:table-cell office:value-type="string">
                <text:p>18:10:28</text:p>
              </table:table-cell>
              <table:table-cell office:value-type="float" office:value="1194.894041">
                <text:p>1194.894041</text:p>
              </table:table-cell>
            </table:table-row>
            <table:table-row>
              <table:table-cell office:value-type="string">
                <text:p>18:10:29</text:p>
              </table:table-cell>
              <table:table-cell office:value-type="float" office:value="585.753413">
                <text:p>585.753413</text:p>
              </table:table-cell>
            </table:table-row>
            <table:table-row>
              <table:table-cell office:value-type="string">
                <text:p>18:10:30</text:p>
              </table:table-cell>
              <table:table-cell office:value-type="float" office:value="391.553981">
                <text:p>391.553981</text:p>
              </table:table-cell>
            </table:table-row>
            <table:table-row>
              <table:table-cell office:value-type="string">
                <text:p>18:10:31</text:p>
              </table:table-cell>
              <table:table-cell office:value-type="float" office:value="573.338474">
                <text:p>573.338474</text:p>
              </table:table-cell>
            </table:table-row>
            <table:table-row>
              <table:table-cell office:value-type="string">
                <text:p>18:10:32</text:p>
              </table:table-cell>
              <table:table-cell office:value-type="float" office:value="682.516469">
                <text:p>682.516469</text:p>
              </table:table-cell>
            </table:table-row>
            <table:table-row>
              <table:table-cell office:value-type="string">
                <text:p>18:10:33</text:p>
              </table:table-cell>
              <table:table-cell office:value-type="float" office:value="786.926855">
                <text:p>786.926855</text:p>
              </table:table-cell>
            </table:table-row>
            <table:table-row>
              <table:table-cell office:value-type="string">
                <text:p>18:10:34</text:p>
              </table:table-cell>
              <table:table-cell office:value-type="float" office:value="1058.021627">
                <text:p>1058.021627</text:p>
              </table:table-cell>
            </table:table-row>
            <table:table-row>
              <table:table-cell office:value-type="string">
                <text:p>18:10:35</text:p>
              </table:table-cell>
              <table:table-cell office:value-type="float" office:value="333.414489">
                <text:p>333.414489</text:p>
              </table:table-cell>
            </table:table-row>
            <table:table-row>
              <table:table-cell office:value-type="string">
                <text:p>18:10:36</text:p>
              </table:table-cell>
              <table:table-cell office:value-type="float" office:value="461.659951">
                <text:p>461.659951</text:p>
              </table:table-cell>
            </table:table-row>
            <table:table-row>
              <table:table-cell office:value-type="string">
                <text:p>18:10:37</text:p>
              </table:table-cell>
              <table:table-cell office:value-type="float" office:value="869.569208">
                <text:p>869.569208</text:p>
              </table:table-cell>
            </table:table-row>
            <table:table-row>
              <table:table-cell office:value-type="string">
                <text:p>18:10:38</text:p>
              </table:table-cell>
              <table:table-cell office:value-type="float" office:value="726.310393">
                <text:p>726.310393</text:p>
              </table:table-cell>
            </table:table-row>
            <table:table-row>
              <table:table-cell office:value-type="string">
                <text:p>18:10:39</text:p>
              </table:table-cell>
              <table:table-cell office:value-type="float" office:value="357.969219">
                <text:p>357.969219</text:p>
              </table:table-cell>
            </table:table-row>
            <table:table-row>
              <table:table-cell office:value-type="string">
                <text:p>18:10:40</text:p>
              </table:table-cell>
              <table:table-cell office:value-type="float" office:value="362.617139">
                <text:p>362.617139</text:p>
              </table:table-cell>
            </table:table-row>
            <table:table-row>
              <table:table-cell office:value-type="string">
                <text:p>18:10:41</text:p>
              </table:table-cell>
              <table:table-cell office:value-type="float" office:value="602.685229">
                <text:p>602.685229</text:p>
              </table:table-cell>
            </table:table-row>
            <table:table-row>
              <table:table-cell office:value-type="string">
                <text:p>18:10:42</text:p>
              </table:table-cell>
              <table:table-cell office:value-type="float" office:value="262.530596">
                <text:p>262.530596</text:p>
              </table:table-cell>
            </table:table-row>
            <table:table-row>
              <table:table-cell office:value-type="string">
                <text:p>18:10:43</text:p>
              </table:table-cell>
              <table:table-cell office:value-type="float" office:value="586.462725">
                <text:p>586.462725</text:p>
              </table:table-cell>
            </table:table-row>
            <table:table-row>
              <table:table-cell office:value-type="string">
                <text:p>18:10:44</text:p>
              </table:table-cell>
              <table:table-cell office:value-type="float" office:value="261.484471">
                <text:p>261.484471</text:p>
              </table:table-cell>
            </table:table-row>
            <table:table-row>
              <table:table-cell office:value-type="string">
                <text:p>18:10:45</text:p>
              </table:table-cell>
              <table:table-cell office:value-type="float" office:value="270.881035">
                <text:p>270.881035</text:p>
              </table:table-cell>
            </table:table-row>
            <table:table-row>
              <table:table-cell office:value-type="string">
                <text:p>18:10:46</text:p>
              </table:table-cell>
              <table:table-cell office:value-type="float" office:value="175.664102">
                <text:p>175.664102</text:p>
              </table:table-cell>
            </table:table-row>
            <table:table-row>
              <table:table-cell office:value-type="string">
                <text:p>18:10:47</text:p>
              </table:table-cell>
              <table:table-cell office:value-type="float" office:value="448.881322">
                <text:p>448.881322</text:p>
              </table:table-cell>
            </table:table-row>
            <table:table-row>
              <table:table-cell office:value-type="string">
                <text:p>18:10:48</text:p>
              </table:table-cell>
              <table:table-cell office:value-type="float" office:value="80.135795">
                <text:p>80.135795</text:p>
              </table:table-cell>
            </table:table-row>
            <table:table-row>
              <table:table-cell office:value-type="string">
                <text:p>18:10:49</text:p>
              </table:table-cell>
              <table:table-cell office:value-type="float" office:value="461.28042">
                <text:p>461.28042</text:p>
              </table:table-cell>
            </table:table-row>
            <table:table-row>
              <table:table-cell office:value-type="string">
                <text:p>18:10:50</text:p>
              </table:table-cell>
              <table:table-cell office:value-type="float" office:value="687.949597">
                <text:p>687.949597</text:p>
              </table:table-cell>
            </table:table-row>
            <table:table-row>
              <table:table-cell office:value-type="string">
                <text:p>18:10:51</text:p>
              </table:table-cell>
              <table:table-cell office:value-type="float" office:value="333.01652">
                <text:p>333.01652</text:p>
              </table:table-cell>
            </table:table-row>
            <table:table-row>
              <table:table-cell office:value-type="string">
                <text:p>18:10:52</text:p>
              </table:table-cell>
              <table:table-cell office:value-type="float" office:value="462.747045">
                <text:p>462.747045</text:p>
              </table:table-cell>
            </table:table-row>
            <table:table-row>
              <table:table-cell office:value-type="string">
                <text:p>18:10:53</text:p>
              </table:table-cell>
              <table:table-cell office:value-type="float" office:value="1318.458799">
                <text:p>1318.458799</text:p>
              </table:table-cell>
            </table:table-row>
            <table:table-row>
              <table:table-cell office:value-type="string">
                <text:p>18:10:54</text:p>
              </table:table-cell>
              <table:table-cell office:value-type="float" office:value="169.005818">
                <text:p>169.005818</text:p>
              </table:table-cell>
            </table:table-row>
            <table:table-row>
              <table:table-cell office:value-type="string">
                <text:p>18:10:55</text:p>
              </table:table-cell>
              <table:table-cell office:value-type="float" office:value="166.764631">
                <text:p>166.764631</text:p>
              </table:table-cell>
            </table:table-row>
            <table:table-row>
              <table:table-cell office:value-type="string">
                <text:p>18:10:56</text:p>
              </table:table-cell>
              <table:table-cell office:value-type="float" office:value="127.731177">
                <text:p>127.731177</text:p>
              </table:table-cell>
            </table:table-row>
            <table:table-row>
              <table:table-cell office:value-type="string">
                <text:p>18:10:57</text:p>
              </table:table-cell>
              <table:table-cell office:value-type="float" office:value="62.721426">
                <text:p>62.721426</text:p>
              </table:table-cell>
            </table:table-row>
            <table:table-row>
              <table:table-cell office:value-type="string">
                <text:p>18:10:58</text:p>
              </table:table-cell>
              <table:table-cell office:value-type="float" office:value="661.714548">
                <text:p>661.714548</text:p>
              </table:table-cell>
            </table:table-row>
            <table:table-row>
              <table:table-cell office:value-type="string">
                <text:p>18:10:59</text:p>
              </table:table-cell>
              <table:table-cell office:value-type="float" office:value="225.483316">
                <text:p>225.483316</text:p>
              </table:table-cell>
            </table:table-row>
            <table:table-row>
              <table:table-cell office:value-type="string">
                <text:p>18:11:00</text:p>
              </table:table-cell>
              <table:table-cell office:value-type="float" office:value="588.409526">
                <text:p>588.409526</text:p>
              </table:table-cell>
            </table:table-row>
            <table:table-row>
              <table:table-cell office:value-type="string">
                <text:p>18:11:01</text:p>
              </table:table-cell>
              <table:table-cell office:value-type="float" office:value="361.233844">
                <text:p>361.233844</text:p>
              </table:table-cell>
            </table:table-row>
            <table:table-row>
              <table:table-cell office:value-type="string">
                <text:p>18:11:02</text:p>
              </table:table-cell>
              <table:table-cell office:value-type="float" office:value="606.432932">
                <text:p>606.432932</text:p>
              </table:table-cell>
            </table:table-row>
            <table:table-row>
              <table:table-cell office:value-type="string">
                <text:p>18:11:03</text:p>
              </table:table-cell>
              <table:table-cell office:value-type="float" office:value="477.049864">
                <text:p>477.049864</text:p>
              </table:table-cell>
            </table:table-row>
            <table:table-row>
              <table:table-cell office:value-type="string">
                <text:p>18:11:04</text:p>
              </table:table-cell>
              <table:table-cell office:value-type="float" office:value="1479.498802">
                <text:p>1479.498802</text:p>
              </table:table-cell>
            </table:table-row>
            <table:table-row>
              <table:table-cell office:value-type="string">
                <text:p>18:11:05</text:p>
              </table:table-cell>
              <table:table-cell office:value-type="float" office:value="442.69077">
                <text:p>442.69077</text:p>
              </table:table-cell>
            </table:table-row>
            <table:table-row>
              <table:table-cell office:value-type="string">
                <text:p>18:11:06</text:p>
              </table:table-cell>
              <table:table-cell office:value-type="float" office:value="1150.484731">
                <text:p>1150.484731</text:p>
              </table:table-cell>
            </table:table-row>
            <table:table-row>
              <table:table-cell office:value-type="string">
                <text:p>18:11:07</text:p>
              </table:table-cell>
              <table:table-cell office:value-type="float" office:value="474.299189">
                <text:p>474.299189</text:p>
              </table:table-cell>
            </table:table-row>
            <table:table-row>
              <table:table-cell office:value-type="string">
                <text:p>18:11:08</text:p>
              </table:table-cell>
              <table:table-cell office:value-type="float" office:value="848.13033">
                <text:p>848.13033</text:p>
              </table:table-cell>
            </table:table-row>
            <table:table-row>
              <table:table-cell office:value-type="string">
                <text:p>18:11:09</text:p>
              </table:table-cell>
              <table:table-cell office:value-type="float" office:value="611.946201">
                <text:p>611.946201</text:p>
              </table:table-cell>
            </table:table-row>
            <table:table-row>
              <table:table-cell office:value-type="string">
                <text:p>18:11:10</text:p>
              </table:table-cell>
              <table:table-cell office:value-type="float" office:value="269.248977">
                <text:p>269.248977</text:p>
              </table:table-cell>
            </table:table-row>
            <table:table-row>
              <table:table-cell office:value-type="string">
                <text:p>18:11:11</text:p>
              </table:table-cell>
              <table:table-cell office:value-type="float" office:value="419.914541">
                <text:p>419.914541</text:p>
              </table:table-cell>
            </table:table-row>
            <table:table-row>
              <table:table-cell office:value-type="string">
                <text:p>18:11:12</text:p>
              </table:table-cell>
              <table:table-cell office:value-type="float" office:value="324.612312">
                <text:p>324.612312</text:p>
              </table:table-cell>
            </table:table-row>
            <table:table-row>
              <table:table-cell office:value-type="string">
                <text:p>18:11:13</text:p>
              </table:table-cell>
              <table:table-cell office:value-type="float" office:value="1349.32807">
                <text:p>1349.32807</text:p>
              </table:table-cell>
            </table:table-row>
            <table:table-row>
              <table:table-cell office:value-type="string">
                <text:p>18:11:14</text:p>
              </table:table-cell>
              <table:table-cell office:value-type="float" office:value="293.903761">
                <text:p>293.903761</text:p>
              </table:table-cell>
            </table:table-row>
            <table:table-row>
              <table:table-cell office:value-type="string">
                <text:p>18:11:15</text:p>
              </table:table-cell>
              <table:table-cell office:value-type="float" office:value="237.218592">
                <text:p>237.218592</text:p>
              </table:table-cell>
            </table:table-row>
            <table:table-row>
              <table:table-cell office:value-type="string">
                <text:p>18:11:16</text:p>
              </table:table-cell>
              <table:table-cell office:value-type="float" office:value="665.790359">
                <text:p>665.790359</text:p>
              </table:table-cell>
            </table:table-row>
            <table:table-row>
              <table:table-cell office:value-type="string">
                <text:p>18:11:17</text:p>
              </table:table-cell>
              <table:table-cell office:value-type="float" office:value="415.793214">
                <text:p>415.793214</text:p>
              </table:table-cell>
            </table:table-row>
            <table:table-row>
              <table:table-cell office:value-type="string">
                <text:p>18:11:18</text:p>
              </table:table-cell>
              <table:table-cell office:value-type="float" office:value="225.56589">
                <text:p>225.56589</text:p>
              </table:table-cell>
            </table:table-row>
            <table:table-row>
              <table:table-cell office:value-type="string">
                <text:p>18:11:19</text:p>
              </table:table-cell>
              <table:table-cell office:value-type="float" office:value="612.576261">
                <text:p>612.576261</text:p>
              </table:table-cell>
            </table:table-row>
            <table:table-row>
              <table:table-cell office:value-type="string">
                <text:p>18:11:20</text:p>
              </table:table-cell>
              <table:table-cell office:value-type="float" office:value="793.534085">
                <text:p>793.534085</text:p>
              </table:table-cell>
            </table:table-row>
            <table:table-row>
              <table:table-cell office:value-type="string">
                <text:p>18:11:21</text:p>
              </table:table-cell>
              <table:table-cell office:value-type="float" office:value="124.529464">
                <text:p>124.529464</text:p>
              </table:table-cell>
            </table:table-row>
            <table:table-row>
              <table:table-cell office:value-type="string">
                <text:p>18:11:22</text:p>
              </table:table-cell>
              <table:table-cell office:value-type="float" office:value="398.972767">
                <text:p>398.972767</text:p>
              </table:table-cell>
            </table:table-row>
            <table:table-row>
              <table:table-cell office:value-type="string">
                <text:p>18:11:23</text:p>
              </table:table-cell>
              <table:table-cell office:value-type="float" office:value="317.958558">
                <text:p>317.958558</text:p>
              </table:table-cell>
            </table:table-row>
            <table:table-row>
              <table:table-cell office:value-type="string">
                <text:p>18:11:24</text:p>
              </table:table-cell>
              <table:table-cell office:value-type="float" office:value="161.078452">
                <text:p>161.078452</text:p>
              </table:table-cell>
            </table:table-row>
            <table:table-row>
              <table:table-cell office:value-type="string">
                <text:p>18:11:25</text:p>
              </table:table-cell>
              <table:table-cell office:value-type="float" office:value="283.347168">
                <text:p>283.347168</text:p>
              </table:table-cell>
            </table:table-row>
            <table:table-row>
              <table:table-cell office:value-type="string">
                <text:p>18:11:26</text:p>
              </table:table-cell>
              <table:table-cell office:value-type="float" office:value="319.416538">
                <text:p>319.416538</text:p>
              </table:table-cell>
            </table:table-row>
            <table:table-row>
              <table:table-cell office:value-type="string">
                <text:p>18:11:27</text:p>
              </table:table-cell>
              <table:table-cell office:value-type="float" office:value="315.870172">
                <text:p>315.870172</text:p>
              </table:table-cell>
            </table:table-row>
            <table:table-row>
              <table:table-cell office:value-type="string">
                <text:p>18:11:28</text:p>
              </table:table-cell>
              <table:table-cell office:value-type="float" office:value="232.045352">
                <text:p>232.045352</text:p>
              </table:table-cell>
            </table:table-row>
            <table:table-row>
              <table:table-cell office:value-type="string">
                <text:p>18:11:29</text:p>
              </table:table-cell>
              <table:table-cell office:value-type="float" office:value="127.799015">
                <text:p>127.799015</text:p>
              </table:table-cell>
            </table:table-row>
            <table:table-row>
              <table:table-cell office:value-type="string">
                <text:p>18:11:30</text:p>
              </table:table-cell>
              <table:table-cell office:value-type="float" office:value="500.354054">
                <text:p>500.354054</text:p>
              </table:table-cell>
            </table:table-row>
            <table:table-row>
              <table:table-cell office:value-type="string">
                <text:p>18:11:31</text:p>
              </table:table-cell>
              <table:table-cell office:value-type="float" office:value="331.625614">
                <text:p>331.625614</text:p>
              </table:table-cell>
            </table:table-row>
            <table:table-row>
              <table:table-cell office:value-type="string">
                <text:p>18:11:32</text:p>
              </table:table-cell>
              <table:table-cell office:value-type="float" office:value="392.192266">
                <text:p>392.192266</text:p>
              </table:table-cell>
            </table:table-row>
            <table:table-row>
              <table:table-cell office:value-type="string">
                <text:p>18:11:33</text:p>
              </table:table-cell>
              <table:table-cell office:value-type="float" office:value="244.581098">
                <text:p>244.581098</text:p>
              </table:table-cell>
            </table:table-row>
            <table:table-row>
              <table:table-cell office:value-type="string">
                <text:p>18:11:34</text:p>
              </table:table-cell>
              <table:table-cell office:value-type="float" office:value="158.978632">
                <text:p>158.978632</text:p>
              </table:table-cell>
            </table:table-row>
            <table:table-row>
              <table:table-cell office:value-type="string">
                <text:p>18:11:35</text:p>
              </table:table-cell>
              <table:table-cell office:value-type="float" office:value="316.151665">
                <text:p>316.151665</text:p>
              </table:table-cell>
            </table:table-row>
            <table:table-row>
              <table:table-cell office:value-type="string">
                <text:p>18:11:36</text:p>
              </table:table-cell>
              <table:table-cell office:value-type="float" office:value="725.327093">
                <text:p>725.327093</text:p>
              </table:table-cell>
            </table:table-row>
            <table:table-row>
              <table:table-cell office:value-type="string">
                <text:p>18:11:37</text:p>
              </table:table-cell>
              <table:table-cell office:value-type="float" office:value="484.796773">
                <text:p>484.796773</text:p>
              </table:table-cell>
            </table:table-row>
            <table:table-row>
              <table:table-cell office:value-type="string">
                <text:p>18:11:38</text:p>
              </table:table-cell>
              <table:table-cell office:value-type="float" office:value="415.779724">
                <text:p>415.779724</text:p>
              </table:table-cell>
            </table:table-row>
            <table:table-row>
              <table:table-cell office:value-type="string">
                <text:p>18:11:39</text:p>
              </table:table-cell>
              <table:table-cell office:value-type="float" office:value="576.014221">
                <text:p>576.014221</text:p>
              </table:table-cell>
            </table:table-row>
            <table:table-row>
              <table:table-cell office:value-type="string">
                <text:p>18:11:40</text:p>
              </table:table-cell>
              <table:table-cell office:value-type="float" office:value="501.73376">
                <text:p>501.73376</text:p>
              </table:table-cell>
            </table:table-row>
            <table:table-row>
              <table:table-cell office:value-type="string">
                <text:p>18:11:41</text:p>
              </table:table-cell>
              <table:table-cell office:value-type="float" office:value="335.22072">
                <text:p>335.22072</text:p>
              </table:table-cell>
            </table:table-row>
            <table:table-row>
              <table:table-cell office:value-type="string">
                <text:p>18:11:42</text:p>
              </table:table-cell>
              <table:table-cell office:value-type="float" office:value="592.174031">
                <text:p>592.174031</text:p>
              </table:table-cell>
            </table:table-row>
            <table:table-row>
              <table:table-cell office:value-type="string">
                <text:p>18:11:43</text:p>
              </table:table-cell>
              <table:table-cell office:value-type="float" office:value="883.286694">
                <text:p>883.286694</text:p>
              </table:table-cell>
            </table:table-row>
            <table:table-row>
              <table:table-cell office:value-type="string">
                <text:p>18:11:44</text:p>
              </table:table-cell>
              <table:table-cell office:value-type="float" office:value="505.411626">
                <text:p>505.411626</text:p>
              </table:table-cell>
            </table:table-row>
            <table:table-row>
              <table:table-cell office:value-type="string">
                <text:p>18:11:45</text:p>
              </table:table-cell>
              <table:table-cell office:value-type="float" office:value="769.000613">
                <text:p>769.000613</text:p>
              </table:table-cell>
            </table:table-row>
            <table:table-row>
              <table:table-cell office:value-type="string">
                <text:p>18:11:46</text:p>
              </table:table-cell>
              <table:table-cell office:value-type="float" office:value="578.843387">
                <text:p>578.843387</text:p>
              </table:table-cell>
            </table:table-row>
            <table:table-row>
              <table:table-cell office:value-type="string">
                <text:p>18:11:47</text:p>
              </table:table-cell>
              <table:table-cell office:value-type="float" office:value="359.503106">
                <text:p>359.503106</text:p>
              </table:table-cell>
            </table:table-row>
            <table:table-row>
              <table:table-cell office:value-type="string">
                <text:p>18:11:48</text:p>
              </table:table-cell>
              <table:table-cell office:value-type="float" office:value="393.495791">
                <text:p>393.495791</text:p>
              </table:table-cell>
            </table:table-row>
            <table:table-row>
              <table:table-cell office:value-type="string">
                <text:p>18:11:49</text:p>
              </table:table-cell>
              <table:table-cell office:value-type="float" office:value="304.619999">
                <text:p>304.619999</text:p>
              </table:table-cell>
            </table:table-row>
            <table:table-row>
              <table:table-cell office:value-type="string">
                <text:p>18:11:50</text:p>
              </table:table-cell>
              <table:table-cell office:value-type="float" office:value="781.417362">
                <text:p>781.417362</text:p>
              </table:table-cell>
            </table:table-row>
            <table:table-row>
              <table:table-cell office:value-type="string">
                <text:p>18:11:51</text:p>
              </table:table-cell>
              <table:table-cell office:value-type="float" office:value="315.966216">
                <text:p>315.966216</text:p>
              </table:table-cell>
            </table:table-row>
            <table:table-row>
              <table:table-cell office:value-type="string">
                <text:p>18:11:52</text:p>
              </table:table-cell>
              <table:table-cell office:value-type="float" office:value="339.962101">
                <text:p>339.962101</text:p>
              </table:table-cell>
            </table:table-row>
            <table:table-row>
              <table:table-cell office:value-type="string">
                <text:p>18:11:53</text:p>
              </table:table-cell>
              <table:table-cell office:value-type="float" office:value="422.568921">
                <text:p>422.568921</text:p>
              </table:table-cell>
            </table:table-row>
            <table:table-row>
              <table:table-cell office:value-type="string">
                <text:p>18:11:54</text:p>
              </table:table-cell>
              <table:table-cell office:value-type="float" office:value="168.463553">
                <text:p>168.463553</text:p>
              </table:table-cell>
            </table:table-row>
            <table:table-row>
              <table:table-cell office:value-type="string">
                <text:p>18:11:55</text:p>
              </table:table-cell>
              <table:table-cell office:value-type="float" office:value="81.135069">
                <text:p>81.135069</text:p>
              </table:table-cell>
            </table:table-row>
            <table:table-row>
              <table:table-cell office:value-type="string">
                <text:p>18:11:56</text:p>
              </table:table-cell>
              <table:table-cell office:value-type="float" office:value="284.284845">
                <text:p>284.284845</text:p>
              </table:table-cell>
            </table:table-row>
            <table:table-row>
              <table:table-cell office:value-type="string">
                <text:p>18:11:57</text:p>
              </table:table-cell>
              <table:table-cell office:value-type="float" office:value="869.161748">
                <text:p>869.161748</text:p>
              </table:table-cell>
            </table:table-row>
            <table:table-row>
              <table:table-cell office:value-type="string">
                <text:p>18:11:58</text:p>
              </table:table-cell>
              <table:table-cell office:value-type="float" office:value="175.562204">
                <text:p>175.562204</text:p>
              </table:table-cell>
            </table:table-row>
            <table:table-row>
              <table:table-cell office:value-type="string">
                <text:p>18:11:59</text:p>
              </table:table-cell>
              <table:table-cell office:value-type="float" office:value="173.679051">
                <text:p>173.679051</text:p>
              </table:table-cell>
            </table:table-row>
            <table:table-row>
              <table:table-cell office:value-type="string">
                <text:p>18:12:00</text:p>
              </table:table-cell>
              <table:table-cell office:value-type="float" office:value="371.157337">
                <text:p>371.157337</text:p>
              </table:table-cell>
            </table:table-row>
            <table:table-row>
              <table:table-cell office:value-type="string">
                <text:p>18:12:01</text:p>
              </table:table-cell>
              <table:table-cell office:value-type="float" office:value="331.878598">
                <text:p>331.878598</text:p>
              </table:table-cell>
            </table:table-row>
            <table:table-row>
              <table:table-cell office:value-type="string">
                <text:p>18:12:02</text:p>
              </table:table-cell>
              <table:table-cell office:value-type="float" office:value="393.2232">
                <text:p>393.2232</text:p>
              </table:table-cell>
            </table:table-row>
            <table:table-row>
              <table:table-cell office:value-type="string">
                <text:p>18:12:03</text:p>
              </table:table-cell>
              <table:table-cell office:value-type="float" office:value="492.239758">
                <text:p>492.239758</text:p>
              </table:table-cell>
            </table:table-row>
            <table:table-row>
              <table:table-cell office:value-type="string">
                <text:p>18:12:04</text:p>
              </table:table-cell>
              <table:table-cell office:value-type="float" office:value="276.567123">
                <text:p>276.567123</text:p>
              </table:table-cell>
            </table:table-row>
            <table:table-row>
              <table:table-cell office:value-type="string">
                <text:p>18:12:05</text:p>
              </table:table-cell>
              <table:table-cell office:value-type="float" office:value="597.856279">
                <text:p>597.856279</text:p>
              </table:table-cell>
            </table:table-row>
            <table:table-row>
              <table:table-cell office:value-type="string">
                <text:p>18:12:06</text:p>
              </table:table-cell>
              <table:table-cell office:value-type="float" office:value="458.23008">
                <text:p>458.23008</text:p>
              </table:table-cell>
            </table:table-row>
            <table:table-row>
              <table:table-cell office:value-type="string">
                <text:p>18:12:07</text:p>
              </table:table-cell>
              <table:table-cell office:value-type="float" office:value="843.985286">
                <text:p>843.985286</text:p>
              </table:table-cell>
            </table:table-row>
            <table:table-row>
              <table:table-cell office:value-type="string">
                <text:p>18:12:08</text:p>
              </table:table-cell>
              <table:table-cell office:value-type="float" office:value="228.512327">
                <text:p>228.512327</text:p>
              </table:table-cell>
            </table:table-row>
            <table:table-row>
              <table:table-cell office:value-type="string">
                <text:p>18:12:09</text:p>
              </table:table-cell>
              <table:table-cell office:value-type="float" office:value="285.776958">
                <text:p>285.776958</text:p>
              </table:table-cell>
            </table:table-row>
            <table:table-row>
              <table:table-cell office:value-type="string">
                <text:p>18:12:10</text:p>
              </table:table-cell>
              <table:table-cell office:value-type="float" office:value="277.441412">
                <text:p>277.441412</text:p>
              </table:table-cell>
            </table:table-row>
            <table:table-row>
              <table:table-cell office:value-type="string">
                <text:p>18:12:11</text:p>
              </table:table-cell>
              <table:table-cell office:value-type="float" office:value="119.675836">
                <text:p>119.675836</text:p>
              </table:table-cell>
            </table:table-row>
            <table:table-row>
              <table:table-cell office:value-type="string">
                <text:p>18:12:12</text:p>
              </table:table-cell>
              <table:table-cell office:value-type="float" office:value="623.685949">
                <text:p>623.685949</text:p>
              </table:table-cell>
            </table:table-row>
            <table:table-row>
              <table:table-cell office:value-type="string">
                <text:p>18:12:13</text:p>
              </table:table-cell>
              <table:table-cell office:value-type="float" office:value="429.095122">
                <text:p>429.095122</text:p>
              </table:table-cell>
            </table:table-row>
            <table:table-row>
              <table:table-cell office:value-type="string">
                <text:p>18:12:14</text:p>
              </table:table-cell>
              <table:table-cell office:value-type="float" office:value="293.818343">
                <text:p>293.818343</text:p>
              </table:table-cell>
            </table:table-row>
            <table:table-row>
              <table:table-cell office:value-type="string">
                <text:p>18:12:15</text:p>
              </table:table-cell>
              <table:table-cell office:value-type="float" office:value="303.333319">
                <text:p>303.333319</text:p>
              </table:table-cell>
            </table:table-row>
            <table:table-row>
              <table:table-cell office:value-type="string">
                <text:p>18:12:16</text:p>
              </table:table-cell>
              <table:table-cell office:value-type="float" office:value="165.515883">
                <text:p>165.515883</text:p>
              </table:table-cell>
            </table:table-row>
            <table:table-row>
              <table:table-cell office:value-type="string">
                <text:p>18:12:17</text:p>
              </table:table-cell>
              <table:table-cell office:value-type="float" office:value="370.253678">
                <text:p>370.253678</text:p>
              </table:table-cell>
            </table:table-row>
            <table:table-row>
              <table:table-cell office:value-type="string">
                <text:p>18:12:18</text:p>
              </table:table-cell>
              <table:table-cell office:value-type="float" office:value="221.943134">
                <text:p>221.943134</text:p>
              </table:table-cell>
            </table:table-row>
            <table:table-row>
              <table:table-cell office:value-type="string">
                <text:p>18:12:19</text:p>
              </table:table-cell>
              <table:table-cell office:value-type="float" office:value="359.628816">
                <text:p>359.628816</text:p>
              </table:table-cell>
            </table:table-row>
            <table:table-row>
              <table:table-cell office:value-type="string">
                <text:p>18:12:20</text:p>
              </table:table-cell>
              <table:table-cell office:value-type="float" office:value="331.01101">
                <text:p>331.01101</text:p>
              </table:table-cell>
            </table:table-row>
            <table:table-row>
              <table:table-cell office:value-type="string">
                <text:p>18:12:21</text:p>
              </table:table-cell>
              <table:table-cell office:value-type="float" office:value="104.168664">
                <text:p>104.168664</text:p>
              </table:table-cell>
            </table:table-row>
            <table:table-row>
              <table:table-cell office:value-type="string">
                <text:p>18:12:22</text:p>
              </table:table-cell>
              <table:table-cell office:value-type="float" office:value="206.134794">
                <text:p>206.134794</text:p>
              </table:table-cell>
            </table:table-row>
            <table:table-row>
              <table:table-cell office:value-type="string">
                <text:p>18:12:23</text:p>
              </table:table-cell>
              <table:table-cell office:value-type="float" office:value="125.23103">
                <text:p>125.23103</text:p>
              </table:table-cell>
            </table:table-row>
            <table:table-row>
              <table:table-cell office:value-type="string">
                <text:p>18:12:24</text:p>
              </table:table-cell>
              <table:table-cell office:value-type="float" office:value="280.98722">
                <text:p>280.98722</text:p>
              </table:table-cell>
            </table:table-row>
            <table:table-row>
              <table:table-cell office:value-type="string">
                <text:p>18:12:25</text:p>
              </table:table-cell>
              <table:table-cell office:value-type="float" office:value="185.281153">
                <text:p>185.281153</text:p>
              </table:table-cell>
            </table:table-row>
            <table:table-row>
              <table:table-cell office:value-type="string">
                <text:p>18:12:26</text:p>
              </table:table-cell>
              <table:table-cell office:value-type="float" office:value="46.947585">
                <text:p>46.947585</text:p>
              </table:table-cell>
            </table:table-row>
            <table:table-row>
              <table:table-cell office:value-type="string">
                <text:p>18:12:27</text:p>
              </table:table-cell>
              <table:table-cell office:value-type="float" office:value="89.24925">
                <text:p>89.24925</text:p>
              </table:table-cell>
            </table:table-row>
            <table:table-row>
              <table:table-cell office:value-type="string">
                <text:p>18:12:28</text:p>
              </table:table-cell>
              <table:table-cell office:value-type="float" office:value="258.350787">
                <text:p>258.350787</text:p>
              </table:table-cell>
            </table:table-row>
            <table:table-row>
              <table:table-cell office:value-type="string">
                <text:p>18:12:29</text:p>
              </table:table-cell>
              <table:table-cell office:value-type="float" office:value="81.340605">
                <text:p>81.340605</text:p>
              </table:table-cell>
            </table:table-row>
            <table:table-row>
              <table:table-cell office:value-type="string">
                <text:p>18:12:30</text:p>
              </table:table-cell>
              <table:table-cell office:value-type="float" office:value="49.634652">
                <text:p>49.634652</text:p>
              </table:table-cell>
            </table:table-row>
            <table:table-row>
              <table:table-cell office:value-type="string">
                <text:p>18:12:31</text:p>
              </table:table-cell>
              <table:table-cell office:value-type="float" office:value="55.236007">
                <text:p>55.236007</text:p>
              </table:table-cell>
            </table:table-row>
            <table:table-row>
              <table:table-cell office:value-type="string">
                <text:p>18:12:32</text:p>
              </table:table-cell>
              <table:table-cell office:value-type="float" office:value="70.856254">
                <text:p>70.856254</text:p>
              </table:table-cell>
            </table:table-row>
            <table:table-row>
              <table:table-cell office:value-type="string">
                <text:p>18:12:33</text:p>
              </table:table-cell>
              <table:table-cell office:value-type="float" office:value="75.965869">
                <text:p>75.965869</text:p>
              </table:table-cell>
            </table:table-row>
            <table:table-row>
              <table:table-cell office:value-type="string">
                <text:p>18:12:34</text:p>
              </table:table-cell>
              <table:table-cell office:value-type="float" office:value="61.890989">
                <text:p>61.890989</text:p>
              </table:table-cell>
            </table:table-row>
            <table:table-row>
              <table:table-cell office:value-type="string">
                <text:p>18:12:35</text:p>
              </table:table-cell>
              <table:table-cell office:value-type="float" office:value="5.91557">
                <text:p>5.91557</text:p>
              </table:table-cell>
            </table:table-row>
            <table:table-row>
              <table:table-cell office:value-type="string">
                <text:p>18:12:36</text:p>
              </table:table-cell>
              <table:table-cell office:value-type="float" office:value="5.646876">
                <text:p>5.646876</text:p>
              </table:table-cell>
            </table:table-row>
            <table:table-row>
              <table:table-cell office:value-type="string">
                <text:p>18:12:37</text:p>
              </table:table-cell>
              <table:table-cell office:value-type="float" office:value="11.046497">
                <text:p>11.046497</text:p>
              </table:table-cell>
            </table:table-row>
            <table:table-row>
              <table:table-cell office:value-type="string">
                <text:p>18:12:38</text:p>
              </table:table-cell>
              <table:table-cell office:value-type="float" office:value="0.105256">
                <text:p>0.105256</text:p>
              </table:table-cell>
            </table:table-row>
            <table:table-row>
              <table:table-cell office:value-type="string">
                <text:p>18:12:39</text:p>
              </table:table-cell>
              <table:table-cell office:value-type="float" office:value="43.81398">
                <text:p>43.81398</text:p>
              </table:table-cell>
            </table:table-row>
            <table:table-row>
              <table:table-cell office:value-type="string">
                <text:p>18:12:40</text:p>
              </table:table-cell>
              <table:table-cell office:value-type="float" office:value="9.622503">
                <text:p>9.622503</text:p>
              </table:table-cell>
            </table:table-row>
            <table:table-row>
              <table:table-cell office:value-type="string">
                <text:p>18:12:41</text:p>
              </table:table-cell>
              <table:table-cell office:value-type="float" office:value="33.784188">
                <text:p>33.784188</text:p>
              </table:table-cell>
            </table:table-row>
            <table:table-row>
              <table:table-cell office:value-type="string">
                <text:p>18:12:42</text:p>
              </table:table-cell>
              <table:table-cell office:value-type="float" office:value="42.771446">
                <text:p>42.771446</text:p>
              </table:table-cell>
            </table:table-row>
            <table:table-row>
              <table:table-cell office:value-type="string">
                <text:p>18:12:44</text:p>
              </table:table-cell>
              <table:table-cell office:value-type="float" office:value="10.822139">
                <text:p>10.822139</text:p>
              </table:table-cell>
            </table:table-row>
            <table:table-row>
              <table:table-cell office:value-type="string">
                <text:p>18:12:45</text:p>
              </table:table-cell>
              <table:table-cell office:value-type="float" office:value="1.413586">
                <text:p>1.413586</text:p>
              </table:table-cell>
            </table:table-row>
            <table:table-row>
              <table:table-cell office:value-type="string">
                <text:p>18:12:46</text:p>
              </table:table-cell>
              <table:table-cell office:value-type="float" office:value="13.075997">
                <text:p>13.075997</text:p>
              </table:table-cell>
            </table:table-row>
            <table:table-row>
              <table:table-cell office:value-type="string">
                <text:p>18:12:47</text:p>
              </table:table-cell>
              <table:table-cell office:value-type="float" office:value="8.728809">
                <text:p>8.728809</text:p>
              </table:table-cell>
            </table:table-row>
            <table:table-row>
              <table:table-cell office:value-type="string">
                <text:p>18:12:48</text:p>
              </table:table-cell>
              <table:table-cell office:value-type="float" office:value="0.069294">
                <text:p>0.069294</text:p>
              </table:table-cell>
            </table:table-row>
            <table:table-row>
              <table:table-cell office:value-type="string">
                <text:p>18:12:50</text:p>
              </table:table-cell>
              <table:table-cell office:value-type="float" office:value="6.753977">
                <text:p>6.753977</text:p>
              </table:table-cell>
            </table:table-row>
            <table:table-row>
              <table:table-cell office:value-type="string">
                <text:p>18:12:51</text:p>
              </table:table-cell>
              <table:table-cell office:value-type="float" office:value="16.599398">
                <text:p>16.599398</text:p>
              </table:table-cell>
            </table:table-row>
            <table:table-row>
              <table:table-cell office:value-type="string">
                <text:p>18:12:52</text:p>
              </table:table-cell>
              <table:table-cell office:value-type="float" office:value="13.919816">
                <text:p>13.919816</text:p>
              </table:table-cell>
            </table:table-row>
            <table:table-row>
              <table:table-cell office:value-type="string">
                <text:p>18:12:54</text:p>
              </table:table-cell>
              <table:table-cell office:value-type="float" office:value="2.342321">
                <text:p>2.342321</text:p>
              </table:table-cell>
            </table:table-row>
            <table:table-row>
              <table:table-cell office:value-type="string">
                <text:p>18:12:55</text:p>
              </table:table-cell>
              <table:table-cell office:value-type="float" office:value="22.377268">
                <text:p>22.377268</text:p>
              </table:table-cell>
            </table:table-row>
            <table:table-row>
              <table:table-cell office:value-type="string">
                <text:p>18:12:56</text:p>
              </table:table-cell>
              <table:table-cell office:value-type="float" office:value="64.452587">
                <text:p>64.452587</text:p>
              </table:table-cell>
            </table:table-row>
            <table:table-row>
              <table:table-cell office:value-type="string">
                <text:p>18:12:57</text:p>
              </table:table-cell>
              <table:table-cell office:value-type="float" office:value="26.846959">
                <text:p>26.846959</text:p>
              </table:table-cell>
            </table:table-row>
            <table:table-row>
              <table:table-cell office:value-type="string">
                <text:p>18:12:58</text:p>
              </table:table-cell>
              <table:table-cell office:value-type="float" office:value="34.709862">
                <text:p>34.709862</text:p>
              </table:table-cell>
            </table:table-row>
            <table:table-row>
              <table:table-cell office:value-type="string">
                <text:p>18:12:59</text:p>
              </table:table-cell>
              <table:table-cell office:value-type="float" office:value="12.86617">
                <text:p>12.86617</text:p>
              </table:table-cell>
            </table:table-row>
            <table:table-row>
              <table:table-cell office:value-type="string">
                <text:p>18:13:00</text:p>
              </table:table-cell>
              <table:table-cell office:value-type="float" office:value="93.425247">
                <text:p>93.425247</text:p>
              </table:table-cell>
            </table:table-row>
            <table:table-row>
              <table:table-cell office:value-type="string">
                <text:p>18:13:01</text:p>
              </table:table-cell>
              <table:table-cell office:value-type="float" office:value="24.900639">
                <text:p>24.900639</text:p>
              </table:table-cell>
            </table:table-row>
            <table:table-row>
              <table:table-cell office:value-type="string">
                <text:p>18:13:02</text:p>
              </table:table-cell>
              <table:table-cell office:value-type="float" office:value="0.084628">
                <text:p>0.084628</text:p>
              </table:table-cell>
            </table:table-row>
            <table:table-row>
              <table:table-cell office:value-type="string">
                <text:p>18:13:03</text:p>
              </table:table-cell>
              <table:table-cell office:value-type="float" office:value="92.420291">
                <text:p>92.420291</text:p>
              </table:table-cell>
            </table:table-row>
            <table:table-row>
              <table:table-cell office:value-type="string">
                <text:p>18:13:04</text:p>
              </table:table-cell>
              <table:table-cell office:value-type="float" office:value="11.349317">
                <text:p>11.349317</text:p>
              </table:table-cell>
            </table:table-row>
            <table:table-row>
              <table:table-cell office:value-type="string">
                <text:p>18:13:05</text:p>
              </table:table-cell>
              <table:table-cell office:value-type="float" office:value="89.603021">
                <text:p>89.603021</text:p>
              </table:table-cell>
            </table:table-row>
            <table:table-row>
              <table:table-cell office:value-type="string">
                <text:p>18:13:06</text:p>
              </table:table-cell>
              <table:table-cell office:value-type="float" office:value="37.44269">
                <text:p>37.44269</text:p>
              </table:table-cell>
            </table:table-row>
            <table:table-row>
              <table:table-cell office:value-type="string">
                <text:p>18:13:07</text:p>
              </table:table-cell>
              <table:table-cell office:value-type="float" office:value="0.083409">
                <text:p>0.083409</text:p>
              </table:table-cell>
            </table:table-row>
            <table:table-row>
              <table:table-cell office:value-type="string">
                <text:p>18:13:08</text:p>
              </table:table-cell>
              <table:table-cell office:value-type="float" office:value="19.393988">
                <text:p>19.393988</text:p>
              </table:table-cell>
            </table:table-row>
            <table:table-row>
              <table:table-cell office:value-type="string">
                <text:p>18:13:09</text:p>
              </table:table-cell>
              <table:table-cell office:value-type="float" office:value="92.1148">
                <text:p>92.1148</text:p>
              </table:table-cell>
            </table:table-row>
            <table:table-row>
              <table:table-cell office:value-type="string">
                <text:p>18:13:10</text:p>
              </table:table-cell>
              <table:table-cell office:value-type="float" office:value="9.64902">
                <text:p>9.64902</text:p>
              </table:table-cell>
            </table:table-row>
            <table:table-row>
              <table:table-cell office:value-type="string">
                <text:p>18:13:11</text:p>
              </table:table-cell>
              <table:table-cell office:value-type="float" office:value="14.025302">
                <text:p>14.025302</text:p>
              </table:table-cell>
            </table:table-row>
            <table:table-row>
              <table:table-cell office:value-type="string">
                <text:p>18:13:12</text:p>
              </table:table-cell>
              <table:table-cell office:value-type="float" office:value="129.264901">
                <text:p>129.264901</text:p>
              </table:table-cell>
            </table:table-row>
            <table:table-row>
              <table:table-cell office:value-type="string">
                <text:p>18:13:13</text:p>
              </table:table-cell>
              <table:table-cell office:value-type="float" office:value="7.019348">
                <text:p>7.019348</text:p>
              </table:table-cell>
            </table:table-row>
            <table:table-row>
              <table:table-cell office:value-type="string">
                <text:p>18:13:14</text:p>
              </table:table-cell>
              <table:table-cell office:value-type="float" office:value="110.955637">
                <text:p>110.955637</text:p>
              </table:table-cell>
            </table:table-row>
            <table:table-row>
              <table:table-cell office:value-type="string">
                <text:p>18:13:15</text:p>
              </table:table-cell>
              <table:table-cell office:value-type="float" office:value="32.379152">
                <text:p>32.379152</text:p>
              </table:table-cell>
            </table:table-row>
            <table:table-row>
              <table:table-cell office:value-type="string">
                <text:p>18:13:16</text:p>
              </table:table-cell>
              <table:table-cell office:value-type="float" office:value="2.177356">
                <text:p>2.177356</text:p>
              </table:table-cell>
            </table:table-row>
            <table:table-row>
              <table:table-cell office:value-type="string">
                <text:p>18:13:17</text:p>
              </table:table-cell>
              <table:table-cell office:value-type="float" office:value="18.494082">
                <text:p>18.494082</text:p>
              </table:table-cell>
            </table:table-row>
            <table:table-row>
              <table:table-cell office:value-type="string">
                <text:p>18:13:18</text:p>
              </table:table-cell>
              <table:table-cell office:value-type="float" office:value="0.66438">
                <text:p>0.66438</text:p>
              </table:table-cell>
            </table:table-row>
            <table:table-row>
              <table:table-cell office:value-type="string">
                <text:p>18:13:19</text:p>
              </table:table-cell>
              <table:table-cell office:value-type="float" office:value="85.062694">
                <text:p>85.062694</text:p>
              </table:table-cell>
            </table:table-row>
            <table:table-row>
              <table:table-cell office:value-type="string">
                <text:p>18:13:20</text:p>
              </table:table-cell>
              <table:table-cell office:value-type="float" office:value="0.070049">
                <text:p>0.070049</text:p>
              </table:table-cell>
            </table:table-row>
            <table:table-row>
              <table:table-cell office:value-type="string">
                <text:p>18:13:21</text:p>
              </table:table-cell>
              <table:table-cell office:value-type="float" office:value="0.088478">
                <text:p>0.088478</text:p>
              </table:table-cell>
            </table:table-row>
            <table:table-row>
              <table:table-cell office:value-type="string">
                <text:p>18:13:22</text:p>
              </table:table-cell>
              <table:table-cell office:value-type="float" office:value="113.195724">
                <text:p>113.195724</text:p>
              </table:table-cell>
            </table:table-row>
            <table:table-row>
              <table:table-cell office:value-type="string">
                <text:p>18:13:23</text:p>
              </table:table-cell>
              <table:table-cell office:value-type="float" office:value="7.873601">
                <text:p>7.873601</text:p>
              </table:table-cell>
            </table:table-row>
            <table:table-row>
              <table:table-cell office:value-type="string">
                <text:p>18:13:24</text:p>
              </table:table-cell>
              <table:table-cell office:value-type="float" office:value="121.867939">
                <text:p>121.867939</text:p>
              </table:table-cell>
            </table:table-row>
            <table:table-row>
              <table:table-cell office:value-type="string">
                <text:p>18:13:26</text:p>
              </table:table-cell>
              <table:table-cell office:value-type="float" office:value="28.328429">
                <text:p>28.328429</text:p>
              </table:table-cell>
            </table:table-row>
            <table:table-row>
              <table:table-cell office:value-type="string">
                <text:p>18:13:27</text:p>
              </table:table-cell>
              <table:table-cell office:value-type="float" office:value="0.073283">
                <text:p>0.073283</text:p>
              </table:table-cell>
            </table:table-row>
            <table:table-row>
              <table:table-cell office:value-type="string">
                <text:p>18:13:28</text:p>
              </table:table-cell>
              <table:table-cell office:value-type="float" office:value="69.056959">
                <text:p>69.056959</text:p>
              </table:table-cell>
            </table:table-row>
            <table:table-row>
              <table:table-cell office:value-type="string">
                <text:p>18:13:29</text:p>
              </table:table-cell>
              <table:table-cell office:value-type="float" office:value="29.898521">
                <text:p>29.898521</text:p>
              </table:table-cell>
            </table:table-row>
            <table:table-row>
              <table:table-cell office:value-type="string">
                <text:p>18:13:30</text:p>
              </table:table-cell>
              <table:table-cell office:value-type="float" office:value="66.976682">
                <text:p>66.976682</text:p>
              </table:table-cell>
            </table:table-row>
            <table:table-row>
              <table:table-cell office:value-type="string">
                <text:p>18:13:31</text:p>
              </table:table-cell>
              <table:table-cell office:value-type="float" office:value="0.206725">
                <text:p>0.206725</text:p>
              </table:table-cell>
            </table:table-row>
            <table:table-row>
              <table:table-cell office:value-type="string">
                <text:p>18:13:32</text:p>
              </table:table-cell>
              <table:table-cell office:value-type="float" office:value="23.934302">
                <text:p>23.934302</text:p>
              </table:table-cell>
            </table:table-row>
            <table:table-row>
              <table:table-cell office:value-type="string">
                <text:p>18:13:33</text:p>
              </table:table-cell>
              <table:table-cell office:value-type="float" office:value="1.694239">
                <text:p>1.694239</text:p>
              </table:table-cell>
            </table:table-row>
            <table:table-row>
              <table:table-cell office:value-type="string">
                <text:p>18:13:34</text:p>
              </table:table-cell>
              <table:table-cell office:value-type="float" office:value="25.827208">
                <text:p>25.827208</text:p>
              </table:table-cell>
            </table:table-row>
            <table:table-row>
              <table:table-cell office:value-type="string">
                <text:p>18:13:35</text:p>
              </table:table-cell>
              <table:table-cell office:value-type="float" office:value="86.864475">
                <text:p>86.864475</text:p>
              </table:table-cell>
            </table:table-row>
            <table:table-row>
              <table:table-cell office:value-type="string">
                <text:p>18:13:36</text:p>
              </table:table-cell>
              <table:table-cell office:value-type="float" office:value="117.389351">
                <text:p>117.389351</text:p>
              </table:table-cell>
            </table:table-row>
            <table:table-row>
              <table:table-cell office:value-type="string">
                <text:p>18:13:37</text:p>
              </table:table-cell>
              <table:table-cell office:value-type="float" office:value="28.572863">
                <text:p>28.572863</text:p>
              </table:table-cell>
            </table:table-row>
            <table:table-row>
              <table:table-cell office:value-type="string">
                <text:p>18:13:38</text:p>
              </table:table-cell>
              <table:table-cell office:value-type="float" office:value="189.314653">
                <text:p>189.314653</text:p>
              </table:table-cell>
            </table:table-row>
            <table:table-row>
              <table:table-cell office:value-type="string">
                <text:p>18:13:39</text:p>
              </table:table-cell>
              <table:table-cell office:value-type="float" office:value="1.801405">
                <text:p>1.801405</text:p>
              </table:table-cell>
            </table:table-row>
            <table:table-row>
              <table:table-cell office:value-type="string">
                <text:p>18:13:40</text:p>
              </table:table-cell>
              <table:table-cell office:value-type="float" office:value="73.788416">
                <text:p>73.788416</text:p>
              </table:table-cell>
            </table:table-row>
            <table:table-row>
              <table:table-cell office:value-type="string">
                <text:p>18:13:41</text:p>
              </table:table-cell>
              <table:table-cell office:value-type="float" office:value="83.420309">
                <text:p>83.420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5cm" chart:style-name="ch2">
          <text:p>wall-clock</text:p>
        </chart:title>
        <chart:legend chart:legend-position="end" svg:x="13.366cm" svg:y="4.227cm" style:legend-expansion="high" chart:style-name="ch3"/>
        <chart:plot-area chart:style-name="ch4" table:cell-range-address="progression.B2:progression.B478 progression.G1:progression.G478" chart:data-source-has-labels="both" svg:x="0.32cm" svg:y="1.248cm" svg:width="12.726cm" svg:height="7.572cm">
          <chartooo:coordinate-region svg:x="1.367cm" svg:y="1.248cm" svg:width="11.679cm" svg:height="5.97cm"/>
          <chart:axis chart:dimension="x" chart:name="primary-x" chart:style-name="ch5" chartooo:axis-type="auto">
            <chartooo:date-scale/>
            <chart:categories table:cell-range-address="progression.B2:progression.B4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gression.G2:progression.G478" chart:label-cell-address="progression.G1:progression.G1" chart:class="chart:bar">
            <chart:data-point chart:repeated="4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progression.G1:progressio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:05:41</text:p>
                <draw:g>
                  <svg:desc>progression.B2:progression.B478</svg:desc>
                </draw:g>
              </table:table-cell>
              <table:table-cell office:value-type="float" office:value="7">
                <text:p>7</text:p>
                <draw:g>
                  <svg:desc>progression.G2:progression.G478</svg:desc>
                </draw:g>
              </table:table-cell>
            </table:table-row>
            <table:table-row>
              <table:table-cell office:value-type="string">
                <text:p>18:05: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:05: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:05: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:05: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:05: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:05: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:05: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:05: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:05: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:05: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:05: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:05: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:05: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:05: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:05: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:05: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:05: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:05: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:06: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:06: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:06: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:06: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:06: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:06: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:06: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:06: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:06: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:06: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:06: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:06: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:06: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:06: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:06: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:06: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:06: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:06: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:06: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:06: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:06: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:06: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:06: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:06: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:06: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:06: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:06: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:06: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:06: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:06: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:06: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:06:3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:06: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:06: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:06: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:06: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:06: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:06: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:06: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:06: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:06: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:06: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:06:4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:06: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:06: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:06: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:06: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:06: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:06: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:06: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:06: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:06: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:06: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:06:5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:06: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:06: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:06: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:06: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:06: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:06: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:07: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:07: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:07:0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:07: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:07: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:07: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:07: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:07: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:07: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:07: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:07: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:07: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:07: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:07: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:07: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:07: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:07: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:07: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:07: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:07: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:07: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:07: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:07:2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:07:2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:07:2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:07: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:07:2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:07: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:07: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:07: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:07: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:07:3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:07:3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:07:3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:07:3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:07:3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:07:3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:07:3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:07:3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:07:3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:07: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:07:4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:07:4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:07:4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:07:4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:07:4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:07:4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:07:4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:07:4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:07:4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:07: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:07:5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:07:5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:07: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:07:5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:07:5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:07:5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:07:5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:07:5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:07:5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:08: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:08:0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:08: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:08: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:08:0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:08: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:08:0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:08:0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:08:0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:08: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:08: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:08:1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:08:1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:08:1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:08:1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:08:1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8:08:1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:08:1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:08:1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:08:1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:08: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8:08:2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8:08:2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:08:2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:08:2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:08: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8:08:2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:08:2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:08:2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:08:2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8:08: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:08:3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:08: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8:08:3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8:08: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:08: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:08:3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8:08:3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:08:3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:08:3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:08: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:08:4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8:08:4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:08: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:08:4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:08:4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8:08:4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8:08:4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:08: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8:08:4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8:08:5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8:08:5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:08:5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8:08:5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8:08:5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8:08:5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8:08:5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8:08:5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8:08:5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:08:5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8:09: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8:09: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:09:0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8:09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:09:0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:09:0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:09:0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:09:0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8:09: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:09:0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8:09: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8:09:1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8:09:1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:09:1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:09: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:09:1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:09:1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8:09: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:09:1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:09:1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:09: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:09:2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:09:2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:09:2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:09:2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8:09:2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:09:2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:09:2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8:09:2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:09:2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:09: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:09:3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8:09:3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8:09:3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:09:3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8:09:3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8:09:3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:09:3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8:09:3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8:09:3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8:09: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:09:4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8:09: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:09: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8:09:4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8:09: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:09:4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8:09:4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8:09:4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8:09:4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8:09: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:09:5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8:09:5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8:09:5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8:09:5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8:09:5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8:09:5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8:09:5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8:09:5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8:09:5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:10: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8:10:0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8:10:0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8:10:0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8:10:0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8:10:0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8:10:0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8:10:0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8:10:0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8:10:0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8:10:1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8:10:1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8:10:1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8:10:1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8:10:1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8:10:1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8:10:1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8:10:1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8:10:1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8:10:1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8:10: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:10:2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8:10:2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8:10:2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8:10:2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8:10:2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8:10:2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8:10:2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8:10:2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8:10:2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8:10: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8:10:3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:10:3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:10:3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:10:3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8:10:3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:10:3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8:10:3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8:10:3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8:10:3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:10: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8:10:4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8:10:4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8:10:4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:10: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8:10:4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:10:4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:10:4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8:10:4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8:10: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:10:5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:10:5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8:10:5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8:10:5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8:10:5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8:10:5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8:10:5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8:10:5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8:10: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:10:5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8:11: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8:11:0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8:11:0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8:11:0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8:11:0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8:11:0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8:11:0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8:11:0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8:11:0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8:11:0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8:11:1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8:11:1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8:11:1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8:11:1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8:11:1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8:11:1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8:11:1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8:11:1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8:11:1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8:11:1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8:11:2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8:11:2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8:11:2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8:11:2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8:11:2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8:11:2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8:11:2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8:11:2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8:11:2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8:11:2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8:11:3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8:11:3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8:11:3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8:11:3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8:11:3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8:11:3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8:11:3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8:11:3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8:11:3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:11:3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8:11:4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8:11:4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8:11:4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8:11:4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8:11:4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8:11:4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8:11:4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8:11:4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8:11:4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8:11:4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8:11:5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8:11:5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8:11:5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8:11:5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8:11:5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8:11:5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8:11:5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:11:5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8:11:58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8:11:5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8:12:0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:12:0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8:12:0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8:12:0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8:12:0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:12:0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8:12:0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8:12:0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8:12:0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8:12:0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:12:1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8:12:11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8:12:1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:12:1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8:12:1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8:12:1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8:12:1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8:12:1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8:12:1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8:12: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8:12: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8:12:2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8:12:2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8:12:2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8:12: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8:12:2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8:12:2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8:12:2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8:12:2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8:12:2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8:12:3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8:12:3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:12: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:12: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:12: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:12: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:12: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:12: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12: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12: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12: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12: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12: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:12: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12: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2: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12: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2: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12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12: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:12: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2: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:12: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12: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12: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12: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:12: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:13: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3: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13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13: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3: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:13: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13: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:13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13: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3: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13: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:13: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13: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:13: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3: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13: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13: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3: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:13: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:13: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3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13: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13: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13: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:13: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:13: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13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13: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13: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3: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:13: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3: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3: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:13: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:13: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3: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13: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13: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:13: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:13: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:13: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5cm" chart:style-name="ch2">
          <text:p>wall-clock</text:p>
        </chart:title>
        <chart:legend chart:legend-position="end" svg:x="14.001cm" svg:y="4.227cm" style:legend-expansion="high" chart:style-name="ch3"/>
        <chart:plot-area chart:style-name="ch4" table:cell-range-address="progression.B2:progression.B478 progression.D1:progression.D478" chart:data-source-has-labels="both" svg:x="0.32cm" svg:y="1.248cm" svg:width="13.361cm" svg:height="7.572cm">
          <chartooo:coordinate-region svg:x="1.312cm" svg:y="1.248cm" svg:width="12.231cm" svg:height="5.969cm"/>
          <chart:axis chart:dimension="x" chart:name="primary-x" chart:style-name="ch5" chartooo:axis-type="auto">
            <chartooo:date-scale/>
            <chart:categories table:cell-range-address="progression.B2:progression.B4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gression.D2:progression.D478" chart:label-cell-address="progression.D1:progression.D1" chart:class="chart:bar">
            <chart:data-point chart:repeated="4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fertime</text:p>
                <draw:g>
                  <svg:desc>progression.D1:progress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:05:41</text:p>
                <draw:g>
                  <svg:desc>progression.B2:progression.B478</svg:desc>
                </draw:g>
              </table:table-cell>
              <table:table-cell office:value-type="float" office:value="1.851446">
                <text:p>1.851446</text:p>
                <draw:g>
                  <svg:desc>progression.D2:progression.D478</svg:desc>
                </draw:g>
              </table:table-cell>
            </table:table-row>
            <table:table-row>
              <table:table-cell office:value-type="string">
                <text:p>18:05:42</text:p>
              </table:table-cell>
              <table:table-cell office:value-type="float" office:value="0.707093">
                <text:p>0.707093</text:p>
              </table:table-cell>
            </table:table-row>
            <table:table-row>
              <table:table-cell office:value-type="string">
                <text:p>18:05:43</text:p>
              </table:table-cell>
              <table:table-cell office:value-type="float" office:value="3.446562">
                <text:p>3.446562</text:p>
              </table:table-cell>
            </table:table-row>
            <table:table-row>
              <table:table-cell office:value-type="string">
                <text:p>18:05:44</text:p>
              </table:table-cell>
              <table:table-cell office:value-type="float" office:value="0.118376">
                <text:p>0.118376</text:p>
              </table:table-cell>
            </table:table-row>
            <table:table-row>
              <table:table-cell office:value-type="string">
                <text:p>18:05:45</text:p>
              </table:table-cell>
              <table:table-cell office:value-type="float" office:value="0.2786">
                <text:p>0.2786</text:p>
              </table:table-cell>
            </table:table-row>
            <table:table-row>
              <table:table-cell office:value-type="string">
                <text:p>18:05:46</text:p>
              </table:table-cell>
              <table:table-cell office:value-type="float" office:value="0.28515">
                <text:p>0.28515</text:p>
              </table:table-cell>
            </table:table-row>
            <table:table-row>
              <table:table-cell office:value-type="string">
                <text:p>18:05:47</text:p>
              </table:table-cell>
              <table:table-cell office:value-type="float" office:value="0.275973">
                <text:p>0.275973</text:p>
              </table:table-cell>
            </table:table-row>
            <table:table-row>
              <table:table-cell office:value-type="string">
                <text:p>18:05:48</text:p>
              </table:table-cell>
              <table:table-cell office:value-type="float" office:value="0.279523">
                <text:p>0.279523</text:p>
              </table:table-cell>
            </table:table-row>
            <table:table-row>
              <table:table-cell office:value-type="string">
                <text:p>18:05:49</text:p>
              </table:table-cell>
              <table:table-cell office:value-type="float" office:value="0.323633">
                <text:p>0.323633</text:p>
              </table:table-cell>
            </table:table-row>
            <table:table-row>
              <table:table-cell office:value-type="string">
                <text:p>18:05:50</text:p>
              </table:table-cell>
              <table:table-cell office:value-type="float" office:value="0.41062">
                <text:p>0.41062</text:p>
              </table:table-cell>
            </table:table-row>
            <table:table-row>
              <table:table-cell office:value-type="string">
                <text:p>18:05:51</text:p>
              </table:table-cell>
              <table:table-cell office:value-type="float" office:value="0.294552">
                <text:p>0.294552</text:p>
              </table:table-cell>
            </table:table-row>
            <table:table-row>
              <table:table-cell office:value-type="string">
                <text:p>18:05:52</text:p>
              </table:table-cell>
              <table:table-cell office:value-type="float" office:value="0.341506">
                <text:p>0.341506</text:p>
              </table:table-cell>
            </table:table-row>
            <table:table-row>
              <table:table-cell office:value-type="string">
                <text:p>18:05:53</text:p>
              </table:table-cell>
              <table:table-cell office:value-type="float" office:value="0.430069">
                <text:p>0.430069</text:p>
              </table:table-cell>
            </table:table-row>
            <table:table-row>
              <table:table-cell office:value-type="string">
                <text:p>18:05:54</text:p>
              </table:table-cell>
              <table:table-cell office:value-type="float" office:value="0.270398">
                <text:p>0.270398</text:p>
              </table:table-cell>
            </table:table-row>
            <table:table-row>
              <table:table-cell office:value-type="string">
                <text:p>18:05:55</text:p>
              </table:table-cell>
              <table:table-cell office:value-type="float" office:value="0.306984">
                <text:p>0.306984</text:p>
              </table:table-cell>
            </table:table-row>
            <table:table-row>
              <table:table-cell office:value-type="string">
                <text:p>18:05:56</text:p>
              </table:table-cell>
              <table:table-cell office:value-type="float" office:value="0.473437">
                <text:p>0.473437</text:p>
              </table:table-cell>
            </table:table-row>
            <table:table-row>
              <table:table-cell office:value-type="string">
                <text:p>18:05:57</text:p>
              </table:table-cell>
              <table:table-cell office:value-type="float" office:value="0.279056">
                <text:p>0.279056</text:p>
              </table:table-cell>
            </table:table-row>
            <table:table-row>
              <table:table-cell office:value-type="string">
                <text:p>18:05:58</text:p>
              </table:table-cell>
              <table:table-cell office:value-type="float" office:value="0.279047">
                <text:p>0.279047</text:p>
              </table:table-cell>
            </table:table-row>
            <table:table-row>
              <table:table-cell office:value-type="string">
                <text:p>18:05:59</text:p>
              </table:table-cell>
              <table:table-cell office:value-type="float" office:value="0.346772">
                <text:p>0.346772</text:p>
              </table:table-cell>
            </table:table-row>
            <table:table-row>
              <table:table-cell office:value-type="string">
                <text:p>18:06:00</text:p>
              </table:table-cell>
              <table:table-cell office:value-type="float" office:value="0.271059">
                <text:p>0.271059</text:p>
              </table:table-cell>
            </table:table-row>
            <table:table-row>
              <table:table-cell office:value-type="string">
                <text:p>18:06:01</text:p>
              </table:table-cell>
              <table:table-cell office:value-type="float" office:value="0.625552">
                <text:p>0.625552</text:p>
              </table:table-cell>
            </table:table-row>
            <table:table-row>
              <table:table-cell office:value-type="string">
                <text:p>18:06:02</text:p>
              </table:table-cell>
              <table:table-cell office:value-type="float" office:value="0.564886">
                <text:p>0.564886</text:p>
              </table:table-cell>
            </table:table-row>
            <table:table-row>
              <table:table-cell office:value-type="string">
                <text:p>18:06:03</text:p>
              </table:table-cell>
              <table:table-cell office:value-type="float" office:value="0.251599">
                <text:p>0.251599</text:p>
              </table:table-cell>
            </table:table-row>
            <table:table-row>
              <table:table-cell office:value-type="string">
                <text:p>18:06:04</text:p>
              </table:table-cell>
              <table:table-cell office:value-type="float" office:value="1.120019">
                <text:p>1.120019</text:p>
              </table:table-cell>
            </table:table-row>
            <table:table-row>
              <table:table-cell office:value-type="string">
                <text:p>18:06:05</text:p>
              </table:table-cell>
              <table:table-cell office:value-type="float" office:value="0.731852">
                <text:p>0.731852</text:p>
              </table:table-cell>
            </table:table-row>
            <table:table-row>
              <table:table-cell office:value-type="string">
                <text:p>18:06:06</text:p>
              </table:table-cell>
              <table:table-cell office:value-type="float" office:value="0.637547">
                <text:p>0.637547</text:p>
              </table:table-cell>
            </table:table-row>
            <table:table-row>
              <table:table-cell office:value-type="string">
                <text:p>18:06:07</text:p>
              </table:table-cell>
              <table:table-cell office:value-type="float" office:value="0.374161">
                <text:p>0.374161</text:p>
              </table:table-cell>
            </table:table-row>
            <table:table-row>
              <table:table-cell office:value-type="string">
                <text:p>18:06:08</text:p>
              </table:table-cell>
              <table:table-cell office:value-type="float" office:value="0.608309">
                <text:p>0.608309</text:p>
              </table:table-cell>
            </table:table-row>
            <table:table-row>
              <table:table-cell office:value-type="string">
                <text:p>18:06:09</text:p>
              </table:table-cell>
              <table:table-cell office:value-type="float" office:value="0.269878">
                <text:p>0.269878</text:p>
              </table:table-cell>
            </table:table-row>
            <table:table-row>
              <table:table-cell office:value-type="string">
                <text:p>18:06:10</text:p>
              </table:table-cell>
              <table:table-cell office:value-type="float" office:value="0.350566">
                <text:p>0.350566</text:p>
              </table:table-cell>
            </table:table-row>
            <table:table-row>
              <table:table-cell office:value-type="string">
                <text:p>18:06:11</text:p>
              </table:table-cell>
              <table:table-cell office:value-type="float" office:value="0.551462">
                <text:p>0.551462</text:p>
              </table:table-cell>
            </table:table-row>
            <table:table-row>
              <table:table-cell office:value-type="string">
                <text:p>18:06:12</text:p>
              </table:table-cell>
              <table:table-cell office:value-type="float" office:value="0.315854">
                <text:p>0.315854</text:p>
              </table:table-cell>
            </table:table-row>
            <table:table-row>
              <table:table-cell office:value-type="string">
                <text:p>18:06:13</text:p>
              </table:table-cell>
              <table:table-cell office:value-type="float" office:value="0.538764">
                <text:p>0.538764</text:p>
              </table:table-cell>
            </table:table-row>
            <table:table-row>
              <table:table-cell office:value-type="string">
                <text:p>18:06:14</text:p>
              </table:table-cell>
              <table:table-cell office:value-type="float" office:value="0.540699">
                <text:p>0.540699</text:p>
              </table:table-cell>
            </table:table-row>
            <table:table-row>
              <table:table-cell office:value-type="string">
                <text:p>18:06:15</text:p>
              </table:table-cell>
              <table:table-cell office:value-type="float" office:value="0.587616">
                <text:p>0.587616</text:p>
              </table:table-cell>
            </table:table-row>
            <table:table-row>
              <table:table-cell office:value-type="string">
                <text:p>18:06:16</text:p>
              </table:table-cell>
              <table:table-cell office:value-type="float" office:value="0.348586">
                <text:p>0.348586</text:p>
              </table:table-cell>
            </table:table-row>
            <table:table-row>
              <table:table-cell office:value-type="string">
                <text:p>18:06:17</text:p>
              </table:table-cell>
              <table:table-cell office:value-type="float" office:value="1.353222">
                <text:p>1.353222</text:p>
              </table:table-cell>
            </table:table-row>
            <table:table-row>
              <table:table-cell office:value-type="string">
                <text:p>18:06:18</text:p>
              </table:table-cell>
              <table:table-cell office:value-type="float" office:value="2.682436">
                <text:p>2.682436</text:p>
              </table:table-cell>
            </table:table-row>
            <table:table-row>
              <table:table-cell office:value-type="string">
                <text:p>18:06:19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string">
                <text:p>18:06:20</text:p>
              </table:table-cell>
              <table:table-cell office:value-type="float" office:value="1.037022">
                <text:p>1.037022</text:p>
              </table:table-cell>
            </table:table-row>
            <table:table-row>
              <table:table-cell office:value-type="string">
                <text:p>18:06:21</text:p>
              </table:table-cell>
              <table:table-cell office:value-type="float" office:value="1.381546">
                <text:p>1.381546</text:p>
              </table:table-cell>
            </table:table-row>
            <table:table-row>
              <table:table-cell office:value-type="string">
                <text:p>18:06:22</text:p>
              </table:table-cell>
              <table:table-cell office:value-type="float" office:value="4.031586">
                <text:p>4.031586</text:p>
              </table:table-cell>
            </table:table-row>
            <table:table-row>
              <table:table-cell office:value-type="string">
                <text:p>18:06:23</text:p>
              </table:table-cell>
              <table:table-cell office:value-type="float" office:value="1.362582">
                <text:p>1.362582</text:p>
              </table:table-cell>
            </table:table-row>
            <table:table-row>
              <table:table-cell office:value-type="string">
                <text:p>18:06:24</text:p>
              </table:table-cell>
              <table:table-cell office:value-type="float" office:value="0.782764">
                <text:p>0.782764</text:p>
              </table:table-cell>
            </table:table-row>
            <table:table-row>
              <table:table-cell office:value-type="string">
                <text:p>18:06:25</text:p>
              </table:table-cell>
              <table:table-cell office:value-type="float" office:value="2.871589">
                <text:p>2.871589</text:p>
              </table:table-cell>
            </table:table-row>
            <table:table-row>
              <table:table-cell office:value-type="string">
                <text:p>18:06:26</text:p>
              </table:table-cell>
              <table:table-cell office:value-type="float" office:value="4.580843">
                <text:p>4.580843</text:p>
              </table:table-cell>
            </table:table-row>
            <table:table-row>
              <table:table-cell office:value-type="string">
                <text:p>18:06:27</text:p>
              </table:table-cell>
              <table:table-cell office:value-type="float" office:value="1.984917">
                <text:p>1.984917</text:p>
              </table:table-cell>
            </table:table-row>
            <table:table-row>
              <table:table-cell office:value-type="string">
                <text:p>18:06:28</text:p>
              </table:table-cell>
              <table:table-cell office:value-type="float" office:value="2.484577">
                <text:p>2.484577</text:p>
              </table:table-cell>
            </table:table-row>
            <table:table-row>
              <table:table-cell office:value-type="string">
                <text:p>18:06:29</text:p>
              </table:table-cell>
              <table:table-cell office:value-type="float" office:value="1.264666">
                <text:p>1.264666</text:p>
              </table:table-cell>
            </table:table-row>
            <table:table-row>
              <table:table-cell office:value-type="string">
                <text:p>18:06:30</text:p>
              </table:table-cell>
              <table:table-cell office:value-type="float" office:value="1.199135">
                <text:p>1.199135</text:p>
              </table:table-cell>
            </table:table-row>
            <table:table-row>
              <table:table-cell office:value-type="string">
                <text:p>18:06:31</text:p>
              </table:table-cell>
              <table:table-cell office:value-type="float" office:value="0.848212">
                <text:p>0.848212</text:p>
              </table:table-cell>
            </table:table-row>
            <table:table-row>
              <table:table-cell office:value-type="string">
                <text:p>18:06:32</text:p>
              </table:table-cell>
              <table:table-cell office:value-type="float" office:value="1.252337">
                <text:p>1.252337</text:p>
              </table:table-cell>
            </table:table-row>
            <table:table-row>
              <table:table-cell office:value-type="string">
                <text:p>18:06:33</text:p>
              </table:table-cell>
              <table:table-cell office:value-type="float" office:value="1.651392">
                <text:p>1.651392</text:p>
              </table:table-cell>
            </table:table-row>
            <table:table-row>
              <table:table-cell office:value-type="string">
                <text:p>18:06:34</text:p>
              </table:table-cell>
              <table:table-cell office:value-type="float" office:value="1.33443">
                <text:p>1.33443</text:p>
              </table:table-cell>
            </table:table-row>
            <table:table-row>
              <table:table-cell office:value-type="string">
                <text:p>18:06:35</text:p>
              </table:table-cell>
              <table:table-cell office:value-type="float" office:value="1.302656">
                <text:p>1.302656</text:p>
              </table:table-cell>
            </table:table-row>
            <table:table-row>
              <table:table-cell office:value-type="string">
                <text:p>18:06:36</text:p>
              </table:table-cell>
              <table:table-cell office:value-type="float" office:value="0.929883">
                <text:p>0.929883</text:p>
              </table:table-cell>
            </table:table-row>
            <table:table-row>
              <table:table-cell office:value-type="string">
                <text:p>18:06:37</text:p>
              </table:table-cell>
              <table:table-cell office:value-type="float" office:value="1.174483">
                <text:p>1.174483</text:p>
              </table:table-cell>
            </table:table-row>
            <table:table-row>
              <table:table-cell office:value-type="string">
                <text:p>18:06:38</text:p>
              </table:table-cell>
              <table:table-cell office:value-type="float" office:value="0.724919">
                <text:p>0.724919</text:p>
              </table:table-cell>
            </table:table-row>
            <table:table-row>
              <table:table-cell office:value-type="string">
                <text:p>18:06:39</text:p>
              </table:table-cell>
              <table:table-cell office:value-type="float" office:value="4.570242">
                <text:p>4.570242</text:p>
              </table:table-cell>
            </table:table-row>
            <table:table-row>
              <table:table-cell office:value-type="string">
                <text:p>18:06:40</text:p>
              </table:table-cell>
              <table:table-cell office:value-type="float" office:value="3.099541">
                <text:p>3.099541</text:p>
              </table:table-cell>
            </table:table-row>
            <table:table-row>
              <table:table-cell office:value-type="string">
                <text:p>18:06:41</text:p>
              </table:table-cell>
              <table:table-cell office:value-type="float" office:value="0.524156">
                <text:p>0.524156</text:p>
              </table:table-cell>
            </table:table-row>
            <table:table-row>
              <table:table-cell office:value-type="string">
                <text:p>18:06:42</text:p>
              </table:table-cell>
              <table:table-cell office:value-type="float" office:value="7.51341">
                <text:p>7.51341</text:p>
              </table:table-cell>
            </table:table-row>
            <table:table-row>
              <table:table-cell office:value-type="string">
                <text:p>18:06:43</text:p>
              </table:table-cell>
              <table:table-cell office:value-type="float" office:value="6.411005">
                <text:p>6.411005</text:p>
              </table:table-cell>
            </table:table-row>
            <table:table-row>
              <table:table-cell office:value-type="string">
                <text:p>18:06:44</text:p>
              </table:table-cell>
              <table:table-cell office:value-type="float" office:value="3.700807">
                <text:p>3.700807</text:p>
              </table:table-cell>
            </table:table-row>
            <table:table-row>
              <table:table-cell office:value-type="string">
                <text:p>18:06:45</text:p>
              </table:table-cell>
              <table:table-cell office:value-type="float" office:value="7.010541">
                <text:p>7.010541</text:p>
              </table:table-cell>
            </table:table-row>
            <table:table-row>
              <table:table-cell office:value-type="string">
                <text:p>18:06:46</text:p>
              </table:table-cell>
              <table:table-cell office:value-type="float" office:value="4.522742">
                <text:p>4.522742</text:p>
              </table:table-cell>
            </table:table-row>
            <table:table-row>
              <table:table-cell office:value-type="string">
                <text:p>18:06:47</text:p>
              </table:table-cell>
              <table:table-cell office:value-type="float" office:value="8.85519">
                <text:p>8.85519</text:p>
              </table:table-cell>
            </table:table-row>
            <table:table-row>
              <table:table-cell office:value-type="string">
                <text:p>18:06:48</text:p>
              </table:table-cell>
              <table:table-cell office:value-type="float" office:value="13.282172">
                <text:p>13.282172</text:p>
              </table:table-cell>
            </table:table-row>
            <table:table-row>
              <table:table-cell office:value-type="string">
                <text:p>18:06:49</text:p>
              </table:table-cell>
              <table:table-cell office:value-type="float" office:value="3.36582">
                <text:p>3.36582</text:p>
              </table:table-cell>
            </table:table-row>
            <table:table-row>
              <table:table-cell office:value-type="string">
                <text:p>18:06:50</text:p>
              </table:table-cell>
              <table:table-cell office:value-type="float" office:value="0.900416">
                <text:p>0.900416</text:p>
              </table:table-cell>
            </table:table-row>
            <table:table-row>
              <table:table-cell office:value-type="string">
                <text:p>18:06:51</text:p>
              </table:table-cell>
              <table:table-cell office:value-type="float" office:value="12.121874">
                <text:p>12.121874</text:p>
              </table:table-cell>
            </table:table-row>
            <table:table-row>
              <table:table-cell office:value-type="string">
                <text:p>18:06:52</text:p>
              </table:table-cell>
              <table:table-cell office:value-type="float" office:value="7.65023">
                <text:p>7.65023</text:p>
              </table:table-cell>
            </table:table-row>
            <table:table-row>
              <table:table-cell office:value-type="string">
                <text:p>18:06:53</text:p>
              </table:table-cell>
              <table:table-cell office:value-type="float" office:value="7.479491">
                <text:p>7.479491</text:p>
              </table:table-cell>
            </table:table-row>
            <table:table-row>
              <table:table-cell office:value-type="string">
                <text:p>18:06:54</text:p>
              </table:table-cell>
              <table:table-cell office:value-type="float" office:value="5.035027">
                <text:p>5.035027</text:p>
              </table:table-cell>
            </table:table-row>
            <table:table-row>
              <table:table-cell office:value-type="string">
                <text:p>18:06:55</text:p>
              </table:table-cell>
              <table:table-cell office:value-type="float" office:value="1.905825">
                <text:p>1.905825</text:p>
              </table:table-cell>
            </table:table-row>
            <table:table-row>
              <table:table-cell office:value-type="string">
                <text:p>18:06:56</text:p>
              </table:table-cell>
              <table:table-cell office:value-type="float" office:value="3.883855">
                <text:p>3.883855</text:p>
              </table:table-cell>
            </table:table-row>
            <table:table-row>
              <table:table-cell office:value-type="string">
                <text:p>18:06:57</text:p>
              </table:table-cell>
              <table:table-cell office:value-type="float" office:value="4.059327">
                <text:p>4.059327</text:p>
              </table:table-cell>
            </table:table-row>
            <table:table-row>
              <table:table-cell office:value-type="string">
                <text:p>18:06:58</text:p>
              </table:table-cell>
              <table:table-cell office:value-type="float" office:value="2.228374">
                <text:p>2.228374</text:p>
              </table:table-cell>
            </table:table-row>
            <table:table-row>
              <table:table-cell office:value-type="string">
                <text:p>18:06:59</text:p>
              </table:table-cell>
              <table:table-cell office:value-type="float" office:value="1.872186">
                <text:p>1.872186</text:p>
              </table:table-cell>
            </table:table-row>
            <table:table-row>
              <table:table-cell office:value-type="string">
                <text:p>18:07:00</text:p>
              </table:table-cell>
              <table:table-cell office:value-type="float" office:value="1.449029">
                <text:p>1.449029</text:p>
              </table:table-cell>
            </table:table-row>
            <table:table-row>
              <table:table-cell office:value-type="string">
                <text:p>18:07:01</text:p>
              </table:table-cell>
              <table:table-cell office:value-type="float" office:value="0.278279">
                <text:p>0.278279</text:p>
              </table:table-cell>
            </table:table-row>
            <table:table-row>
              <table:table-cell office:value-type="string">
                <text:p>18:07:02</text:p>
              </table:table-cell>
              <table:table-cell office:value-type="float" office:value="1.517963">
                <text:p>1.517963</text:p>
              </table:table-cell>
            </table:table-row>
            <table:table-row>
              <table:table-cell office:value-type="string">
                <text:p>18:07:03</text:p>
              </table:table-cell>
              <table:table-cell office:value-type="float" office:value="0.622658">
                <text:p>0.622658</text:p>
              </table:table-cell>
            </table:table-row>
            <table:table-row>
              <table:table-cell office:value-type="string">
                <text:p>18:07:04</text:p>
              </table:table-cell>
              <table:table-cell office:value-type="float" office:value="0.477561">
                <text:p>0.477561</text:p>
              </table:table-cell>
            </table:table-row>
            <table:table-row>
              <table:table-cell office:value-type="string">
                <text:p>18:07:05</text:p>
              </table:table-cell>
              <table:table-cell office:value-type="float" office:value="2.563985">
                <text:p>2.563985</text:p>
              </table:table-cell>
            </table:table-row>
            <table:table-row>
              <table:table-cell office:value-type="string">
                <text:p>18:07:06</text:p>
              </table:table-cell>
              <table:table-cell office:value-type="float" office:value="1.048747">
                <text:p>1.048747</text:p>
              </table:table-cell>
            </table:table-row>
            <table:table-row>
              <table:table-cell office:value-type="string">
                <text:p>18:07:07</text:p>
              </table:table-cell>
              <table:table-cell office:value-type="float" office:value="0.60074">
                <text:p>0.60074</text:p>
              </table:table-cell>
            </table:table-row>
            <table:table-row>
              <table:table-cell office:value-type="string">
                <text:p>18:07:08</text:p>
              </table:table-cell>
              <table:table-cell office:value-type="float" office:value="1.051456">
                <text:p>1.051456</text:p>
              </table:table-cell>
            </table:table-row>
            <table:table-row>
              <table:table-cell office:value-type="string">
                <text:p>18:07:09</text:p>
              </table:table-cell>
              <table:table-cell office:value-type="float" office:value="0.51348">
                <text:p>0.51348</text:p>
              </table:table-cell>
            </table:table-row>
            <table:table-row>
              <table:table-cell office:value-type="string">
                <text:p>18:07:10</text:p>
              </table:table-cell>
              <table:table-cell office:value-type="float" office:value="0.693961">
                <text:p>0.693961</text:p>
              </table:table-cell>
            </table:table-row>
            <table:table-row>
              <table:table-cell office:value-type="string">
                <text:p>18:07:11</text:p>
              </table:table-cell>
              <table:table-cell office:value-type="float" office:value="2.545315">
                <text:p>2.545315</text:p>
              </table:table-cell>
            </table:table-row>
            <table:table-row>
              <table:table-cell office:value-type="string">
                <text:p>18:07:12</text:p>
              </table:table-cell>
              <table:table-cell office:value-type="float" office:value="3.395885">
                <text:p>3.395885</text:p>
              </table:table-cell>
            </table:table-row>
            <table:table-row>
              <table:table-cell office:value-type="string">
                <text:p>18:07:13</text:p>
              </table:table-cell>
              <table:table-cell office:value-type="float" office:value="2.815154">
                <text:p>2.815154</text:p>
              </table:table-cell>
            </table:table-row>
            <table:table-row>
              <table:table-cell office:value-type="string">
                <text:p>18:07:14</text:p>
              </table:table-cell>
              <table:table-cell office:value-type="float" office:value="1.857893">
                <text:p>1.857893</text:p>
              </table:table-cell>
            </table:table-row>
            <table:table-row>
              <table:table-cell office:value-type="string">
                <text:p>18:07:15</text:p>
              </table:table-cell>
              <table:table-cell office:value-type="float" office:value="1.259135">
                <text:p>1.259135</text:p>
              </table:table-cell>
            </table:table-row>
            <table:table-row>
              <table:table-cell office:value-type="string">
                <text:p>18:07:16</text:p>
              </table:table-cell>
              <table:table-cell office:value-type="float" office:value="4.356221">
                <text:p>4.356221</text:p>
              </table:table-cell>
            </table:table-row>
            <table:table-row>
              <table:table-cell office:value-type="string">
                <text:p>18:07:17</text:p>
              </table:table-cell>
              <table:table-cell office:value-type="float" office:value="18.102417">
                <text:p>18.102417</text:p>
              </table:table-cell>
            </table:table-row>
            <table:table-row>
              <table:table-cell office:value-type="string">
                <text:p>18:07:18</text:p>
              </table:table-cell>
              <table:table-cell office:value-type="float" office:value="3.603055">
                <text:p>3.603055</text:p>
              </table:table-cell>
            </table:table-row>
            <table:table-row>
              <table:table-cell office:value-type="string">
                <text:p>18:07:19</text:p>
              </table:table-cell>
              <table:table-cell office:value-type="float" office:value="1.960632">
                <text:p>1.960632</text:p>
              </table:table-cell>
            </table:table-row>
            <table:table-row>
              <table:table-cell office:value-type="string">
                <text:p>18:07:20</text:p>
              </table:table-cell>
              <table:table-cell office:value-type="float" office:value="1.180519">
                <text:p>1.180519</text:p>
              </table:table-cell>
            </table:table-row>
            <table:table-row>
              <table:table-cell office:value-type="string">
                <text:p>18:07:21</text:p>
              </table:table-cell>
              <table:table-cell office:value-type="float" office:value="3.090859">
                <text:p>3.090859</text:p>
              </table:table-cell>
            </table:table-row>
            <table:table-row>
              <table:table-cell office:value-type="string">
                <text:p>18:07:22</text:p>
              </table:table-cell>
              <table:table-cell office:value-type="float" office:value="2.54778">
                <text:p>2.54778</text:p>
              </table:table-cell>
            </table:table-row>
            <table:table-row>
              <table:table-cell office:value-type="string">
                <text:p>18:07:23</text:p>
              </table:table-cell>
              <table:table-cell office:value-type="float" office:value="2.151097">
                <text:p>2.151097</text:p>
              </table:table-cell>
            </table:table-row>
            <table:table-row>
              <table:table-cell office:value-type="string">
                <text:p>18:07:24</text:p>
              </table:table-cell>
              <table:table-cell office:value-type="float" office:value="2.832983">
                <text:p>2.832983</text:p>
              </table:table-cell>
            </table:table-row>
            <table:table-row>
              <table:table-cell office:value-type="string">
                <text:p>18:07:25</text:p>
              </table:table-cell>
              <table:table-cell office:value-type="float" office:value="25.039829">
                <text:p>25.039829</text:p>
              </table:table-cell>
            </table:table-row>
            <table:table-row>
              <table:table-cell office:value-type="string">
                <text:p>18:07:26</text:p>
              </table:table-cell>
              <table:table-cell office:value-type="float" office:value="20.156872">
                <text:p>20.156872</text:p>
              </table:table-cell>
            </table:table-row>
            <table:table-row>
              <table:table-cell office:value-type="string">
                <text:p>18:07:27</text:p>
              </table:table-cell>
              <table:table-cell office:value-type="float" office:value="3.161276">
                <text:p>3.161276</text:p>
              </table:table-cell>
            </table:table-row>
            <table:table-row>
              <table:table-cell office:value-type="string">
                <text:p>18:07:28</text:p>
              </table:table-cell>
              <table:table-cell office:value-type="float" office:value="3.658797">
                <text:p>3.658797</text:p>
              </table:table-cell>
            </table:table-row>
            <table:table-row>
              <table:table-cell office:value-type="string">
                <text:p>18:07:29</text:p>
              </table:table-cell>
              <table:table-cell office:value-type="float" office:value="0.808285">
                <text:p>0.808285</text:p>
              </table:table-cell>
            </table:table-row>
            <table:table-row>
              <table:table-cell office:value-type="string">
                <text:p>18:07:30</text:p>
              </table:table-cell>
              <table:table-cell office:value-type="float" office:value="1.783154">
                <text:p>1.783154</text:p>
              </table:table-cell>
            </table:table-row>
            <table:table-row>
              <table:table-cell office:value-type="string">
                <text:p>18:07:31</text:p>
              </table:table-cell>
              <table:table-cell office:value-type="float" office:value="5.899218">
                <text:p>5.899218</text:p>
              </table:table-cell>
            </table:table-row>
            <table:table-row>
              <table:table-cell office:value-type="string">
                <text:p>18:07:32</text:p>
              </table:table-cell>
              <table:table-cell office:value-type="float" office:value="8.758057">
                <text:p>8.758057</text:p>
              </table:table-cell>
            </table:table-row>
            <table:table-row>
              <table:table-cell office:value-type="string">
                <text:p>18:07:33</text:p>
              </table:table-cell>
              <table:table-cell office:value-type="float" office:value="11.890182">
                <text:p>11.890182</text:p>
              </table:table-cell>
            </table:table-row>
            <table:table-row>
              <table:table-cell office:value-type="string">
                <text:p>18:07:34</text:p>
              </table:table-cell>
              <table:table-cell office:value-type="float" office:value="7.337545">
                <text:p>7.337545</text:p>
              </table:table-cell>
            </table:table-row>
            <table:table-row>
              <table:table-cell office:value-type="string">
                <text:p>18:07:35</text:p>
              </table:table-cell>
              <table:table-cell office:value-type="float" office:value="5.645633">
                <text:p>5.645633</text:p>
              </table:table-cell>
            </table:table-row>
            <table:table-row>
              <table:table-cell office:value-type="string">
                <text:p>18:07:36</text:p>
              </table:table-cell>
              <table:table-cell office:value-type="float" office:value="2.941126">
                <text:p>2.941126</text:p>
              </table:table-cell>
            </table:table-row>
            <table:table-row>
              <table:table-cell office:value-type="string">
                <text:p>18:07:37</text:p>
              </table:table-cell>
              <table:table-cell office:value-type="float" office:value="17.633995">
                <text:p>17.633995</text:p>
              </table:table-cell>
            </table:table-row>
            <table:table-row>
              <table:table-cell office:value-type="string">
                <text:p>18:07:38</text:p>
              </table:table-cell>
              <table:table-cell office:value-type="float" office:value="60.219243">
                <text:p>60.219243</text:p>
              </table:table-cell>
            </table:table-row>
            <table:table-row>
              <table:table-cell office:value-type="string">
                <text:p>18:07:39</text:p>
              </table:table-cell>
              <table:table-cell office:value-type="float" office:value="113.633977">
                <text:p>113.633977</text:p>
              </table:table-cell>
            </table:table-row>
            <table:table-row>
              <table:table-cell office:value-type="string">
                <text:p>18:07:40</text:p>
              </table:table-cell>
              <table:table-cell office:value-type="float" office:value="142.671237">
                <text:p>142.671237</text:p>
              </table:table-cell>
            </table:table-row>
            <table:table-row>
              <table:table-cell office:value-type="string">
                <text:p>18:07:41</text:p>
              </table:table-cell>
              <table:table-cell office:value-type="float" office:value="84.567864">
                <text:p>84.567864</text:p>
              </table:table-cell>
            </table:table-row>
            <table:table-row>
              <table:table-cell office:value-type="string">
                <text:p>18:07:42</text:p>
              </table:table-cell>
              <table:table-cell office:value-type="float" office:value="14.139714">
                <text:p>14.139714</text:p>
              </table:table-cell>
            </table:table-row>
            <table:table-row>
              <table:table-cell office:value-type="string">
                <text:p>18:07:43</text:p>
              </table:table-cell>
              <table:table-cell office:value-type="float" office:value="13.243864">
                <text:p>13.243864</text:p>
              </table:table-cell>
            </table:table-row>
            <table:table-row>
              <table:table-cell office:value-type="string">
                <text:p>18:07:44</text:p>
              </table:table-cell>
              <table:table-cell office:value-type="float" office:value="12.029508">
                <text:p>12.029508</text:p>
              </table:table-cell>
            </table:table-row>
            <table:table-row>
              <table:table-cell office:value-type="string">
                <text:p>18:07:45</text:p>
              </table:table-cell>
              <table:table-cell office:value-type="float" office:value="15.106412">
                <text:p>15.106412</text:p>
              </table:table-cell>
            </table:table-row>
            <table:table-row>
              <table:table-cell office:value-type="string">
                <text:p>18:07:46</text:p>
              </table:table-cell>
              <table:table-cell office:value-type="float" office:value="13.164467">
                <text:p>13.164467</text:p>
              </table:table-cell>
            </table:table-row>
            <table:table-row>
              <table:table-cell office:value-type="string">
                <text:p>18:07:47</text:p>
              </table:table-cell>
              <table:table-cell office:value-type="float" office:value="6.048235">
                <text:p>6.048235</text:p>
              </table:table-cell>
            </table:table-row>
            <table:table-row>
              <table:table-cell office:value-type="string">
                <text:p>18:07:48</text:p>
              </table:table-cell>
              <table:table-cell office:value-type="float" office:value="4.559861">
                <text:p>4.559861</text:p>
              </table:table-cell>
            </table:table-row>
            <table:table-row>
              <table:table-cell office:value-type="string">
                <text:p>18:07:49</text:p>
              </table:table-cell>
              <table:table-cell office:value-type="float" office:value="4.906915">
                <text:p>4.906915</text:p>
              </table:table-cell>
            </table:table-row>
            <table:table-row>
              <table:table-cell office:value-type="string">
                <text:p>18:07:50</text:p>
              </table:table-cell>
              <table:table-cell office:value-type="float" office:value="5.092272">
                <text:p>5.092272</text:p>
              </table:table-cell>
            </table:table-row>
            <table:table-row>
              <table:table-cell office:value-type="string">
                <text:p>18:07:51</text:p>
              </table:table-cell>
              <table:table-cell office:value-type="float" office:value="133.811068">
                <text:p>133.811068</text:p>
              </table:table-cell>
            </table:table-row>
            <table:table-row>
              <table:table-cell office:value-type="string">
                <text:p>18:07:52</text:p>
              </table:table-cell>
              <table:table-cell office:value-type="float" office:value="284.171135">
                <text:p>284.171135</text:p>
              </table:table-cell>
            </table:table-row>
            <table:table-row>
              <table:table-cell office:value-type="string">
                <text:p>18:07:53</text:p>
              </table:table-cell>
              <table:table-cell office:value-type="float" office:value="313.912446">
                <text:p>313.912446</text:p>
              </table:table-cell>
            </table:table-row>
            <table:table-row>
              <table:table-cell office:value-type="string">
                <text:p>18:07:54</text:p>
              </table:table-cell>
              <table:table-cell office:value-type="float" office:value="152.10622">
                <text:p>152.10622</text:p>
              </table:table-cell>
            </table:table-row>
            <table:table-row>
              <table:table-cell office:value-type="string">
                <text:p>18:07:55</text:p>
              </table:table-cell>
              <table:table-cell office:value-type="float" office:value="196.492519">
                <text:p>196.492519</text:p>
              </table:table-cell>
            </table:table-row>
            <table:table-row>
              <table:table-cell office:value-type="string">
                <text:p>18:07:56</text:p>
              </table:table-cell>
              <table:table-cell office:value-type="float" office:value="84.755596">
                <text:p>84.755596</text:p>
              </table:table-cell>
            </table:table-row>
            <table:table-row>
              <table:table-cell office:value-type="string">
                <text:p>18:07:57</text:p>
              </table:table-cell>
              <table:table-cell office:value-type="float" office:value="105.238439">
                <text:p>105.238439</text:p>
              </table:table-cell>
            </table:table-row>
            <table:table-row>
              <table:table-cell office:value-type="string">
                <text:p>18:07:58</text:p>
              </table:table-cell>
              <table:table-cell office:value-type="float" office:value="113.481267">
                <text:p>113.481267</text:p>
              </table:table-cell>
            </table:table-row>
            <table:table-row>
              <table:table-cell office:value-type="string">
                <text:p>18:07:59</text:p>
              </table:table-cell>
              <table:table-cell office:value-type="float" office:value="96.632043">
                <text:p>96.632043</text:p>
              </table:table-cell>
            </table:table-row>
            <table:table-row>
              <table:table-cell office:value-type="string">
                <text:p>18:08:00</text:p>
              </table:table-cell>
              <table:table-cell office:value-type="float" office:value="59.445286">
                <text:p>59.445286</text:p>
              </table:table-cell>
            </table:table-row>
            <table:table-row>
              <table:table-cell office:value-type="string">
                <text:p>18:08:01</text:p>
              </table:table-cell>
              <table:table-cell office:value-type="float" office:value="14.986233">
                <text:p>14.986233</text:p>
              </table:table-cell>
            </table:table-row>
            <table:table-row>
              <table:table-cell office:value-type="string">
                <text:p>18:08:02</text:p>
              </table:table-cell>
              <table:table-cell office:value-type="float" office:value="23.879688">
                <text:p>23.879688</text:p>
              </table:table-cell>
            </table:table-row>
            <table:table-row>
              <table:table-cell office:value-type="string">
                <text:p>18:08:03</text:p>
              </table:table-cell>
              <table:table-cell office:value-type="float" office:value="267.813325">
                <text:p>267.813325</text:p>
              </table:table-cell>
            </table:table-row>
            <table:table-row>
              <table:table-cell office:value-type="string">
                <text:p>18:08:04</text:p>
              </table:table-cell>
              <table:table-cell office:value-type="float" office:value="316.429113">
                <text:p>316.429113</text:p>
              </table:table-cell>
            </table:table-row>
            <table:table-row>
              <table:table-cell office:value-type="string">
                <text:p>18:08:05</text:p>
              </table:table-cell>
              <table:table-cell office:value-type="float" office:value="225.994996">
                <text:p>225.994996</text:p>
              </table:table-cell>
            </table:table-row>
            <table:table-row>
              <table:table-cell office:value-type="string">
                <text:p>18:08:06</text:p>
              </table:table-cell>
              <table:table-cell office:value-type="float" office:value="94.280827">
                <text:p>94.280827</text:p>
              </table:table-cell>
            </table:table-row>
            <table:table-row>
              <table:table-cell office:value-type="string">
                <text:p>18:08:07</text:p>
              </table:table-cell>
              <table:table-cell office:value-type="float" office:value="65.575655">
                <text:p>65.575655</text:p>
              </table:table-cell>
            </table:table-row>
            <table:table-row>
              <table:table-cell office:value-type="string">
                <text:p>18:08:08</text:p>
              </table:table-cell>
              <table:table-cell office:value-type="float" office:value="54.03764">
                <text:p>54.03764</text:p>
              </table:table-cell>
            </table:table-row>
            <table:table-row>
              <table:table-cell office:value-type="string">
                <text:p>18:08:09</text:p>
              </table:table-cell>
              <table:table-cell office:value-type="float" office:value="171.245855">
                <text:p>171.245855</text:p>
              </table:table-cell>
            </table:table-row>
            <table:table-row>
              <table:table-cell office:value-type="string">
                <text:p>18:08:10</text:p>
              </table:table-cell>
              <table:table-cell office:value-type="float" office:value="210.201406">
                <text:p>210.201406</text:p>
              </table:table-cell>
            </table:table-row>
            <table:table-row>
              <table:table-cell office:value-type="string">
                <text:p>18:08:11</text:p>
              </table:table-cell>
              <table:table-cell office:value-type="float" office:value="129.907237">
                <text:p>129.907237</text:p>
              </table:table-cell>
            </table:table-row>
            <table:table-row>
              <table:table-cell office:value-type="string">
                <text:p>18:08:12</text:p>
              </table:table-cell>
              <table:table-cell office:value-type="float" office:value="150.258022">
                <text:p>150.258022</text:p>
              </table:table-cell>
            </table:table-row>
            <table:table-row>
              <table:table-cell office:value-type="string">
                <text:p>18:08:13</text:p>
              </table:table-cell>
              <table:table-cell office:value-type="float" office:value="291.902796">
                <text:p>291.902796</text:p>
              </table:table-cell>
            </table:table-row>
            <table:table-row>
              <table:table-cell office:value-type="string">
                <text:p>18:08:14</text:p>
              </table:table-cell>
              <table:table-cell office:value-type="float" office:value="239.084796">
                <text:p>239.084796</text:p>
              </table:table-cell>
            </table:table-row>
            <table:table-row>
              <table:table-cell office:value-type="string">
                <text:p>18:08:15</text:p>
              </table:table-cell>
              <table:table-cell office:value-type="float" office:value="546.805861">
                <text:p>546.805861</text:p>
              </table:table-cell>
            </table:table-row>
            <table:table-row>
              <table:table-cell office:value-type="string">
                <text:p>18:08:16</text:p>
              </table:table-cell>
              <table:table-cell office:value-type="float" office:value="427.716236">
                <text:p>427.716236</text:p>
              </table:table-cell>
            </table:table-row>
            <table:table-row>
              <table:table-cell office:value-type="string">
                <text:p>18:08:17</text:p>
              </table:table-cell>
              <table:table-cell office:value-type="float" office:value="502.173152">
                <text:p>502.173152</text:p>
              </table:table-cell>
            </table:table-row>
            <table:table-row>
              <table:table-cell office:value-type="string">
                <text:p>18:08:18</text:p>
              </table:table-cell>
              <table:table-cell office:value-type="float" office:value="523.966006">
                <text:p>523.966006</text:p>
              </table:table-cell>
            </table:table-row>
            <table:table-row>
              <table:table-cell office:value-type="string">
                <text:p>18:08:19</text:p>
              </table:table-cell>
              <table:table-cell office:value-type="float" office:value="249.973957">
                <text:p>249.973957</text:p>
              </table:table-cell>
            </table:table-row>
            <table:table-row>
              <table:table-cell office:value-type="string">
                <text:p>18:08:20</text:p>
              </table:table-cell>
              <table:table-cell office:value-type="float" office:value="708.11921">
                <text:p>708.11921</text:p>
              </table:table-cell>
            </table:table-row>
            <table:table-row>
              <table:table-cell office:value-type="string">
                <text:p>18:08:21</text:p>
              </table:table-cell>
              <table:table-cell office:value-type="float" office:value="1649.44503">
                <text:p>1649.44503</text:p>
              </table:table-cell>
            </table:table-row>
            <table:table-row>
              <table:table-cell office:value-type="string">
                <text:p>18:08:22</text:p>
              </table:table-cell>
              <table:table-cell office:value-type="float" office:value="3117.376702">
                <text:p>3117.376702</text:p>
              </table:table-cell>
            </table:table-row>
            <table:table-row>
              <table:table-cell office:value-type="string">
                <text:p>18:08:23</text:p>
              </table:table-cell>
              <table:table-cell office:value-type="float" office:value="704.554295">
                <text:p>704.554295</text:p>
              </table:table-cell>
            </table:table-row>
            <table:table-row>
              <table:table-cell office:value-type="string">
                <text:p>18:08:24</text:p>
              </table:table-cell>
              <table:table-cell office:value-type="float" office:value="695.622782">
                <text:p>695.622782</text:p>
              </table:table-cell>
            </table:table-row>
            <table:table-row>
              <table:table-cell office:value-type="string">
                <text:p>18:08:25</text:p>
              </table:table-cell>
              <table:table-cell office:value-type="float" office:value="563.696279">
                <text:p>563.696279</text:p>
              </table:table-cell>
            </table:table-row>
            <table:table-row>
              <table:table-cell office:value-type="string">
                <text:p>18:08:26</text:p>
              </table:table-cell>
              <table:table-cell office:value-type="float" office:value="811.650582">
                <text:p>811.650582</text:p>
              </table:table-cell>
            </table:table-row>
            <table:table-row>
              <table:table-cell office:value-type="string">
                <text:p>18:08:27</text:p>
              </table:table-cell>
              <table:table-cell office:value-type="float" office:value="936.046815">
                <text:p>936.046815</text:p>
              </table:table-cell>
            </table:table-row>
            <table:table-row>
              <table:table-cell office:value-type="string">
                <text:p>18:08:28</text:p>
              </table:table-cell>
              <table:table-cell office:value-type="float" office:value="918.914612">
                <text:p>918.914612</text:p>
              </table:table-cell>
            </table:table-row>
            <table:table-row>
              <table:table-cell office:value-type="string">
                <text:p>18:08:29</text:p>
              </table:table-cell>
              <table:table-cell office:value-type="float" office:value="1061.835714">
                <text:p>1061.835714</text:p>
              </table:table-cell>
            </table:table-row>
            <table:table-row>
              <table:table-cell office:value-type="string">
                <text:p>18:08:30</text:p>
              </table:table-cell>
              <table:table-cell office:value-type="float" office:value="919.422257">
                <text:p>919.422257</text:p>
              </table:table-cell>
            </table:table-row>
            <table:table-row>
              <table:table-cell office:value-type="string">
                <text:p>18:08:31</text:p>
              </table:table-cell>
              <table:table-cell office:value-type="float" office:value="1241.847515">
                <text:p>1241.847515</text:p>
              </table:table-cell>
            </table:table-row>
            <table:table-row>
              <table:table-cell office:value-type="string">
                <text:p>18:08:32</text:p>
              </table:table-cell>
              <table:table-cell office:value-type="float" office:value="986.74307">
                <text:p>986.74307</text:p>
              </table:table-cell>
            </table:table-row>
            <table:table-row>
              <table:table-cell office:value-type="string">
                <text:p>18:08:33</text:p>
              </table:table-cell>
              <table:table-cell office:value-type="float" office:value="491.764929">
                <text:p>491.764929</text:p>
              </table:table-cell>
            </table:table-row>
            <table:table-row>
              <table:table-cell office:value-type="string">
                <text:p>18:08:34</text:p>
              </table:table-cell>
              <table:table-cell office:value-type="float" office:value="299.066944">
                <text:p>299.066944</text:p>
              </table:table-cell>
            </table:table-row>
            <table:table-row>
              <table:table-cell office:value-type="string">
                <text:p>18:08:35</text:p>
              </table:table-cell>
              <table:table-cell office:value-type="float" office:value="340.21941">
                <text:p>340.21941</text:p>
              </table:table-cell>
            </table:table-row>
            <table:table-row>
              <table:table-cell office:value-type="string">
                <text:p>18:08:36</text:p>
              </table:table-cell>
              <table:table-cell office:value-type="float" office:value="291.946547">
                <text:p>291.946547</text:p>
              </table:table-cell>
            </table:table-row>
            <table:table-row>
              <table:table-cell office:value-type="string">
                <text:p>18:08:37</text:p>
              </table:table-cell>
              <table:table-cell office:value-type="float" office:value="515.872354">
                <text:p>515.872354</text:p>
              </table:table-cell>
            </table:table-row>
            <table:table-row>
              <table:table-cell office:value-type="string">
                <text:p>18:08:38</text:p>
              </table:table-cell>
              <table:table-cell office:value-type="float" office:value="562.387485">
                <text:p>562.387485</text:p>
              </table:table-cell>
            </table:table-row>
            <table:table-row>
              <table:table-cell office:value-type="string">
                <text:p>18:08:39</text:p>
              </table:table-cell>
              <table:table-cell office:value-type="float" office:value="661.504611">
                <text:p>661.504611</text:p>
              </table:table-cell>
            </table:table-row>
            <table:table-row>
              <table:table-cell office:value-type="string">
                <text:p>18:08:40</text:p>
              </table:table-cell>
              <table:table-cell office:value-type="float" office:value="801.089506">
                <text:p>801.089506</text:p>
              </table:table-cell>
            </table:table-row>
            <table:table-row>
              <table:table-cell office:value-type="string">
                <text:p>18:08:41</text:p>
              </table:table-cell>
              <table:table-cell office:value-type="float" office:value="834.076852">
                <text:p>834.076852</text:p>
              </table:table-cell>
            </table:table-row>
            <table:table-row>
              <table:table-cell office:value-type="string">
                <text:p>18:08:42</text:p>
              </table:table-cell>
              <table:table-cell office:value-type="float" office:value="720.511206">
                <text:p>720.511206</text:p>
              </table:table-cell>
            </table:table-row>
            <table:table-row>
              <table:table-cell office:value-type="string">
                <text:p>18:08:43</text:p>
              </table:table-cell>
              <table:table-cell office:value-type="float" office:value="749.369401">
                <text:p>749.369401</text:p>
              </table:table-cell>
            </table:table-row>
            <table:table-row>
              <table:table-cell office:value-type="string">
                <text:p>18:08:44</text:p>
              </table:table-cell>
              <table:table-cell office:value-type="float" office:value="894.321316">
                <text:p>894.321316</text:p>
              </table:table-cell>
            </table:table-row>
            <table:table-row>
              <table:table-cell office:value-type="string">
                <text:p>18:08:45</text:p>
              </table:table-cell>
              <table:table-cell office:value-type="float" office:value="1084.998427">
                <text:p>1084.998427</text:p>
              </table:table-cell>
            </table:table-row>
            <table:table-row>
              <table:table-cell office:value-type="string">
                <text:p>18:08:46</text:p>
              </table:table-cell>
              <table:table-cell office:value-type="float" office:value="1152.528383">
                <text:p>1152.528383</text:p>
              </table:table-cell>
            </table:table-row>
            <table:table-row>
              <table:table-cell office:value-type="string">
                <text:p>18:08:47</text:p>
              </table:table-cell>
              <table:table-cell office:value-type="float" office:value="1460.027104">
                <text:p>1460.027104</text:p>
              </table:table-cell>
            </table:table-row>
            <table:table-row>
              <table:table-cell office:value-type="string">
                <text:p>18:08:48</text:p>
              </table:table-cell>
              <table:table-cell office:value-type="float" office:value="1401.060838">
                <text:p>1401.060838</text:p>
              </table:table-cell>
            </table:table-row>
            <table:table-row>
              <table:table-cell office:value-type="string">
                <text:p>18:08:49</text:p>
              </table:table-cell>
              <table:table-cell office:value-type="float" office:value="1255.097924">
                <text:p>1255.097924</text:p>
              </table:table-cell>
            </table:table-row>
            <table:table-row>
              <table:table-cell office:value-type="string">
                <text:p>18:08:50</text:p>
              </table:table-cell>
              <table:table-cell office:value-type="float" office:value="1381.953342">
                <text:p>1381.953342</text:p>
              </table:table-cell>
            </table:table-row>
            <table:table-row>
              <table:table-cell office:value-type="string">
                <text:p>18:08:51</text:p>
              </table:table-cell>
              <table:table-cell office:value-type="float" office:value="1814.069571">
                <text:p>1814.069571</text:p>
              </table:table-cell>
            </table:table-row>
            <table:table-row>
              <table:table-cell office:value-type="string">
                <text:p>18:08:52</text:p>
              </table:table-cell>
              <table:table-cell office:value-type="float" office:value="1107.29842">
                <text:p>1107.29842</text:p>
              </table:table-cell>
            </table:table-row>
            <table:table-row>
              <table:table-cell office:value-type="string">
                <text:p>18:08:53</text:p>
              </table:table-cell>
              <table:table-cell office:value-type="float" office:value="1104.969767">
                <text:p>1104.969767</text:p>
              </table:table-cell>
            </table:table-row>
            <table:table-row>
              <table:table-cell office:value-type="string">
                <text:p>18:08:54</text:p>
              </table:table-cell>
              <table:table-cell office:value-type="float" office:value="1097.925191">
                <text:p>1097.925191</text:p>
              </table:table-cell>
            </table:table-row>
            <table:table-row>
              <table:table-cell office:value-type="string">
                <text:p>18:08:55</text:p>
              </table:table-cell>
              <table:table-cell office:value-type="float" office:value="1652.864209">
                <text:p>1652.864209</text:p>
              </table:table-cell>
            </table:table-row>
            <table:table-row>
              <table:table-cell office:value-type="string">
                <text:p>18:08:56</text:p>
              </table:table-cell>
              <table:table-cell office:value-type="float" office:value="2228.841813">
                <text:p>2228.841813</text:p>
              </table:table-cell>
            </table:table-row>
            <table:table-row>
              <table:table-cell office:value-type="string">
                <text:p>18:08:57</text:p>
              </table:table-cell>
              <table:table-cell office:value-type="float" office:value="1403.418805">
                <text:p>1403.418805</text:p>
              </table:table-cell>
            </table:table-row>
            <table:table-row>
              <table:table-cell office:value-type="string">
                <text:p>18:08:58</text:p>
              </table:table-cell>
              <table:table-cell office:value-type="float" office:value="2635.209036">
                <text:p>2635.209036</text:p>
              </table:table-cell>
            </table:table-row>
            <table:table-row>
              <table:table-cell office:value-type="string">
                <text:p>18:08:59</text:p>
              </table:table-cell>
              <table:table-cell office:value-type="float" office:value="2712.481885">
                <text:p>2712.481885</text:p>
              </table:table-cell>
            </table:table-row>
            <table:table-row>
              <table:table-cell office:value-type="string">
                <text:p>18:09:00</text:p>
              </table:table-cell>
              <table:table-cell office:value-type="float" office:value="1708.307351">
                <text:p>1708.307351</text:p>
              </table:table-cell>
            </table:table-row>
            <table:table-row>
              <table:table-cell office:value-type="string">
                <text:p>18:09:01</text:p>
              </table:table-cell>
              <table:table-cell office:value-type="float" office:value="2021.304875">
                <text:p>2021.304875</text:p>
              </table:table-cell>
            </table:table-row>
            <table:table-row>
              <table:table-cell office:value-type="string">
                <text:p>18:09:02</text:p>
              </table:table-cell>
              <table:table-cell office:value-type="float" office:value="2268.123735">
                <text:p>2268.123735</text:p>
              </table:table-cell>
            </table:table-row>
            <table:table-row>
              <table:table-cell office:value-type="string">
                <text:p>18:09:03</text:p>
              </table:table-cell>
              <table:table-cell office:value-type="float" office:value="2302.607138">
                <text:p>2302.607138</text:p>
              </table:table-cell>
            </table:table-row>
            <table:table-row>
              <table:table-cell office:value-type="string">
                <text:p>18:09:04</text:p>
              </table:table-cell>
              <table:table-cell office:value-type="float" office:value="4248.787399">
                <text:p>4248.787399</text:p>
              </table:table-cell>
            </table:table-row>
            <table:table-row>
              <table:table-cell office:value-type="string">
                <text:p>18:09:05</text:p>
              </table:table-cell>
              <table:table-cell office:value-type="float" office:value="2221.905569">
                <text:p>2221.905569</text:p>
              </table:table-cell>
            </table:table-row>
            <table:table-row>
              <table:table-cell office:value-type="string">
                <text:p>18:09:06</text:p>
              </table:table-cell>
              <table:table-cell office:value-type="float" office:value="3139.79978">
                <text:p>3139.79978</text:p>
              </table:table-cell>
            </table:table-row>
            <table:table-row>
              <table:table-cell office:value-type="string">
                <text:p>18:09:07</text:p>
              </table:table-cell>
              <table:table-cell office:value-type="float" office:value="2991.371655">
                <text:p>2991.371655</text:p>
              </table:table-cell>
            </table:table-row>
            <table:table-row>
              <table:table-cell office:value-type="string">
                <text:p>18:09:08</text:p>
              </table:table-cell>
              <table:table-cell office:value-type="float" office:value="1976.511003">
                <text:p>1976.511003</text:p>
              </table:table-cell>
            </table:table-row>
            <table:table-row>
              <table:table-cell office:value-type="string">
                <text:p>18:09:09</text:p>
              </table:table-cell>
              <table:table-cell office:value-type="float" office:value="2747.711783">
                <text:p>2747.711783</text:p>
              </table:table-cell>
            </table:table-row>
            <table:table-row>
              <table:table-cell office:value-type="string">
                <text:p>18:09:10</text:p>
              </table:table-cell>
              <table:table-cell office:value-type="float" office:value="1585.801642">
                <text:p>1585.801642</text:p>
              </table:table-cell>
            </table:table-row>
            <table:table-row>
              <table:table-cell office:value-type="string">
                <text:p>18:09:11</text:p>
              </table:table-cell>
              <table:table-cell office:value-type="float" office:value="1932.068366">
                <text:p>1932.068366</text:p>
              </table:table-cell>
            </table:table-row>
            <table:table-row>
              <table:table-cell office:value-type="string">
                <text:p>18:09:12</text:p>
              </table:table-cell>
              <table:table-cell office:value-type="float" office:value="2713.876503">
                <text:p>2713.876503</text:p>
              </table:table-cell>
            </table:table-row>
            <table:table-row>
              <table:table-cell office:value-type="string">
                <text:p>18:09:13</text:p>
              </table:table-cell>
              <table:table-cell office:value-type="float" office:value="2337.397966">
                <text:p>2337.397966</text:p>
              </table:table-cell>
            </table:table-row>
            <table:table-row>
              <table:table-cell office:value-type="string">
                <text:p>18:09:14</text:p>
              </table:table-cell>
              <table:table-cell office:value-type="float" office:value="1523.494232">
                <text:p>1523.494232</text:p>
              </table:table-cell>
            </table:table-row>
            <table:table-row>
              <table:table-cell office:value-type="string">
                <text:p>18:09:15</text:p>
              </table:table-cell>
              <table:table-cell office:value-type="float" office:value="3374.919293">
                <text:p>3374.919293</text:p>
              </table:table-cell>
            </table:table-row>
            <table:table-row>
              <table:table-cell office:value-type="string">
                <text:p>18:09:16</text:p>
              </table:table-cell>
              <table:table-cell office:value-type="float" office:value="2778.552283">
                <text:p>2778.552283</text:p>
              </table:table-cell>
            </table:table-row>
            <table:table-row>
              <table:table-cell office:value-type="string">
                <text:p>18:09:17</text:p>
              </table:table-cell>
              <table:table-cell office:value-type="float" office:value="2253.198942">
                <text:p>2253.198942</text:p>
              </table:table-cell>
            </table:table-row>
            <table:table-row>
              <table:table-cell office:value-type="string">
                <text:p>18:09:18</text:p>
              </table:table-cell>
              <table:table-cell office:value-type="float" office:value="1415.11528">
                <text:p>1415.11528</text:p>
              </table:table-cell>
            </table:table-row>
            <table:table-row>
              <table:table-cell office:value-type="string">
                <text:p>18:09:19</text:p>
              </table:table-cell>
              <table:table-cell office:value-type="float" office:value="1641.028909">
                <text:p>1641.028909</text:p>
              </table:table-cell>
            </table:table-row>
            <table:table-row>
              <table:table-cell office:value-type="string">
                <text:p>18:09:20</text:p>
              </table:table-cell>
              <table:table-cell office:value-type="float" office:value="1648.735541">
                <text:p>1648.735541</text:p>
              </table:table-cell>
            </table:table-row>
            <table:table-row>
              <table:table-cell office:value-type="string">
                <text:p>18:09:21</text:p>
              </table:table-cell>
              <table:table-cell office:value-type="float" office:value="831.415199">
                <text:p>831.415199</text:p>
              </table:table-cell>
            </table:table-row>
            <table:table-row>
              <table:table-cell office:value-type="string">
                <text:p>18:09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09:23</text:p>
              </table:table-cell>
              <table:table-cell office:value-type="float" office:value="0.3781">
                <text:p>0.3781</text:p>
              </table:table-cell>
            </table:table-row>
            <table:table-row>
              <table:table-cell office:value-type="string">
                <text:p>18:09:24</text:p>
              </table:table-cell>
              <table:table-cell office:value-type="float" office:value="1212.031212">
                <text:p>1212.031212</text:p>
              </table:table-cell>
            </table:table-row>
            <table:table-row>
              <table:table-cell office:value-type="string">
                <text:p>18:09:25</text:p>
              </table:table-cell>
              <table:table-cell office:value-type="float" office:value="1678.451133">
                <text:p>1678.451133</text:p>
              </table:table-cell>
            </table:table-row>
            <table:table-row>
              <table:table-cell office:value-type="string">
                <text:p>18:09:26</text:p>
              </table:table-cell>
              <table:table-cell office:value-type="float" office:value="2834.059022">
                <text:p>2834.059022</text:p>
              </table:table-cell>
            </table:table-row>
            <table:table-row>
              <table:table-cell office:value-type="string">
                <text:p>18:09:27</text:p>
              </table:table-cell>
              <table:table-cell office:value-type="float" office:value="1969.211793">
                <text:p>1969.211793</text:p>
              </table:table-cell>
            </table:table-row>
            <table:table-row>
              <table:table-cell office:value-type="string">
                <text:p>18:09:28</text:p>
              </table:table-cell>
              <table:table-cell office:value-type="float" office:value="1503.377071">
                <text:p>1503.377071</text:p>
              </table:table-cell>
            </table:table-row>
            <table:table-row>
              <table:table-cell office:value-type="string">
                <text:p>18:09:29</text:p>
              </table:table-cell>
              <table:table-cell office:value-type="float" office:value="1817.536945">
                <text:p>1817.536945</text:p>
              </table:table-cell>
            </table:table-row>
            <table:table-row>
              <table:table-cell office:value-type="string">
                <text:p>18:09:30</text:p>
              </table:table-cell>
              <table:table-cell office:value-type="float" office:value="1580.157973">
                <text:p>1580.157973</text:p>
              </table:table-cell>
            </table:table-row>
            <table:table-row>
              <table:table-cell office:value-type="string">
                <text:p>18:09:31</text:p>
              </table:table-cell>
              <table:table-cell office:value-type="float" office:value="652.24757">
                <text:p>652.24757</text:p>
              </table:table-cell>
            </table:table-row>
            <table:table-row>
              <table:table-cell office:value-type="string">
                <text:p>18:09:32</text:p>
              </table:table-cell>
              <table:table-cell office:value-type="float" office:value="40.037391">
                <text:p>40.037391</text:p>
              </table:table-cell>
            </table:table-row>
            <table:table-row>
              <table:table-cell office:value-type="string">
                <text:p>18:09:33</text:p>
              </table:table-cell>
              <table:table-cell office:value-type="float" office:value="2839.451875">
                <text:p>2839.451875</text:p>
              </table:table-cell>
            </table:table-row>
            <table:table-row>
              <table:table-cell office:value-type="string">
                <text:p>18:09:34</text:p>
              </table:table-cell>
              <table:table-cell office:value-type="float" office:value="1380.490665">
                <text:p>1380.490665</text:p>
              </table:table-cell>
            </table:table-row>
            <table:table-row>
              <table:table-cell office:value-type="string">
                <text:p>18:09:35</text:p>
              </table:table-cell>
              <table:table-cell office:value-type="float" office:value="2053.392874">
                <text:p>2053.392874</text:p>
              </table:table-cell>
            </table:table-row>
            <table:table-row>
              <table:table-cell office:value-type="string">
                <text:p>18:09:36</text:p>
              </table:table-cell>
              <table:table-cell office:value-type="float" office:value="2206.296057">
                <text:p>2206.296057</text:p>
              </table:table-cell>
            </table:table-row>
            <table:table-row>
              <table:table-cell office:value-type="string">
                <text:p>18:09:37</text:p>
              </table:table-cell>
              <table:table-cell office:value-type="float" office:value="1859.815492">
                <text:p>1859.815492</text:p>
              </table:table-cell>
            </table:table-row>
            <table:table-row>
              <table:table-cell office:value-type="string">
                <text:p>18:09:38</text:p>
              </table:table-cell>
              <table:table-cell office:value-type="float" office:value="615.069072">
                <text:p>615.069072</text:p>
              </table:table-cell>
            </table:table-row>
            <table:table-row>
              <table:table-cell office:value-type="string">
                <text:p>18:09:39</text:p>
              </table:table-cell>
              <table:table-cell office:value-type="float" office:value="1051.570131">
                <text:p>1051.570131</text:p>
              </table:table-cell>
            </table:table-row>
            <table:table-row>
              <table:table-cell office:value-type="string">
                <text:p>18:09:40</text:p>
              </table:table-cell>
              <table:table-cell office:value-type="float" office:value="2380.868722">
                <text:p>2380.868722</text:p>
              </table:table-cell>
            </table:table-row>
            <table:table-row>
              <table:table-cell office:value-type="string">
                <text:p>18:09:41</text:p>
              </table:table-cell>
              <table:table-cell office:value-type="float" office:value="701.745448">
                <text:p>701.745448</text:p>
              </table:table-cell>
            </table:table-row>
            <table:table-row>
              <table:table-cell office:value-type="string">
                <text:p>18:09:42</text:p>
              </table:table-cell>
              <table:table-cell office:value-type="float" office:value="1060.274917">
                <text:p>1060.274917</text:p>
              </table:table-cell>
            </table:table-row>
            <table:table-row>
              <table:table-cell office:value-type="string">
                <text:p>18:09:43</text:p>
              </table:table-cell>
              <table:table-cell office:value-type="float" office:value="1864.035944">
                <text:p>1864.035944</text:p>
              </table:table-cell>
            </table:table-row>
            <table:table-row>
              <table:table-cell office:value-type="string">
                <text:p>18:09:44</text:p>
              </table:table-cell>
              <table:table-cell office:value-type="float" office:value="2003.517203">
                <text:p>2003.517203</text:p>
              </table:table-cell>
            </table:table-row>
            <table:table-row>
              <table:table-cell office:value-type="string">
                <text:p>18:09:45</text:p>
              </table:table-cell>
              <table:table-cell office:value-type="float" office:value="991.457458">
                <text:p>991.457458</text:p>
              </table:table-cell>
            </table:table-row>
            <table:table-row>
              <table:table-cell office:value-type="string">
                <text:p>18:09:46</text:p>
              </table:table-cell>
              <table:table-cell office:value-type="float" office:value="2203.313215">
                <text:p>2203.313215</text:p>
              </table:table-cell>
            </table:table-row>
            <table:table-row>
              <table:table-cell office:value-type="string">
                <text:p>18:09:47</text:p>
              </table:table-cell>
              <table:table-cell office:value-type="float" office:value="1551.920797">
                <text:p>1551.920797</text:p>
              </table:table-cell>
            </table:table-row>
            <table:table-row>
              <table:table-cell office:value-type="string">
                <text:p>18:09:48</text:p>
              </table:table-cell>
              <table:table-cell office:value-type="float" office:value="1637.36244">
                <text:p>1637.36244</text:p>
              </table:table-cell>
            </table:table-row>
            <table:table-row>
              <table:table-cell office:value-type="string">
                <text:p>18:09:49</text:p>
              </table:table-cell>
              <table:table-cell office:value-type="float" office:value="1544.731596">
                <text:p>1544.731596</text:p>
              </table:table-cell>
            </table:table-row>
            <table:table-row>
              <table:table-cell office:value-type="string">
                <text:p>18:09:50</text:p>
              </table:table-cell>
              <table:table-cell office:value-type="float" office:value="2853.523548">
                <text:p>2853.523548</text:p>
              </table:table-cell>
            </table:table-row>
            <table:table-row>
              <table:table-cell office:value-type="string">
                <text:p>18:09:51</text:p>
              </table:table-cell>
              <table:table-cell office:value-type="float" office:value="2205.491759">
                <text:p>2205.491759</text:p>
              </table:table-cell>
            </table:table-row>
            <table:table-row>
              <table:table-cell office:value-type="string">
                <text:p>18:09:52</text:p>
              </table:table-cell>
              <table:table-cell office:value-type="float" office:value="1681.211956">
                <text:p>1681.211956</text:p>
              </table:table-cell>
            </table:table-row>
            <table:table-row>
              <table:table-cell office:value-type="string">
                <text:p>18:09:53</text:p>
              </table:table-cell>
              <table:table-cell office:value-type="float" office:value="1180.897916">
                <text:p>1180.897916</text:p>
              </table:table-cell>
            </table:table-row>
            <table:table-row>
              <table:table-cell office:value-type="string">
                <text:p>18:09:54</text:p>
              </table:table-cell>
              <table:table-cell office:value-type="float" office:value="1818.004849">
                <text:p>1818.004849</text:p>
              </table:table-cell>
            </table:table-row>
            <table:table-row>
              <table:table-cell office:value-type="string">
                <text:p>18:09:55</text:p>
              </table:table-cell>
              <table:table-cell office:value-type="float" office:value="1871.45873">
                <text:p>1871.45873</text:p>
              </table:table-cell>
            </table:table-row>
            <table:table-row>
              <table:table-cell office:value-type="string">
                <text:p>18:09:56</text:p>
              </table:table-cell>
              <table:table-cell office:value-type="float" office:value="2010.208887">
                <text:p>2010.208887</text:p>
              </table:table-cell>
            </table:table-row>
            <table:table-row>
              <table:table-cell office:value-type="string">
                <text:p>18:09:57</text:p>
              </table:table-cell>
              <table:table-cell office:value-type="float" office:value="2741.889503">
                <text:p>2741.889503</text:p>
              </table:table-cell>
            </table:table-row>
            <table:table-row>
              <table:table-cell office:value-type="string">
                <text:p>18:09:58</text:p>
              </table:table-cell>
              <table:table-cell office:value-type="float" office:value="870.759714">
                <text:p>870.759714</text:p>
              </table:table-cell>
            </table:table-row>
            <table:table-row>
              <table:table-cell office:value-type="string">
                <text:p>18:09:59</text:p>
              </table:table-cell>
              <table:table-cell office:value-type="float" office:value="2127.326638">
                <text:p>2127.326638</text:p>
              </table:table-cell>
            </table:table-row>
            <table:table-row>
              <table:table-cell office:value-type="string">
                <text:p>18:10:00</text:p>
              </table:table-cell>
              <table:table-cell office:value-type="float" office:value="1340.534094">
                <text:p>1340.534094</text:p>
              </table:table-cell>
            </table:table-row>
            <table:table-row>
              <table:table-cell office:value-type="string">
                <text:p>18:10:01</text:p>
              </table:table-cell>
              <table:table-cell office:value-type="float" office:value="1656.945746">
                <text:p>1656.945746</text:p>
              </table:table-cell>
            </table:table-row>
            <table:table-row>
              <table:table-cell office:value-type="string">
                <text:p>18:10:02</text:p>
              </table:table-cell>
              <table:table-cell office:value-type="float" office:value="2346.938067">
                <text:p>2346.938067</text:p>
              </table:table-cell>
            </table:table-row>
            <table:table-row>
              <table:table-cell office:value-type="string">
                <text:p>18:10:03</text:p>
              </table:table-cell>
              <table:table-cell office:value-type="float" office:value="506.555582">
                <text:p>506.555582</text:p>
              </table:table-cell>
            </table:table-row>
            <table:table-row>
              <table:table-cell office:value-type="string">
                <text:p>18:10:04</text:p>
              </table:table-cell>
              <table:table-cell office:value-type="float" office:value="1364.599687">
                <text:p>1364.599687</text:p>
              </table:table-cell>
            </table:table-row>
            <table:table-row>
              <table:table-cell office:value-type="string">
                <text:p>18:10:05</text:p>
              </table:table-cell>
              <table:table-cell office:value-type="float" office:value="1575.835638">
                <text:p>1575.835638</text:p>
              </table:table-cell>
            </table:table-row>
            <table:table-row>
              <table:table-cell office:value-type="string">
                <text:p>18:10:06</text:p>
              </table:table-cell>
              <table:table-cell office:value-type="float" office:value="1499.355503">
                <text:p>1499.355503</text:p>
              </table:table-cell>
            </table:table-row>
            <table:table-row>
              <table:table-cell office:value-type="string">
                <text:p>18:10:07</text:p>
              </table:table-cell>
              <table:table-cell office:value-type="float" office:value="2304.394078">
                <text:p>2304.394078</text:p>
              </table:table-cell>
            </table:table-row>
            <table:table-row>
              <table:table-cell office:value-type="string">
                <text:p>18:10:08</text:p>
              </table:table-cell>
              <table:table-cell office:value-type="float" office:value="1282.986456">
                <text:p>1282.986456</text:p>
              </table:table-cell>
            </table:table-row>
            <table:table-row>
              <table:table-cell office:value-type="string">
                <text:p>18:10:09</text:p>
              </table:table-cell>
              <table:table-cell office:value-type="float" office:value="982.669995">
                <text:p>982.669995</text:p>
              </table:table-cell>
            </table:table-row>
            <table:table-row>
              <table:table-cell office:value-type="string">
                <text:p>18:10:10</text:p>
              </table:table-cell>
              <table:table-cell office:value-type="float" office:value="2134.291187">
                <text:p>2134.291187</text:p>
              </table:table-cell>
            </table:table-row>
            <table:table-row>
              <table:table-cell office:value-type="string">
                <text:p>18:10:11</text:p>
              </table:table-cell>
              <table:table-cell office:value-type="float" office:value="1509.208472">
                <text:p>1509.208472</text:p>
              </table:table-cell>
            </table:table-row>
            <table:table-row>
              <table:table-cell office:value-type="string">
                <text:p>18:10:12</text:p>
              </table:table-cell>
              <table:table-cell office:value-type="float" office:value="1688.107123">
                <text:p>1688.107123</text:p>
              </table:table-cell>
            </table:table-row>
            <table:table-row>
              <table:table-cell office:value-type="string">
                <text:p>18:10:13</text:p>
              </table:table-cell>
              <table:table-cell office:value-type="float" office:value="4379.651961">
                <text:p>4379.651961</text:p>
              </table:table-cell>
            </table:table-row>
            <table:table-row>
              <table:table-cell office:value-type="string">
                <text:p>18:10:14</text:p>
              </table:table-cell>
              <table:table-cell office:value-type="float" office:value="2206.840894">
                <text:p>2206.840894</text:p>
              </table:table-cell>
            </table:table-row>
            <table:table-row>
              <table:table-cell office:value-type="string">
                <text:p>18:10:15</text:p>
              </table:table-cell>
              <table:table-cell office:value-type="float" office:value="1330.071547">
                <text:p>1330.071547</text:p>
              </table:table-cell>
            </table:table-row>
            <table:table-row>
              <table:table-cell office:value-type="string">
                <text:p>18:10:16</text:p>
              </table:table-cell>
              <table:table-cell office:value-type="float" office:value="1570.485345">
                <text:p>1570.485345</text:p>
              </table:table-cell>
            </table:table-row>
            <table:table-row>
              <table:table-cell office:value-type="string">
                <text:p>18:10:17</text:p>
              </table:table-cell>
              <table:table-cell office:value-type="float" office:value="617.268596">
                <text:p>617.268596</text:p>
              </table:table-cell>
            </table:table-row>
            <table:table-row>
              <table:table-cell office:value-type="string">
                <text:p>18:10:18</text:p>
              </table:table-cell>
              <table:table-cell office:value-type="float" office:value="1570.864934">
                <text:p>1570.864934</text:p>
              </table:table-cell>
            </table:table-row>
            <table:table-row>
              <table:table-cell office:value-type="string">
                <text:p>18:10:19</text:p>
              </table:table-cell>
              <table:table-cell office:value-type="float" office:value="1273.819636">
                <text:p>1273.819636</text:p>
              </table:table-cell>
            </table:table-row>
            <table:table-row>
              <table:table-cell office:value-type="string">
                <text:p>18:10:20</text:p>
              </table:table-cell>
              <table:table-cell office:value-type="float" office:value="4746.752464">
                <text:p>4746.752464</text:p>
              </table:table-cell>
            </table:table-row>
            <table:table-row>
              <table:table-cell office:value-type="string">
                <text:p>18:10:21</text:p>
              </table:table-cell>
              <table:table-cell office:value-type="float" office:value="3311.0094">
                <text:p>3311.0094</text:p>
              </table:table-cell>
            </table:table-row>
            <table:table-row>
              <table:table-cell office:value-type="string">
                <text:p>18:10:22</text:p>
              </table:table-cell>
              <table:table-cell office:value-type="float" office:value="1707.700184">
                <text:p>1707.700184</text:p>
              </table:table-cell>
            </table:table-row>
            <table:table-row>
              <table:table-cell office:value-type="string">
                <text:p>18:10:23</text:p>
              </table:table-cell>
              <table:table-cell office:value-type="float" office:value="1079.465691">
                <text:p>1079.465691</text:p>
              </table:table-cell>
            </table:table-row>
            <table:table-row>
              <table:table-cell office:value-type="string">
                <text:p>18:10:24</text:p>
              </table:table-cell>
              <table:table-cell office:value-type="float" office:value="4850.012717">
                <text:p>4850.012717</text:p>
              </table:table-cell>
            </table:table-row>
            <table:table-row>
              <table:table-cell office:value-type="string">
                <text:p>18:10:25</text:p>
              </table:table-cell>
              <table:table-cell office:value-type="float" office:value="593.141721">
                <text:p>593.141721</text:p>
              </table:table-cell>
            </table:table-row>
            <table:table-row>
              <table:table-cell office:value-type="string">
                <text:p>18:10:26</text:p>
              </table:table-cell>
              <table:table-cell office:value-type="float" office:value="1496.098445">
                <text:p>1496.098445</text:p>
              </table:table-cell>
            </table:table-row>
            <table:table-row>
              <table:table-cell office:value-type="string">
                <text:p>18:10:27</text:p>
              </table:table-cell>
              <table:table-cell office:value-type="float" office:value="1420.060084">
                <text:p>1420.060084</text:p>
              </table:table-cell>
            </table:table-row>
            <table:table-row>
              <table:table-cell office:value-type="string">
                <text:p>18:10:28</text:p>
              </table:table-cell>
              <table:table-cell office:value-type="float" office:value="558.698446">
                <text:p>558.698446</text:p>
              </table:table-cell>
            </table:table-row>
            <table:table-row>
              <table:table-cell office:value-type="string">
                <text:p>18:10:29</text:p>
              </table:table-cell>
              <table:table-cell office:value-type="float" office:value="1442.68638">
                <text:p>1442.68638</text:p>
              </table:table-cell>
            </table:table-row>
            <table:table-row>
              <table:table-cell office:value-type="string">
                <text:p>18:10:30</text:p>
              </table:table-cell>
              <table:table-cell office:value-type="float" office:value="1004.673091">
                <text:p>1004.673091</text:p>
              </table:table-cell>
            </table:table-row>
            <table:table-row>
              <table:table-cell office:value-type="string">
                <text:p>18:10:31</text:p>
              </table:table-cell>
              <table:table-cell office:value-type="float" office:value="735.777418">
                <text:p>735.777418</text:p>
              </table:table-cell>
            </table:table-row>
            <table:table-row>
              <table:table-cell office:value-type="string">
                <text:p>18:10:32</text:p>
              </table:table-cell>
              <table:table-cell office:value-type="float" office:value="1256.399733">
                <text:p>1256.399733</text:p>
              </table:table-cell>
            </table:table-row>
            <table:table-row>
              <table:table-cell office:value-type="string">
                <text:p>18:10:33</text:p>
              </table:table-cell>
              <table:table-cell office:value-type="float" office:value="1217.686499">
                <text:p>1217.686499</text:p>
              </table:table-cell>
            </table:table-row>
            <table:table-row>
              <table:table-cell office:value-type="string">
                <text:p>18:10:34</text:p>
              </table:table-cell>
              <table:table-cell office:value-type="float" office:value="1730.065228">
                <text:p>1730.065228</text:p>
              </table:table-cell>
            </table:table-row>
            <table:table-row>
              <table:table-cell office:value-type="string">
                <text:p>18:10:35</text:p>
              </table:table-cell>
              <table:table-cell office:value-type="float" office:value="1189.269211">
                <text:p>1189.269211</text:p>
              </table:table-cell>
            </table:table-row>
            <table:table-row>
              <table:table-cell office:value-type="string">
                <text:p>18:10:36</text:p>
              </table:table-cell>
              <table:table-cell office:value-type="float" office:value="1195.799703">
                <text:p>1195.799703</text:p>
              </table:table-cell>
            </table:table-row>
            <table:table-row>
              <table:table-cell office:value-type="string">
                <text:p>18:10:37</text:p>
              </table:table-cell>
              <table:table-cell office:value-type="float" office:value="1200.520652">
                <text:p>1200.520652</text:p>
              </table:table-cell>
            </table:table-row>
            <table:table-row>
              <table:table-cell office:value-type="string">
                <text:p>18:10:38</text:p>
              </table:table-cell>
              <table:table-cell office:value-type="float" office:value="761.518147">
                <text:p>761.518147</text:p>
              </table:table-cell>
            </table:table-row>
            <table:table-row>
              <table:table-cell office:value-type="string">
                <text:p>18:10:39</text:p>
              </table:table-cell>
              <table:table-cell office:value-type="float" office:value="1040.275139">
                <text:p>1040.275139</text:p>
              </table:table-cell>
            </table:table-row>
            <table:table-row>
              <table:table-cell office:value-type="string">
                <text:p>18:10:40</text:p>
              </table:table-cell>
              <table:table-cell office:value-type="float" office:value="651.949785">
                <text:p>651.949785</text:p>
              </table:table-cell>
            </table:table-row>
            <table:table-row>
              <table:table-cell office:value-type="string">
                <text:p>18:10:41</text:p>
              </table:table-cell>
              <table:table-cell office:value-type="float" office:value="1219.113898">
                <text:p>1219.113898</text:p>
              </table:table-cell>
            </table:table-row>
            <table:table-row>
              <table:table-cell office:value-type="string">
                <text:p>18:10:42</text:p>
              </table:table-cell>
              <table:table-cell office:value-type="float" office:value="980.373252">
                <text:p>980.373252</text:p>
              </table:table-cell>
            </table:table-row>
            <table:table-row>
              <table:table-cell office:value-type="string">
                <text:p>18:10:43</text:p>
              </table:table-cell>
              <table:table-cell office:value-type="float" office:value="2196.729008">
                <text:p>2196.729008</text:p>
              </table:table-cell>
            </table:table-row>
            <table:table-row>
              <table:table-cell office:value-type="string">
                <text:p>18:10:44</text:p>
              </table:table-cell>
              <table:table-cell office:value-type="float" office:value="2529.97737">
                <text:p>2529.97737</text:p>
              </table:table-cell>
            </table:table-row>
            <table:table-row>
              <table:table-cell office:value-type="string">
                <text:p>18:10:45</text:p>
              </table:table-cell>
              <table:table-cell office:value-type="float" office:value="2105.597183">
                <text:p>2105.597183</text:p>
              </table:table-cell>
            </table:table-row>
            <table:table-row>
              <table:table-cell office:value-type="string">
                <text:p>18:10:46</text:p>
              </table:table-cell>
              <table:table-cell office:value-type="float" office:value="1749.572751">
                <text:p>1749.572751</text:p>
              </table:table-cell>
            </table:table-row>
            <table:table-row>
              <table:table-cell office:value-type="string">
                <text:p>18:10:47</text:p>
              </table:table-cell>
              <table:table-cell office:value-type="float" office:value="1048.907529">
                <text:p>1048.907529</text:p>
              </table:table-cell>
            </table:table-row>
            <table:table-row>
              <table:table-cell office:value-type="string">
                <text:p>18:10:48</text:p>
              </table:table-cell>
              <table:table-cell office:value-type="float" office:value="1067.575743">
                <text:p>1067.575743</text:p>
              </table:table-cell>
            </table:table-row>
            <table:table-row>
              <table:table-cell office:value-type="string">
                <text:p>18:10:49</text:p>
              </table:table-cell>
              <table:table-cell office:value-type="float" office:value="1800.061148">
                <text:p>1800.061148</text:p>
              </table:table-cell>
            </table:table-row>
            <table:table-row>
              <table:table-cell office:value-type="string">
                <text:p>18:10:50</text:p>
              </table:table-cell>
              <table:table-cell office:value-type="float" office:value="2575.063242">
                <text:p>2575.063242</text:p>
              </table:table-cell>
            </table:table-row>
            <table:table-row>
              <table:table-cell office:value-type="string">
                <text:p>18:10:51</text:p>
              </table:table-cell>
              <table:table-cell office:value-type="float" office:value="3398.550298">
                <text:p>3398.550298</text:p>
              </table:table-cell>
            </table:table-row>
            <table:table-row>
              <table:table-cell office:value-type="string">
                <text:p>18:10:52</text:p>
              </table:table-cell>
              <table:table-cell office:value-type="float" office:value="610.547192">
                <text:p>610.547192</text:p>
              </table:table-cell>
            </table:table-row>
            <table:table-row>
              <table:table-cell office:value-type="string">
                <text:p>18:10:53</text:p>
              </table:table-cell>
              <table:table-cell office:value-type="float" office:value="947.506485">
                <text:p>947.506485</text:p>
              </table:table-cell>
            </table:table-row>
            <table:table-row>
              <table:table-cell office:value-type="string">
                <text:p>18:10:54</text:p>
              </table:table-cell>
              <table:table-cell office:value-type="float" office:value="2125.518493">
                <text:p>2125.518493</text:p>
              </table:table-cell>
            </table:table-row>
            <table:table-row>
              <table:table-cell office:value-type="string">
                <text:p>18:10:55</text:p>
              </table:table-cell>
              <table:table-cell office:value-type="float" office:value="949.49323">
                <text:p>949.49323</text:p>
              </table:table-cell>
            </table:table-row>
            <table:table-row>
              <table:table-cell office:value-type="string">
                <text:p>18:10:56</text:p>
              </table:table-cell>
              <table:table-cell office:value-type="float" office:value="1437.501837">
                <text:p>1437.501837</text:p>
              </table:table-cell>
            </table:table-row>
            <table:table-row>
              <table:table-cell office:value-type="string">
                <text:p>18:10:57</text:p>
              </table:table-cell>
              <table:table-cell office:value-type="float" office:value="574.406342">
                <text:p>574.406342</text:p>
              </table:table-cell>
            </table:table-row>
            <table:table-row>
              <table:table-cell office:value-type="string">
                <text:p>18:10:58</text:p>
              </table:table-cell>
              <table:table-cell office:value-type="float" office:value="1958.474499">
                <text:p>1958.474499</text:p>
              </table:table-cell>
            </table:table-row>
            <table:table-row>
              <table:table-cell office:value-type="string">
                <text:p>18:10:59</text:p>
              </table:table-cell>
              <table:table-cell office:value-type="float" office:value="1310.630504">
                <text:p>1310.630504</text:p>
              </table:table-cell>
            </table:table-row>
            <table:table-row>
              <table:table-cell office:value-type="string">
                <text:p>18:11:00</text:p>
              </table:table-cell>
              <table:table-cell office:value-type="float" office:value="1610.415209">
                <text:p>1610.415209</text:p>
              </table:table-cell>
            </table:table-row>
            <table:table-row>
              <table:table-cell office:value-type="string">
                <text:p>18:11:01</text:p>
              </table:table-cell>
              <table:table-cell office:value-type="float" office:value="970.919554">
                <text:p>970.919554</text:p>
              </table:table-cell>
            </table:table-row>
            <table:table-row>
              <table:table-cell office:value-type="string">
                <text:p>18:11:02</text:p>
              </table:table-cell>
              <table:table-cell office:value-type="float" office:value="1182.514338">
                <text:p>1182.514338</text:p>
              </table:table-cell>
            </table:table-row>
            <table:table-row>
              <table:table-cell office:value-type="string">
                <text:p>18:11:03</text:p>
              </table:table-cell>
              <table:table-cell office:value-type="float" office:value="1421.37674">
                <text:p>1421.37674</text:p>
              </table:table-cell>
            </table:table-row>
            <table:table-row>
              <table:table-cell office:value-type="string">
                <text:p>18:11:04</text:p>
              </table:table-cell>
              <table:table-cell office:value-type="float" office:value="2125.308893">
                <text:p>2125.308893</text:p>
              </table:table-cell>
            </table:table-row>
            <table:table-row>
              <table:table-cell office:value-type="string">
                <text:p>18:11:05</text:p>
              </table:table-cell>
              <table:table-cell office:value-type="float" office:value="1064.159122">
                <text:p>1064.159122</text:p>
              </table:table-cell>
            </table:table-row>
            <table:table-row>
              <table:table-cell office:value-type="string">
                <text:p>18:11:06</text:p>
              </table:table-cell>
              <table:table-cell office:value-type="float" office:value="1243.676605">
                <text:p>1243.676605</text:p>
              </table:table-cell>
            </table:table-row>
            <table:table-row>
              <table:table-cell office:value-type="string">
                <text:p>18:11:07</text:p>
              </table:table-cell>
              <table:table-cell office:value-type="float" office:value="1250.425607">
                <text:p>1250.425607</text:p>
              </table:table-cell>
            </table:table-row>
            <table:table-row>
              <table:table-cell office:value-type="string">
                <text:p>18:11:08</text:p>
              </table:table-cell>
              <table:table-cell office:value-type="float" office:value="2615.973541">
                <text:p>2615.973541</text:p>
              </table:table-cell>
            </table:table-row>
            <table:table-row>
              <table:table-cell office:value-type="string">
                <text:p>18:11:09</text:p>
              </table:table-cell>
              <table:table-cell office:value-type="float" office:value="1349.611519">
                <text:p>1349.611519</text:p>
              </table:table-cell>
            </table:table-row>
            <table:table-row>
              <table:table-cell office:value-type="string">
                <text:p>18:11:10</text:p>
              </table:table-cell>
              <table:table-cell office:value-type="float" office:value="1055.065376">
                <text:p>1055.065376</text:p>
              </table:table-cell>
            </table:table-row>
            <table:table-row>
              <table:table-cell office:value-type="string">
                <text:p>18:11:11</text:p>
              </table:table-cell>
              <table:table-cell office:value-type="float" office:value="784.295566">
                <text:p>784.295566</text:p>
              </table:table-cell>
            </table:table-row>
            <table:table-row>
              <table:table-cell office:value-type="string">
                <text:p>18:11:12</text:p>
              </table:table-cell>
              <table:table-cell office:value-type="float" office:value="962.577478">
                <text:p>962.577478</text:p>
              </table:table-cell>
            </table:table-row>
            <table:table-row>
              <table:table-cell office:value-type="string">
                <text:p>18:11:13</text:p>
              </table:table-cell>
              <table:table-cell office:value-type="float" office:value="1426.316387">
                <text:p>1426.316387</text:p>
              </table:table-cell>
            </table:table-row>
            <table:table-row>
              <table:table-cell office:value-type="string">
                <text:p>18:11:14</text:p>
              </table:table-cell>
              <table:table-cell office:value-type="float" office:value="946.925872">
                <text:p>946.925872</text:p>
              </table:table-cell>
            </table:table-row>
            <table:table-row>
              <table:table-cell office:value-type="string">
                <text:p>18:11:15</text:p>
              </table:table-cell>
              <table:table-cell office:value-type="float" office:value="1357.607399">
                <text:p>1357.607399</text:p>
              </table:table-cell>
            </table:table-row>
            <table:table-row>
              <table:table-cell office:value-type="string">
                <text:p>18:11:16</text:p>
              </table:table-cell>
              <table:table-cell office:value-type="float" office:value="1540.960667">
                <text:p>1540.960667</text:p>
              </table:table-cell>
            </table:table-row>
            <table:table-row>
              <table:table-cell office:value-type="string">
                <text:p>18:11:17</text:p>
              </table:table-cell>
              <table:table-cell office:value-type="float" office:value="1171.684255">
                <text:p>1171.684255</text:p>
              </table:table-cell>
            </table:table-row>
            <table:table-row>
              <table:table-cell office:value-type="string">
                <text:p>18:11:18</text:p>
              </table:table-cell>
              <table:table-cell office:value-type="float" office:value="1029.80523">
                <text:p>1029.80523</text:p>
              </table:table-cell>
            </table:table-row>
            <table:table-row>
              <table:table-cell office:value-type="string">
                <text:p>18:11:19</text:p>
              </table:table-cell>
              <table:table-cell office:value-type="float" office:value="1198.937151">
                <text:p>1198.937151</text:p>
              </table:table-cell>
            </table:table-row>
            <table:table-row>
              <table:table-cell office:value-type="string">
                <text:p>18:11:20</text:p>
              </table:table-cell>
              <table:table-cell office:value-type="float" office:value="772.591118">
                <text:p>772.591118</text:p>
              </table:table-cell>
            </table:table-row>
            <table:table-row>
              <table:table-cell office:value-type="string">
                <text:p>18:11:21</text:p>
              </table:table-cell>
              <table:table-cell office:value-type="float" office:value="824.167998">
                <text:p>824.167998</text:p>
              </table:table-cell>
            </table:table-row>
            <table:table-row>
              <table:table-cell office:value-type="string">
                <text:p>18:11:22</text:p>
              </table:table-cell>
              <table:table-cell office:value-type="float" office:value="906.596257">
                <text:p>906.596257</text:p>
              </table:table-cell>
            </table:table-row>
            <table:table-row>
              <table:table-cell office:value-type="string">
                <text:p>18:11:23</text:p>
              </table:table-cell>
              <table:table-cell office:value-type="float" office:value="597.672335">
                <text:p>597.672335</text:p>
              </table:table-cell>
            </table:table-row>
            <table:table-row>
              <table:table-cell office:value-type="string">
                <text:p>18:11:24</text:p>
              </table:table-cell>
              <table:table-cell office:value-type="float" office:value="1275.198023">
                <text:p>1275.198023</text:p>
              </table:table-cell>
            </table:table-row>
            <table:table-row>
              <table:table-cell office:value-type="string">
                <text:p>18:11:25</text:p>
              </table:table-cell>
              <table:table-cell office:value-type="float" office:value="1189.36873">
                <text:p>1189.36873</text:p>
              </table:table-cell>
            </table:table-row>
            <table:table-row>
              <table:table-cell office:value-type="string">
                <text:p>18:11:26</text:p>
              </table:table-cell>
              <table:table-cell office:value-type="float" office:value="1905.300956">
                <text:p>1905.300956</text:p>
              </table:table-cell>
            </table:table-row>
            <table:table-row>
              <table:table-cell office:value-type="string">
                <text:p>18:11:27</text:p>
              </table:table-cell>
              <table:table-cell office:value-type="float" office:value="900.895469">
                <text:p>900.895469</text:p>
              </table:table-cell>
            </table:table-row>
            <table:table-row>
              <table:table-cell office:value-type="string">
                <text:p>18:11:28</text:p>
              </table:table-cell>
              <table:table-cell office:value-type="float" office:value="790.663476">
                <text:p>790.663476</text:p>
              </table:table-cell>
            </table:table-row>
            <table:table-row>
              <table:table-cell office:value-type="string">
                <text:p>18:11:29</text:p>
              </table:table-cell>
              <table:table-cell office:value-type="float" office:value="1489.545194">
                <text:p>1489.545194</text:p>
              </table:table-cell>
            </table:table-row>
            <table:table-row>
              <table:table-cell office:value-type="string">
                <text:p>18:11:30</text:p>
              </table:table-cell>
              <table:table-cell office:value-type="float" office:value="1474.411446">
                <text:p>1474.411446</text:p>
              </table:table-cell>
            </table:table-row>
            <table:table-row>
              <table:table-cell office:value-type="string">
                <text:p>18:11:31</text:p>
              </table:table-cell>
              <table:table-cell office:value-type="float" office:value="1140.733658">
                <text:p>1140.733658</text:p>
              </table:table-cell>
            </table:table-row>
            <table:table-row>
              <table:table-cell office:value-type="string">
                <text:p>18:11:32</text:p>
              </table:table-cell>
              <table:table-cell office:value-type="float" office:value="1360.871343">
                <text:p>1360.871343</text:p>
              </table:table-cell>
            </table:table-row>
            <table:table-row>
              <table:table-cell office:value-type="string">
                <text:p>18:11:33</text:p>
              </table:table-cell>
              <table:table-cell office:value-type="float" office:value="834.286756">
                <text:p>834.286756</text:p>
              </table:table-cell>
            </table:table-row>
            <table:table-row>
              <table:table-cell office:value-type="string">
                <text:p>18:11:34</text:p>
              </table:table-cell>
              <table:table-cell office:value-type="float" office:value="1082.756765">
                <text:p>1082.756765</text:p>
              </table:table-cell>
            </table:table-row>
            <table:table-row>
              <table:table-cell office:value-type="string">
                <text:p>18:11:35</text:p>
              </table:table-cell>
              <table:table-cell office:value-type="float" office:value="1177.746314">
                <text:p>1177.746314</text:p>
              </table:table-cell>
            </table:table-row>
            <table:table-row>
              <table:table-cell office:value-type="string">
                <text:p>18:11:36</text:p>
              </table:table-cell>
              <table:table-cell office:value-type="float" office:value="2057.015518">
                <text:p>2057.015518</text:p>
              </table:table-cell>
            </table:table-row>
            <table:table-row>
              <table:table-cell office:value-type="string">
                <text:p>18:11:37</text:p>
              </table:table-cell>
              <table:table-cell office:value-type="float" office:value="1132.086627">
                <text:p>1132.086627</text:p>
              </table:table-cell>
            </table:table-row>
            <table:table-row>
              <table:table-cell office:value-type="string">
                <text:p>18:11:38</text:p>
              </table:table-cell>
              <table:table-cell office:value-type="float" office:value="1679.484734">
                <text:p>1679.484734</text:p>
              </table:table-cell>
            </table:table-row>
            <table:table-row>
              <table:table-cell office:value-type="string">
                <text:p>18:11:39</text:p>
              </table:table-cell>
              <table:table-cell office:value-type="float" office:value="712.044758">
                <text:p>712.044758</text:p>
              </table:table-cell>
            </table:table-row>
            <table:table-row>
              <table:table-cell office:value-type="string">
                <text:p>18:11:40</text:p>
              </table:table-cell>
              <table:table-cell office:value-type="float" office:value="577.57214">
                <text:p>577.57214</text:p>
              </table:table-cell>
            </table:table-row>
            <table:table-row>
              <table:table-cell office:value-type="string">
                <text:p>18:11:41</text:p>
              </table:table-cell>
              <table:table-cell office:value-type="float" office:value="1547.791905">
                <text:p>1547.791905</text:p>
              </table:table-cell>
            </table:table-row>
            <table:table-row>
              <table:table-cell office:value-type="string">
                <text:p>18:11:42</text:p>
              </table:table-cell>
              <table:table-cell office:value-type="float" office:value="1162.448288">
                <text:p>1162.448288</text:p>
              </table:table-cell>
            </table:table-row>
            <table:table-row>
              <table:table-cell office:value-type="string">
                <text:p>18:11:43</text:p>
              </table:table-cell>
              <table:table-cell office:value-type="float" office:value="1038.005314">
                <text:p>1038.005314</text:p>
              </table:table-cell>
            </table:table-row>
            <table:table-row>
              <table:table-cell office:value-type="string">
                <text:p>18:11:44</text:p>
              </table:table-cell>
              <table:table-cell office:value-type="float" office:value="1031.159112">
                <text:p>1031.159112</text:p>
              </table:table-cell>
            </table:table-row>
            <table:table-row>
              <table:table-cell office:value-type="string">
                <text:p>18:11:45</text:p>
              </table:table-cell>
              <table:table-cell office:value-type="float" office:value="995.088793">
                <text:p>995.088793</text:p>
              </table:table-cell>
            </table:table-row>
            <table:table-row>
              <table:table-cell office:value-type="string">
                <text:p>18:11:46</text:p>
              </table:table-cell>
              <table:table-cell office:value-type="float" office:value="1524.758481">
                <text:p>1524.758481</text:p>
              </table:table-cell>
            </table:table-row>
            <table:table-row>
              <table:table-cell office:value-type="string">
                <text:p>18:11:47</text:p>
              </table:table-cell>
              <table:table-cell office:value-type="float" office:value="735.353075">
                <text:p>735.353075</text:p>
              </table:table-cell>
            </table:table-row>
            <table:table-row>
              <table:table-cell office:value-type="string">
                <text:p>18:11:48</text:p>
              </table:table-cell>
              <table:table-cell office:value-type="float" office:value="1701.973325">
                <text:p>1701.973325</text:p>
              </table:table-cell>
            </table:table-row>
            <table:table-row>
              <table:table-cell office:value-type="string">
                <text:p>18:11:49</text:p>
              </table:table-cell>
              <table:table-cell office:value-type="float" office:value="851.797268">
                <text:p>851.797268</text:p>
              </table:table-cell>
            </table:table-row>
            <table:table-row>
              <table:table-cell office:value-type="string">
                <text:p>18:11:50</text:p>
              </table:table-cell>
              <table:table-cell office:value-type="float" office:value="1431.152286">
                <text:p>1431.152286</text:p>
              </table:table-cell>
            </table:table-row>
            <table:table-row>
              <table:table-cell office:value-type="string">
                <text:p>18:11:51</text:p>
              </table:table-cell>
              <table:table-cell office:value-type="float" office:value="948.091613">
                <text:p>948.091613</text:p>
              </table:table-cell>
            </table:table-row>
            <table:table-row>
              <table:table-cell office:value-type="string">
                <text:p>18:11:52</text:p>
              </table:table-cell>
              <table:table-cell office:value-type="float" office:value="1233.091926">
                <text:p>1233.091926</text:p>
              </table:table-cell>
            </table:table-row>
            <table:table-row>
              <table:table-cell office:value-type="string">
                <text:p>18:11:53</text:p>
              </table:table-cell>
              <table:table-cell office:value-type="float" office:value="3291.500474">
                <text:p>3291.500474</text:p>
              </table:table-cell>
            </table:table-row>
            <table:table-row>
              <table:table-cell office:value-type="string">
                <text:p>18:11:54</text:p>
              </table:table-cell>
              <table:table-cell office:value-type="float" office:value="1655.123008">
                <text:p>1655.123008</text:p>
              </table:table-cell>
            </table:table-row>
            <table:table-row>
              <table:table-cell office:value-type="string">
                <text:p>18:11:55</text:p>
              </table:table-cell>
              <table:table-cell office:value-type="float" office:value="2161.161373">
                <text:p>2161.161373</text:p>
              </table:table-cell>
            </table:table-row>
            <table:table-row>
              <table:table-cell office:value-type="string">
                <text:p>18:11:56</text:p>
              </table:table-cell>
              <table:table-cell office:value-type="float" office:value="1922.257696">
                <text:p>1922.257696</text:p>
              </table:table-cell>
            </table:table-row>
            <table:table-row>
              <table:table-cell office:value-type="string">
                <text:p>18:11:57</text:p>
              </table:table-cell>
              <table:table-cell office:value-type="float" office:value="1513.826266">
                <text:p>1513.826266</text:p>
              </table:table-cell>
            </table:table-row>
            <table:table-row>
              <table:table-cell office:value-type="string">
                <text:p>18:11:58</text:p>
              </table:table-cell>
              <table:table-cell office:value-type="float" office:value="1461.683663">
                <text:p>1461.683663</text:p>
              </table:table-cell>
            </table:table-row>
            <table:table-row>
              <table:table-cell office:value-type="string">
                <text:p>18:11:59</text:p>
              </table:table-cell>
              <table:table-cell office:value-type="float" office:value="280.468241">
                <text:p>280.468241</text:p>
              </table:table-cell>
            </table:table-row>
            <table:table-row>
              <table:table-cell office:value-type="string">
                <text:p>18:12:00</text:p>
              </table:table-cell>
              <table:table-cell office:value-type="float" office:value="613.763591">
                <text:p>613.763591</text:p>
              </table:table-cell>
            </table:table-row>
            <table:table-row>
              <table:table-cell office:value-type="string">
                <text:p>18:12:01</text:p>
              </table:table-cell>
              <table:table-cell office:value-type="float" office:value="1467.782414">
                <text:p>1467.782414</text:p>
              </table:table-cell>
            </table:table-row>
            <table:table-row>
              <table:table-cell office:value-type="string">
                <text:p>18:12:02</text:p>
              </table:table-cell>
              <table:table-cell office:value-type="float" office:value="790.895655">
                <text:p>790.895655</text:p>
              </table:table-cell>
            </table:table-row>
            <table:table-row>
              <table:table-cell office:value-type="string">
                <text:p>18:12:03</text:p>
              </table:table-cell>
              <table:table-cell office:value-type="float" office:value="1425.892878">
                <text:p>1425.892878</text:p>
              </table:table-cell>
            </table:table-row>
            <table:table-row>
              <table:table-cell office:value-type="string">
                <text:p>18:12:04</text:p>
              </table:table-cell>
              <table:table-cell office:value-type="float" office:value="851.612338">
                <text:p>851.612338</text:p>
              </table:table-cell>
            </table:table-row>
            <table:table-row>
              <table:table-cell office:value-type="string">
                <text:p>18:12:05</text:p>
              </table:table-cell>
              <table:table-cell office:value-type="float" office:value="2436.01877">
                <text:p>2436.01877</text:p>
              </table:table-cell>
            </table:table-row>
            <table:table-row>
              <table:table-cell office:value-type="string">
                <text:p>18:12:06</text:p>
              </table:table-cell>
              <table:table-cell office:value-type="float" office:value="856.379998">
                <text:p>856.379998</text:p>
              </table:table-cell>
            </table:table-row>
            <table:table-row>
              <table:table-cell office:value-type="string">
                <text:p>18:12:07</text:p>
              </table:table-cell>
              <table:table-cell office:value-type="float" office:value="1548.076168">
                <text:p>1548.076168</text:p>
              </table:table-cell>
            </table:table-row>
            <table:table-row>
              <table:table-cell office:value-type="string">
                <text:p>18:12:08</text:p>
              </table:table-cell>
              <table:table-cell office:value-type="float" office:value="1099.433904">
                <text:p>1099.433904</text:p>
              </table:table-cell>
            </table:table-row>
            <table:table-row>
              <table:table-cell office:value-type="string">
                <text:p>18:12:09</text:p>
              </table:table-cell>
              <table:table-cell office:value-type="float" office:value="1395.456552">
                <text:p>1395.456552</text:p>
              </table:table-cell>
            </table:table-row>
            <table:table-row>
              <table:table-cell office:value-type="string">
                <text:p>18:12:10</text:p>
              </table:table-cell>
              <table:table-cell office:value-type="float" office:value="2034.929626">
                <text:p>2034.929626</text:p>
              </table:table-cell>
            </table:table-row>
            <table:table-row>
              <table:table-cell office:value-type="string">
                <text:p>18:12:11</text:p>
              </table:table-cell>
              <table:table-cell office:value-type="float" office:value="1007.820177">
                <text:p>1007.820177</text:p>
              </table:table-cell>
            </table:table-row>
            <table:table-row>
              <table:table-cell office:value-type="string">
                <text:p>18:12:12</text:p>
              </table:table-cell>
              <table:table-cell office:value-type="float" office:value="1962.363247">
                <text:p>1962.363247</text:p>
              </table:table-cell>
            </table:table-row>
            <table:table-row>
              <table:table-cell office:value-type="string">
                <text:p>18:12:13</text:p>
              </table:table-cell>
              <table:table-cell office:value-type="float" office:value="2069.453235">
                <text:p>2069.453235</text:p>
              </table:table-cell>
            </table:table-row>
            <table:table-row>
              <table:table-cell office:value-type="string">
                <text:p>18:12:14</text:p>
              </table:table-cell>
              <table:table-cell office:value-type="float" office:value="590.574618">
                <text:p>590.574618</text:p>
              </table:table-cell>
            </table:table-row>
            <table:table-row>
              <table:table-cell office:value-type="string">
                <text:p>18:12:15</text:p>
              </table:table-cell>
              <table:table-cell office:value-type="float" office:value="1130.650084">
                <text:p>1130.650084</text:p>
              </table:table-cell>
            </table:table-row>
            <table:table-row>
              <table:table-cell office:value-type="string">
                <text:p>18:12:16</text:p>
              </table:table-cell>
              <table:table-cell office:value-type="float" office:value="1067.895067">
                <text:p>1067.895067</text:p>
              </table:table-cell>
            </table:table-row>
            <table:table-row>
              <table:table-cell office:value-type="string">
                <text:p>18:12:17</text:p>
              </table:table-cell>
              <table:table-cell office:value-type="float" office:value="1413.197988">
                <text:p>1413.197988</text:p>
              </table:table-cell>
            </table:table-row>
            <table:table-row>
              <table:table-cell office:value-type="string">
                <text:p>18:12:18</text:p>
              </table:table-cell>
              <table:table-cell office:value-type="float" office:value="810.846382">
                <text:p>810.846382</text:p>
              </table:table-cell>
            </table:table-row>
            <table:table-row>
              <table:table-cell office:value-type="string">
                <text:p>18:12:19</text:p>
              </table:table-cell>
              <table:table-cell office:value-type="float" office:value="1045.667701">
                <text:p>1045.667701</text:p>
              </table:table-cell>
            </table:table-row>
            <table:table-row>
              <table:table-cell office:value-type="string">
                <text:p>18:12:20</text:p>
              </table:table-cell>
              <table:table-cell office:value-type="float" office:value="1609.929148">
                <text:p>1609.929148</text:p>
              </table:table-cell>
            </table:table-row>
            <table:table-row>
              <table:table-cell office:value-type="string">
                <text:p>18:12:21</text:p>
              </table:table-cell>
              <table:table-cell office:value-type="float" office:value="1277.409701">
                <text:p>1277.409701</text:p>
              </table:table-cell>
            </table:table-row>
            <table:table-row>
              <table:table-cell office:value-type="string">
                <text:p>18:12:22</text:p>
              </table:table-cell>
              <table:table-cell office:value-type="float" office:value="1884.533225">
                <text:p>1884.533225</text:p>
              </table:table-cell>
            </table:table-row>
            <table:table-row>
              <table:table-cell office:value-type="string">
                <text:p>18:12:23</text:p>
              </table:table-cell>
              <table:table-cell office:value-type="float" office:value="611.732087">
                <text:p>611.732087</text:p>
              </table:table-cell>
            </table:table-row>
            <table:table-row>
              <table:table-cell office:value-type="string">
                <text:p>18:12:24</text:p>
              </table:table-cell>
              <table:table-cell office:value-type="float" office:value="1283.886758">
                <text:p>1283.886758</text:p>
              </table:table-cell>
            </table:table-row>
            <table:table-row>
              <table:table-cell office:value-type="string">
                <text:p>18:12:25</text:p>
              </table:table-cell>
              <table:table-cell office:value-type="float" office:value="1383.270563">
                <text:p>1383.270563</text:p>
              </table:table-cell>
            </table:table-row>
            <table:table-row>
              <table:table-cell office:value-type="string">
                <text:p>18:12:26</text:p>
              </table:table-cell>
              <table:table-cell office:value-type="float" office:value="1411.28332">
                <text:p>1411.28332</text:p>
              </table:table-cell>
            </table:table-row>
            <table:table-row>
              <table:table-cell office:value-type="string">
                <text:p>18:12:27</text:p>
              </table:table-cell>
              <table:table-cell office:value-type="float" office:value="1204.607654">
                <text:p>1204.607654</text:p>
              </table:table-cell>
            </table:table-row>
            <table:table-row>
              <table:table-cell office:value-type="string">
                <text:p>18:12:28</text:p>
              </table:table-cell>
              <table:table-cell office:value-type="float" office:value="1303.274088">
                <text:p>1303.274088</text:p>
              </table:table-cell>
            </table:table-row>
            <table:table-row>
              <table:table-cell office:value-type="string">
                <text:p>18:12:29</text:p>
              </table:table-cell>
              <table:table-cell office:value-type="float" office:value="923.685789">
                <text:p>923.685789</text:p>
              </table:table-cell>
            </table:table-row>
            <table:table-row>
              <table:table-cell office:value-type="string">
                <text:p>18:12:30</text:p>
              </table:table-cell>
              <table:table-cell office:value-type="float" office:value="1245.905921">
                <text:p>1245.905921</text:p>
              </table:table-cell>
            </table:table-row>
            <table:table-row>
              <table:table-cell office:value-type="string">
                <text:p>18:12:31</text:p>
              </table:table-cell>
              <table:table-cell office:value-type="float" office:value="1333.301146">
                <text:p>1333.301146</text:p>
              </table:table-cell>
            </table:table-row>
            <table:table-row>
              <table:table-cell office:value-type="string">
                <text:p>18:12:32</text:p>
              </table:table-cell>
              <table:table-cell office:value-type="float" office:value="317.651264">
                <text:p>317.651264</text:p>
              </table:table-cell>
            </table:table-row>
            <table:table-row>
              <table:table-cell office:value-type="string">
                <text:p>18:12:33</text:p>
              </table:table-cell>
              <table:table-cell office:value-type="float" office:value="427.349356">
                <text:p>427.349356</text:p>
              </table:table-cell>
            </table:table-row>
            <table:table-row>
              <table:table-cell office:value-type="string">
                <text:p>18:12:34</text:p>
              </table:table-cell>
              <table:table-cell office:value-type="float" office:value="274.082047">
                <text:p>274.082047</text:p>
              </table:table-cell>
            </table:table-row>
            <table:table-row>
              <table:table-cell office:value-type="string">
                <text:p>18:12:35</text:p>
              </table:table-cell>
              <table:table-cell office:value-type="float" office:value="211.434879">
                <text:p>211.434879</text:p>
              </table:table-cell>
            </table:table-row>
            <table:table-row>
              <table:table-cell office:value-type="string">
                <text:p>18:12:36</text:p>
              </table:table-cell>
              <table:table-cell office:value-type="float" office:value="142.332912">
                <text:p>142.332912</text:p>
              </table:table-cell>
            </table:table-row>
            <table:table-row>
              <table:table-cell office:value-type="string">
                <text:p>18:12:37</text:p>
              </table:table-cell>
              <table:table-cell office:value-type="float" office:value="104.213922">
                <text:p>104.213922</text:p>
              </table:table-cell>
            </table:table-row>
            <table:table-row>
              <table:table-cell office:value-type="string">
                <text:p>18:12:38</text:p>
              </table:table-cell>
              <table:table-cell office:value-type="float" office:value="2.46116">
                <text:p>2.46116</text:p>
              </table:table-cell>
            </table:table-row>
            <table:table-row>
              <table:table-cell office:value-type="string">
                <text:p>18:12:39</text:p>
              </table:table-cell>
              <table:table-cell office:value-type="float" office:value="442.319203">
                <text:p>442.319203</text:p>
              </table:table-cell>
            </table:table-row>
            <table:table-row>
              <table:table-cell office:value-type="string">
                <text:p>18:12:40</text:p>
              </table:table-cell>
              <table:table-cell office:value-type="float" office:value="342.553486">
                <text:p>342.553486</text:p>
              </table:table-cell>
            </table:table-row>
            <table:table-row>
              <table:table-cell office:value-type="string">
                <text:p>18:12:41</text:p>
              </table:table-cell>
              <table:table-cell office:value-type="float" office:value="433.928266">
                <text:p>433.928266</text:p>
              </table:table-cell>
            </table:table-row>
            <table:table-row>
              <table:table-cell office:value-type="string">
                <text:p>18:12:42</text:p>
              </table:table-cell>
              <table:table-cell office:value-type="float" office:value="165.924469">
                <text:p>165.924469</text:p>
              </table:table-cell>
            </table:table-row>
            <table:table-row>
              <table:table-cell office:value-type="string">
                <text:p>18:12:44</text:p>
              </table:table-cell>
              <table:table-cell office:value-type="float" office:value="119.413871">
                <text:p>119.413871</text:p>
              </table:table-cell>
            </table:table-row>
            <table:table-row>
              <table:table-cell office:value-type="string">
                <text:p>18:12:45</text:p>
              </table:table-cell>
              <table:table-cell office:value-type="float" office:value="263.165053">
                <text:p>263.165053</text:p>
              </table:table-cell>
            </table:table-row>
            <table:table-row>
              <table:table-cell office:value-type="string">
                <text:p>18:12:46</text:p>
              </table:table-cell>
              <table:table-cell office:value-type="float" office:value="62.292915">
                <text:p>62.292915</text:p>
              </table:table-cell>
            </table:table-row>
            <table:table-row>
              <table:table-cell office:value-type="string">
                <text:p>18:12:47</text:p>
              </table:table-cell>
              <table:table-cell office:value-type="float" office:value="301.54127">
                <text:p>301.54127</text:p>
              </table:table-cell>
            </table:table-row>
            <table:table-row>
              <table:table-cell office:value-type="string">
                <text:p>18:12:48</text:p>
              </table:table-cell>
              <table:table-cell office:value-type="float" office:value="78.664662">
                <text:p>78.664662</text:p>
              </table:table-cell>
            </table:table-row>
            <table:table-row>
              <table:table-cell office:value-type="string">
                <text:p>18:12:50</text:p>
              </table:table-cell>
              <table:table-cell office:value-type="float" office:value="116.879216">
                <text:p>116.879216</text:p>
              </table:table-cell>
            </table:table-row>
            <table:table-row>
              <table:table-cell office:value-type="string">
                <text:p>18:12:51</text:p>
              </table:table-cell>
              <table:table-cell office:value-type="float" office:value="256.846327">
                <text:p>256.846327</text:p>
              </table:table-cell>
            </table:table-row>
            <table:table-row>
              <table:table-cell office:value-type="string">
                <text:p>18:12:52</text:p>
              </table:table-cell>
              <table:table-cell office:value-type="float" office:value="352.530111">
                <text:p>352.530111</text:p>
              </table:table-cell>
            </table:table-row>
            <table:table-row>
              <table:table-cell office:value-type="string">
                <text:p>18:12:54</text:p>
              </table:table-cell>
              <table:table-cell office:value-type="float" office:value="244.195483">
                <text:p>244.195483</text:p>
              </table:table-cell>
            </table:table-row>
            <table:table-row>
              <table:table-cell office:value-type="string">
                <text:p>18:12:55</text:p>
              </table:table-cell>
              <table:table-cell office:value-type="float" office:value="517.277914">
                <text:p>517.277914</text:p>
              </table:table-cell>
            </table:table-row>
            <table:table-row>
              <table:table-cell office:value-type="string">
                <text:p>18:12:56</text:p>
              </table:table-cell>
              <table:table-cell office:value-type="float" office:value="49.926725">
                <text:p>49.926725</text:p>
              </table:table-cell>
            </table:table-row>
            <table:table-row>
              <table:table-cell office:value-type="string">
                <text:p>18:12:57</text:p>
              </table:table-cell>
              <table:table-cell office:value-type="float" office:value="150.968203">
                <text:p>150.968203</text:p>
              </table:table-cell>
            </table:table-row>
            <table:table-row>
              <table:table-cell office:value-type="string">
                <text:p>18:12:58</text:p>
              </table:table-cell>
              <table:table-cell office:value-type="float" office:value="511.954383">
                <text:p>511.954383</text:p>
              </table:table-cell>
            </table:table-row>
            <table:table-row>
              <table:table-cell office:value-type="string">
                <text:p>18:12:59</text:p>
              </table:table-cell>
              <table:table-cell office:value-type="float" office:value="169.139743">
                <text:p>169.139743</text:p>
              </table:table-cell>
            </table:table-row>
            <table:table-row>
              <table:table-cell office:value-type="string">
                <text:p>18:13:00</text:p>
              </table:table-cell>
              <table:table-cell office:value-type="float" office:value="361.71175">
                <text:p>361.71175</text:p>
              </table:table-cell>
            </table:table-row>
            <table:table-row>
              <table:table-cell office:value-type="string">
                <text:p>18:13:01</text:p>
              </table:table-cell>
              <table:table-cell office:value-type="float" office:value="502.023947">
                <text:p>502.023947</text:p>
              </table:table-cell>
            </table:table-row>
            <table:table-row>
              <table:table-cell office:value-type="string">
                <text:p>18:13:02</text:p>
              </table:table-cell>
              <table:table-cell office:value-type="float" office:value="84.047433">
                <text:p>84.047433</text:p>
              </table:table-cell>
            </table:table-row>
            <table:table-row>
              <table:table-cell office:value-type="string">
                <text:p>18:13:03</text:p>
              </table:table-cell>
              <table:table-cell office:value-type="float" office:value="217.49856">
                <text:p>217.49856</text:p>
              </table:table-cell>
            </table:table-row>
            <table:table-row>
              <table:table-cell office:value-type="string">
                <text:p>18:13:04</text:p>
              </table:table-cell>
              <table:table-cell office:value-type="float" office:value="183.125329">
                <text:p>183.125329</text:p>
              </table:table-cell>
            </table:table-row>
            <table:table-row>
              <table:table-cell office:value-type="string">
                <text:p>18:13:05</text:p>
              </table:table-cell>
              <table:table-cell office:value-type="float" office:value="308.914166">
                <text:p>308.914166</text:p>
              </table:table-cell>
            </table:table-row>
            <table:table-row>
              <table:table-cell office:value-type="string">
                <text:p>18:13:06</text:p>
              </table:table-cell>
              <table:table-cell office:value-type="float" office:value="569.350417">
                <text:p>569.350417</text:p>
              </table:table-cell>
            </table:table-row>
            <table:table-row>
              <table:table-cell office:value-type="string">
                <text:p>18:13:07</text:p>
              </table:table-cell>
              <table:table-cell office:value-type="float" office:value="72.906966">
                <text:p>72.906966</text:p>
              </table:table-cell>
            </table:table-row>
            <table:table-row>
              <table:table-cell office:value-type="string">
                <text:p>18:13:08</text:p>
              </table:table-cell>
              <table:table-cell office:value-type="float" office:value="335.963555">
                <text:p>335.963555</text:p>
              </table:table-cell>
            </table:table-row>
            <table:table-row>
              <table:table-cell office:value-type="string">
                <text:p>18:13:09</text:p>
              </table:table-cell>
              <table:table-cell office:value-type="float" office:value="444.183378">
                <text:p>444.183378</text:p>
              </table:table-cell>
            </table:table-row>
            <table:table-row>
              <table:table-cell office:value-type="string">
                <text:p>18:13:10</text:p>
              </table:table-cell>
              <table:table-cell office:value-type="float" office:value="197.354735">
                <text:p>197.354735</text:p>
              </table:table-cell>
            </table:table-row>
            <table:table-row>
              <table:table-cell office:value-type="string">
                <text:p>18:13:11</text:p>
              </table:table-cell>
              <table:table-cell office:value-type="float" office:value="118.808057">
                <text:p>118.808057</text:p>
              </table:table-cell>
            </table:table-row>
            <table:table-row>
              <table:table-cell office:value-type="string">
                <text:p>18:13:12</text:p>
              </table:table-cell>
              <table:table-cell office:value-type="float" office:value="592.747246">
                <text:p>592.747246</text:p>
              </table:table-cell>
            </table:table-row>
            <table:table-row>
              <table:table-cell office:value-type="string">
                <text:p>18:13:13</text:p>
              </table:table-cell>
              <table:table-cell office:value-type="float" office:value="295.567319">
                <text:p>295.567319</text:p>
              </table:table-cell>
            </table:table-row>
            <table:table-row>
              <table:table-cell office:value-type="string">
                <text:p>18:13:14</text:p>
              </table:table-cell>
              <table:table-cell office:value-type="float" office:value="440.578867">
                <text:p>440.578867</text:p>
              </table:table-cell>
            </table:table-row>
            <table:table-row>
              <table:table-cell office:value-type="string">
                <text:p>18:13:15</text:p>
              </table:table-cell>
              <table:table-cell office:value-type="float" office:value="492.206675">
                <text:p>492.206675</text:p>
              </table:table-cell>
            </table:table-row>
            <table:table-row>
              <table:table-cell office:value-type="string">
                <text:p>18:13:16</text:p>
              </table:table-cell>
              <table:table-cell office:value-type="float" office:value="256.349256">
                <text:p>256.349256</text:p>
              </table:table-cell>
            </table:table-row>
            <table:table-row>
              <table:table-cell office:value-type="string">
                <text:p>18:13:17</text:p>
              </table:table-cell>
              <table:table-cell office:value-type="float" office:value="665.903531">
                <text:p>665.903531</text:p>
              </table:table-cell>
            </table:table-row>
            <table:table-row>
              <table:table-cell office:value-type="string">
                <text:p>18:13:18</text:p>
              </table:table-cell>
              <table:table-cell office:value-type="float" office:value="210.633641">
                <text:p>210.633641</text:p>
              </table:table-cell>
            </table:table-row>
            <table:table-row>
              <table:table-cell office:value-type="string">
                <text:p>18:13:19</text:p>
              </table:table-cell>
              <table:table-cell office:value-type="float" office:value="244.035267">
                <text:p>244.035267</text:p>
              </table:table-cell>
            </table:table-row>
            <table:table-row>
              <table:table-cell office:value-type="string">
                <text:p>18:13:20</text:p>
              </table:table-cell>
              <table:table-cell office:value-type="float" office:value="70.512648">
                <text:p>70.512648</text:p>
              </table:table-cell>
            </table:table-row>
            <table:table-row>
              <table:table-cell office:value-type="string">
                <text:p>18:13:21</text:p>
              </table:table-cell>
              <table:table-cell office:value-type="float" office:value="72.556393">
                <text:p>72.556393</text:p>
              </table:table-cell>
            </table:table-row>
            <table:table-row>
              <table:table-cell office:value-type="string">
                <text:p>18:13:22</text:p>
              </table:table-cell>
              <table:table-cell office:value-type="float" office:value="309.350012">
                <text:p>309.350012</text:p>
              </table:table-cell>
            </table:table-row>
            <table:table-row>
              <table:table-cell office:value-type="string">
                <text:p>18:13:23</text:p>
              </table:table-cell>
              <table:table-cell office:value-type="float" office:value="220.992607">
                <text:p>220.992607</text:p>
              </table:table-cell>
            </table:table-row>
            <table:table-row>
              <table:table-cell office:value-type="string">
                <text:p>18:13:24</text:p>
              </table:table-cell>
              <table:table-cell office:value-type="float" office:value="526.588454">
                <text:p>526.588454</text:p>
              </table:table-cell>
            </table:table-row>
            <table:table-row>
              <table:table-cell office:value-type="string">
                <text:p>18:13:26</text:p>
              </table:table-cell>
              <table:table-cell office:value-type="float" office:value="427.954528">
                <text:p>427.954528</text:p>
              </table:table-cell>
            </table:table-row>
            <table:table-row>
              <table:table-cell office:value-type="string">
                <text:p>18:13:27</text:p>
              </table:table-cell>
              <table:table-cell office:value-type="float" office:value="74.434795">
                <text:p>74.434795</text:p>
              </table:table-cell>
            </table:table-row>
            <table:table-row>
              <table:table-cell office:value-type="string">
                <text:p>18:13:28</text:p>
              </table:table-cell>
              <table:table-cell office:value-type="float" office:value="356.420444">
                <text:p>356.420444</text:p>
              </table:table-cell>
            </table:table-row>
            <table:table-row>
              <table:table-cell office:value-type="string">
                <text:p>18:13:29</text:p>
              </table:table-cell>
              <table:table-cell office:value-type="float" office:value="253.958122">
                <text:p>253.958122</text:p>
              </table:table-cell>
            </table:table-row>
            <table:table-row>
              <table:table-cell office:value-type="string">
                <text:p>18:13:30</text:p>
              </table:table-cell>
              <table:table-cell office:value-type="float" office:value="481.87363">
                <text:p>481.87363</text:p>
              </table:table-cell>
            </table:table-row>
            <table:table-row>
              <table:table-cell office:value-type="string">
                <text:p>18:13:31</text:p>
              </table:table-cell>
              <table:table-cell office:value-type="float" office:value="247.401233">
                <text:p>247.401233</text:p>
              </table:table-cell>
            </table:table-row>
            <table:table-row>
              <table:table-cell office:value-type="string">
                <text:p>18:13:32</text:p>
              </table:table-cell>
              <table:table-cell office:value-type="float" office:value="429.246139">
                <text:p>429.246139</text:p>
              </table:table-cell>
            </table:table-row>
            <table:table-row>
              <table:table-cell office:value-type="string">
                <text:p>18:13:33</text:p>
              </table:table-cell>
              <table:table-cell office:value-type="float" office:value="149.914809">
                <text:p>149.914809</text:p>
              </table:table-cell>
            </table:table-row>
            <table:table-row>
              <table:table-cell office:value-type="string">
                <text:p>18:13:34</text:p>
              </table:table-cell>
              <table:table-cell office:value-type="float" office:value="307.584615">
                <text:p>307.584615</text:p>
              </table:table-cell>
            </table:table-row>
            <table:table-row>
              <table:table-cell office:value-type="string">
                <text:p>18:13:35</text:p>
              </table:table-cell>
              <table:table-cell office:value-type="float" office:value="374.275456">
                <text:p>374.275456</text:p>
              </table:table-cell>
            </table:table-row>
            <table:table-row>
              <table:table-cell office:value-type="string">
                <text:p>18:13:36</text:p>
              </table:table-cell>
              <table:table-cell office:value-type="float" office:value="491.693027">
                <text:p>491.693027</text:p>
              </table:table-cell>
            </table:table-row>
            <table:table-row>
              <table:table-cell office:value-type="string">
                <text:p>18:13:37</text:p>
              </table:table-cell>
              <table:table-cell office:value-type="float" office:value="152.602401">
                <text:p>152.602401</text:p>
              </table:table-cell>
            </table:table-row>
            <table:table-row>
              <table:table-cell office:value-type="string">
                <text:p>18:13:38</text:p>
              </table:table-cell>
              <table:table-cell office:value-type="float" office:value="399.600813">
                <text:p>399.600813</text:p>
              </table:table-cell>
            </table:table-row>
            <table:table-row>
              <table:table-cell office:value-type="string">
                <text:p>18:13:39</text:p>
              </table:table-cell>
              <table:table-cell office:value-type="float" office:value="243.247051">
                <text:p>243.247051</text:p>
              </table:table-cell>
            </table:table-row>
            <table:table-row>
              <table:table-cell office:value-type="string">
                <text:p>18:13:40</text:p>
              </table:table-cell>
              <table:table-cell office:value-type="float" office:value="722.811993">
                <text:p>722.811993</text:p>
              </table:table-cell>
            </table:table-row>
            <table:table-row>
              <table:table-cell office:value-type="string">
                <text:p>18:13:41</text:p>
              </table:table-cell>
              <table:table-cell office:value-type="float" office:value="394.857067">
                <text:p>394.8570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1cm" chart:symbol-height="0.1cm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7.229cm" svg:y="0.315cm" chart:style-name="ch2">
          <text:p>scatter</text:p>
        </chart:title>
        <chart:legend chart:legend-position="end" svg:x="14.001cm" svg:y="4.005cm" style:legend-expansion="high" chart:style-name="ch3"/>
        <chart:plot-area chart:style-name="ch4" table:cell-range-address="progression.G1:progression.G478 progression.C1:progression.D478" chart:data-source-has-labels="row" svg:x="0.32cm" svg:y="1.248cm" svg:width="13.361cm" svg:height="7.572cm">
          <chartooo:coordinate-region svg:x="1.312cm" svg:y="1.422cm" svg:width="12.089cm" svg:height="6.8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rogression.C2:progression.C478" chart:label-cell-address="progression.C1:progression.C1" chart:class="chart:scatter">
            <chart:domain table:cell-range-address="progression.G2:progression.G478"/>
            <chart:data-point chart:repeated="284"/>
            <chart:data-point chart:style-name="ch9"/>
            <chart:data-point chart:repeated="24"/>
            <chart:data-point chart:style-name="ch9"/>
            <chart:data-point chart:repeated="167"/>
          </chart:series>
          <chart:series chart:style-name="ch10" chart:values-cell-range-address="progression.D2:progression.D478" chart:label-cell-address="progression.D1:progression.D1" chart:class="chart:scatte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progression.C1:progression.C1</svg:desc>
                </draw:g>
              </table:table-cell>
              <table:table-cell office:value-type="string">
                <text:p>xfertime</text:p>
                <draw:g>
                  <svg:desc>progression.D1:progress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progression.G2:progression.G478</svg:desc>
                </draw:g>
              </table:table-cell>
              <table:table-cell office:value-type="float" office:value="0.484327">
                <text:p>0.484327</text:p>
                <draw:g>
                  <svg:desc>progression.C2:progression.C478</svg:desc>
                </draw:g>
              </table:table-cell>
              <table:table-cell office:value-type="float" office:value="1.851446">
                <text:p>1.851446</text:p>
                <draw:g>
                  <svg:desc>progression.D2:progression.D4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500978">
                <text:p>0.500978</text:p>
              </table:table-cell>
              <table:table-cell office:value-type="float" office:value="0.707093">
                <text:p>0.707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559126">
                <text:p>0.559126</text:p>
              </table:table-cell>
              <table:table-cell office:value-type="float" office:value="3.446562">
                <text:p>3.446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54327">
                <text:p>0.454327</text:p>
              </table:table-cell>
              <table:table-cell office:value-type="float" office:value="0.118376">
                <text:p>0.118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550211">
                <text:p>0.550211</text:p>
              </table:table-cell>
              <table:table-cell office:value-type="float" office:value="0.2786">
                <text:p>0.2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471705">
                <text:p>0.471705</text:p>
              </table:table-cell>
              <table:table-cell office:value-type="float" office:value="0.28515">
                <text:p>0.28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463439">
                <text:p>0.463439</text:p>
              </table:table-cell>
              <table:table-cell office:value-type="float" office:value="0.275973">
                <text:p>0.275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6869">
                <text:p>0.56869</text:p>
              </table:table-cell>
              <table:table-cell office:value-type="float" office:value="0.279523">
                <text:p>0.279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07658">
                <text:p>0.607658</text:p>
              </table:table-cell>
              <table:table-cell office:value-type="float" office:value="0.323633">
                <text:p>0.323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54689">
                <text:p>0.454689</text:p>
              </table:table-cell>
              <table:table-cell office:value-type="float" office:value="0.41062">
                <text:p>0.41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797791">
                <text:p>0.797791</text:p>
              </table:table-cell>
              <table:table-cell office:value-type="float" office:value="0.294552">
                <text:p>0.294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911296">
                <text:p>0.911296</text:p>
              </table:table-cell>
              <table:table-cell office:value-type="float" office:value="0.341506">
                <text:p>0.341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0.917127">
                <text:p>0.917127</text:p>
              </table:table-cell>
              <table:table-cell office:value-type="float" office:value="0.430069">
                <text:p>0.430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920033">
                <text:p>0.920033</text:p>
              </table:table-cell>
              <table:table-cell office:value-type="float" office:value="0.270398">
                <text:p>0.270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932398">
                <text:p>0.932398</text:p>
              </table:table-cell>
              <table:table-cell office:value-type="float" office:value="0.306984">
                <text:p>0.3069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936053">
                <text:p>0.936053</text:p>
              </table:table-cell>
              <table:table-cell office:value-type="float" office:value="0.473437">
                <text:p>0.473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0.91929">
                <text:p>0.91929</text:p>
              </table:table-cell>
              <table:table-cell office:value-type="float" office:value="0.279056">
                <text:p>0.279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.012851">
                <text:p>1.012851</text:p>
              </table:table-cell>
              <table:table-cell office:value-type="float" office:value="0.279047">
                <text:p>0.279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31077">
                <text:p>0.931077</text:p>
              </table:table-cell>
              <table:table-cell office:value-type="float" office:value="0.346772">
                <text:p>0.346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16734">
                <text:p>0.916734</text:p>
              </table:table-cell>
              <table:table-cell office:value-type="float" office:value="0.271059">
                <text:p>0.271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.295106">
                <text:p>1.295106</text:p>
              </table:table-cell>
              <table:table-cell office:value-type="float" office:value="0.625552">
                <text:p>0.625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1.467255">
                <text:p>1.467255</text:p>
              </table:table-cell>
              <table:table-cell office:value-type="float" office:value="0.564886">
                <text:p>0.564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1.439422">
                <text:p>1.439422</text:p>
              </table:table-cell>
              <table:table-cell office:value-type="float" office:value="0.251599">
                <text:p>0.251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.391132">
                <text:p>1.391132</text:p>
              </table:table-cell>
              <table:table-cell office:value-type="float" office:value="1.120019">
                <text:p>1.120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.476564">
                <text:p>1.476564</text:p>
              </table:table-cell>
              <table:table-cell office:value-type="float" office:value="0.731852">
                <text:p>0.7318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.386268">
                <text:p>1.386268</text:p>
              </table:table-cell>
              <table:table-cell office:value-type="float" office:value="0.637547">
                <text:p>0.637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.399583">
                <text:p>1.399583</text:p>
              </table:table-cell>
              <table:table-cell office:value-type="float" office:value="0.374161">
                <text:p>0.374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.382317">
                <text:p>1.382317</text:p>
              </table:table-cell>
              <table:table-cell office:value-type="float" office:value="0.608309">
                <text:p>0.608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14882">
                <text:p>1.414882</text:p>
              </table:table-cell>
              <table:table-cell office:value-type="float" office:value="0.269878">
                <text:p>0.2698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357265">
                <text:p>1.357265</text:p>
              </table:table-cell>
              <table:table-cell office:value-type="float" office:value="0.350566">
                <text:p>0.3505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.583529">
                <text:p>1.583529</text:p>
              </table:table-cell>
              <table:table-cell office:value-type="float" office:value="0.551462">
                <text:p>0.551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.894889">
                <text:p>1.894889</text:p>
              </table:table-cell>
              <table:table-cell office:value-type="float" office:value="0.315854">
                <text:p>0.3158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1.812623">
                <text:p>1.812623</text:p>
              </table:table-cell>
              <table:table-cell office:value-type="float" office:value="0.538764">
                <text:p>0.538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1.804488">
                <text:p>1.804488</text:p>
              </table:table-cell>
              <table:table-cell office:value-type="float" office:value="0.540699">
                <text:p>0.540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1.814923">
                <text:p>1.814923</text:p>
              </table:table-cell>
              <table:table-cell office:value-type="float" office:value="0.587616">
                <text:p>0.587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1.815737">
                <text:p>1.815737</text:p>
              </table:table-cell>
              <table:table-cell office:value-type="float" office:value="0.348586">
                <text:p>0.348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1.839442">
                <text:p>1.839442</text:p>
              </table:table-cell>
              <table:table-cell office:value-type="float" office:value="1.353222">
                <text:p>1.353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.908914">
                <text:p>1.908914</text:p>
              </table:table-cell>
              <table:table-cell office:value-type="float" office:value="2.682436">
                <text:p>2.682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847642">
                <text:p>1.847642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820834">
                <text:p>1.820834</text:p>
              </table:table-cell>
              <table:table-cell office:value-type="float" office:value="1.037022">
                <text:p>1.0370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082149">
                <text:p>2.082149</text:p>
              </table:table-cell>
              <table:table-cell office:value-type="float" office:value="1.381546">
                <text:p>1.381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2.596797">
                <text:p>2.596797</text:p>
              </table:table-cell>
              <table:table-cell office:value-type="float" office:value="4.031586">
                <text:p>4.0315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2.316919">
                <text:p>2.316919</text:p>
              </table:table-cell>
              <table:table-cell office:value-type="float" office:value="1.362582">
                <text:p>1.3625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2.260446">
                <text:p>2.260446</text:p>
              </table:table-cell>
              <table:table-cell office:value-type="float" office:value="0.782764">
                <text:p>0.7827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2.496067">
                <text:p>2.496067</text:p>
              </table:table-cell>
              <table:table-cell office:value-type="float" office:value="2.871589">
                <text:p>2.8715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2.681856">
                <text:p>2.681856</text:p>
              </table:table-cell>
              <table:table-cell office:value-type="float" office:value="4.580843">
                <text:p>4.5808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2.546884">
                <text:p>2.546884</text:p>
              </table:table-cell>
              <table:table-cell office:value-type="float" office:value="1.984917">
                <text:p>1.9849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2.613208">
                <text:p>2.613208</text:p>
              </table:table-cell>
              <table:table-cell office:value-type="float" office:value="2.484577">
                <text:p>2.484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342073">
                <text:p>2.342073</text:p>
              </table:table-cell>
              <table:table-cell office:value-type="float" office:value="1.264666">
                <text:p>1.2646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.242405">
                <text:p>2.242405</text:p>
              </table:table-cell>
              <table:table-cell office:value-type="float" office:value="1.199135">
                <text:p>1.1991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2.529529">
                <text:p>2.529529</text:p>
              </table:table-cell>
              <table:table-cell office:value-type="float" office:value="0.848212">
                <text:p>0.848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2.737439">
                <text:p>2.737439</text:p>
              </table:table-cell>
              <table:table-cell office:value-type="float" office:value="1.252337">
                <text:p>1.2523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2.821316">
                <text:p>2.821316</text:p>
              </table:table-cell>
              <table:table-cell office:value-type="float" office:value="1.651392">
                <text:p>1.6513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2.742094">
                <text:p>2.742094</text:p>
              </table:table-cell>
              <table:table-cell office:value-type="float" office:value="1.33443">
                <text:p>1.334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2.763002">
                <text:p>2.763002</text:p>
              </table:table-cell>
              <table:table-cell office:value-type="float" office:value="1.302656">
                <text:p>1.302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2.751236">
                <text:p>2.751236</text:p>
              </table:table-cell>
              <table:table-cell office:value-type="float" office:value="0.929883">
                <text:p>0.9298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2.917882">
                <text:p>2.917882</text:p>
              </table:table-cell>
              <table:table-cell office:value-type="float" office:value="1.174483">
                <text:p>1.1744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2.815069">
                <text:p>2.815069</text:p>
              </table:table-cell>
              <table:table-cell office:value-type="float" office:value="0.724919">
                <text:p>0.7249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.262304">
                <text:p>3.262304</text:p>
              </table:table-cell>
              <table:table-cell office:value-type="float" office:value="4.570242">
                <text:p>4.570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.905157">
                <text:p>2.905157</text:p>
              </table:table-cell>
              <table:table-cell office:value-type="float" office:value="3.099541">
                <text:p>3.0995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2.928776">
                <text:p>2.928776</text:p>
              </table:table-cell>
              <table:table-cell office:value-type="float" office:value="0.524156">
                <text:p>0.5241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3.82848">
                <text:p>3.82848</text:p>
              </table:table-cell>
              <table:table-cell office:value-type="float" office:value="7.51341">
                <text:p>7.513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3.514188">
                <text:p>3.514188</text:p>
              </table:table-cell>
              <table:table-cell office:value-type="float" office:value="6.411005">
                <text:p>6.411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3.388563">
                <text:p>3.388563</text:p>
              </table:table-cell>
              <table:table-cell office:value-type="float" office:value="3.700807">
                <text:p>3.7008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3.60839">
                <text:p>3.60839</text:p>
              </table:table-cell>
              <table:table-cell office:value-type="float" office:value="7.010541">
                <text:p>7.0105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3.241644">
                <text:p>3.241644</text:p>
              </table:table-cell>
              <table:table-cell office:value-type="float" office:value="4.522742">
                <text:p>4.5227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3.891091">
                <text:p>3.891091</text:p>
              </table:table-cell>
              <table:table-cell office:value-type="float" office:value="8.85519">
                <text:p>8.855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4.215385">
                <text:p>4.215385</text:p>
              </table:table-cell>
              <table:table-cell office:value-type="float" office:value="13.282172">
                <text:p>13.2821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.402386">
                <text:p>3.402386</text:p>
              </table:table-cell>
              <table:table-cell office:value-type="float" office:value="3.36582">
                <text:p>3.365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160729">
                <text:p>3.160729</text:p>
              </table:table-cell>
              <table:table-cell office:value-type="float" office:value="0.900416">
                <text:p>0.900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.63245">
                <text:p>3.63245</text:p>
              </table:table-cell>
              <table:table-cell office:value-type="float" office:value="12.121874">
                <text:p>12.1218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3.995532">
                <text:p>3.995532</text:p>
              </table:table-cell>
              <table:table-cell office:value-type="float" office:value="7.65023">
                <text:p>7.650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3.757707">
                <text:p>3.757707</text:p>
              </table:table-cell>
              <table:table-cell office:value-type="float" office:value="7.479491">
                <text:p>7.4794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3.79191">
                <text:p>3.79191</text:p>
              </table:table-cell>
              <table:table-cell office:value-type="float" office:value="5.035027">
                <text:p>5.035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3.568598">
                <text:p>3.568598</text:p>
              </table:table-cell>
              <table:table-cell office:value-type="float" office:value="1.905825">
                <text:p>1.9058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3.848069">
                <text:p>3.848069</text:p>
              </table:table-cell>
              <table:table-cell office:value-type="float" office:value="3.883855">
                <text:p>3.8838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3.824962">
                <text:p>3.824962</text:p>
              </table:table-cell>
              <table:table-cell office:value-type="float" office:value="4.059327">
                <text:p>4.0593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3.868416">
                <text:p>3.868416</text:p>
              </table:table-cell>
              <table:table-cell office:value-type="float" office:value="2.228374">
                <text:p>2.2283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.669353">
                <text:p>3.669353</text:p>
              </table:table-cell>
              <table:table-cell office:value-type="float" office:value="1.872186">
                <text:p>1.8721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.644496">
                <text:p>3.644496</text:p>
              </table:table-cell>
              <table:table-cell office:value-type="float" office:value="1.449029">
                <text:p>1.4490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3.743283">
                <text:p>3.743283</text:p>
              </table:table-cell>
              <table:table-cell office:value-type="float" office:value="0.278279">
                <text:p>0.2782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4.081145">
                <text:p>4.081145</text:p>
              </table:table-cell>
              <table:table-cell office:value-type="float" office:value="1.517963">
                <text:p>1.5179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4.095204">
                <text:p>4.095204</text:p>
              </table:table-cell>
              <table:table-cell office:value-type="float" office:value="0.622658">
                <text:p>0.6226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3.931723">
                <text:p>3.931723</text:p>
              </table:table-cell>
              <table:table-cell office:value-type="float" office:value="0.477561">
                <text:p>0.4775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4.270176">
                <text:p>4.270176</text:p>
              </table:table-cell>
              <table:table-cell office:value-type="float" office:value="2.563985">
                <text:p>2.5639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4.034098">
                <text:p>4.034098</text:p>
              </table:table-cell>
              <table:table-cell office:value-type="float" office:value="1.048747">
                <text:p>1.0487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4.017834">
                <text:p>4.017834</text:p>
              </table:table-cell>
              <table:table-cell office:value-type="float" office:value="0.60074">
                <text:p>0.600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4.008499">
                <text:p>4.008499</text:p>
              </table:table-cell>
              <table:table-cell office:value-type="float" office:value="1.051456">
                <text:p>1.0514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.046174">
                <text:p>4.046174</text:p>
              </table:table-cell>
              <table:table-cell office:value-type="float" office:value="0.51348">
                <text:p>0.513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.917635">
                <text:p>3.917635</text:p>
              </table:table-cell>
              <table:table-cell office:value-type="float" office:value="0.693961">
                <text:p>0.6939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4.415336">
                <text:p>4.415336</text:p>
              </table:table-cell>
              <table:table-cell office:value-type="float" office:value="2.545315">
                <text:p>2.5453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4.713679">
                <text:p>4.713679</text:p>
              </table:table-cell>
              <table:table-cell office:value-type="float" office:value="3.395885">
                <text:p>3.3958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4.965648">
                <text:p>4.965648</text:p>
              </table:table-cell>
              <table:table-cell office:value-type="float" office:value="2.815154">
                <text:p>2.8151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4.59863">
                <text:p>4.59863</text:p>
              </table:table-cell>
              <table:table-cell office:value-type="float" office:value="1.857893">
                <text:p>1.8578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4.635271">
                <text:p>4.635271</text:p>
              </table:table-cell>
              <table:table-cell office:value-type="float" office:value="1.259135">
                <text:p>1.2591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5.360395">
                <text:p>5.360395</text:p>
              </table:table-cell>
              <table:table-cell office:value-type="float" office:value="4.356221">
                <text:p>4.3562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6.351802">
                <text:p>6.351802</text:p>
              </table:table-cell>
              <table:table-cell office:value-type="float" office:value="18.102417">
                <text:p>18.1024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4.478856">
                <text:p>4.478856</text:p>
              </table:table-cell>
              <table:table-cell office:value-type="float" office:value="3.603055">
                <text:p>3.603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.559315">
                <text:p>4.559315</text:p>
              </table:table-cell>
              <table:table-cell office:value-type="float" office:value="1.960632">
                <text:p>1.960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.400486">
                <text:p>4.400486</text:p>
              </table:table-cell>
              <table:table-cell office:value-type="float" office:value="1.180519">
                <text:p>1.1805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4.705596">
                <text:p>4.705596</text:p>
              </table:table-cell>
              <table:table-cell office:value-type="float" office:value="3.090859">
                <text:p>3.0908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">
                <text:p>109</text:p>
              </table:table-cell>
              <table:table-cell office:value-type="float" office:value="4.876375">
                <text:p>4.876375</text:p>
              </table:table-cell>
              <table:table-cell office:value-type="float" office:value="2.54778">
                <text:p>2.547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">
                <text:p>109</text:p>
              </table:table-cell>
              <table:table-cell office:value-type="float" office:value="4.919976">
                <text:p>4.919976</text:p>
              </table:table-cell>
              <table:table-cell office:value-type="float" office:value="2.151097">
                <text:p>2.1510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5.290577">
                <text:p>5.290577</text:p>
              </table:table-cell>
              <table:table-cell office:value-type="float" office:value="2.832983">
                <text:p>2.8329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7.03401">
                <text:p>7.03401</text:p>
              </table:table-cell>
              <table:table-cell office:value-type="float" office:value="25.039829">
                <text:p>25.0398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6.463863">
                <text:p>6.463863</text:p>
              </table:table-cell>
              <table:table-cell office:value-type="float" office:value="20.156872">
                <text:p>20.1568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5.136114">
                <text:p>5.136114</text:p>
              </table:table-cell>
              <table:table-cell office:value-type="float" office:value="3.161276">
                <text:p>3.161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5.058621">
                <text:p>5.058621</text:p>
              </table:table-cell>
              <table:table-cell office:value-type="float" office:value="3.658797">
                <text:p>3.6587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.825689">
                <text:p>4.825689</text:p>
              </table:table-cell>
              <table:table-cell office:value-type="float" office:value="0.808285">
                <text:p>0.8082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.852298">
                <text:p>4.852298</text:p>
              </table:table-cell>
              <table:table-cell office:value-type="float" office:value="1.783154">
                <text:p>1.7831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5.52047">
                <text:p>5.52047</text:p>
              </table:table-cell>
              <table:table-cell office:value-type="float" office:value="5.899218">
                <text:p>5.8992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9">
                <text:p>119</text:p>
              </table:table-cell>
              <table:table-cell office:value-type="float" office:value="6.169979">
                <text:p>6.169979</text:p>
              </table:table-cell>
              <table:table-cell office:value-type="float" office:value="8.758057">
                <text:p>8.7580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">
                <text:p>119</text:p>
              </table:table-cell>
              <table:table-cell office:value-type="float" office:value="6.76194">
                <text:p>6.76194</text:p>
              </table:table-cell>
              <table:table-cell office:value-type="float" office:value="11.890182">
                <text:p>11.8901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5.523875">
                <text:p>5.523875</text:p>
              </table:table-cell>
              <table:table-cell office:value-type="float" office:value="7.337545">
                <text:p>7.3375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5.584169">
                <text:p>5.584169</text:p>
              </table:table-cell>
              <table:table-cell office:value-type="float" office:value="5.645633">
                <text:p>5.6456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5.314752">
                <text:p>5.314752</text:p>
              </table:table-cell>
              <table:table-cell office:value-type="float" office:value="2.941126">
                <text:p>2.9411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6.711783">
                <text:p>6.711783</text:p>
              </table:table-cell>
              <table:table-cell office:value-type="float" office:value="17.633995">
                <text:p>17.6339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8.688028">
                <text:p>8.688028</text:p>
              </table:table-cell>
              <table:table-cell office:value-type="float" office:value="60.219243">
                <text:p>60.2192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.86912">
                <text:p>9.86912</text:p>
              </table:table-cell>
              <table:table-cell office:value-type="float" office:value="113.633977">
                <text:p>113.6339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.123367">
                <text:p>11.123367</text:p>
              </table:table-cell>
              <table:table-cell office:value-type="float" office:value="142.671237">
                <text:p>142.6712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3.682413">
                <text:p>13.682413</text:p>
              </table:table-cell>
              <table:table-cell office:value-type="float" office:value="84.567864">
                <text:p>84.5678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9">
                <text:p>129</text:p>
              </table:table-cell>
              <table:table-cell office:value-type="float" office:value="7.904964">
                <text:p>7.904964</text:p>
              </table:table-cell>
              <table:table-cell office:value-type="float" office:value="14.139714">
                <text:p>14.1397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9">
                <text:p>129</text:p>
              </table:table-cell>
              <table:table-cell office:value-type="float" office:value="5.960763">
                <text:p>5.960763</text:p>
              </table:table-cell>
              <table:table-cell office:value-type="float" office:value="13.243864">
                <text:p>13.2438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6.66876">
                <text:p>6.66876</text:p>
              </table:table-cell>
              <table:table-cell office:value-type="float" office:value="12.029508">
                <text:p>12.0295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6.936487">
                <text:p>6.936487</text:p>
              </table:table-cell>
              <table:table-cell office:value-type="float" office:value="15.106412">
                <text:p>15.1064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6.785955">
                <text:p>6.785955</text:p>
              </table:table-cell>
              <table:table-cell office:value-type="float" office:value="13.164467">
                <text:p>13.1644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5.861336">
                <text:p>5.861336</text:p>
              </table:table-cell>
              <table:table-cell office:value-type="float" office:value="6.048235">
                <text:p>6.0482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5.778149">
                <text:p>5.778149</text:p>
              </table:table-cell>
              <table:table-cell office:value-type="float" office:value="4.559861">
                <text:p>4.5598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.979686">
                <text:p>5.979686</text:p>
              </table:table-cell>
              <table:table-cell office:value-type="float" office:value="4.906915">
                <text:p>4.9069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6.264531">
                <text:p>6.264531</text:p>
              </table:table-cell>
              <table:table-cell office:value-type="float" office:value="5.092272">
                <text:p>5.0922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1.336177">
                <text:p>11.336177</text:p>
              </table:table-cell>
              <table:table-cell office:value-type="float" office:value="133.811068">
                <text:p>133.8110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9">
                <text:p>139</text:p>
              </table:table-cell>
              <table:table-cell office:value-type="float" office:value="12.154179">
                <text:p>12.154179</text:p>
              </table:table-cell>
              <table:table-cell office:value-type="float" office:value="284.171135">
                <text:p>284.1711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9">
                <text:p>139</text:p>
              </table:table-cell>
              <table:table-cell office:value-type="float" office:value="17.363977">
                <text:p>17.363977</text:p>
              </table:table-cell>
              <table:table-cell office:value-type="float" office:value="313.912446">
                <text:p>313.9124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9">
                <text:p>139</text:p>
              </table:table-cell>
              <table:table-cell office:value-type="float" office:value="16.106297">
                <text:p>16.106297</text:p>
              </table:table-cell>
              <table:table-cell office:value-type="float" office:value="152.10622">
                <text:p>152.106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5.345904">
                <text:p>15.345904</text:p>
              </table:table-cell>
              <table:table-cell office:value-type="float" office:value="196.492519">
                <text:p>196.4925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4.194949">
                <text:p>14.194949</text:p>
              </table:table-cell>
              <table:table-cell office:value-type="float" office:value="84.755596">
                <text:p>84.7555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3.014423">
                <text:p>13.014423</text:p>
              </table:table-cell>
              <table:table-cell office:value-type="float" office:value="105.238439">
                <text:p>105.2384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.23068">
                <text:p>14.23068</text:p>
              </table:table-cell>
              <table:table-cell office:value-type="float" office:value="113.481267">
                <text:p>113.4812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.019823">
                <text:p>10.019823</text:p>
              </table:table-cell>
              <table:table-cell office:value-type="float" office:value="96.632043">
                <text:p>96.6320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9.923188">
                <text:p>9.923188</text:p>
              </table:table-cell>
              <table:table-cell office:value-type="float" office:value="59.445286">
                <text:p>59.4452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7.061005">
                <text:p>7.061005</text:p>
              </table:table-cell>
              <table:table-cell office:value-type="float" office:value="14.986233">
                <text:p>14.9862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9">
                <text:p>149</text:p>
              </table:table-cell>
              <table:table-cell office:value-type="float" office:value="7.480476">
                <text:p>7.480476</text:p>
              </table:table-cell>
              <table:table-cell office:value-type="float" office:value="23.879688">
                <text:p>23.8796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9">
                <text:p>149</text:p>
              </table:table-cell>
              <table:table-cell office:value-type="float" office:value="12.644511">
                <text:p>12.644511</text:p>
              </table:table-cell>
              <table:table-cell office:value-type="float" office:value="267.813325">
                <text:p>267.8133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9">
                <text:p>149</text:p>
              </table:table-cell>
              <table:table-cell office:value-type="float" office:value="13.544766">
                <text:p>13.544766</text:p>
              </table:table-cell>
              <table:table-cell office:value-type="float" office:value="316.429113">
                <text:p>316.4291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9.982607">
                <text:p>19.982607</text:p>
              </table:table-cell>
              <table:table-cell office:value-type="float" office:value="225.994996">
                <text:p>225.9949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8.551953">
                <text:p>18.551953</text:p>
              </table:table-cell>
              <table:table-cell office:value-type="float" office:value="94.280827">
                <text:p>94.2808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8.007753">
                <text:p>18.007753</text:p>
              </table:table-cell>
              <table:table-cell office:value-type="float" office:value="65.575655">
                <text:p>65.5756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2.840233">
                <text:p>12.840233</text:p>
              </table:table-cell>
              <table:table-cell office:value-type="float" office:value="54.03764">
                <text:p>54.037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.394432">
                <text:p>12.394432</text:p>
              </table:table-cell>
              <table:table-cell office:value-type="float" office:value="171.245855">
                <text:p>171.2458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.497945">
                <text:p>14.497945</text:p>
              </table:table-cell>
              <table:table-cell office:value-type="float" office:value="210.201406">
                <text:p>210.2014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6.500497">
                <text:p>16.500497</text:p>
              </table:table-cell>
              <table:table-cell office:value-type="float" office:value="129.907237">
                <text:p>129.9072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9">
                <text:p>159</text:p>
              </table:table-cell>
              <table:table-cell office:value-type="float" office:value="15.201005">
                <text:p>15.201005</text:p>
              </table:table-cell>
              <table:table-cell office:value-type="float" office:value="150.258022">
                <text:p>150.2580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5.215079">
                <text:p>15.215079</text:p>
              </table:table-cell>
              <table:table-cell office:value-type="float" office:value="291.902796">
                <text:p>291.9027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4.662961">
                <text:p>14.662961</text:p>
              </table:table-cell>
              <table:table-cell office:value-type="float" office:value="239.084796">
                <text:p>239.0847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8">
                <text:p>158</text:p>
              </table:table-cell>
              <table:table-cell office:value-type="float" office:value="21.819395">
                <text:p>21.819395</text:p>
              </table:table-cell>
              <table:table-cell office:value-type="float" office:value="546.805861">
                <text:p>546.8058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9">
                <text:p>159</text:p>
              </table:table-cell>
              <table:table-cell office:value-type="float" office:value="17.191648">
                <text:p>17.191648</text:p>
              </table:table-cell>
              <table:table-cell office:value-type="float" office:value="427.716236">
                <text:p>427.7162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19.841439">
                <text:p>19.841439</text:p>
              </table:table-cell>
              <table:table-cell office:value-type="float" office:value="502.173152">
                <text:p>502.1731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9.511609">
                <text:p>19.511609</text:p>
              </table:table-cell>
              <table:table-cell office:value-type="float" office:value="523.966006">
                <text:p>523.9660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8.593514">
                <text:p>38.593514</text:p>
              </table:table-cell>
              <table:table-cell office:value-type="float" office:value="249.973957">
                <text:p>249.9739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19.83442">
                <text:p>19.83442</text:p>
              </table:table-cell>
              <table:table-cell office:value-type="float" office:value="708.11921">
                <text:p>708.119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8">
                <text:p>158</text:p>
              </table:table-cell>
              <table:table-cell office:value-type="float" office:value="26.864063">
                <text:p>26.864063</text:p>
              </table:table-cell>
              <table:table-cell office:value-type="float" office:value="1649.44503">
                <text:p>1649.445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">
                <text:p>160</text:p>
              </table:table-cell>
              <table:table-cell office:value-type="float" office:value="66.570571">
                <text:p>66.570571</text:p>
              </table:table-cell>
              <table:table-cell office:value-type="float" office:value="3117.376702">
                <text:p>3117.3767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35.29147">
                <text:p>35.29147</text:p>
              </table:table-cell>
              <table:table-cell office:value-type="float" office:value="704.554295">
                <text:p>704.5542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9">
                <text:p>169</text:p>
              </table:table-cell>
              <table:table-cell office:value-type="float" office:value="32.938968">
                <text:p>32.938968</text:p>
              </table:table-cell>
              <table:table-cell office:value-type="float" office:value="695.622782">
                <text:p>695.6227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36.737892">
                <text:p>36.737892</text:p>
              </table:table-cell>
              <table:table-cell office:value-type="float" office:value="563.696279">
                <text:p>563.6962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34.661083">
                <text:p>34.661083</text:p>
              </table:table-cell>
              <table:table-cell office:value-type="float" office:value="811.650582">
                <text:p>811.6505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39.582529">
                <text:p>39.582529</text:p>
              </table:table-cell>
              <table:table-cell office:value-type="float" office:value="936.046815">
                <text:p>936.0468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4.22361">
                <text:p>64.22361</text:p>
              </table:table-cell>
              <table:table-cell office:value-type="float" office:value="918.914612">
                <text:p>918.9146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">
                <text:p>167</text:p>
              </table:table-cell>
              <table:table-cell office:value-type="float" office:value="37.946263">
                <text:p>37.946263</text:p>
              </table:table-cell>
              <table:table-cell office:value-type="float" office:value="1061.835714">
                <text:p>1061.8357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50.598305">
                <text:p>50.598305</text:p>
              </table:table-cell>
              <table:table-cell office:value-type="float" office:value="919.422257">
                <text:p>919.4222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80.725804">
                <text:p>180.725804</text:p>
              </table:table-cell>
              <table:table-cell office:value-type="float" office:value="1241.847515">
                <text:p>1241.8475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9">
                <text:p>179</text:p>
              </table:table-cell>
              <table:table-cell office:value-type="float" office:value="76.137648">
                <text:p>76.137648</text:p>
              </table:table-cell>
              <table:table-cell office:value-type="float" office:value="986.74307">
                <text:p>986.743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9">
                <text:p>179</text:p>
              </table:table-cell>
              <table:table-cell office:value-type="float" office:value="78.307666">
                <text:p>78.307666</text:p>
              </table:table-cell>
              <table:table-cell office:value-type="float" office:value="491.764929">
                <text:p>491.7649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60.634541">
                <text:p>60.634541</text:p>
              </table:table-cell>
              <table:table-cell office:value-type="float" office:value="299.066944">
                <text:p>299.0669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47.397672">
                <text:p>47.397672</text:p>
              </table:table-cell>
              <table:table-cell office:value-type="float" office:value="340.21941">
                <text:p>340.219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50.120229">
                <text:p>50.120229</text:p>
              </table:table-cell>
              <table:table-cell office:value-type="float" office:value="291.946547">
                <text:p>291.9465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6.865186">
                <text:p>36.865186</text:p>
              </table:table-cell>
              <table:table-cell office:value-type="float" office:value="515.872354">
                <text:p>515.8723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8.440701">
                <text:p>48.440701</text:p>
              </table:table-cell>
              <table:table-cell office:value-type="float" office:value="562.387485">
                <text:p>562.3874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6">
                <text:p>176</text:p>
              </table:table-cell>
              <table:table-cell office:value-type="float" office:value="33.159024">
                <text:p>33.159024</text:p>
              </table:table-cell>
              <table:table-cell office:value-type="float" office:value="661.504611">
                <text:p>661.5046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38.02238">
                <text:p>38.02238</text:p>
              </table:table-cell>
              <table:table-cell office:value-type="float" office:value="801.089506">
                <text:p>801.0895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41.128102">
                <text:p>41.128102</text:p>
              </table:table-cell>
              <table:table-cell office:value-type="float" office:value="834.076852">
                <text:p>834.0768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7">
                <text:p>187</text:p>
              </table:table-cell>
              <table:table-cell office:value-type="float" office:value="43.225757">
                <text:p>43.225757</text:p>
              </table:table-cell>
              <table:table-cell office:value-type="float" office:value="720.511206">
                <text:p>720.5112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28.816887">
                <text:p>28.816887</text:p>
              </table:table-cell>
              <table:table-cell office:value-type="float" office:value="749.369401">
                <text:p>749.3694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44.668207">
                <text:p>44.668207</text:p>
              </table:table-cell>
              <table:table-cell office:value-type="float" office:value="894.321316">
                <text:p>894.3213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9.168077">
                <text:p>29.168077</text:p>
              </table:table-cell>
              <table:table-cell office:value-type="float" office:value="1084.998427">
                <text:p>1084.9984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45.961743">
                <text:p>45.961743</text:p>
              </table:table-cell>
              <table:table-cell office:value-type="float" office:value="1152.528383">
                <text:p>1152.5283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40.214806">
                <text:p>40.214806</text:p>
              </table:table-cell>
              <table:table-cell office:value-type="float" office:value="1460.027104">
                <text:p>1460.0271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">
                <text:p>182</text:p>
              </table:table-cell>
              <table:table-cell office:value-type="float" office:value="47.755131">
                <text:p>47.755131</text:p>
              </table:table-cell>
              <table:table-cell office:value-type="float" office:value="1401.060838">
                <text:p>1401.0608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1.855382">
                <text:p>51.855382</text:p>
              </table:table-cell>
              <table:table-cell office:value-type="float" office:value="1255.097924">
                <text:p>1255.0979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38.774103">
                <text:p>38.774103</text:p>
              </table:table-cell>
              <table:table-cell office:value-type="float" office:value="1381.953342">
                <text:p>1381.9533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52.123769">
                <text:p>52.123769</text:p>
              </table:table-cell>
              <table:table-cell office:value-type="float" office:value="1814.069571">
                <text:p>1814.0695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4">
                <text:p>194</text:p>
              </table:table-cell>
              <table:table-cell office:value-type="float" office:value="62.269695">
                <text:p>62.269695</text:p>
              </table:table-cell>
              <table:table-cell office:value-type="float" office:value="1107.29842">
                <text:p>1107.298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155.224082">
                <text:p>155.224082</text:p>
              </table:table-cell>
              <table:table-cell office:value-type="float" office:value="1104.969767">
                <text:p>1104.9697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66.985213">
                <text:p>66.985213</text:p>
              </table:table-cell>
              <table:table-cell office:value-type="float" office:value="1097.925191">
                <text:p>1097.9251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48.926956">
                <text:p>48.926956</text:p>
              </table:table-cell>
              <table:table-cell office:value-type="float" office:value="1652.864209">
                <text:p>1652.8642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9">
                <text:p>189</text:p>
              </table:table-cell>
              <table:table-cell office:value-type="float" office:value="71.688007">
                <text:p>71.688007</text:p>
              </table:table-cell>
              <table:table-cell office:value-type="float" office:value="2228.841813">
                <text:p>2228.8418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8">
                <text:p>188</text:p>
              </table:table-cell>
              <table:table-cell office:value-type="float" office:value="46.970514">
                <text:p>46.970514</text:p>
              </table:table-cell>
              <table:table-cell office:value-type="float" office:value="1403.418805">
                <text:p>1403.4188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7">
                <text:p>187</text:p>
              </table:table-cell>
              <table:table-cell office:value-type="float" office:value="93.24175">
                <text:p>93.24175</text:p>
              </table:table-cell>
              <table:table-cell office:value-type="float" office:value="2635.209036">
                <text:p>2635.2090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8">
                <text:p>188</text:p>
              </table:table-cell>
              <table:table-cell office:value-type="float" office:value="125.328362">
                <text:p>125.328362</text:p>
              </table:table-cell>
              <table:table-cell office:value-type="float" office:value="2712.481885">
                <text:p>2712.4818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187.024689">
                <text:p>187.024689</text:p>
              </table:table-cell>
              <table:table-cell office:value-type="float" office:value="1708.307351">
                <text:p>1708.3073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71.894225">
                <text:p>71.894225</text:p>
              </table:table-cell>
              <table:table-cell office:value-type="float" office:value="2021.304875">
                <text:p>2021.304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8">
                <text:p>198</text:p>
              </table:table-cell>
              <table:table-cell office:value-type="float" office:value="93.332321">
                <text:p>93.332321</text:p>
              </table:table-cell>
              <table:table-cell office:value-type="float" office:value="2268.123735">
                <text:p>2268.1237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91.545417">
                <text:p>91.545417</text:p>
              </table:table-cell>
              <table:table-cell office:value-type="float" office:value="2302.607138">
                <text:p>2302.6071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7">
                <text:p>187</text:p>
              </table:table-cell>
              <table:table-cell office:value-type="float" office:value="117.911154">
                <text:p>117.911154</text:p>
              </table:table-cell>
              <table:table-cell office:value-type="float" office:value="4248.787399">
                <text:p>4248.7873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206.718201">
                <text:p>206.718201</text:p>
              </table:table-cell>
              <table:table-cell office:value-type="float" office:value="2221.905569">
                <text:p>2221.9055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6">
                <text:p>186</text:p>
              </table:table-cell>
              <table:table-cell office:value-type="float" office:value="87.317667">
                <text:p>87.317667</text:p>
              </table:table-cell>
              <table:table-cell office:value-type="float" office:value="3139.79978">
                <text:p>3139.799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5">
                <text:p>195</text:p>
              </table:table-cell>
              <table:table-cell office:value-type="float" office:value="118.262813">
                <text:p>118.262813</text:p>
              </table:table-cell>
              <table:table-cell office:value-type="float" office:value="2991.371655">
                <text:p>2991.3716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0">
                <text:p>200</text:p>
              </table:table-cell>
              <table:table-cell office:value-type="float" office:value="95.095272">
                <text:p>95.095272</text:p>
              </table:table-cell>
              <table:table-cell office:value-type="float" office:value="1976.511003">
                <text:p>1976.5110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1">
                <text:p>201</text:p>
              </table:table-cell>
              <table:table-cell office:value-type="float" office:value="142.339664">
                <text:p>142.339664</text:p>
              </table:table-cell>
              <table:table-cell office:value-type="float" office:value="2747.711783">
                <text:p>2747.7117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3">
                <text:p>203</text:p>
              </table:table-cell>
              <table:table-cell office:value-type="float" office:value="468.784337">
                <text:p>468.784337</text:p>
              </table:table-cell>
              <table:table-cell office:value-type="float" office:value="1585.801642">
                <text:p>1585.8016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3">
                <text:p>203</text:p>
              </table:table-cell>
              <table:table-cell office:value-type="float" office:value="2794.002845">
                <text:p>2794.002845</text:p>
              </table:table-cell>
              <table:table-cell office:value-type="float" office:value="1932.068366">
                <text:p>1932.0683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8">
                <text:p>208</text:p>
              </table:table-cell>
              <table:table-cell office:value-type="float" office:value="1712.871169">
                <text:p>1712.871169</text:p>
              </table:table-cell>
              <table:table-cell office:value-type="float" office:value="2713.876503">
                <text:p>2713.8765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9">
                <text:p>209</text:p>
              </table:table-cell>
              <table:table-cell office:value-type="float" office:value="524.857031">
                <text:p>524.857031</text:p>
              </table:table-cell>
              <table:table-cell office:value-type="float" office:value="2337.397966">
                <text:p>2337.3979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39.145344">
                <text:p>339.145344</text:p>
              </table:table-cell>
              <table:table-cell office:value-type="float" office:value="1523.494232">
                <text:p>1523.4942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0">
                <text:p>200</text:p>
              </table:table-cell>
              <table:table-cell office:value-type="float" office:value="356.165142">
                <text:p>356.165142</text:p>
              </table:table-cell>
              <table:table-cell office:value-type="float" office:value="3374.919293">
                <text:p>3374.9192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661.49081">
                <text:p>661.49081</text:p>
              </table:table-cell>
              <table:table-cell office:value-type="float" office:value="2778.552283">
                <text:p>2778.5522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9">
                <text:p>199</text:p>
              </table:table-cell>
              <table:table-cell office:value-type="float" office:value="1851.052583">
                <text:p>1851.052583</text:p>
              </table:table-cell>
              <table:table-cell office:value-type="float" office:value="2253.198942">
                <text:p>2253.1989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8">
                <text:p>208</text:p>
              </table:table-cell>
              <table:table-cell office:value-type="float" office:value="1880.943132">
                <text:p>1880.943132</text:p>
              </table:table-cell>
              <table:table-cell office:value-type="float" office:value="1415.11528">
                <text:p>1415.115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3">
                <text:p>213</text:p>
              </table:table-cell>
              <table:table-cell office:value-type="float" office:value="1174.654511">
                <text:p>1174.654511</text:p>
              </table:table-cell>
              <table:table-cell office:value-type="float" office:value="1641.028909">
                <text:p>1641.0289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0">
                <text:p>210</text:p>
              </table:table-cell>
              <table:table-cell office:value-type="float" office:value="3182.27754">
                <text:p>3182.27754</text:p>
              </table:table-cell>
              <table:table-cell office:value-type="float" office:value="1648.735541">
                <text:p>1648.7355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8">
                <text:p>218</text:p>
              </table:table-cell>
              <table:table-cell office:value-type="float" office:value="1726.594555">
                <text:p>1726.594555</text:p>
              </table:table-cell>
              <table:table-cell office:value-type="float" office:value="831.415199">
                <text:p>831.4151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8">
                <text:p>228</text:p>
              </table:table-cell>
              <table:table-cell office:value-type="float" office:value="0.011479">
                <text:p>0.01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9">
                <text:p>229</text:p>
              </table:table-cell>
              <table:table-cell office:value-type="float" office:value="1.11877">
                <text:p>1.11877</text:p>
              </table:table-cell>
              <table:table-cell office:value-type="float" office:value="0.3781">
                <text:p>0.37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90.261912">
                <text:p>90.261912</text:p>
              </table:table-cell>
              <table:table-cell office:value-type="float" office:value="1212.031212">
                <text:p>1212.0312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8">
                <text:p>218</text:p>
              </table:table-cell>
              <table:table-cell office:value-type="float" office:value="823.40583">
                <text:p>823.40583</text:p>
              </table:table-cell>
              <table:table-cell office:value-type="float" office:value="1678.451133">
                <text:p>1678.4511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7">
                <text:p>217</text:p>
              </table:table-cell>
              <table:table-cell office:value-type="float" office:value="601.223986">
                <text:p>601.223986</text:p>
              </table:table-cell>
              <table:table-cell office:value-type="float" office:value="2834.059022">
                <text:p>2834.0590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1">
                <text:p>221</text:p>
              </table:table-cell>
              <table:table-cell office:value-type="float" office:value="3066.645534">
                <text:p>3066.645534</text:p>
              </table:table-cell>
              <table:table-cell office:value-type="float" office:value="1969.211793">
                <text:p>1969.2117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5">
                <text:p>225</text:p>
              </table:table-cell>
              <table:table-cell office:value-type="float" office:value="336.216803">
                <text:p>336.216803</text:p>
              </table:table-cell>
              <table:table-cell office:value-type="float" office:value="1503.377071">
                <text:p>1503.3770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5">
                <text:p>225</text:p>
              </table:table-cell>
              <table:table-cell office:value-type="float" office:value="462.054281">
                <text:p>462.054281</text:p>
              </table:table-cell>
              <table:table-cell office:value-type="float" office:value="1817.536945">
                <text:p>1817.5369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9">
                <text:p>219</text:p>
              </table:table-cell>
              <table:table-cell office:value-type="float" office:value="1202.030407">
                <text:p>1202.030407</text:p>
              </table:table-cell>
              <table:table-cell office:value-type="float" office:value="1580.157973">
                <text:p>1580.1579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3">
                <text:p>233</text:p>
              </table:table-cell>
              <table:table-cell office:value-type="float" office:value="568.236713">
                <text:p>568.236713</text:p>
              </table:table-cell>
              <table:table-cell office:value-type="float" office:value="652.24757">
                <text:p>652.247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8">
                <text:p>238</text:p>
              </table:table-cell>
              <table:table-cell office:value-type="float" office:value="5.324916">
                <text:p>5.324916</text:p>
              </table:table-cell>
              <table:table-cell office:value-type="float" office:value="40.037391">
                <text:p>40.0373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5">
                <text:p>225</text:p>
              </table:table-cell>
              <table:table-cell office:value-type="float" office:value="99.154879">
                <text:p>99.154879</text:p>
              </table:table-cell>
              <table:table-cell office:value-type="float" office:value="2839.451875">
                <text:p>2839.451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7">
                <text:p>237</text:p>
              </table:table-cell>
              <table:table-cell office:value-type="float" office:value="230.136001">
                <text:p>230.136001</text:p>
              </table:table-cell>
              <table:table-cell office:value-type="float" office:value="1380.490665">
                <text:p>1380.4906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3">
                <text:p>233</text:p>
              </table:table-cell>
              <table:table-cell office:value-type="float" office:value="168.265926">
                <text:p>168.265926</text:p>
              </table:table-cell>
              <table:table-cell office:value-type="float" office:value="2053.392874">
                <text:p>2053.3928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9">
                <text:p>229</text:p>
              </table:table-cell>
              <table:table-cell office:value-type="float" office:value="529.767274">
                <text:p>529.767274</text:p>
              </table:table-cell>
              <table:table-cell office:value-type="float" office:value="2206.296057">
                <text:p>2206.2960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6">
                <text:p>226</text:p>
              </table:table-cell>
              <table:table-cell office:value-type="float" office:value="184.932377">
                <text:p>184.932377</text:p>
              </table:table-cell>
              <table:table-cell office:value-type="float" office:value="1859.815492">
                <text:p>1859.8154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339.32876">
                <text:p>1339.32876</text:p>
              </table:table-cell>
              <table:table-cell office:value-type="float" office:value="615.069072">
                <text:p>615.0690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3">
                <text:p>233</text:p>
              </table:table-cell>
              <table:table-cell office:value-type="float" office:value="1576.091715">
                <text:p>1576.091715</text:p>
              </table:table-cell>
              <table:table-cell office:value-type="float" office:value="1051.570131">
                <text:p>1051.5701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5">
                <text:p>225</text:p>
              </table:table-cell>
              <table:table-cell office:value-type="float" office:value="423.063803">
                <text:p>423.063803</text:p>
              </table:table-cell>
              <table:table-cell office:value-type="float" office:value="2380.868722">
                <text:p>2380.8687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3">
                <text:p>243</text:p>
              </table:table-cell>
              <table:table-cell office:value-type="float" office:value="635.016706">
                <text:p>635.016706</text:p>
              </table:table-cell>
              <table:table-cell office:value-type="float" office:value="701.745448">
                <text:p>701.7454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5">
                <text:p>245</text:p>
              </table:table-cell>
              <table:table-cell office:value-type="float" office:value="693.586188">
                <text:p>693.586188</text:p>
              </table:table-cell>
              <table:table-cell office:value-type="float" office:value="1060.274917">
                <text:p>1060.2749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29.647088">
                <text:p>129.647088</text:p>
              </table:table-cell>
              <table:table-cell office:value-type="float" office:value="1864.035944">
                <text:p>1864.0359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4">
                <text:p>234</text:p>
              </table:table-cell>
              <table:table-cell office:value-type="float" office:value="1079.098641">
                <text:p>1079.098641</text:p>
              </table:table-cell>
              <table:table-cell office:value-type="float" office:value="2003.517203">
                <text:p>2003.5172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10.50366">
                <text:p>210.50366</text:p>
              </table:table-cell>
              <table:table-cell office:value-type="float" office:value="991.457458">
                <text:p>991.4574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3">
                <text:p>233</text:p>
              </table:table-cell>
              <table:table-cell office:value-type="float" office:value="1708.638536">
                <text:p>1708.638536</text:p>
              </table:table-cell>
              <table:table-cell office:value-type="float" office:value="2203.313215">
                <text:p>2203.3132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3">
                <text:p>243</text:p>
              </table:table-cell>
              <table:table-cell office:value-type="float" office:value="1057.865807">
                <text:p>1057.865807</text:p>
              </table:table-cell>
              <table:table-cell office:value-type="float" office:value="1551.920797">
                <text:p>1551.9207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">
                <text:p>246</text:p>
              </table:table-cell>
              <table:table-cell office:value-type="float" office:value="1038.994068">
                <text:p>1038.994068</text:p>
              </table:table-cell>
              <table:table-cell office:value-type="float" office:value="1637.36244">
                <text:p>1637.362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3">
                <text:p>233</text:p>
              </table:table-cell>
              <table:table-cell office:value-type="float" office:value="3803.224035">
                <text:p>3803.224035</text:p>
              </table:table-cell>
              <table:table-cell office:value-type="float" office:value="1544.731596">
                <text:p>1544.7315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8">
                <text:p>208</text:p>
              </table:table-cell>
              <table:table-cell office:value-type="float" office:value="2983.932152">
                <text:p>2983.932152</text:p>
              </table:table-cell>
              <table:table-cell office:value-type="float" office:value="2853.523548">
                <text:p>2853.5235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6">
                <text:p>236</text:p>
              </table:table-cell>
              <table:table-cell office:value-type="float" office:value="1079.45979">
                <text:p>1079.45979</text:p>
              </table:table-cell>
              <table:table-cell office:value-type="float" office:value="2205.491759">
                <text:p>2205.4917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1">
                <text:p>231</text:p>
              </table:table-cell>
              <table:table-cell office:value-type="float" office:value="1449.584335">
                <text:p>1449.584335</text:p>
              </table:table-cell>
              <table:table-cell office:value-type="float" office:value="1681.211956">
                <text:p>1681.2119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337.388776">
                <text:p>337.388776</text:p>
              </table:table-cell>
              <table:table-cell office:value-type="float" office:value="1180.897916">
                <text:p>1180.8979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8">
                <text:p>238</text:p>
              </table:table-cell>
              <table:table-cell office:value-type="float" office:value="883.915704">
                <text:p>883.915704</text:p>
              </table:table-cell>
              <table:table-cell office:value-type="float" office:value="1818.004849">
                <text:p>1818.0048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8">
                <text:p>248</text:p>
              </table:table-cell>
              <table:table-cell office:value-type="float" office:value="1064.378627">
                <text:p>1064.378627</text:p>
              </table:table-cell>
              <table:table-cell office:value-type="float" office:value="1871.45873">
                <text:p>1871.458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4">
                <text:p>244</text:p>
              </table:table-cell>
              <table:table-cell office:value-type="float" office:value="2367.11163">
                <text:p>2367.11163</text:p>
              </table:table-cell>
              <table:table-cell office:value-type="float" office:value="2010.208887">
                <text:p>2010.2088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6">
                <text:p>246</text:p>
              </table:table-cell>
              <table:table-cell office:value-type="float" office:value="1500.027002">
                <text:p>1500.027002</text:p>
              </table:table-cell>
              <table:table-cell office:value-type="float" office:value="2741.889503">
                <text:p>2741.8895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652.120548">
                <text:p>652.120548</text:p>
              </table:table-cell>
              <table:table-cell office:value-type="float" office:value="870.759714">
                <text:p>870.7597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0">
                <text:p>240</text:p>
              </table:table-cell>
              <table:table-cell office:value-type="float" office:value="384.646538">
                <text:p>384.646538</text:p>
              </table:table-cell>
              <table:table-cell office:value-type="float" office:value="2127.326638">
                <text:p>2127.3266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7">
                <text:p>247</text:p>
              </table:table-cell>
              <table:table-cell office:value-type="float" office:value="709.43014">
                <text:p>709.43014</text:p>
              </table:table-cell>
              <table:table-cell office:value-type="float" office:value="1340.534094">
                <text:p>1340.5340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8">
                <text:p>248</text:p>
              </table:table-cell>
              <table:table-cell office:value-type="float" office:value="872.877021">
                <text:p>872.877021</text:p>
              </table:table-cell>
              <table:table-cell office:value-type="float" office:value="1656.945746">
                <text:p>1656.9457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3">
                <text:p>253</text:p>
              </table:table-cell>
              <table:table-cell office:value-type="float" office:value="511.408159">
                <text:p>511.408159</text:p>
              </table:table-cell>
              <table:table-cell office:value-type="float" office:value="2346.938067">
                <text:p>2346.9380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718.361176">
                <text:p>718.361176</text:p>
              </table:table-cell>
              <table:table-cell office:value-type="float" office:value="506.555582">
                <text:p>506.5555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424.073581">
                <text:p>424.073581</text:p>
              </table:table-cell>
              <table:table-cell office:value-type="float" office:value="1364.599687">
                <text:p>1364.5996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9">
                <text:p>259</text:p>
              </table:table-cell>
              <table:table-cell office:value-type="float" office:value="182.659477">
                <text:p>182.659477</text:p>
              </table:table-cell>
              <table:table-cell office:value-type="float" office:value="1575.835638">
                <text:p>1575.8356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3">
                <text:p>253</text:p>
              </table:table-cell>
              <table:table-cell office:value-type="float" office:value="552.293622">
                <text:p>552.293622</text:p>
              </table:table-cell>
              <table:table-cell office:value-type="float" office:value="1499.355503">
                <text:p>1499.3555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2">
                <text:p>252</text:p>
              </table:table-cell>
              <table:table-cell office:value-type="float" office:value="1357.582346">
                <text:p>1357.582346</text:p>
              </table:table-cell>
              <table:table-cell office:value-type="float" office:value="2304.394078">
                <text:p>2304.3940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4">
                <text:p>254</text:p>
              </table:table-cell>
              <table:table-cell office:value-type="float" office:value="1349.198044">
                <text:p>1349.198044</text:p>
              </table:table-cell>
              <table:table-cell office:value-type="float" office:value="1282.986456">
                <text:p>1282.9864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3">
                <text:p>263</text:p>
              </table:table-cell>
              <table:table-cell office:value-type="float" office:value="858.430455">
                <text:p>858.430455</text:p>
              </table:table-cell>
              <table:table-cell office:value-type="float" office:value="982.669995">
                <text:p>982.6699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3">
                <text:p>263</text:p>
              </table:table-cell>
              <table:table-cell office:value-type="float" office:value="697.950986">
                <text:p>697.950986</text:p>
              </table:table-cell>
              <table:table-cell office:value-type="float" office:value="2134.291187">
                <text:p>2134.2911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9">
                <text:p>269</text:p>
              </table:table-cell>
              <table:table-cell office:value-type="float" office:value="562.971601">
                <text:p>562.971601</text:p>
              </table:table-cell>
              <table:table-cell office:value-type="float" office:value="1509.208472">
                <text:p>1509.2084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7">
                <text:p>277</text:p>
              </table:table-cell>
              <table:table-cell office:value-type="float" office:value="2173.507438">
                <text:p>2173.507438</text:p>
              </table:table-cell>
              <table:table-cell office:value-type="float" office:value="1688.107123">
                <text:p>1688.1071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9">
                <text:p>259</text:p>
              </table:table-cell>
              <table:table-cell office:value-type="float" office:value="2411.376206">
                <text:p>2411.376206</text:p>
              </table:table-cell>
              <table:table-cell office:value-type="float" office:value="4379.651961">
                <text:p>4379.6519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9">
                <text:p>259</text:p>
              </table:table-cell>
              <table:table-cell office:value-type="float" office:value="2915.324112">
                <text:p>2915.324112</text:p>
              </table:table-cell>
              <table:table-cell office:value-type="float" office:value="2206.840894">
                <text:p>2206.8408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7">
                <text:p>277</text:p>
              </table:table-cell>
              <table:table-cell office:value-type="float" office:value="996.93222">
                <text:p>996.93222</text:p>
              </table:table-cell>
              <table:table-cell office:value-type="float" office:value="1330.071547">
                <text:p>1330.0715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6">
                <text:p>266</text:p>
              </table:table-cell>
              <table:table-cell office:value-type="float" office:value="1646.878266">
                <text:p>1646.878266</text:p>
              </table:table-cell>
              <table:table-cell office:value-type="float" office:value="1570.485345">
                <text:p>1570.4853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3">
                <text:p>273</text:p>
              </table:table-cell>
              <table:table-cell office:value-type="float" office:value="561.752386">
                <text:p>561.752386</text:p>
              </table:table-cell>
              <table:table-cell office:value-type="float" office:value="617.268596">
                <text:p>617.2685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624.433249">
                <text:p>624.433249</text:p>
              </table:table-cell>
              <table:table-cell office:value-type="float" office:value="1570.864934">
                <text:p>1570.8649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9">
                <text:p>269</text:p>
              </table:table-cell>
              <table:table-cell office:value-type="float" office:value="806.98769">
                <text:p>806.98769</text:p>
              </table:table-cell>
              <table:table-cell office:value-type="float" office:value="1273.819636">
                <text:p>1273.8196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5">
                <text:p>255</text:p>
              </table:table-cell>
              <table:table-cell office:value-type="float" office:value="1264.958451">
                <text:p>1264.958451</text:p>
              </table:table-cell>
              <table:table-cell office:value-type="float" office:value="4746.752464">
                <text:p>4746.7524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3">
                <text:p>273</text:p>
              </table:table-cell>
              <table:table-cell office:value-type="float" office:value="217.890849">
                <text:p>217.890849</text:p>
              </table:table-cell>
              <table:table-cell office:value-type="float" office:value="3311.0094">
                <text:p>3311.00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636.200052">
                <text:p>636.200052</text:p>
              </table:table-cell>
              <table:table-cell office:value-type="float" office:value="1707.700184">
                <text:p>1707.7001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487.34847">
                <text:p>487.34847</text:p>
              </table:table-cell>
              <table:table-cell office:value-type="float" office:value="1079.465691">
                <text:p>1079.4656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3">
                <text:p>273</text:p>
              </table:table-cell>
              <table:table-cell office:value-type="float" office:value="253.361102">
                <text:p>253.361102</text:p>
              </table:table-cell>
              <table:table-cell office:value-type="float" office:value="4850.012717">
                <text:p>4850.0127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8">
                <text:p>288</text:p>
              </table:table-cell>
              <table:table-cell office:value-type="float" office:value="130.093951">
                <text:p>130.093951</text:p>
              </table:table-cell>
              <table:table-cell office:value-type="float" office:value="593.141721">
                <text:p>593.1417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4">
                <text:p>284</text:p>
              </table:table-cell>
              <table:table-cell office:value-type="float" office:value="552.486706">
                <text:p>552.486706</text:p>
              </table:table-cell>
              <table:table-cell office:value-type="float" office:value="1496.098445">
                <text:p>1496.0984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39.751924">
                <text:p>139.751924</text:p>
              </table:table-cell>
              <table:table-cell office:value-type="float" office:value="1420.060084">
                <text:p>1420.0600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194.894041">
                <text:p>1194.894041</text:p>
              </table:table-cell>
              <table:table-cell office:value-type="float" office:value="558.698446">
                <text:p>558.6984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6">
                <text:p>286</text:p>
              </table:table-cell>
              <table:table-cell office:value-type="float" office:value="585.753413">
                <text:p>585.753413</text:p>
              </table:table-cell>
              <table:table-cell office:value-type="float" office:value="1442.68638">
                <text:p>1442.686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391.553981">
                <text:p>391.553981</text:p>
              </table:table-cell>
              <table:table-cell office:value-type="float" office:value="1004.673091">
                <text:p>1004.6730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573.338474">
                <text:p>573.338474</text:p>
              </table:table-cell>
              <table:table-cell office:value-type="float" office:value="735.777418">
                <text:p>735.7774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682.516469">
                <text:p>682.516469</text:p>
              </table:table-cell>
              <table:table-cell office:value-type="float" office:value="1256.399733">
                <text:p>1256.3997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786.926855">
                <text:p>786.926855</text:p>
              </table:table-cell>
              <table:table-cell office:value-type="float" office:value="1217.686499">
                <text:p>1217.6864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4">
                <text:p>284</text:p>
              </table:table-cell>
              <table:table-cell office:value-type="float" office:value="1058.021627">
                <text:p>1058.021627</text:p>
              </table:table-cell>
              <table:table-cell office:value-type="float" office:value="1730.065228">
                <text:p>1730.0652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8">
                <text:p>298</text:p>
              </table:table-cell>
              <table:table-cell office:value-type="float" office:value="333.414489">
                <text:p>333.414489</text:p>
              </table:table-cell>
              <table:table-cell office:value-type="float" office:value="1189.269211">
                <text:p>1189.2692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3">
                <text:p>293</text:p>
              </table:table-cell>
              <table:table-cell office:value-type="float" office:value="461.659951">
                <text:p>461.659951</text:p>
              </table:table-cell>
              <table:table-cell office:value-type="float" office:value="1195.799703">
                <text:p>1195.7997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7">
                <text:p>277</text:p>
              </table:table-cell>
              <table:table-cell office:value-type="float" office:value="869.569208">
                <text:p>869.569208</text:p>
              </table:table-cell>
              <table:table-cell office:value-type="float" office:value="1200.520652">
                <text:p>1200.5206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726.310393">
                <text:p>726.310393</text:p>
              </table:table-cell>
              <table:table-cell office:value-type="float" office:value="761.518147">
                <text:p>761.5181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1">
                <text:p>291</text:p>
              </table:table-cell>
              <table:table-cell office:value-type="float" office:value="357.969219">
                <text:p>357.969219</text:p>
              </table:table-cell>
              <table:table-cell office:value-type="float" office:value="1040.275139">
                <text:p>1040.2751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362.617139">
                <text:p>362.617139</text:p>
              </table:table-cell>
              <table:table-cell office:value-type="float" office:value="651.949785">
                <text:p>651.9497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6">
                <text:p>296</text:p>
              </table:table-cell>
              <table:table-cell office:value-type="float" office:value="602.685229">
                <text:p>602.685229</text:p>
              </table:table-cell>
              <table:table-cell office:value-type="float" office:value="1219.113898">
                <text:p>1219.1138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5">
                <text:p>305</text:p>
              </table:table-cell>
              <table:table-cell office:value-type="float" office:value="262.530596">
                <text:p>262.530596</text:p>
              </table:table-cell>
              <table:table-cell office:value-type="float" office:value="980.373252">
                <text:p>980.3732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8">
                <text:p>298</text:p>
              </table:table-cell>
              <table:table-cell office:value-type="float" office:value="586.462725">
                <text:p>586.462725</text:p>
              </table:table-cell>
              <table:table-cell office:value-type="float" office:value="2196.729008">
                <text:p>2196.7290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0">
                <text:p>300</text:p>
              </table:table-cell>
              <table:table-cell office:value-type="float" office:value="261.484471">
                <text:p>261.484471</text:p>
              </table:table-cell>
              <table:table-cell office:value-type="float" office:value="2529.97737">
                <text:p>2529.977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27">
                <text:p>227</text:p>
              </table:table-cell>
              <table:table-cell office:value-type="float" office:value="270.881035">
                <text:p>270.881035</text:p>
              </table:table-cell>
              <table:table-cell office:value-type="float" office:value="2105.597183">
                <text:p>2105.5971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9">
                <text:p>229</text:p>
              </table:table-cell>
              <table:table-cell office:value-type="float" office:value="175.664102">
                <text:p>175.664102</text:p>
              </table:table-cell>
              <table:table-cell office:value-type="float" office:value="1749.572751">
                <text:p>1749.5727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4">
                <text:p>294</text:p>
              </table:table-cell>
              <table:table-cell office:value-type="float" office:value="448.881322">
                <text:p>448.881322</text:p>
              </table:table-cell>
              <table:table-cell office:value-type="float" office:value="1048.907529">
                <text:p>1048.9075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1">
                <text:p>271</text:p>
              </table:table-cell>
              <table:table-cell office:value-type="float" office:value="80.135795">
                <text:p>80.135795</text:p>
              </table:table-cell>
              <table:table-cell office:value-type="float" office:value="1067.575743">
                <text:p>1067.5757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6">
                <text:p>306</text:p>
              </table:table-cell>
              <table:table-cell office:value-type="float" office:value="461.28042">
                <text:p>461.28042</text:p>
              </table:table-cell>
              <table:table-cell office:value-type="float" office:value="1800.061148">
                <text:p>1800.0611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1">
                <text:p>291</text:p>
              </table:table-cell>
              <table:table-cell office:value-type="float" office:value="687.949597">
                <text:p>687.949597</text:p>
              </table:table-cell>
              <table:table-cell office:value-type="float" office:value="2575.063242">
                <text:p>2575.0632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7">
                <text:p>297</text:p>
              </table:table-cell>
              <table:table-cell office:value-type="float" office:value="333.01652">
                <text:p>333.01652</text:p>
              </table:table-cell>
              <table:table-cell office:value-type="float" office:value="3398.550298">
                <text:p>3398.5502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7">
                <text:p>317</text:p>
              </table:table-cell>
              <table:table-cell office:value-type="float" office:value="462.747045">
                <text:p>462.747045</text:p>
              </table:table-cell>
              <table:table-cell office:value-type="float" office:value="610.547192">
                <text:p>610.5471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1318.458799">
                <text:p>1318.458799</text:p>
              </table:table-cell>
              <table:table-cell office:value-type="float" office:value="947.506485">
                <text:p>947.5064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69.005818">
                <text:p>169.005818</text:p>
              </table:table-cell>
              <table:table-cell office:value-type="float" office:value="2125.518493">
                <text:p>2125.5184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166.764631">
                <text:p>166.764631</text:p>
              </table:table-cell>
              <table:table-cell office:value-type="float" office:value="949.49323">
                <text:p>949.493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8">
                <text:p>318</text:p>
              </table:table-cell>
              <table:table-cell office:value-type="float" office:value="127.731177">
                <text:p>127.731177</text:p>
              </table:table-cell>
              <table:table-cell office:value-type="float" office:value="1437.501837">
                <text:p>1437.5018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62.721426">
                <text:p>62.721426</text:p>
              </table:table-cell>
              <table:table-cell office:value-type="float" office:value="574.406342">
                <text:p>574.4063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6">
                <text:p>306</text:p>
              </table:table-cell>
              <table:table-cell office:value-type="float" office:value="661.714548">
                <text:p>661.714548</text:p>
              </table:table-cell>
              <table:table-cell office:value-type="float" office:value="1958.474499">
                <text:p>1958.4744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2">
                <text:p>312</text:p>
              </table:table-cell>
              <table:table-cell office:value-type="float" office:value="225.483316">
                <text:p>225.483316</text:p>
              </table:table-cell>
              <table:table-cell office:value-type="float" office:value="1310.630504">
                <text:p>1310.6305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1">
                <text:p>311</text:p>
              </table:table-cell>
              <table:table-cell office:value-type="float" office:value="588.409526">
                <text:p>588.409526</text:p>
              </table:table-cell>
              <table:table-cell office:value-type="float" office:value="1610.415209">
                <text:p>1610.4152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361.233844">
                <text:p>361.233844</text:p>
              </table:table-cell>
              <table:table-cell office:value-type="float" office:value="970.919554">
                <text:p>970.9195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7">
                <text:p>317</text:p>
              </table:table-cell>
              <table:table-cell office:value-type="float" office:value="606.432932">
                <text:p>606.432932</text:p>
              </table:table-cell>
              <table:table-cell office:value-type="float" office:value="1182.514338">
                <text:p>1182.5143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477.049864">
                <text:p>477.049864</text:p>
              </table:table-cell>
              <table:table-cell office:value-type="float" office:value="1421.37674">
                <text:p>1421.376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10">
                <text:p>310</text:p>
              </table:table-cell>
              <table:table-cell office:value-type="float" office:value="1479.498802">
                <text:p>1479.498802</text:p>
              </table:table-cell>
              <table:table-cell office:value-type="float" office:value="2125.308893">
                <text:p>2125.3088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442.69077">
                <text:p>442.69077</text:p>
              </table:table-cell>
              <table:table-cell office:value-type="float" office:value="1064.159122">
                <text:p>1064.1591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150.484731">
                <text:p>1150.484731</text:p>
              </table:table-cell>
              <table:table-cell office:value-type="float" office:value="1243.676605">
                <text:p>1243.6766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1">
                <text:p>321</text:p>
              </table:table-cell>
              <table:table-cell office:value-type="float" office:value="474.299189">
                <text:p>474.299189</text:p>
              </table:table-cell>
              <table:table-cell office:value-type="float" office:value="1250.425607">
                <text:p>1250.4256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09">
                <text:p>309</text:p>
              </table:table-cell>
              <table:table-cell office:value-type="float" office:value="848.13033">
                <text:p>848.13033</text:p>
              </table:table-cell>
              <table:table-cell office:value-type="float" office:value="2615.973541">
                <text:p>2615.9735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4">
                <text:p>324</text:p>
              </table:table-cell>
              <table:table-cell office:value-type="float" office:value="611.946201">
                <text:p>611.946201</text:p>
              </table:table-cell>
              <table:table-cell office:value-type="float" office:value="1349.611519">
                <text:p>1349.6115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3">
                <text:p>323</text:p>
              </table:table-cell>
              <table:table-cell office:value-type="float" office:value="269.248977">
                <text:p>269.248977</text:p>
              </table:table-cell>
              <table:table-cell office:value-type="float" office:value="1055.065376">
                <text:p>1055.0653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8">
                <text:p>328</text:p>
              </table:table-cell>
              <table:table-cell office:value-type="float" office:value="419.914541">
                <text:p>419.914541</text:p>
              </table:table-cell>
              <table:table-cell office:value-type="float" office:value="784.295566">
                <text:p>784.2955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8">
                <text:p>338</text:p>
              </table:table-cell>
              <table:table-cell office:value-type="float" office:value="324.612312">
                <text:p>324.612312</text:p>
              </table:table-cell>
              <table:table-cell office:value-type="float" office:value="962.577478">
                <text:p>962.5774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22">
                <text:p>322</text:p>
              </table:table-cell>
              <table:table-cell office:value-type="float" office:value="1349.32807">
                <text:p>1349.32807</text:p>
              </table:table-cell>
              <table:table-cell office:value-type="float" office:value="1426.316387">
                <text:p>1426.3163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0">
                <text:p>340</text:p>
              </table:table-cell>
              <table:table-cell office:value-type="float" office:value="293.903761">
                <text:p>293.903761</text:p>
              </table:table-cell>
              <table:table-cell office:value-type="float" office:value="946.925872">
                <text:p>946.9258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0">
                <text:p>330</text:p>
              </table:table-cell>
              <table:table-cell office:value-type="float" office:value="237.218592">
                <text:p>237.218592</text:p>
              </table:table-cell>
              <table:table-cell office:value-type="float" office:value="1357.607399">
                <text:p>1357.6073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29">
                <text:p>329</text:p>
              </table:table-cell>
              <table:table-cell office:value-type="float" office:value="665.790359">
                <text:p>665.790359</text:p>
              </table:table-cell>
              <table:table-cell office:value-type="float" office:value="1540.960667">
                <text:p>1540.960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1">
                <text:p>331</text:p>
              </table:table-cell>
              <table:table-cell office:value-type="float" office:value="415.793214">
                <text:p>415.793214</text:p>
              </table:table-cell>
              <table:table-cell office:value-type="float" office:value="1171.684255">
                <text:p>1171.6842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5">
                <text:p>335</text:p>
              </table:table-cell>
              <table:table-cell office:value-type="float" office:value="225.56589">
                <text:p>225.56589</text:p>
              </table:table-cell>
              <table:table-cell office:value-type="float" office:value="1029.80523">
                <text:p>1029.805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7">
                <text:p>337</text:p>
              </table:table-cell>
              <table:table-cell office:value-type="float" office:value="612.576261">
                <text:p>612.576261</text:p>
              </table:table-cell>
              <table:table-cell office:value-type="float" office:value="1198.937151">
                <text:p>1198.9371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2">
                <text:p>332</text:p>
              </table:table-cell>
              <table:table-cell office:value-type="float" office:value="793.534085">
                <text:p>793.534085</text:p>
              </table:table-cell>
              <table:table-cell office:value-type="float" office:value="772.591118">
                <text:p>772.5911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24.529464">
                <text:p>124.529464</text:p>
              </table:table-cell>
              <table:table-cell office:value-type="float" office:value="824.167998">
                <text:p>824.1679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398.972767">
                <text:p>398.972767</text:p>
              </table:table-cell>
              <table:table-cell office:value-type="float" office:value="906.596257">
                <text:p>906.5962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1">
                <text:p>351</text:p>
              </table:table-cell>
              <table:table-cell office:value-type="float" office:value="317.958558">
                <text:p>317.958558</text:p>
              </table:table-cell>
              <table:table-cell office:value-type="float" office:value="597.672335">
                <text:p>597.6723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2">
                <text:p>342</text:p>
              </table:table-cell>
              <table:table-cell office:value-type="float" office:value="161.078452">
                <text:p>161.078452</text:p>
              </table:table-cell>
              <table:table-cell office:value-type="float" office:value="1275.198023">
                <text:p>1275.1980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2">
                <text:p>342</text:p>
              </table:table-cell>
              <table:table-cell office:value-type="float" office:value="283.347168">
                <text:p>283.347168</text:p>
              </table:table-cell>
              <table:table-cell office:value-type="float" office:value="1189.36873">
                <text:p>1189.368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3">
                <text:p>343</text:p>
              </table:table-cell>
              <table:table-cell office:value-type="float" office:value="319.416538">
                <text:p>319.416538</text:p>
              </table:table-cell>
              <table:table-cell office:value-type="float" office:value="1905.300956">
                <text:p>1905.3009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3">
                <text:p>343</text:p>
              </table:table-cell>
              <table:table-cell office:value-type="float" office:value="315.870172">
                <text:p>315.870172</text:p>
              </table:table-cell>
              <table:table-cell office:value-type="float" office:value="900.895469">
                <text:p>900.8954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3">
                <text:p>343</text:p>
              </table:table-cell>
              <table:table-cell office:value-type="float" office:value="232.045352">
                <text:p>232.045352</text:p>
              </table:table-cell>
              <table:table-cell office:value-type="float" office:value="790.663476">
                <text:p>790.6634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6">
                <text:p>346</text:p>
              </table:table-cell>
              <table:table-cell office:value-type="float" office:value="127.799015">
                <text:p>127.799015</text:p>
              </table:table-cell>
              <table:table-cell office:value-type="float" office:value="1489.545194">
                <text:p>1489.5451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3">
                <text:p>343</text:p>
              </table:table-cell>
              <table:table-cell office:value-type="float" office:value="500.354054">
                <text:p>500.354054</text:p>
              </table:table-cell>
              <table:table-cell office:value-type="float" office:value="1474.411446">
                <text:p>1474.4114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8">
                <text:p>348</text:p>
              </table:table-cell>
              <table:table-cell office:value-type="float" office:value="331.625614">
                <text:p>331.625614</text:p>
              </table:table-cell>
              <table:table-cell office:value-type="float" office:value="1140.733658">
                <text:p>1140.7336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392.192266">
                <text:p>392.192266</text:p>
              </table:table-cell>
              <table:table-cell office:value-type="float" office:value="1360.871343">
                <text:p>1360.8713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6">
                <text:p>356</text:p>
              </table:table-cell>
              <table:table-cell office:value-type="float" office:value="244.581098">
                <text:p>244.581098</text:p>
              </table:table-cell>
              <table:table-cell office:value-type="float" office:value="834.286756">
                <text:p>834.2867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6">
                <text:p>356</text:p>
              </table:table-cell>
              <table:table-cell office:value-type="float" office:value="158.978632">
                <text:p>158.978632</text:p>
              </table:table-cell>
              <table:table-cell office:value-type="float" office:value="1082.756765">
                <text:p>1082.7567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2">
                <text:p>362</text:p>
              </table:table-cell>
              <table:table-cell office:value-type="float" office:value="316.151665">
                <text:p>316.151665</text:p>
              </table:table-cell>
              <table:table-cell office:value-type="float" office:value="1177.746314">
                <text:p>1177.7463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4">
                <text:p>344</text:p>
              </table:table-cell>
              <table:table-cell office:value-type="float" office:value="725.327093">
                <text:p>725.327093</text:p>
              </table:table-cell>
              <table:table-cell office:value-type="float" office:value="2057.015518">
                <text:p>2057.0155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8">
                <text:p>348</text:p>
              </table:table-cell>
              <table:table-cell office:value-type="float" office:value="484.796773">
                <text:p>484.796773</text:p>
              </table:table-cell>
              <table:table-cell office:value-type="float" office:value="1132.086627">
                <text:p>1132.0866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2">
                <text:p>352</text:p>
              </table:table-cell>
              <table:table-cell office:value-type="float" office:value="415.779724">
                <text:p>415.779724</text:p>
              </table:table-cell>
              <table:table-cell office:value-type="float" office:value="1679.484734">
                <text:p>1679.4847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5">
                <text:p>355</text:p>
              </table:table-cell>
              <table:table-cell office:value-type="float" office:value="576.014221">
                <text:p>576.014221</text:p>
              </table:table-cell>
              <table:table-cell office:value-type="float" office:value="712.044758">
                <text:p>712.0447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501.73376">
                <text:p>501.73376</text:p>
              </table:table-cell>
              <table:table-cell office:value-type="float" office:value="577.57214">
                <text:p>577.572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4">
                <text:p>364</text:p>
              </table:table-cell>
              <table:table-cell office:value-type="float" office:value="335.22072">
                <text:p>335.22072</text:p>
              </table:table-cell>
              <table:table-cell office:value-type="float" office:value="1547.791905">
                <text:p>1547.7919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5">
                <text:p>365</text:p>
              </table:table-cell>
              <table:table-cell office:value-type="float" office:value="592.174031">
                <text:p>592.174031</text:p>
              </table:table-cell>
              <table:table-cell office:value-type="float" office:value="1162.448288">
                <text:p>1162.4482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883.286694">
                <text:p>883.286694</text:p>
              </table:table-cell>
              <table:table-cell office:value-type="float" office:value="1038.005314">
                <text:p>1038.0053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0">
                <text:p>360</text:p>
              </table:table-cell>
              <table:table-cell office:value-type="float" office:value="505.411626">
                <text:p>505.411626</text:p>
              </table:table-cell>
              <table:table-cell office:value-type="float" office:value="1031.159112">
                <text:p>1031.1591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769.000613">
                <text:p>769.000613</text:p>
              </table:table-cell>
              <table:table-cell office:value-type="float" office:value="995.088793">
                <text:p>995.0887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1">
                <text:p>361</text:p>
              </table:table-cell>
              <table:table-cell office:value-type="float" office:value="578.843387">
                <text:p>578.843387</text:p>
              </table:table-cell>
              <table:table-cell office:value-type="float" office:value="1524.758481">
                <text:p>1524.7584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5">
                <text:p>365</text:p>
              </table:table-cell>
              <table:table-cell office:value-type="float" office:value="359.503106">
                <text:p>359.503106</text:p>
              </table:table-cell>
              <table:table-cell office:value-type="float" office:value="735.353075">
                <text:p>735.3530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393.495791">
                <text:p>393.495791</text:p>
              </table:table-cell>
              <table:table-cell office:value-type="float" office:value="1701.973325">
                <text:p>1701.9733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5">
                <text:p>365</text:p>
              </table:table-cell>
              <table:table-cell office:value-type="float" office:value="304.619999">
                <text:p>304.619999</text:p>
              </table:table-cell>
              <table:table-cell office:value-type="float" office:value="851.797268">
                <text:p>851.7972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3">
                <text:p>363</text:p>
              </table:table-cell>
              <table:table-cell office:value-type="float" office:value="781.417362">
                <text:p>781.417362</text:p>
              </table:table-cell>
              <table:table-cell office:value-type="float" office:value="1431.152286">
                <text:p>1431.1522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9">
                <text:p>369</text:p>
              </table:table-cell>
              <table:table-cell office:value-type="float" office:value="315.966216">
                <text:p>315.966216</text:p>
              </table:table-cell>
              <table:table-cell office:value-type="float" office:value="948.091613">
                <text:p>948.0916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7">
                <text:p>377</text:p>
              </table:table-cell>
              <table:table-cell office:value-type="float" office:value="339.962101">
                <text:p>339.962101</text:p>
              </table:table-cell>
              <table:table-cell office:value-type="float" office:value="1233.091926">
                <text:p>1233.0919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2">
                <text:p>362</text:p>
              </table:table-cell>
              <table:table-cell office:value-type="float" office:value="422.568921">
                <text:p>422.568921</text:p>
              </table:table-cell>
              <table:table-cell office:value-type="float" office:value="3291.500474">
                <text:p>3291.5004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3">
                <text:p>363</text:p>
              </table:table-cell>
              <table:table-cell office:value-type="float" office:value="168.463553">
                <text:p>168.463553</text:p>
              </table:table-cell>
              <table:table-cell office:value-type="float" office:value="1655.123008">
                <text:p>1655.1230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81.135069">
                <text:p>81.135069</text:p>
              </table:table-cell>
              <table:table-cell office:value-type="float" office:value="2161.161373">
                <text:p>2161.1613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3">
                <text:p>373</text:p>
              </table:table-cell>
              <table:table-cell office:value-type="float" office:value="284.284845">
                <text:p>284.284845</text:p>
              </table:table-cell>
              <table:table-cell office:value-type="float" office:value="1922.257696">
                <text:p>1922.2576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8">
                <text:p>368</text:p>
              </table:table-cell>
              <table:table-cell office:value-type="float" office:value="869.161748">
                <text:p>869.161748</text:p>
              </table:table-cell>
              <table:table-cell office:value-type="float" office:value="1513.826266">
                <text:p>1513.8262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2">
                <text:p>372</text:p>
              </table:table-cell>
              <table:table-cell office:value-type="float" office:value="175.562204">
                <text:p>175.562204</text:p>
              </table:table-cell>
              <table:table-cell office:value-type="float" office:value="1461.683663">
                <text:p>1461.6836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73.679051">
                <text:p>173.679051</text:p>
              </table:table-cell>
              <table:table-cell office:value-type="float" office:value="280.468241">
                <text:p>280.4682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3">
                <text:p>373</text:p>
              </table:table-cell>
              <table:table-cell office:value-type="float" office:value="371.157337">
                <text:p>371.157337</text:p>
              </table:table-cell>
              <table:table-cell office:value-type="float" office:value="613.763591">
                <text:p>613.7635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6">
                <text:p>376</text:p>
              </table:table-cell>
              <table:table-cell office:value-type="float" office:value="331.878598">
                <text:p>331.878598</text:p>
              </table:table-cell>
              <table:table-cell office:value-type="float" office:value="1467.782414">
                <text:p>1467.7824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0">
                <text:p>390</text:p>
              </table:table-cell>
              <table:table-cell office:value-type="float" office:value="393.2232">
                <text:p>393.2232</text:p>
              </table:table-cell>
              <table:table-cell office:value-type="float" office:value="790.895655">
                <text:p>790.8956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5">
                <text:p>385</text:p>
              </table:table-cell>
              <table:table-cell office:value-type="float" office:value="492.239758">
                <text:p>492.239758</text:p>
              </table:table-cell>
              <table:table-cell office:value-type="float" office:value="1425.892878">
                <text:p>1425.8928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6">
                <text:p>386</text:p>
              </table:table-cell>
              <table:table-cell office:value-type="float" office:value="276.567123">
                <text:p>276.567123</text:p>
              </table:table-cell>
              <table:table-cell office:value-type="float" office:value="851.612338">
                <text:p>851.6123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97.856279">
                <text:p>597.856279</text:p>
              </table:table-cell>
              <table:table-cell office:value-type="float" office:value="2436.01877">
                <text:p>2436.018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0">
                <text:p>390</text:p>
              </table:table-cell>
              <table:table-cell office:value-type="float" office:value="458.23008">
                <text:p>458.23008</text:p>
              </table:table-cell>
              <table:table-cell office:value-type="float" office:value="856.379998">
                <text:p>856.3799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0">
                <text:p>390</text:p>
              </table:table-cell>
              <table:table-cell office:value-type="float" office:value="843.985286">
                <text:p>843.985286</text:p>
              </table:table-cell>
              <table:table-cell office:value-type="float" office:value="1548.076168">
                <text:p>1548.0761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8">
                <text:p>378</text:p>
              </table:table-cell>
              <table:table-cell office:value-type="float" office:value="228.512327">
                <text:p>228.512327</text:p>
              </table:table-cell>
              <table:table-cell office:value-type="float" office:value="1099.433904">
                <text:p>1099.4339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6">
                <text:p>386</text:p>
              </table:table-cell>
              <table:table-cell office:value-type="float" office:value="285.776958">
                <text:p>285.776958</text:p>
              </table:table-cell>
              <table:table-cell office:value-type="float" office:value="1395.456552">
                <text:p>1395.4565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72">
                <text:p>372</text:p>
              </table:table-cell>
              <table:table-cell office:value-type="float" office:value="277.441412">
                <text:p>277.441412</text:p>
              </table:table-cell>
              <table:table-cell office:value-type="float" office:value="2034.929626">
                <text:p>2034.9296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2">
                <text:p>382</text:p>
              </table:table-cell>
              <table:table-cell office:value-type="float" office:value="119.675836">
                <text:p>119.675836</text:p>
              </table:table-cell>
              <table:table-cell office:value-type="float" office:value="1007.820177">
                <text:p>1007.8201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70">
                <text:p>370</text:p>
              </table:table-cell>
              <table:table-cell office:value-type="float" office:value="623.685949">
                <text:p>623.685949</text:p>
              </table:table-cell>
              <table:table-cell office:value-type="float" office:value="1962.363247">
                <text:p>1962.3632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7">
                <text:p>387</text:p>
              </table:table-cell>
              <table:table-cell office:value-type="float" office:value="429.095122">
                <text:p>429.095122</text:p>
              </table:table-cell>
              <table:table-cell office:value-type="float" office:value="2069.453235">
                <text:p>2069.4532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87">
                <text:p>387</text:p>
              </table:table-cell>
              <table:table-cell office:value-type="float" office:value="293.818343">
                <text:p>293.818343</text:p>
              </table:table-cell>
              <table:table-cell office:value-type="float" office:value="590.574618">
                <text:p>590.5746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7">
                <text:p>397</text:p>
              </table:table-cell>
              <table:table-cell office:value-type="float" office:value="303.333319">
                <text:p>303.333319</text:p>
              </table:table-cell>
              <table:table-cell office:value-type="float" office:value="1130.650084">
                <text:p>1130.6500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1">
                <text:p>391</text:p>
              </table:table-cell>
              <table:table-cell office:value-type="float" office:value="165.515883">
                <text:p>165.515883</text:p>
              </table:table-cell>
              <table:table-cell office:value-type="float" office:value="1067.895067">
                <text:p>1067.8950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89">
                <text:p>389</text:p>
              </table:table-cell>
              <table:table-cell office:value-type="float" office:value="370.253678">
                <text:p>370.253678</text:p>
              </table:table-cell>
              <table:table-cell office:value-type="float" office:value="1413.197988">
                <text:p>1413.1979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2">
                <text:p>402</text:p>
              </table:table-cell>
              <table:table-cell office:value-type="float" office:value="221.943134">
                <text:p>221.943134</text:p>
              </table:table-cell>
              <table:table-cell office:value-type="float" office:value="810.846382">
                <text:p>810.8463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59.628816">
                <text:p>359.628816</text:p>
              </table:table-cell>
              <table:table-cell office:value-type="float" office:value="1045.667701">
                <text:p>1045.6677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331.01101">
                <text:p>331.01101</text:p>
              </table:table-cell>
              <table:table-cell office:value-type="float" office:value="1609.929148">
                <text:p>1609.9291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2">
                <text:p>392</text:p>
              </table:table-cell>
              <table:table-cell office:value-type="float" office:value="104.168664">
                <text:p>104.168664</text:p>
              </table:table-cell>
              <table:table-cell office:value-type="float" office:value="1277.409701">
                <text:p>1277.4097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2">
                <text:p>392</text:p>
              </table:table-cell>
              <table:table-cell office:value-type="float" office:value="206.134794">
                <text:p>206.134794</text:p>
              </table:table-cell>
              <table:table-cell office:value-type="float" office:value="1884.533225">
                <text:p>1884.5332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65">
                <text:p>365</text:p>
              </table:table-cell>
              <table:table-cell office:value-type="float" office:value="125.23103">
                <text:p>125.23103</text:p>
              </table:table-cell>
              <table:table-cell office:value-type="float" office:value="611.732087">
                <text:p>611.7320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99">
                <text:p>399</text:p>
              </table:table-cell>
              <table:table-cell office:value-type="float" office:value="280.98722">
                <text:p>280.98722</text:p>
              </table:table-cell>
              <table:table-cell office:value-type="float" office:value="1283.886758">
                <text:p>1283.8867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2">
                <text:p>392</text:p>
              </table:table-cell>
              <table:table-cell office:value-type="float" office:value="185.281153">
                <text:p>185.281153</text:p>
              </table:table-cell>
              <table:table-cell office:value-type="float" office:value="1383.270563">
                <text:p>1383.2705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46">
                <text:p>346</text:p>
              </table:table-cell>
              <table:table-cell office:value-type="float" office:value="46.947585">
                <text:p>46.947585</text:p>
              </table:table-cell>
              <table:table-cell office:value-type="float" office:value="1411.28332">
                <text:p>1411.283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4">
                <text:p>364</text:p>
              </table:table-cell>
              <table:table-cell office:value-type="float" office:value="89.24925">
                <text:p>89.24925</text:p>
              </table:table-cell>
              <table:table-cell office:value-type="float" office:value="1204.607654">
                <text:p>1204.6076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95">
                <text:p>395</text:p>
              </table:table-cell>
              <table:table-cell office:value-type="float" office:value="258.350787">
                <text:p>258.350787</text:p>
              </table:table-cell>
              <table:table-cell office:value-type="float" office:value="1303.274088">
                <text:p>1303.2740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98">
                <text:p>398</text:p>
              </table:table-cell>
              <table:table-cell office:value-type="float" office:value="81.340605">
                <text:p>81.340605</text:p>
              </table:table-cell>
              <table:table-cell office:value-type="float" office:value="923.685789">
                <text:p>923.6857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17">
                <text:p>317</text:p>
              </table:table-cell>
              <table:table-cell office:value-type="float" office:value="49.634652">
                <text:p>49.634652</text:p>
              </table:table-cell>
              <table:table-cell office:value-type="float" office:value="1245.905921">
                <text:p>1245.9059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1">
                <text:p>151</text:p>
              </table:table-cell>
              <table:table-cell office:value-type="float" office:value="55.236007">
                <text:p>55.236007</text:p>
              </table:table-cell>
              <table:table-cell office:value-type="float" office:value="1333.301146">
                <text:p>1333.3011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0">
                <text:p>80</text:p>
              </table:table-cell>
              <table:table-cell office:value-type="float" office:value="70.856254">
                <text:p>70.856254</text:p>
              </table:table-cell>
              <table:table-cell office:value-type="float" office:value="317.651264">
                <text:p>317.6512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">
                <text:p>40</text:p>
              </table:table-cell>
              <table:table-cell office:value-type="float" office:value="75.965869">
                <text:p>75.965869</text:p>
              </table:table-cell>
              <table:table-cell office:value-type="float" office:value="427.349356">
                <text:p>427.3493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">
                <text:p>21</text:p>
              </table:table-cell>
              <table:table-cell office:value-type="float" office:value="61.890989">
                <text:p>61.890989</text:p>
              </table:table-cell>
              <table:table-cell office:value-type="float" office:value="274.082047">
                <text:p>274.0820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">
                <text:p>9</text:p>
              </table:table-cell>
              <table:table-cell office:value-type="float" office:value="5.91557">
                <text:p>5.91557</text:p>
              </table:table-cell>
              <table:table-cell office:value-type="float" office:value="211.434879">
                <text:p>211.43487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">
                <text:p>5</text:p>
              </table:table-cell>
              <table:table-cell office:value-type="float" office:value="5.646876">
                <text:p>5.646876</text:p>
              </table:table-cell>
              <table:table-cell office:value-type="float" office:value="142.332912">
                <text:p>142.3329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">
                <text:p>3</text:p>
              </table:table-cell>
              <table:table-cell office:value-type="float" office:value="11.046497">
                <text:p>11.046497</text:p>
              </table:table-cell>
              <table:table-cell office:value-type="float" office:value="104.213922">
                <text:p>104.2139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.105256">
                <text:p>0.105256</text:p>
              </table:table-cell>
              <table:table-cell office:value-type="float" office:value="2.46116">
                <text:p>2.461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">
                <text:p>3</text:p>
              </table:table-cell>
              <table:table-cell office:value-type="float" office:value="43.81398">
                <text:p>43.81398</text:p>
              </table:table-cell>
              <table:table-cell office:value-type="float" office:value="442.319203">
                <text:p>442.3192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">
                <text:p>3</text:p>
              </table:table-cell>
              <table:table-cell office:value-type="float" office:value="9.622503">
                <text:p>9.622503</text:p>
              </table:table-cell>
              <table:table-cell office:value-type="float" office:value="342.553486">
                <text:p>342.5534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">
                <text:p>3</text:p>
              </table:table-cell>
              <table:table-cell office:value-type="float" office:value="33.784188">
                <text:p>33.784188</text:p>
              </table:table-cell>
              <table:table-cell office:value-type="float" office:value="433.928266">
                <text:p>433.9282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  <table:table-cell office:value-type="float" office:value="42.771446">
                <text:p>42.771446</text:p>
              </table:table-cell>
              <table:table-cell office:value-type="float" office:value="165.924469">
                <text:p>165.9244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10.822139">
                <text:p>10.822139</text:p>
              </table:table-cell>
              <table:table-cell office:value-type="float" office:value="119.413871">
                <text:p>119.4138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  <table:table-cell office:value-type="float" office:value="1.413586">
                <text:p>1.413586</text:p>
              </table:table-cell>
              <table:table-cell office:value-type="float" office:value="263.165053">
                <text:p>263.1650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13.075997">
                <text:p>13.075997</text:p>
              </table:table-cell>
              <table:table-cell office:value-type="float" office:value="62.292915">
                <text:p>62.2929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  <table:table-cell office:value-type="float" office:value="8.728809">
                <text:p>8.728809</text:p>
              </table:table-cell>
              <table:table-cell office:value-type="float" office:value="301.54127">
                <text:p>301.541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.069294">
                <text:p>0.069294</text:p>
              </table:table-cell>
              <table:table-cell office:value-type="float" office:value="78.664662">
                <text:p>78.6646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6.753977">
                <text:p>6.753977</text:p>
              </table:table-cell>
              <table:table-cell office:value-type="float" office:value="116.879216">
                <text:p>116.8792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  <table:table-cell office:value-type="float" office:value="16.599398">
                <text:p>16.599398</text:p>
              </table:table-cell>
              <table:table-cell office:value-type="float" office:value="256.846327">
                <text:p>256.8463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  <table:table-cell office:value-type="float" office:value="13.919816">
                <text:p>13.919816</text:p>
              </table:table-cell>
              <table:table-cell office:value-type="float" office:value="352.530111">
                <text:p>352.5301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  <table:table-cell office:value-type="float" office:value="2.342321">
                <text:p>2.342321</text:p>
              </table:table-cell>
              <table:table-cell office:value-type="float" office:value="244.195483">
                <text:p>244.1954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">
                <text:p>3</text:p>
              </table:table-cell>
              <table:table-cell office:value-type="float" office:value="22.377268">
                <text:p>22.377268</text:p>
              </table:table-cell>
              <table:table-cell office:value-type="float" office:value="517.277914">
                <text:p>517.2779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64.452587">
                <text:p>64.452587</text:p>
              </table:table-cell>
              <table:table-cell office:value-type="float" office:value="49.926725">
                <text:p>49.9267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26.846959">
                <text:p>26.846959</text:p>
              </table:table-cell>
              <table:table-cell office:value-type="float" office:value="150.968203">
                <text:p>150.9682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">
                <text:p>4</text:p>
              </table:table-cell>
              <table:table-cell office:value-type="float" office:value="34.709862">
                <text:p>34.709862</text:p>
              </table:table-cell>
              <table:table-cell office:value-type="float" office:value="511.954383">
                <text:p>511.9543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  <table:table-cell office:value-type="float" office:value="12.86617">
                <text:p>12.86617</text:p>
              </table:table-cell>
              <table:table-cell office:value-type="float" office:value="169.139743">
                <text:p>169.1397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  <table:table-cell office:value-type="float" office:value="93.425247">
                <text:p>93.425247</text:p>
              </table:table-cell>
              <table:table-cell office:value-type="float" office:value="361.71175">
                <text:p>361.711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">
                <text:p>3</text:p>
              </table:table-cell>
              <table:table-cell office:value-type="float" office:value="24.900639">
                <text:p>24.900639</text:p>
              </table:table-cell>
              <table:table-cell office:value-type="float" office:value="502.023947">
                <text:p>502.0239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.084628">
                <text:p>0.084628</text:p>
              </table:table-cell>
              <table:table-cell office:value-type="float" office:value="84.047433">
                <text:p>84.0474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  <table:table-cell office:value-type="float" office:value="92.420291">
                <text:p>92.420291</text:p>
              </table:table-cell>
              <table:table-cell office:value-type="float" office:value="217.49856">
                <text:p>217.498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  <table:table-cell office:value-type="float" office:value="11.349317">
                <text:p>11.349317</text:p>
              </table:table-cell>
              <table:table-cell office:value-type="float" office:value="183.125329">
                <text:p>183.12532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">
                <text:p>3</text:p>
              </table:table-cell>
              <table:table-cell office:value-type="float" office:value="89.603021">
                <text:p>89.603021</text:p>
              </table:table-cell>
              <table:table-cell office:value-type="float" office:value="308.914166">
                <text:p>308.9141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">
                <text:p>4</text:p>
              </table:table-cell>
              <table:table-cell office:value-type="float" office:value="37.44269">
                <text:p>37.44269</text:p>
              </table:table-cell>
              <table:table-cell office:value-type="float" office:value="569.350417">
                <text:p>569.3504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.083409">
                <text:p>0.083409</text:p>
              </table:table-cell>
              <table:table-cell office:value-type="float" office:value="72.906966">
                <text:p>72.9069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  <table:table-cell office:value-type="float" office:value="19.393988">
                <text:p>19.393988</text:p>
              </table:table-cell>
              <table:table-cell office:value-type="float" office:value="335.963555">
                <text:p>335.9635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">
                <text:p>3</text:p>
              </table:table-cell>
              <table:table-cell office:value-type="float" office:value="92.1148">
                <text:p>92.1148</text:p>
              </table:table-cell>
              <table:table-cell office:value-type="float" office:value="444.183378">
                <text:p>444.1833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  <table:table-cell office:value-type="float" office:value="9.64902">
                <text:p>9.64902</text:p>
              </table:table-cell>
              <table:table-cell office:value-type="float" office:value="197.354735">
                <text:p>197.3547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14.025302">
                <text:p>14.025302</text:p>
              </table:table-cell>
              <table:table-cell office:value-type="float" office:value="118.808057">
                <text:p>118.8080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">
                <text:p>5</text:p>
              </table:table-cell>
              <table:table-cell office:value-type="float" office:value="129.264901">
                <text:p>129.264901</text:p>
              </table:table-cell>
              <table:table-cell office:value-type="float" office:value="592.747246">
                <text:p>592.7472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  <table:table-cell office:value-type="float" office:value="7.019348">
                <text:p>7.019348</text:p>
              </table:table-cell>
              <table:table-cell office:value-type="float" office:value="295.567319">
                <text:p>295.5673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">
                <text:p>3</text:p>
              </table:table-cell>
              <table:table-cell office:value-type="float" office:value="110.955637">
                <text:p>110.955637</text:p>
              </table:table-cell>
              <table:table-cell office:value-type="float" office:value="440.578867">
                <text:p>440.5788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">
                <text:p>3</text:p>
              </table:table-cell>
              <table:table-cell office:value-type="float" office:value="32.379152">
                <text:p>32.379152</text:p>
              </table:table-cell>
              <table:table-cell office:value-type="float" office:value="492.206675">
                <text:p>492.2066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  <table:table-cell office:value-type="float" office:value="2.177356">
                <text:p>2.177356</text:p>
              </table:table-cell>
              <table:table-cell office:value-type="float" office:value="256.349256">
                <text:p>256.3492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">
                <text:p>5</text:p>
              </table:table-cell>
              <table:table-cell office:value-type="float" office:value="18.494082">
                <text:p>18.494082</text:p>
              </table:table-cell>
              <table:table-cell office:value-type="float" office:value="665.903531">
                <text:p>665.9035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  <table:table-cell office:value-type="float" office:value="0.66438">
                <text:p>0.66438</text:p>
              </table:table-cell>
              <table:table-cell office:value-type="float" office:value="210.633641">
                <text:p>210.6336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  <table:table-cell office:value-type="float" office:value="85.062694">
                <text:p>85.062694</text:p>
              </table:table-cell>
              <table:table-cell office:value-type="float" office:value="244.035267">
                <text:p>244.0352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.070049">
                <text:p>0.070049</text:p>
              </table:table-cell>
              <table:table-cell office:value-type="float" office:value="70.512648">
                <text:p>70.5126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.088478">
                <text:p>0.088478</text:p>
              </table:table-cell>
              <table:table-cell office:value-type="float" office:value="72.556393">
                <text:p>72.5563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">
                <text:p>3</text:p>
              </table:table-cell>
              <table:table-cell office:value-type="float" office:value="113.195724">
                <text:p>113.195724</text:p>
              </table:table-cell>
              <table:table-cell office:value-type="float" office:value="309.350012">
                <text:p>309.3500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7.873601">
                <text:p>7.873601</text:p>
              </table:table-cell>
              <table:table-cell office:value-type="float" office:value="220.992607">
                <text:p>220.9926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">
                <text:p>4</text:p>
              </table:table-cell>
              <table:table-cell office:value-type="float" office:value="121.867939">
                <text:p>121.867939</text:p>
              </table:table-cell>
              <table:table-cell office:value-type="float" office:value="526.588454">
                <text:p>526.5884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">
                <text:p>3</text:p>
              </table:table-cell>
              <table:table-cell office:value-type="float" office:value="28.328429">
                <text:p>28.328429</text:p>
              </table:table-cell>
              <table:table-cell office:value-type="float" office:value="427.954528">
                <text:p>427.9545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.073283">
                <text:p>0.073283</text:p>
              </table:table-cell>
              <table:table-cell office:value-type="float" office:value="74.434795">
                <text:p>74.4347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">
                <text:p>3</text:p>
              </table:table-cell>
              <table:table-cell office:value-type="float" office:value="69.056959">
                <text:p>69.056959</text:p>
              </table:table-cell>
              <table:table-cell office:value-type="float" office:value="356.420444">
                <text:p>356.4204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  <table:table-cell office:value-type="float" office:value="29.898521">
                <text:p>29.898521</text:p>
              </table:table-cell>
              <table:table-cell office:value-type="float" office:value="253.958122">
                <text:p>253.9581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">
                <text:p>4</text:p>
              </table:table-cell>
              <table:table-cell office:value-type="float" office:value="66.976682">
                <text:p>66.976682</text:p>
              </table:table-cell>
              <table:table-cell office:value-type="float" office:value="481.87363">
                <text:p>481.873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  <table:table-cell office:value-type="float" office:value="0.206725">
                <text:p>0.206725</text:p>
              </table:table-cell>
              <table:table-cell office:value-type="float" office:value="247.401233">
                <text:p>247.4012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  <table:table-cell office:value-type="float" office:value="23.934302">
                <text:p>23.934302</text:p>
              </table:table-cell>
              <table:table-cell office:value-type="float" office:value="429.246139">
                <text:p>429.2461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  <table:table-cell office:value-type="float" office:value="1.694239">
                <text:p>1.694239</text:p>
              </table:table-cell>
              <table:table-cell office:value-type="float" office:value="149.914809">
                <text:p>149.9148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  <table:table-cell office:value-type="float" office:value="25.827208">
                <text:p>25.827208</text:p>
              </table:table-cell>
              <table:table-cell office:value-type="float" office:value="307.584615">
                <text:p>307.5846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  <table:table-cell office:value-type="float" office:value="86.864475">
                <text:p>86.864475</text:p>
              </table:table-cell>
              <table:table-cell office:value-type="float" office:value="374.275456">
                <text:p>374.2754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">
                <text:p>3</text:p>
              </table:table-cell>
              <table:table-cell office:value-type="float" office:value="117.389351">
                <text:p>117.389351</text:p>
              </table:table-cell>
              <table:table-cell office:value-type="float" office:value="491.693027">
                <text:p>491.6930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28.572863">
                <text:p>28.572863</text:p>
              </table:table-cell>
              <table:table-cell office:value-type="float" office:value="152.602401">
                <text:p>152.6024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">
                <text:p>4</text:p>
              </table:table-cell>
              <table:table-cell office:value-type="float" office:value="189.314653">
                <text:p>189.314653</text:p>
              </table:table-cell>
              <table:table-cell office:value-type="float" office:value="399.600813">
                <text:p>399.6008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  <table:table-cell office:value-type="float" office:value="1.801405">
                <text:p>1.801405</text:p>
              </table:table-cell>
              <table:table-cell office:value-type="float" office:value="243.247051">
                <text:p>243.2470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">
                <text:p>4</text:p>
              </table:table-cell>
              <table:table-cell office:value-type="float" office:value="73.788416">
                <text:p>73.788416</text:p>
              </table:table-cell>
              <table:table-cell office:value-type="float" office:value="722.811993">
                <text:p>722.8119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83.420309">
                <text:p>83.420309</text:p>
              </table:table-cell>
              <table:table-cell office:value-type="float" office:value="394.857067">
                <text:p>394.8570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